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text:style-name="WW_CharLFO3LV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text:style-name="WW_CharLFO6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6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6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6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6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6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6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6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6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text:style-name="WW_CharLFO7LV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text:style-name="WW_CharLFO11LV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text:style-name="WW_CharLFO11LV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1LV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1LV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1LV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1LV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1LV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1LV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1LV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text:style-name="WW_CharLFO1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1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number text:level="1" text:style-name="WW_CharLFO13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text:style-name="WW_CharLFO14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text:style-name="WW_CharLFO15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text:style-name="WW_CharLFO17LV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7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7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7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7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7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7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7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text:style-name="WW_CharLFO18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text:style-name="WW_CharLFO23LV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text:style-name="WW_CharLFO2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number text:level="1" text:style-name="WW_CharLFO25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5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5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5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5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5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5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5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5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6">
      <text:list-level-style-number text:level="1" text:style-name="WW_CharLFO26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6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6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6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6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6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6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6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6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text:style-name="WW_CharLFO27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7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7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7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7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7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7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7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7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number text:level="1" text:style-name="WW_CharLFO28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8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8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8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8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8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8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8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8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9">
      <text:list-level-style-number text:level="1" text:style-name="WW_CharLFO29LV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9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9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9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9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9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9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9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9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text:style-name="WW_CharLFO30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0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0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0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0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0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0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0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0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1">
      <text:list-level-style-number text:level="1" text:style-name="WW_CharLFO31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number text:level="1" text:style-name="WW_CharLFO3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3">
      <text:list-level-style-number text:level="1" text:style-name="WW_CharLFO33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number text:level="1" text:style-name="WW_CharLFO3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style:text-properties style:font-name="Tahoma" fo:font-weight="bold" style:font-weight-asian="bold" style:font-weight-complex="bold" fo:color="#355269" fo:font-size="16pt" style:font-size-asian="16pt" style:font-size-complex="16pt"/>
    </style:style>
    <style:style style:name="P2" style:parent-style-name="Textbody" style:family="paragraph">
      <style:text-properties fo:font-weight="bold" style:font-weight-asian="bold" style:font-weight-complex="bold"/>
    </style:style>
    <style:style style:name="P3" style:parent-style-name="Textbody" style:family="paragraph"/>
    <style:style style:name="T4" style:parent-style-name="StrongEmphasis" style:family="text">
      <style:text-properties style:font-name="Tahoma" fo:color="#355269"/>
    </style:style>
    <style:style style:name="T5" style:parent-style-name="Fuentedepárrafopredeter." style:family="text">
      <style:text-properties style:font-name="Tahoma"/>
    </style:style>
    <style:style style:name="T6" style:parent-style-name="StrongEmphasis" style:family="text">
      <style:text-properties style:font-name="Tahoma"/>
    </style:style>
    <style:style style:name="T7" style:parent-style-name="Fuentedepárrafopredeter." style:family="text">
      <style:text-properties style:font-name="Tahoma"/>
    </style:style>
    <style:style style:name="T8" style:parent-style-name="Fuentedepárrafopredeter." style:family="text">
      <style:text-properties style:font-name="Tahoma" fo:font-weight="bold" style:font-weight-asian="bold" style:font-weight-complex="bold"/>
    </style:style>
    <style:style style:name="T9" style:parent-style-name="Fuentedepárrafopredeter." style:family="text">
      <style:text-properties style:font-name="Tahoma"/>
    </style:style>
    <style:style style:name="T10" style:parent-style-name="Fuentedepárrafopredeter." style:family="text">
      <style:text-properties style:font-name="Tahoma" fo:font-weight="bold" style:font-weight-asian="bold" style:font-weight-complex="bold"/>
    </style:style>
    <style:style style:name="T11" style:parent-style-name="Fuentedepárrafopredeter." style:family="text">
      <style:text-properties style:font-name="Tahoma"/>
    </style:style>
    <style:style style:name="T12" style:parent-style-name="Fuentedepárrafopredeter." style:family="text">
      <style:text-properties style:font-name="Tahoma" fo:font-weight="bold" style:font-weight-asian="bold" style:font-weight-complex="bold"/>
    </style:style>
    <style:style style:name="T13" style:parent-style-name="Fuentedepárrafopredeter." style:family="text">
      <style:text-properties style:font-name="Tahoma"/>
    </style:style>
    <style:style style:name="T14" style:parent-style-name="StrongEmphasis" style:family="text">
      <style:text-properties style:font-name="Tahoma"/>
    </style:style>
    <style:style style:name="T15" style:parent-style-name="Fuentedepárrafopredeter." style:family="text">
      <style:text-properties style:font-name="Tahoma"/>
    </style:style>
    <style:style style:name="P16" style:parent-style-name="Título3" style:family="paragraph">
      <style:text-properties style:font-name="Tahoma" fo:font-size="12pt" style:font-size-asian="12pt" style:font-size-complex="12pt"/>
    </style:style>
    <style:style style:name="P17" style:parent-style-name="Textbody" style:family="paragraph"/>
    <style:style style:name="T18" style:parent-style-name="SourceText" style:family="text">
      <style:text-properties style:font-name="Tahoma"/>
    </style:style>
    <style:style style:name="T19" style:parent-style-name="Fuentedepárrafopredeter." style:family="text">
      <style:text-properties style:font-name="Tahoma"/>
    </style:style>
    <style:style style:name="T20" style:parent-style-name="SourceText" style:family="text">
      <style:text-properties style:font-name="Tahoma"/>
    </style:style>
    <style:style style:name="T21" style:parent-style-name="Fuentedepárrafopredeter." style:family="text">
      <style:text-properties style:font-name="Tahoma"/>
    </style:style>
    <style:style style:name="P22" style:parent-style-name="Textbody" style:family="paragraph">
      <style:text-properties style:font-name="Tahoma"/>
    </style:style>
    <style:style style:name="P23" style:parent-style-name="PreformattedText" style:family="paragraph">
      <style:paragraph-properties fo:background-color="#272822">
        <style:background-fill draw:fill="solid" draw:fill-color="#272822"/>
      </style:paragraph-properties>
    </style:style>
    <style:style style:name="T24" style:parent-style-name="SourceText" style:family="text">
      <style:text-properties style:font-name="Tahoma" fo:color="#A6E22E" fo:font-size="12pt" style:font-size-asian="12pt" style:font-size-complex="12pt"/>
    </style:style>
    <style:style style:name="T25" style:parent-style-name="SourceText" style:family="text">
      <style:text-properties style:font-name="Tahoma" fo:color="#F8F8F2" fo:font-size="12pt" style:font-size-asian="12pt" style:font-size-complex="12pt"/>
    </style:style>
    <style:style style:name="T26" style:parent-style-name="SourceText" style:family="text">
      <style:text-properties style:font-name="Tahoma" fo:color="#A6E22E" fo:font-size="12pt" style:font-size-asian="12pt" style:font-size-complex="12pt"/>
    </style:style>
    <style:style style:name="T27" style:parent-style-name="SourceText" style:family="text">
      <style:text-properties style:font-name="Tahoma" fo:color="#F8F8F2" fo:font-size="12pt" style:font-size-asian="12pt" style:font-size-complex="12pt"/>
    </style:style>
    <style:style style:name="T28" style:parent-style-name="SourceText" style:family="text">
      <style:text-properties style:font-name="Tahoma" fo:color="#A6E22E" fo:font-size="12pt" style:font-size-asian="12pt" style:font-size-complex="12pt"/>
    </style:style>
    <style:style style:name="T29" style:parent-style-name="SourceText" style:family="text">
      <style:text-properties style:font-name="Tahoma" fo:color="#F8F8F2" fo:font-size="12pt" style:font-size-asian="12pt" style:font-size-complex="12pt"/>
    </style:style>
    <style:style style:name="T30" style:parent-style-name="SourceText" style:family="text">
      <style:text-properties style:font-name="Tahoma" fo:color="#959077" fo:font-size="12pt" style:font-size-asian="12pt" style:font-size-complex="12pt"/>
    </style:style>
    <style:style style:name="P31" style:parent-style-name="PreformattedText" style:family="paragraph">
      <style:paragraph-properties fo:margin-bottom="0.1965in" fo:background-color="#272822">
        <style:background-fill draw:fill="solid" draw:fill-color="#272822"/>
      </style:paragraph-properties>
    </style:style>
    <style:style style:name="T32" style:parent-style-name="SourceText" style:family="text">
      <style:text-properties style:font-name="Tahoma" fo:color="#A6E22E" fo:font-size="12pt" style:font-size-asian="12pt" style:font-size-complex="12pt"/>
    </style:style>
    <style:style style:name="T33" style:parent-style-name="SourceText" style:family="text">
      <style:text-properties style:font-name="Tahoma" fo:color="#F8F8F2" fo:font-size="12pt" style:font-size-asian="12pt" style:font-size-complex="12pt"/>
    </style:style>
    <style:style style:name="T34" style:parent-style-name="SourceText" style:family="text">
      <style:text-properties style:font-name="Tahoma" fo:color="#A6E22E" fo:font-size="12pt" style:font-size-asian="12pt" style:font-size-complex="12pt"/>
    </style:style>
    <style:style style:name="T35" style:parent-style-name="SourceText" style:family="text">
      <style:text-properties style:font-name="Tahoma" fo:color="#F8F8F2" fo:font-size="12pt" style:font-size-asian="12pt" style:font-size-complex="12pt"/>
    </style:style>
    <style:style style:name="T36" style:parent-style-name="SourceText" style:family="text">
      <style:text-properties style:font-name="Tahoma" fo:color="#A6E22E" fo:font-size="12pt" style:font-size-asian="12pt" style:font-size-complex="12pt"/>
    </style:style>
    <style:style style:name="T37" style:parent-style-name="SourceText" style:family="text">
      <style:text-properties style:font-name="Tahoma" fo:color="#F8F8F2" fo:font-size="12pt" style:font-size-asian="12pt" style:font-size-complex="12pt"/>
    </style:style>
    <style:style style:name="T38" style:parent-style-name="SourceText" style:family="text">
      <style:text-properties style:font-name="Tahoma" fo:color="#959077" fo:font-size="12pt" style:font-size-asian="12pt" style:font-size-complex="12pt"/>
    </style:style>
    <style:style style:name="P39" style:parent-style-name="Textbody" style:family="paragraph"/>
    <style:style style:name="T40" style:parent-style-name="SourceText" style:family="text">
      <style:text-properties style:font-name="Tahoma"/>
    </style:style>
    <style:style style:name="T41" style:parent-style-name="Fuentedepárrafopredeter." style:family="text">
      <style:text-properties style:font-name="Tahoma"/>
    </style:style>
    <style:style style:name="P42" style:parent-style-name="Textbody" style:family="paragraph">
      <style:text-properties style:font-name="Tahoma"/>
    </style:style>
    <style:style style:name="P43" style:parent-style-name="PreformattedText" style:family="paragraph">
      <style:paragraph-properties fo:background-color="#272822">
        <style:background-fill draw:fill="solid" draw:fill-color="#272822"/>
      </style:paragraph-properties>
    </style:style>
    <style:style style:name="T44" style:parent-style-name="SourceText" style:family="text">
      <style:text-properties style:font-name="Tahoma" fo:color="#A6E22E" fo:font-size="12pt" style:font-size-asian="12pt" style:font-size-complex="12pt"/>
    </style:style>
    <style:style style:name="T45" style:parent-style-name="SourceText" style:family="text">
      <style:text-properties style:font-name="Tahoma" fo:color="#F8F8F2" fo:font-size="12pt" style:font-size-asian="12pt" style:font-size-complex="12pt"/>
    </style:style>
    <style:style style:name="T46" style:parent-style-name="SourceText" style:family="text">
      <style:text-properties style:font-name="Tahoma" fo:color="#A6E22E" fo:font-size="12pt" style:font-size-asian="12pt" style:font-size-complex="12pt"/>
    </style:style>
    <style:style style:name="T47" style:parent-style-name="SourceText" style:family="text">
      <style:text-properties style:font-name="Tahoma" fo:color="#F8F8F2" fo:font-size="12pt" style:font-size-asian="12pt" style:font-size-complex="12pt"/>
    </style:style>
    <style:style style:name="T48" style:parent-style-name="SourceText" style:family="text">
      <style:text-properties style:font-name="Tahoma" fo:color="#A6E22E" fo:font-size="12pt" style:font-size-asian="12pt" style:font-size-complex="12pt"/>
    </style:style>
    <style:style style:name="T49" style:parent-style-name="SourceText" style:family="text">
      <style:text-properties style:font-name="Tahoma" fo:color="#F8F8F2" fo:font-size="12pt" style:font-size-asian="12pt" style:font-size-complex="12pt"/>
    </style:style>
    <style:style style:name="T50" style:parent-style-name="SourceText" style:family="text">
      <style:text-properties style:font-name="Tahoma" fo:color="#A6E22E" fo:font-size="12pt" style:font-size-asian="12pt" style:font-size-complex="12pt"/>
    </style:style>
    <style:style style:name="T51" style:parent-style-name="SourceText" style:family="text">
      <style:text-properties style:font-name="Tahoma" fo:color="#F8F8F2" fo:font-size="12pt" style:font-size-asian="12pt" style:font-size-complex="12pt"/>
    </style:style>
    <style:style style:name="T52" style:parent-style-name="SourceText" style:family="text">
      <style:text-properties style:font-name="Tahoma" fo:color="#959077" fo:font-size="12pt" style:font-size-asian="12pt" style:font-size-complex="12pt"/>
    </style:style>
    <style:style style:name="P53" style:parent-style-name="PreformattedText" style:family="paragraph">
      <style:paragraph-properties fo:margin-bottom="0.1965in" fo:background-color="#272822">
        <style:background-fill draw:fill="solid" draw:fill-color="#272822"/>
      </style:paragraph-properties>
    </style:style>
    <style:style style:name="T54" style:parent-style-name="SourceText" style:family="text">
      <style:text-properties style:font-name="Tahoma" fo:color="#A6E22E" fo:font-size="12pt" style:font-size-asian="12pt" style:font-size-complex="12pt"/>
    </style:style>
    <style:style style:name="T55" style:parent-style-name="SourceText" style:family="text">
      <style:text-properties style:font-name="Tahoma" fo:color="#F8F8F2" fo:font-size="12pt" style:font-size-asian="12pt" style:font-size-complex="12pt"/>
    </style:style>
    <style:style style:name="T56" style:parent-style-name="SourceText" style:family="text">
      <style:text-properties style:font-name="Tahoma" fo:color="#A6E22E" fo:font-size="12pt" style:font-size-asian="12pt" style:font-size-complex="12pt"/>
    </style:style>
    <style:style style:name="T57" style:parent-style-name="SourceText" style:family="text">
      <style:text-properties style:font-name="Tahoma" fo:color="#F8F8F2" fo:font-size="12pt" style:font-size-asian="12pt" style:font-size-complex="12pt"/>
    </style:style>
    <style:style style:name="T58" style:parent-style-name="SourceText" style:family="text">
      <style:text-properties style:font-name="Tahoma" fo:color="#A6E22E" fo:font-size="12pt" style:font-size-asian="12pt" style:font-size-complex="12pt"/>
    </style:style>
    <style:style style:name="T59" style:parent-style-name="SourceText" style:family="text">
      <style:text-properties style:font-name="Tahoma" fo:color="#F8F8F2" fo:font-size="12pt" style:font-size-asian="12pt" style:font-size-complex="12pt"/>
    </style:style>
    <style:style style:name="T60" style:parent-style-name="SourceText" style:family="text">
      <style:text-properties style:font-name="Tahoma" fo:color="#A6E22E" fo:font-size="12pt" style:font-size-asian="12pt" style:font-size-complex="12pt"/>
    </style:style>
    <style:style style:name="T61" style:parent-style-name="SourceText" style:family="text">
      <style:text-properties style:font-name="Tahoma" fo:color="#F8F8F2" fo:font-size="12pt" style:font-size-asian="12pt" style:font-size-complex="12pt"/>
    </style:style>
    <style:style style:name="T62" style:parent-style-name="SourceText" style:family="text">
      <style:text-properties style:font-name="Tahoma" fo:color="#959077" fo:font-size="12pt" style:font-size-asian="12pt" style:font-size-complex="12pt"/>
    </style:style>
    <style:style style:name="P63" style:parent-style-name="Textbody" style:family="paragraph"/>
    <style:style style:name="T64" style:parent-style-name="SourceText" style:family="text">
      <style:text-properties style:font-name="Tahoma"/>
    </style:style>
    <style:style style:name="T65" style:parent-style-name="Fuentedepárrafopredeter." style:family="text">
      <style:text-properties style:font-name="Tahoma"/>
    </style:style>
    <style:style style:name="P66" style:parent-style-name="Textbody" style:family="paragraph">
      <style:text-properties style:font-name="Tahoma"/>
    </style:style>
    <style:style style:name="P67" style:parent-style-name="PreformattedText" style:family="paragraph">
      <style:paragraph-properties fo:background-color="#272822">
        <style:background-fill draw:fill="solid" draw:fill-color="#272822"/>
      </style:paragraph-properties>
    </style:style>
    <style:style style:name="T68" style:parent-style-name="SourceText" style:family="text">
      <style:text-properties style:font-name="Tahoma" fo:color="#A6E22E" fo:font-size="12pt" style:font-size-asian="12pt" style:font-size-complex="12pt"/>
    </style:style>
    <style:style style:name="T69" style:parent-style-name="SourceText" style:family="text">
      <style:text-properties style:font-name="Tahoma" fo:color="#F8F8F2" fo:font-size="12pt" style:font-size-asian="12pt" style:font-size-complex="12pt"/>
    </style:style>
    <style:style style:name="T70" style:parent-style-name="SourceText" style:family="text">
      <style:text-properties style:font-name="Tahoma" fo:color="#A6E22E" fo:font-size="12pt" style:font-size-asian="12pt" style:font-size-complex="12pt"/>
    </style:style>
    <style:style style:name="T71" style:parent-style-name="SourceText" style:family="text">
      <style:text-properties style:font-name="Tahoma" fo:color="#F8F8F2" fo:font-size="12pt" style:font-size-asian="12pt" style:font-size-complex="12pt"/>
    </style:style>
    <style:style style:name="T72" style:parent-style-name="SourceText" style:family="text">
      <style:text-properties style:font-name="Tahoma" fo:color="#A6E22E" fo:font-size="12pt" style:font-size-asian="12pt" style:font-size-complex="12pt"/>
    </style:style>
    <style:style style:name="T73" style:parent-style-name="SourceText" style:family="text">
      <style:text-properties style:font-name="Tahoma" fo:color="#F8F8F2" fo:font-size="12pt" style:font-size-asian="12pt" style:font-size-complex="12pt"/>
    </style:style>
    <style:style style:name="T74" style:parent-style-name="SourceText" style:family="text">
      <style:text-properties style:font-name="Tahoma" fo:color="#A6E22E" fo:font-size="12pt" style:font-size-asian="12pt" style:font-size-complex="12pt"/>
    </style:style>
    <style:style style:name="T75" style:parent-style-name="SourceText" style:family="text">
      <style:text-properties style:font-name="Tahoma" fo:color="#F8F8F2" fo:font-size="12pt" style:font-size-asian="12pt" style:font-size-complex="12pt"/>
    </style:style>
    <style:style style:name="T76" style:parent-style-name="SourceText" style:family="text">
      <style:text-properties style:font-name="Tahoma" fo:color="#959077" fo:font-size="12pt" style:font-size-asian="12pt" style:font-size-complex="12pt"/>
    </style:style>
    <style:style style:name="P77" style:parent-style-name="PreformattedText" style:family="paragraph">
      <style:paragraph-properties fo:margin-bottom="0.1965in" fo:background-color="#272822">
        <style:background-fill draw:fill="solid" draw:fill-color="#272822"/>
      </style:paragraph-properties>
    </style:style>
    <style:style style:name="T78" style:parent-style-name="SourceText" style:family="text">
      <style:text-properties style:font-name="Tahoma" fo:color="#A6E22E" fo:font-size="12pt" style:font-size-asian="12pt" style:font-size-complex="12pt"/>
    </style:style>
    <style:style style:name="T79" style:parent-style-name="SourceText" style:family="text">
      <style:text-properties style:font-name="Tahoma" fo:color="#F8F8F2" fo:font-size="12pt" style:font-size-asian="12pt" style:font-size-complex="12pt"/>
    </style:style>
    <style:style style:name="T80" style:parent-style-name="SourceText" style:family="text">
      <style:text-properties style:font-name="Tahoma" fo:color="#A6E22E" fo:font-size="12pt" style:font-size-asian="12pt" style:font-size-complex="12pt"/>
    </style:style>
    <style:style style:name="T81" style:parent-style-name="SourceText" style:family="text">
      <style:text-properties style:font-name="Tahoma" fo:color="#F8F8F2" fo:font-size="12pt" style:font-size-asian="12pt" style:font-size-complex="12pt"/>
    </style:style>
    <style:style style:name="T82" style:parent-style-name="SourceText" style:family="text">
      <style:text-properties style:font-name="Tahoma" fo:color="#959077" fo:font-size="12pt" style:font-size-asian="12pt" style:font-size-complex="12pt"/>
    </style:style>
    <style:style style:name="P83" style:parent-style-name="Textbody" style:family="paragraph"/>
    <style:style style:name="T84" style:parent-style-name="SourceText" style:family="text">
      <style:text-properties style:font-name="Tahoma"/>
    </style:style>
    <style:style style:name="T85" style:parent-style-name="Fuentedepárrafopredeter." style:family="text">
      <style:text-properties style:font-name="Tahoma"/>
    </style:style>
    <style:style style:name="P86" style:parent-style-name="Textbody" style:family="paragraph">
      <style:text-properties style:font-name="Tahoma"/>
    </style:style>
    <style:style style:name="P87" style:parent-style-name="PreformattedText" style:family="paragraph">
      <style:paragraph-properties fo:background-color="#272822">
        <style:background-fill draw:fill="solid" draw:fill-color="#272822"/>
      </style:paragraph-properties>
    </style:style>
    <style:style style:name="T88" style:parent-style-name="SourceText" style:family="text">
      <style:text-properties style:font-name="Tahoma" fo:color="#A6E22E" fo:font-size="12pt" style:font-size-asian="12pt" style:font-size-complex="12pt"/>
    </style:style>
    <style:style style:name="T89" style:parent-style-name="SourceText" style:family="text">
      <style:text-properties style:font-name="Tahoma" fo:color="#F8F8F2" fo:font-size="12pt" style:font-size-asian="12pt" style:font-size-complex="12pt"/>
    </style:style>
    <style:style style:name="T90" style:parent-style-name="SourceText" style:family="text">
      <style:text-properties style:font-name="Tahoma" fo:color="#A6E22E" fo:font-size="12pt" style:font-size-asian="12pt" style:font-size-complex="12pt"/>
    </style:style>
    <style:style style:name="T91" style:parent-style-name="SourceText" style:family="text">
      <style:text-properties style:font-name="Tahoma" fo:color="#F8F8F2" fo:font-size="12pt" style:font-size-asian="12pt" style:font-size-complex="12pt"/>
    </style:style>
    <style:style style:name="T92" style:parent-style-name="SourceText" style:family="text">
      <style:text-properties style:font-name="Tahoma" fo:color="#959077" fo:font-size="12pt" style:font-size-asian="12pt" style:font-size-complex="12pt"/>
    </style:style>
    <style:style style:name="P93" style:parent-style-name="PreformattedText" style:family="paragraph">
      <style:paragraph-properties fo:margin-bottom="0.1965in" fo:background-color="#272822">
        <style:background-fill draw:fill="solid" draw:fill-color="#272822"/>
      </style:paragraph-properties>
    </style:style>
    <style:style style:name="T94" style:parent-style-name="SourceText" style:family="text">
      <style:text-properties style:font-name="Tahoma" fo:color="#A6E22E" fo:font-size="12pt" style:font-size-asian="12pt" style:font-size-complex="12pt"/>
    </style:style>
    <style:style style:name="T95" style:parent-style-name="SourceText" style:family="text">
      <style:text-properties style:font-name="Tahoma" fo:color="#F8F8F2" fo:font-size="12pt" style:font-size-asian="12pt" style:font-size-complex="12pt"/>
    </style:style>
    <style:style style:name="T96" style:parent-style-name="SourceText" style:family="text">
      <style:text-properties style:font-name="Tahoma" fo:color="#A6E22E" fo:font-size="12pt" style:font-size-asian="12pt" style:font-size-complex="12pt"/>
    </style:style>
    <style:style style:name="T97" style:parent-style-name="SourceText" style:family="text">
      <style:text-properties style:font-name="Tahoma" fo:color="#F8F8F2" fo:font-size="12pt" style:font-size-asian="12pt" style:font-size-complex="12pt"/>
    </style:style>
    <style:style style:name="T98" style:parent-style-name="SourceText" style:family="text">
      <style:text-properties style:font-name="Tahoma" fo:color="#959077" fo:font-size="12pt" style:font-size-asian="12pt" style:font-size-complex="12pt"/>
    </style:style>
    <style:style style:name="P99" style:parent-style-name="Textbody" style:family="paragraph"/>
    <style:style style:name="T100" style:parent-style-name="SourceText" style:family="text">
      <style:text-properties style:font-name="Tahoma"/>
    </style:style>
    <style:style style:name="T101" style:parent-style-name="Fuentedepárrafopredeter." style:family="text">
      <style:text-properties style:font-name="Tahoma"/>
    </style:style>
    <style:style style:name="P102" style:parent-style-name="Textbody" style:family="paragraph">
      <style:text-properties style:font-name="Tahoma"/>
    </style:style>
    <style:style style:name="P103" style:parent-style-name="PreformattedText" style:family="paragraph">
      <style:paragraph-properties fo:background-color="#272822">
        <style:background-fill draw:fill="solid" draw:fill-color="#272822"/>
      </style:paragraph-properties>
    </style:style>
    <style:style style:name="T104" style:parent-style-name="SourceText" style:family="text">
      <style:text-properties style:font-name="Tahoma" fo:color="#A6E22E" fo:font-size="12pt" style:font-size-asian="12pt" style:font-size-complex="12pt"/>
    </style:style>
    <style:style style:name="T105" style:parent-style-name="SourceText" style:family="text">
      <style:text-properties style:font-name="Tahoma" fo:color="#F8F8F2" fo:font-size="12pt" style:font-size-asian="12pt" style:font-size-complex="12pt"/>
    </style:style>
    <style:style style:name="T106" style:parent-style-name="SourceText" style:family="text">
      <style:text-properties style:font-name="Tahoma" fo:color="#A6E22E" fo:font-size="12pt" style:font-size-asian="12pt" style:font-size-complex="12pt"/>
    </style:style>
    <style:style style:name="T107" style:parent-style-name="SourceText" style:family="text">
      <style:text-properties style:font-name="Tahoma" fo:color="#F8F8F2" fo:font-size="12pt" style:font-size-asian="12pt" style:font-size-complex="12pt"/>
    </style:style>
    <style:style style:name="T108" style:parent-style-name="SourceText" style:family="text">
      <style:text-properties style:font-name="Tahoma" fo:color="#A6E22E" fo:font-size="12pt" style:font-size-asian="12pt" style:font-size-complex="12pt"/>
    </style:style>
    <style:style style:name="T109" style:parent-style-name="SourceText" style:family="text">
      <style:text-properties style:font-name="Tahoma" fo:color="#F8F8F2" fo:font-size="12pt" style:font-size-asian="12pt" style:font-size-complex="12pt"/>
    </style:style>
    <style:style style:name="T110" style:parent-style-name="SourceText" style:family="text">
      <style:text-properties style:font-name="Tahoma" fo:color="#A6E22E" fo:font-size="12pt" style:font-size-asian="12pt" style:font-size-complex="12pt"/>
    </style:style>
    <style:style style:name="T111" style:parent-style-name="SourceText" style:family="text">
      <style:text-properties style:font-name="Tahoma" fo:color="#F8F8F2" fo:font-size="12pt" style:font-size-asian="12pt" style:font-size-complex="12pt"/>
    </style:style>
    <style:style style:name="T112" style:parent-style-name="SourceText" style:family="text">
      <style:text-properties style:font-name="Tahoma" fo:color="#959077" fo:font-size="12pt" style:font-size-asian="12pt" style:font-size-complex="12pt"/>
    </style:style>
    <style:style style:name="P113" style:parent-style-name="PreformattedText" style:family="paragraph">
      <style:paragraph-properties fo:margin-bottom="0.1965in" fo:background-color="#272822">
        <style:background-fill draw:fill="solid" draw:fill-color="#272822"/>
      </style:paragraph-properties>
    </style:style>
    <style:style style:name="T114" style:parent-style-name="SourceText" style:family="text">
      <style:text-properties style:font-name="Tahoma" fo:color="#A6E22E" fo:font-size="12pt" style:font-size-asian="12pt" style:font-size-complex="12pt"/>
    </style:style>
    <style:style style:name="T115" style:parent-style-name="SourceText" style:family="text">
      <style:text-properties style:font-name="Tahoma" fo:color="#F8F8F2" fo:font-size="12pt" style:font-size-asian="12pt" style:font-size-complex="12pt"/>
    </style:style>
    <style:style style:name="T116" style:parent-style-name="SourceText" style:family="text">
      <style:text-properties style:font-name="Tahoma" fo:color="#A6E22E" fo:font-size="12pt" style:font-size-asian="12pt" style:font-size-complex="12pt"/>
    </style:style>
    <style:style style:name="T117" style:parent-style-name="SourceText" style:family="text">
      <style:text-properties style:font-name="Tahoma" fo:color="#F8F8F2" fo:font-size="12pt" style:font-size-asian="12pt" style:font-size-complex="12pt"/>
    </style:style>
    <style:style style:name="T118" style:parent-style-name="SourceText" style:family="text">
      <style:text-properties style:font-name="Tahoma" fo:color="#A6E22E" fo:font-size="12pt" style:font-size-asian="12pt" style:font-size-complex="12pt"/>
    </style:style>
    <style:style style:name="T119" style:parent-style-name="SourceText" style:family="text">
      <style:text-properties style:font-name="Tahoma" fo:color="#F8F8F2" fo:font-size="12pt" style:font-size-asian="12pt" style:font-size-complex="12pt"/>
    </style:style>
    <style:style style:name="T120" style:parent-style-name="SourceText" style:family="text">
      <style:text-properties style:font-name="Tahoma" fo:color="#A6E22E" fo:font-size="12pt" style:font-size-asian="12pt" style:font-size-complex="12pt"/>
    </style:style>
    <style:style style:name="T121" style:parent-style-name="SourceText" style:family="text">
      <style:text-properties style:font-name="Tahoma" fo:color="#F8F8F2" fo:font-size="12pt" style:font-size-asian="12pt" style:font-size-complex="12pt"/>
    </style:style>
    <style:style style:name="T122" style:parent-style-name="SourceText" style:family="text">
      <style:text-properties style:font-name="Tahoma" fo:color="#959077" fo:font-size="12pt" style:font-size-asian="12pt" style:font-size-complex="12pt"/>
    </style:style>
    <style:style style:name="P123" style:parent-style-name="Textbody" style:family="paragraph"/>
    <style:style style:name="T124" style:parent-style-name="SourceText" style:family="text">
      <style:text-properties style:font-name="Tahoma"/>
    </style:style>
    <style:style style:name="T125" style:parent-style-name="StrongEmphasis" style:family="text">
      <style:text-properties style:font-name="Tahoma"/>
    </style:style>
    <style:style style:name="T126" style:parent-style-name="SourceText" style:family="text">
      <style:text-properties style:font-name="Tahoma"/>
    </style:style>
    <style:style style:name="T127" style:parent-style-name="StrongEmphasis" style:family="text">
      <style:text-properties style:font-name="Tahoma"/>
    </style:style>
    <style:style style:name="T128" style:parent-style-name="SourceText" style:family="text">
      <style:text-properties style:font-name="Tahoma"/>
    </style:style>
    <style:style style:name="T129" style:parent-style-name="Fuentedepárrafopredeter." style:family="text">
      <style:text-properties style:font-name="Tahoma"/>
    </style:style>
    <style:style style:name="P130" style:parent-style-name="Textbody" style:family="paragraph">
      <style:text-properties style:font-name="Tahoma"/>
    </style:style>
    <style:style style:name="P131" style:parent-style-name="PreformattedText" style:family="paragraph">
      <style:paragraph-properties fo:background-color="#272822">
        <style:background-fill draw:fill="solid" draw:fill-color="#272822"/>
      </style:paragraph-properties>
    </style:style>
    <style:style style:name="T132" style:parent-style-name="SourceText" style:family="text">
      <style:text-properties style:font-name="Tahoma" fo:color="#A6E22E" fo:font-size="12pt" style:font-size-asian="12pt" style:font-size-complex="12pt"/>
    </style:style>
    <style:style style:name="T133" style:parent-style-name="SourceText" style:family="text">
      <style:text-properties style:font-name="Tahoma" fo:color="#F8F8F2" fo:font-size="12pt" style:font-size-asian="12pt" style:font-size-complex="12pt"/>
    </style:style>
    <style:style style:name="T134" style:parent-style-name="SourceText" style:family="text">
      <style:text-properties style:font-name="Tahoma" fo:color="#E6DB74" fo:font-size="12pt" style:font-size-asian="12pt" style:font-size-complex="12pt"/>
    </style:style>
    <style:style style:name="T135" style:parent-style-name="SourceText" style:family="text">
      <style:text-properties style:font-name="Tahoma" fo:color="#F8F8F2" fo:font-size="12pt" style:font-size-asian="12pt" style:font-size-complex="12pt"/>
    </style:style>
    <style:style style:name="P136" style:parent-style-name="PreformattedText" style:family="paragraph">
      <style:paragraph-properties fo:background-color="#272822">
        <style:background-fill draw:fill="solid" draw:fill-color="#272822"/>
      </style:paragraph-properties>
    </style:style>
    <style:style style:name="T137" style:parent-style-name="SourceText" style:family="text">
      <style:text-properties style:font-name="Tahoma" fo:color="#66D9EF" fo:font-size="12pt" style:font-size-asian="12pt" style:font-size-complex="12pt"/>
    </style:style>
    <style:style style:name="T138" style:parent-style-name="SourceText" style:family="text">
      <style:text-properties style:font-name="Tahoma" fo:color="#F8F8F2" fo:font-size="12pt" style:font-size-asian="12pt" style:font-size-complex="12pt"/>
    </style:style>
    <style:style style:name="T139" style:parent-style-name="SourceText" style:family="text">
      <style:text-properties style:font-name="Tahoma" fo:color="#A6E22E" fo:font-size="12pt" style:font-size-asian="12pt" style:font-size-complex="12pt"/>
    </style:style>
    <style:style style:name="T140" style:parent-style-name="SourceText" style:family="text">
      <style:text-properties style:font-name="Tahoma" fo:color="#F8F8F2" fo:font-size="12pt" style:font-size-asian="12pt" style:font-size-complex="12pt"/>
    </style:style>
    <style:style style:name="T141" style:parent-style-name="SourceText" style:family="text">
      <style:text-properties style:font-name="Tahoma" fo:color="#FF4689" fo:font-size="12pt" style:font-size-asian="12pt" style:font-size-complex="12pt"/>
    </style:style>
    <style:style style:name="T142" style:parent-style-name="SourceText" style:family="text">
      <style:text-properties style:font-name="Tahoma" fo:color="#F8F8F2" fo:font-size="12pt" style:font-size-asian="12pt" style:font-size-complex="12pt"/>
    </style:style>
    <style:style style:name="T143" style:parent-style-name="SourceText" style:family="text">
      <style:text-properties style:font-name="Tahoma" fo:color="#A6E22E" fo:font-size="12pt" style:font-size-asian="12pt" style:font-size-complex="12pt"/>
    </style:style>
    <style:style style:name="T144" style:parent-style-name="SourceText" style:family="text">
      <style:text-properties style:font-name="Tahoma" fo:color="#F8F8F2" fo:font-size="12pt" style:font-size-asian="12pt" style:font-size-complex="12pt"/>
    </style:style>
    <style:style style:name="T145" style:parent-style-name="SourceText" style:family="text">
      <style:text-properties style:font-name="Tahoma" fo:color="#E6DB74" fo:font-size="12pt" style:font-size-asian="12pt" style:font-size-complex="12pt"/>
    </style:style>
    <style:style style:name="T146" style:parent-style-name="SourceText" style:family="text">
      <style:text-properties style:font-name="Tahoma" fo:color="#F8F8F2" fo:font-size="12pt" style:font-size-asian="12pt" style:font-size-complex="12pt"/>
    </style:style>
    <style:style style:name="P147" style:parent-style-name="PreformattedText" style:family="paragraph">
      <style:paragraph-properties fo:margin-bottom="0.1965in" fo:background-color="#272822">
        <style:background-fill draw:fill="solid" draw:fill-color="#272822"/>
      </style:paragraph-properties>
    </style:style>
    <style:style style:name="T148" style:parent-style-name="SourceText" style:family="text">
      <style:text-properties style:font-name="Tahoma" fo:color="#66D9EF" fo:font-size="12pt" style:font-size-asian="12pt" style:font-size-complex="12pt"/>
    </style:style>
    <style:style style:name="T149" style:parent-style-name="SourceText" style:family="text">
      <style:text-properties style:font-name="Tahoma" fo:color="#F8F8F2" fo:font-size="12pt" style:font-size-asian="12pt" style:font-size-complex="12pt"/>
    </style:style>
    <style:style style:name="T150" style:parent-style-name="SourceText" style:family="text">
      <style:text-properties style:font-name="Tahoma" fo:color="#A6E22E" fo:font-size="12pt" style:font-size-asian="12pt" style:font-size-complex="12pt"/>
    </style:style>
    <style:style style:name="T151" style:parent-style-name="SourceText" style:family="text">
      <style:text-properties style:font-name="Tahoma" fo:color="#F8F8F2" fo:font-size="12pt" style:font-size-asian="12pt" style:font-size-complex="12pt"/>
    </style:style>
    <style:style style:name="T152" style:parent-style-name="SourceText" style:family="text">
      <style:text-properties style:font-name="Tahoma" fo:color="#FF4689" fo:font-size="12pt" style:font-size-asian="12pt" style:font-size-complex="12pt"/>
    </style:style>
    <style:style style:name="T153" style:parent-style-name="SourceText" style:family="text">
      <style:text-properties style:font-name="Tahoma" fo:color="#F8F8F2" fo:font-size="12pt" style:font-size-asian="12pt" style:font-size-complex="12pt"/>
    </style:style>
    <style:style style:name="T154" style:parent-style-name="SourceText" style:family="text">
      <style:text-properties style:font-name="Tahoma" fo:color="#A6E22E" fo:font-size="12pt" style:font-size-asian="12pt" style:font-size-complex="12pt"/>
    </style:style>
    <style:style style:name="T155" style:parent-style-name="SourceText" style:family="text">
      <style:text-properties style:font-name="Tahoma" fo:color="#F8F8F2" fo:font-size="12pt" style:font-size-asian="12pt" style:font-size-complex="12pt"/>
    </style:style>
    <style:style style:name="T156" style:parent-style-name="SourceText" style:family="text">
      <style:text-properties style:font-name="Tahoma" fo:color="#E6DB74" fo:font-size="12pt" style:font-size-asian="12pt" style:font-size-complex="12pt"/>
    </style:style>
    <style:style style:name="T157" style:parent-style-name="SourceText" style:family="text">
      <style:text-properties style:font-name="Tahoma" fo:color="#F8F8F2" fo:font-size="12pt" style:font-size-asian="12pt" style:font-size-complex="12pt"/>
    </style:style>
    <style:style style:name="P158" style:parent-style-name="Título3" style:family="paragraph">
      <style:text-properties style:font-name="Tahoma" fo:font-size="12pt" style:font-size-asian="12pt" style:font-size-complex="12pt"/>
    </style:style>
    <style:style style:name="TableColumn160" style:family="table-column">
      <style:table-column-properties style:column-width="3.3243in" style:use-optimal-column-width="false"/>
    </style:style>
    <style:style style:name="TableColumn161" style:family="table-column">
      <style:table-column-properties style:column-width="3.3687in" style:use-optimal-column-width="false"/>
    </style:style>
    <style:style style:name="Table159" style:family="table">
      <style:table-properties style:width="6.693in" fo:margin-left="0in" table:align="left"/>
    </style:style>
    <style:style style:name="TableRow162" style:family="table-row">
      <style:table-row-properties style:use-optimal-row-height="false"/>
    </style:style>
    <style:style style:name="TableCell163" style:family="table-cell">
      <style:table-cell-properties fo:border-top="0.0104in solid #009353" fo:border-left="0.0104in solid #009353" fo:border-bottom="none" fo:border-right="none" fo:background-color="#009353" style:writing-mode="lr-tb" style:vertical-align="middle" fo:padding-top="0in" fo:padding-left="0in" fo:padding-bottom="0in" fo:padding-right="0in">
        <style:background-fill draw:fill="solid" draw:fill-color="#009353"/>
      </style:table-cell-properties>
    </style:style>
    <style:style style:name="P164" style:parent-style-name="TableHeading" style:family="paragraph">
      <style:paragraph-properties fo:text-align="start"/>
    </style:style>
    <style:style style:name="T165" style:parent-style-name="StrongEmphasis" style:family="text">
      <style:text-properties style:font-name="Tahoma"/>
    </style:style>
    <style:style style:name="TableCell166" style:family="table-cell">
      <style:table-cell-properties fo:border-top="0.0104in solid #009353" fo:border-left="none" fo:border-bottom="none" fo:border-right="0.0104in solid #009353" fo:background-color="#009353" style:writing-mode="lr-tb" style:vertical-align="middle" fo:padding-top="0in" fo:padding-left="0in" fo:padding-bottom="0in" fo:padding-right="0in">
        <style:background-fill draw:fill="solid" draw:fill-color="#009353"/>
      </style:table-cell-properties>
    </style:style>
    <style:style style:name="P167" style:parent-style-name="TableHeading" style:family="paragraph">
      <style:paragraph-properties fo:text-align="start"/>
    </style:style>
    <style:style style:name="T168" style:parent-style-name="StrongEmphasis" style:family="text">
      <style:text-properties style:font-name="Tahoma"/>
    </style:style>
    <style:style style:name="TableRow169" style:family="table-row">
      <style:table-row-properties style:use-optimal-row-height="false"/>
    </style:style>
    <style:style style:name="TableCell170" style:family="table-cell">
      <style:table-cell-properties fo:border-top="none" fo:border-left="0.0104in solid #009353" fo:border-bottom="none" fo:border-right="none" style:writing-mode="lr-tb" style:vertical-align="middle" fo:padding-top="0in" fo:padding-left="0in" fo:padding-bottom="0in" fo:padding-right="0in"/>
    </style:style>
    <style:style style:name="P171" style:parent-style-name="TableContents" style:family="paragraph">
      <style:text-properties style:font-name="Liberation Sans" fo:color="#000000"/>
    </style:style>
    <style:style style:name="TableCell172" style:family="table-cell">
      <style:table-cell-properties fo:border-top="none" fo:border-left="none" fo:border-bottom="none" fo:border-right="0.0104in solid #009353" style:writing-mode="lr-tb" style:vertical-align="middle" fo:padding-top="0in" fo:padding-left="0in" fo:padding-bottom="0in" fo:padding-right="0in"/>
    </style:style>
    <style:style style:name="P173" style:parent-style-name="TableContents" style:family="paragraph">
      <style:text-properties style:font-name="Liberation Sans" fo:color="#000000"/>
    </style:style>
    <style:style style:name="TableRow174" style:family="table-row">
      <style:table-row-properties style:use-optimal-row-height="false"/>
    </style:style>
    <style:style style:name="TableCell175" style:family="table-cell">
      <style:table-cell-properties fo:border-top="none" fo:border-left="0.0104in solid #009353" fo:border-bottom="none" fo:border-right="none" fo:background-color="#DDDDDD" style:writing-mode="lr-tb" style:vertical-align="middle" fo:padding-top="0in" fo:padding-left="0in" fo:padding-bottom="0in" fo:padding-right="0in">
        <style:background-fill draw:fill="solid" draw:fill-color="#DDDDDD"/>
      </style:table-cell-properties>
    </style:style>
    <style:style style:name="T176" style:parent-style-name="Fuentedepárrafopredeter." style:family="text">
      <style:text-properties style:font-name="Tahoma" fo:color="#000000"/>
    </style:style>
    <style:style style:name="T177" style:parent-style-name="SourceText" style:family="text">
      <style:text-properties style:font-name="Tahoma"/>
    </style:style>
    <style:style style:name="T178" style:parent-style-name="Fuentedepárrafopredeter." style:family="text">
      <style:text-properties style:font-name="Tahoma" fo:color="#000000"/>
    </style:style>
    <style:style style:name="T179" style:parent-style-name="SourceText" style:family="text">
      <style:text-properties style:font-name="Tahoma"/>
    </style:style>
    <style:style style:name="T180" style:parent-style-name="Fuentedepárrafopredeter." style:family="text">
      <style:text-properties style:font-name="Tahoma" fo:color="#000000"/>
    </style:style>
    <style:style style:name="T181" style:parent-style-name="SourceText" style:family="text">
      <style:text-properties style:font-name="Tahoma"/>
    </style:style>
    <style:style style:name="T182" style:parent-style-name="Fuentedepárrafopredeter." style:family="text">
      <style:text-properties style:font-name="Tahoma" fo:color="#000000"/>
    </style:style>
    <style:style style:name="TableCell183" style:family="table-cell">
      <style:table-cell-properties fo:border-top="none" fo:border-left="none" fo:border-bottom="none" fo:border-right="0.0104in solid #009353" fo:background-color="#DDDDDD" style:writing-mode="lr-tb" style:vertical-align="middle" fo:padding-top="0in" fo:padding-left="0in" fo:padding-bottom="0in" fo:padding-right="0in">
        <style:background-fill draw:fill="solid" draw:fill-color="#DDDDDD"/>
      </style:table-cell-properties>
    </style:style>
    <style:style style:name="T184" style:parent-style-name="Fuentedepárrafopredeter." style:family="text">
      <style:text-properties style:font-name="Tahoma" fo:color="#000000"/>
    </style:style>
    <style:style style:name="T185" style:parent-style-name="SourceText" style:family="text">
      <style:text-properties style:font-name="Tahoma"/>
    </style:style>
    <style:style style:name="T186" style:parent-style-name="Fuentedepárrafopredeter." style:family="text">
      <style:text-properties style:font-name="Tahoma" fo:color="#000000"/>
    </style:style>
    <style:style style:name="T187" style:parent-style-name="SourceText" style:family="text">
      <style:text-properties style:font-name="Tahoma"/>
    </style:style>
    <style:style style:name="T188" style:parent-style-name="Fuentedepárrafopredeter." style:family="text">
      <style:text-properties style:font-name="Tahoma" fo:color="#000000"/>
    </style:style>
    <style:style style:name="T189" style:parent-style-name="SourceText" style:family="text">
      <style:text-properties style:font-name="Tahoma"/>
    </style:style>
    <style:style style:name="T190" style:parent-style-name="Fuentedepárrafopredeter." style:family="text">
      <style:text-properties style:font-name="Tahoma" fo:color="#000000"/>
    </style:style>
    <style:style style:name="TableRow191" style:family="table-row">
      <style:table-row-properties style:use-optimal-row-height="false"/>
    </style:style>
    <style:style style:name="TableCell192" style:family="table-cell">
      <style:table-cell-properties fo:border-top="none" fo:border-left="0.0104in solid #009353" fo:border-bottom="0.0104in solid #009353" fo:border-right="none" fo:background-color="#BEE3D3" style:writing-mode="lr-tb" style:vertical-align="middle" fo:padding-top="0in" fo:padding-left="0in" fo:padding-bottom="0in" fo:padding-right="0in">
        <style:background-fill draw:fill="solid" draw:fill-color="#BEE3D3"/>
      </style:table-cell-properties>
    </style:style>
    <style:style style:name="P193" style:parent-style-name="TableContents" style:family="paragraph">
      <style:text-properties style:font-name="Liberation Sans" fo:font-weight="bold" style:font-weight-asian="bold" style:font-weight-complex="bold" fo:color="#000000"/>
    </style:style>
    <style:style style:name="TableCell194" style:family="table-cell">
      <style:table-cell-properties fo:border-top="none" fo:border-left="none" fo:border-bottom="0.0104in solid #009353" fo:border-right="0.0104in solid #009353" fo:background-color="#BEE3D3" style:writing-mode="lr-tb" style:vertical-align="middle" fo:padding-top="0in" fo:padding-left="0in" fo:padding-bottom="0in" fo:padding-right="0in">
        <style:background-fill draw:fill="solid" draw:fill-color="#BEE3D3"/>
      </style:table-cell-properties>
    </style:style>
    <style:style style:name="P195" style:parent-style-name="TableContents" style:family="paragraph">
      <style:text-properties style:font-name="Liberation Sans" fo:font-weight="bold" style:font-weight-asian="bold" style:font-weight-complex="bold" fo:color="#000000"/>
    </style:style>
    <style:style style:name="P196" style:parent-style-name="Textbody" style:family="paragraph">
      <style:text-properties style:font-name="Tahoma"/>
    </style:style>
    <style:style style:name="P197" style:parent-style-name="Textbody" style:family="paragraph">
      <style:text-properties style:font-name="Tahoma"/>
    </style:style>
    <style:style style:name="P198" style:parent-style-name="Standard" style:family="paragraph">
      <style:text-properties style:font-name="Tahoma"/>
    </style:style>
    <style:style style:name="P199" style:parent-style-name="Standard" style:family="paragraph">
      <style:text-properties style:font-name="Tahoma"/>
    </style:style>
    <style:style style:name="P200" style:parent-style-name="Textbody" style:family="paragraph"/>
    <style:style style:name="T201" style:parent-style-name="StrongEmphasis" style:family="text">
      <style:text-properties fo:color="#355269"/>
    </style:style>
    <style:style style:name="T202" style:parent-style-name="Fuentedepárrafopredeter." style:family="text">
      <style:text-properties style:font-name="Tahoma"/>
    </style:style>
    <style:style style:name="T203" style:parent-style-name="Fuentedepárrafopredeter." style:family="text">
      <style:text-properties style:font-name="Tahoma"/>
    </style:style>
    <style:style style:name="T204" style:parent-style-name="Fuentedepárrafopredeter." style:family="text">
      <style:text-properties style:font-name="Tahoma"/>
    </style:style>
    <style:style style:name="T205" style:parent-style-name="Fuentedepárrafopredeter." style:family="text">
      <style:text-properties style:font-name="Tahoma"/>
    </style:style>
    <style:style style:name="T206" style:parent-style-name="Fuentedepárrafopredeter." style:family="text">
      <style:text-properties style:font-name="Tahoma"/>
    </style:style>
    <style:style style:name="P207" style:parent-style-name="Título3" style:family="paragraph">
      <style:text-properties style:font-name="Tahoma" fo:font-size="12pt" style:font-size-asian="12pt" style:font-size-complex="12pt"/>
    </style:style>
    <style:style style:name="T208" style:parent-style-name="Fuentedepárrafopredeter." style:family="text">
      <style:text-properties style:font-name="Tahoma"/>
    </style:style>
    <style:style style:name="T209" style:parent-style-name="StrongEmphasis" style:family="text">
      <style:text-properties style:font-name="Tahoma"/>
    </style:style>
    <style:style style:name="T210" style:parent-style-name="Fuentedepárrafopredeter." style:family="text">
      <style:text-properties style:font-name="Tahoma"/>
    </style:style>
    <style:style style:name="P211" style:parent-style-name="Textbody" style:family="paragraph">
      <style:paragraph-properties fo:margin-bottom="0in"/>
    </style:style>
    <style:style style:name="T212" style:parent-style-name="Fuentedepárrafopredeter." style:family="text">
      <style:text-properties style:font-name="Tahoma"/>
    </style:style>
    <style:style style:name="T213" style:parent-style-name="SourceText" style:family="text">
      <style:text-properties style:font-name="Tahoma"/>
    </style:style>
    <style:style style:name="T214" style:parent-style-name="Fuentedepárrafopredeter." style:family="text">
      <style:text-properties style:font-name="Tahoma"/>
    </style:style>
    <style:style style:name="T215" style:parent-style-name="SourceText" style:family="text">
      <style:text-properties style:font-name="Tahoma"/>
    </style:style>
    <style:style style:name="T216" style:parent-style-name="Fuentedepárrafopredeter." style:family="text">
      <style:text-properties style:font-name="Tahoma"/>
    </style:style>
    <style:style style:name="P217" style:parent-style-name="Textbody" style:family="paragraph">
      <style:paragraph-properties fo:margin-bottom="0in"/>
    </style:style>
    <style:style style:name="T218" style:parent-style-name="Fuentedepárrafopredeter." style:family="text">
      <style:text-properties style:font-name="Tahoma"/>
    </style:style>
    <style:style style:name="T219" style:parent-style-name="SourceText" style:family="text">
      <style:text-properties style:font-name="Tahoma"/>
    </style:style>
    <style:style style:name="T220" style:parent-style-name="Fuentedepárrafopredeter." style:family="text">
      <style:text-properties style:font-name="Tahoma"/>
    </style:style>
    <style:style style:name="P221" style:parent-style-name="Textbody" style:family="paragraph"/>
    <style:style style:name="T222" style:parent-style-name="Fuentedepárrafopredeter." style:family="text">
      <style:text-properties style:font-name="Tahoma"/>
    </style:style>
    <style:style style:name="T223" style:parent-style-name="SourceText" style:family="text">
      <style:text-properties style:font-name="Tahoma"/>
    </style:style>
    <style:style style:name="T224" style:parent-style-name="Fuentedepárrafopredeter." style:family="text">
      <style:text-properties style:font-name="Tahoma"/>
    </style:style>
    <style:style style:name="T225" style:parent-style-name="SourceText" style:family="text">
      <style:text-properties style:font-name="Tahoma"/>
    </style:style>
    <style:style style:name="T226" style:parent-style-name="Fuentedepárrafopredeter." style:family="text">
      <style:text-properties style:font-name="Tahoma"/>
    </style:style>
    <style:style style:name="T227" style:parent-style-name="Fuentedepárrafopredeter." style:family="text">
      <style:text-properties style:font-name="Tahoma"/>
    </style:style>
    <style:style style:name="T228" style:parent-style-name="StrongEmphasis" style:family="text">
      <style:text-properties style:font-name="Tahoma"/>
    </style:style>
    <style:style style:name="T229" style:parent-style-name="Fuentedepárrafopredeter." style:family="text">
      <style:text-properties style:font-name="Tahoma"/>
    </style:style>
    <style:style style:name="T230" style:parent-style-name="StrongEmphasis" style:family="text">
      <style:text-properties style:font-name="Tahoma"/>
    </style:style>
    <style:style style:name="P231" style:parent-style-name="Textbody" style:family="paragraph">
      <style:paragraph-properties fo:margin-bottom="0in"/>
    </style:style>
    <style:style style:name="T232" style:parent-style-name="StrongEmphasis" style:family="text">
      <style:text-properties style:font-name="Tahoma"/>
    </style:style>
    <style:style style:name="T233" style:parent-style-name="Fuentedepárrafopredeter." style:family="text">
      <style:text-properties style:font-name="Tahoma"/>
    </style:style>
    <style:style style:name="T234" style:parent-style-name="Fuentedepárrafopredeter." style:family="text">
      <style:text-properties style:font-name="Tahoma"/>
    </style:style>
    <style:style style:name="T235" style:parent-style-name="SourceText" style:family="text">
      <style:text-properties style:font-name="Tahoma"/>
    </style:style>
    <style:style style:name="T236" style:parent-style-name="Fuentedepárrafopredeter." style:family="text">
      <style:text-properties style:font-name="Tahoma"/>
    </style:style>
    <style:style style:name="T237" style:parent-style-name="SourceText" style:family="text">
      <style:text-properties style:font-name="Tahoma"/>
    </style:style>
    <style:style style:name="T238" style:parent-style-name="Fuentedepárrafopredeter." style:family="text">
      <style:text-properties style:font-name="Tahoma"/>
    </style:style>
    <style:style style:name="P239" style:parent-style-name="Textbody" style:family="paragraph">
      <style:paragraph-properties fo:margin-bottom="0in"/>
    </style:style>
    <style:style style:name="T240" style:parent-style-name="StrongEmphasis" style:family="text">
      <style:text-properties style:font-name="Tahoma"/>
    </style:style>
    <style:style style:name="T241" style:parent-style-name="Fuentedepárrafopredeter." style:family="text">
      <style:text-properties style:font-name="Tahoma"/>
    </style:style>
    <style:style style:name="P242" style:parent-style-name="Textbody" style:family="paragraph">
      <style:paragraph-properties fo:margin-bottom="0in"/>
    </style:style>
    <style:style style:name="T243" style:parent-style-name="SourceText" style:family="text">
      <style:text-properties style:font-name="Tahoma"/>
    </style:style>
    <style:style style:name="T244" style:parent-style-name="Fuentedepárrafopredeter." style:family="text">
      <style:text-properties style:font-name="Tahoma"/>
    </style:style>
    <style:style style:name="P245" style:parent-style-name="Textbody" style:family="paragraph">
      <style:paragraph-properties fo:margin-bottom="0in"/>
    </style:style>
    <style:style style:name="T246" style:parent-style-name="SourceText" style:family="text">
      <style:text-properties style:font-name="Tahoma"/>
    </style:style>
    <style:style style:name="T247" style:parent-style-name="Fuentedepárrafopredeter." style:family="text">
      <style:text-properties style:font-name="Tahoma"/>
    </style:style>
    <style:style style:name="P248" style:parent-style-name="Textbody" style:family="paragraph"/>
    <style:style style:name="T249" style:parent-style-name="SourceText" style:family="text">
      <style:text-properties style:font-name="Tahoma"/>
    </style:style>
    <style:style style:name="T250" style:parent-style-name="Fuentedepárrafopredeter." style:family="text">
      <style:text-properties style:font-name="Tahoma"/>
    </style:style>
    <style:style style:name="P251" style:parent-style-name="Título3" style:family="paragraph">
      <style:text-properties style:font-name="Tahoma" fo:font-size="12pt" style:font-size-asian="12pt" style:font-size-complex="12pt"/>
    </style:style>
    <style:style style:name="P252" style:parent-style-name="Textbody" style:family="paragraph">
      <style:text-properties style:font-name="Tahoma"/>
    </style:style>
    <style:style style:name="P253" style:parent-style-name="Título4" style:family="paragraph">
      <style:text-properties style:font-name="Tahoma"/>
    </style:style>
    <style:style style:name="P254" style:parent-style-name="Textbody" style:family="paragraph">
      <style:paragraph-properties fo:margin-bottom="0in"/>
    </style:style>
    <style:style style:name="T255" style:parent-style-name="Fuentedepárrafopredeter." style:family="text">
      <style:text-properties style:font-name="Tahoma"/>
    </style:style>
    <style:style style:name="T256" style:parent-style-name="SourceText" style:family="text">
      <style:text-properties style:font-name="Tahoma" fo:font-weight="bold" style:font-weight-asian="bold" style:font-weight-complex="bold"/>
    </style:style>
    <style:style style:name="T257" style:parent-style-name="Fuentedepárrafopredeter." style:family="text">
      <style:text-properties style:font-name="Tahoma"/>
    </style:style>
    <style:style style:name="T258" style:parent-style-name="SourceText" style:family="text">
      <style:text-properties style:font-name="Tahoma" fo:font-weight="bold" style:font-weight-asian="bold" style:font-weight-complex="bold"/>
    </style:style>
    <style:style style:name="T259" style:parent-style-name="Fuentedepárrafopredeter." style:family="text">
      <style:text-properties style:font-name="Tahoma"/>
    </style:style>
    <style:style style:name="P260" style:parent-style-name="Textbody" style:family="paragraph"/>
    <style:style style:name="T261" style:parent-style-name="Fuentedepárrafopredeter." style:family="text">
      <style:text-properties style:font-name="Tahoma"/>
    </style:style>
    <style:style style:name="T262" style:parent-style-name="SourceText" style:family="text">
      <style:text-properties style:font-name="Tahoma" fo:font-weight="bold" style:font-weight-asian="bold" style:font-weight-complex="bold"/>
    </style:style>
    <style:style style:name="T263" style:parent-style-name="Fuentedepárrafopredeter." style:family="text">
      <style:text-properties style:font-name="Tahoma"/>
    </style:style>
    <style:style style:name="T264" style:parent-style-name="SourceText" style:family="text">
      <style:text-properties style:font-name="Tahoma" fo:font-weight="bold" style:font-weight-asian="bold" style:font-weight-complex="bold"/>
    </style:style>
    <style:style style:name="T265" style:parent-style-name="Fuentedepárrafopredeter." style:family="text">
      <style:text-properties style:font-name="Tahoma"/>
    </style:style>
    <style:style style:name="T266" style:parent-style-name="SourceText" style:family="text">
      <style:text-properties style:font-name="Tahoma" fo:font-weight="bold" style:font-weight-asian="bold" style:font-weight-complex="bold"/>
    </style:style>
    <style:style style:name="T267" style:parent-style-name="Fuentedepárrafopredeter." style:family="text">
      <style:text-properties style:font-name="Tahoma"/>
    </style:style>
    <style:style style:name="P268" style:parent-style-name="Título3" style:family="paragraph">
      <style:text-properties style:font-name="Tahoma" fo:font-size="12pt" style:font-size-asian="12pt" style:font-size-complex="12pt"/>
    </style:style>
    <style:style style:name="T269" style:parent-style-name="Fuentedepárrafopredeter." style:family="text">
      <style:text-properties style:font-name="Tahoma"/>
    </style:style>
    <style:style style:name="T270" style:parent-style-name="StrongEmphasis" style:family="text">
      <style:text-properties style:font-name="Tahoma"/>
    </style:style>
    <style:style style:name="T271" style:parent-style-name="Fuentedepárrafopredeter." style:family="text">
      <style:text-properties style:font-name="Tahoma"/>
    </style:style>
    <style:style style:name="P272" style:parent-style-name="Título4" style:family="paragraph">
      <style:text-properties style:font-name="Tahoma"/>
    </style:style>
    <style:style style:name="P273" style:parent-style-name="PreformattedText" style:family="paragraph">
      <style:paragraph-properties fo:background-color="#272822">
        <style:background-fill draw:fill="solid" draw:fill-color="#272822"/>
      </style:paragraph-properties>
    </style:style>
    <style:style style:name="T274" style:parent-style-name="SourceText" style:family="text">
      <style:text-properties style:font-name="Tahoma" fo:color="#959077" fo:font-size="12pt" style:font-size-asian="12pt" style:font-size-complex="12pt"/>
    </style:style>
    <style:style style:name="P275" style:parent-style-name="PreformattedText" style:family="paragraph">
      <style:paragraph-properties fo:background-color="#272822">
        <style:background-fill draw:fill="solid" draw:fill-color="#272822"/>
      </style:paragraph-properties>
    </style:style>
    <style:style style:name="T276" style:parent-style-name="SourceText" style:family="text">
      <style:text-properties style:font-name="Tahoma" fo:color="#A6E22E" fo:font-size="12pt" style:font-size-asian="12pt" style:font-size-complex="12pt"/>
    </style:style>
    <style:style style:name="T277" style:parent-style-name="SourceText" style:family="text">
      <style:text-properties style:font-name="Tahoma" fo:color="#F8F8F2" fo:font-size="12pt" style:font-size-asian="12pt" style:font-size-complex="12pt"/>
    </style:style>
    <style:style style:name="T278" style:parent-style-name="SourceText" style:family="text">
      <style:text-properties style:font-name="Tahoma" fo:color="#E6DB74" fo:font-size="12pt" style:font-size-asian="12pt" style:font-size-complex="12pt"/>
    </style:style>
    <style:style style:name="T279" style:parent-style-name="SourceText" style:family="text">
      <style:text-properties style:font-name="Tahoma" fo:color="#F8F8F2" fo:font-size="12pt" style:font-size-asian="12pt" style:font-size-complex="12pt"/>
    </style:style>
    <style:style style:name="P280" style:parent-style-name="PreformattedText" style:family="paragraph">
      <style:paragraph-properties fo:background-color="#272822">
        <style:background-fill draw:fill="solid" draw:fill-color="#272822"/>
      </style:paragraph-properties>
    </style:style>
    <style:style style:name="T281" style:parent-style-name="SourceText" style:family="text">
      <style:text-properties style:font-name="Tahoma" fo:color="#F8F8F2" fo:font-size="12pt" style:font-size-asian="12pt" style:font-size-complex="12pt"/>
    </style:style>
    <style:style style:name="T282" style:parent-style-name="SourceText" style:family="text">
      <style:text-properties style:font-name="Tahoma" fo:color="#A6E22E" fo:font-size="12pt" style:font-size-asian="12pt" style:font-size-complex="12pt"/>
    </style:style>
    <style:style style:name="T283" style:parent-style-name="SourceText" style:family="text">
      <style:text-properties style:font-name="Tahoma" fo:color="#F8F8F2" fo:font-size="12pt" style:font-size-asian="12pt" style:font-size-complex="12pt"/>
    </style:style>
    <style:style style:name="T284" style:parent-style-name="SourceText" style:family="text">
      <style:text-properties style:font-name="Tahoma" fo:color="#A6E22E" fo:font-size="12pt" style:font-size-asian="12pt" style:font-size-complex="12pt"/>
    </style:style>
    <style:style style:name="T285" style:parent-style-name="SourceText" style:family="text">
      <style:text-properties style:font-name="Tahoma" fo:color="#F8F8F2" fo:font-size="12pt" style:font-size-asian="12pt" style:font-size-complex="12pt"/>
    </style:style>
    <style:style style:name="T286" style:parent-style-name="SourceText" style:family="text">
      <style:text-properties style:font-name="Tahoma" fo:color="#A6E22E" fo:font-size="12pt" style:font-size-asian="12pt" style:font-size-complex="12pt"/>
    </style:style>
    <style:style style:name="T287" style:parent-style-name="SourceText" style:family="text">
      <style:text-properties style:font-name="Tahoma" fo:color="#F8F8F2" fo:font-size="12pt" style:font-size-asian="12pt" style:font-size-complex="12pt"/>
    </style:style>
    <style:style style:name="T288" style:parent-style-name="SourceText" style:family="text">
      <style:text-properties style:font-name="Tahoma" fo:color="#A6E22E" fo:font-size="12pt" style:font-size-asian="12pt" style:font-size-complex="12pt"/>
    </style:style>
    <style:style style:name="T289" style:parent-style-name="SourceText" style:family="text">
      <style:text-properties style:font-name="Tahoma" fo:color="#F8F8F2" fo:font-size="12pt" style:font-size-asian="12pt" style:font-size-complex="12pt"/>
    </style:style>
    <style:style style:name="P290" style:parent-style-name="PreformattedText" style:family="paragraph">
      <style:paragraph-properties fo:background-color="#272822">
        <style:background-fill draw:fill="solid" draw:fill-color="#272822"/>
      </style:paragraph-properties>
    </style:style>
    <style:style style:name="T291" style:parent-style-name="SourceText" style:family="text">
      <style:text-properties style:font-name="Tahoma" fo:color="#F8F8F2" fo:font-size="12pt" style:font-size-asian="12pt" style:font-size-complex="12pt"/>
    </style:style>
    <style:style style:name="T292" style:parent-style-name="SourceText" style:family="text">
      <style:text-properties style:font-name="Tahoma" fo:color="#A6E22E" fo:font-size="12pt" style:font-size-asian="12pt" style:font-size-complex="12pt"/>
    </style:style>
    <style:style style:name="T293" style:parent-style-name="SourceText" style:family="text">
      <style:text-properties style:font-name="Tahoma" fo:color="#F8F8F2" fo:font-size="12pt" style:font-size-asian="12pt" style:font-size-complex="12pt"/>
    </style:style>
    <style:style style:name="T294" style:parent-style-name="SourceText" style:family="text">
      <style:text-properties style:font-name="Tahoma" fo:color="#A6E22E" fo:font-size="12pt" style:font-size-asian="12pt" style:font-size-complex="12pt"/>
    </style:style>
    <style:style style:name="T295" style:parent-style-name="SourceText" style:family="text">
      <style:text-properties style:font-name="Tahoma" fo:color="#F8F8F2" fo:font-size="12pt" style:font-size-asian="12pt" style:font-size-complex="12pt"/>
    </style:style>
    <style:style style:name="T296" style:parent-style-name="SourceText" style:family="text">
      <style:text-properties style:font-name="Tahoma" fo:color="#A6E22E" fo:font-size="12pt" style:font-size-asian="12pt" style:font-size-complex="12pt"/>
    </style:style>
    <style:style style:name="T297" style:parent-style-name="SourceText" style:family="text">
      <style:text-properties style:font-name="Tahoma" fo:color="#F8F8F2" fo:font-size="12pt" style:font-size-asian="12pt" style:font-size-complex="12pt"/>
    </style:style>
    <style:style style:name="T298" style:parent-style-name="SourceText" style:family="text">
      <style:text-properties style:font-name="Tahoma" fo:color="#A6E22E" fo:font-size="12pt" style:font-size-asian="12pt" style:font-size-complex="12pt"/>
    </style:style>
    <style:style style:name="T299" style:parent-style-name="SourceText" style:family="text">
      <style:text-properties style:font-name="Tahoma" fo:color="#F8F8F2" fo:font-size="12pt" style:font-size-asian="12pt" style:font-size-complex="12pt"/>
    </style:style>
    <style:style style:name="T300" style:parent-style-name="SourceText" style:family="text">
      <style:text-properties style:font-name="Tahoma" fo:color="#A6E22E" fo:font-size="12pt" style:font-size-asian="12pt" style:font-size-complex="12pt"/>
    </style:style>
    <style:style style:name="T301" style:parent-style-name="SourceText" style:family="text">
      <style:text-properties style:font-name="Tahoma" fo:color="#F8F8F2" fo:font-size="12pt" style:font-size-asian="12pt" style:font-size-complex="12pt"/>
    </style:style>
    <style:style style:name="P302" style:parent-style-name="PreformattedText" style:family="paragraph">
      <style:paragraph-properties fo:background-color="#272822">
        <style:background-fill draw:fill="solid" draw:fill-color="#272822"/>
      </style:paragraph-properties>
    </style:style>
    <style:style style:name="T303" style:parent-style-name="SourceText" style:family="text">
      <style:text-properties style:font-name="Tahoma" fo:color="#F8F8F2" fo:font-size="12pt" style:font-size-asian="12pt" style:font-size-complex="12pt"/>
    </style:style>
    <style:style style:name="T304" style:parent-style-name="SourceText" style:family="text">
      <style:text-properties style:font-name="Tahoma" fo:color="#66D9EF" fo:font-size="12pt" style:font-size-asian="12pt" style:font-size-complex="12pt"/>
    </style:style>
    <style:style style:name="T305" style:parent-style-name="SourceText" style:family="text">
      <style:text-properties style:font-name="Tahoma" fo:color="#F8F8F2" fo:font-size="12pt" style:font-size-asian="12pt" style:font-size-complex="12pt"/>
    </style:style>
    <style:style style:name="T306" style:parent-style-name="SourceText" style:family="text">
      <style:text-properties style:font-name="Tahoma" fo:color="#A6E22E" fo:font-size="12pt" style:font-size-asian="12pt" style:font-size-complex="12pt"/>
    </style:style>
    <style:style style:name="T307" style:parent-style-name="SourceText" style:family="text">
      <style:text-properties style:font-name="Tahoma" fo:color="#F8F8F2" fo:font-size="12pt" style:font-size-asian="12pt" style:font-size-complex="12pt"/>
    </style:style>
    <style:style style:name="T308" style:parent-style-name="SourceText" style:family="text">
      <style:text-properties style:font-name="Tahoma" fo:color="#A6E22E" fo:font-size="12pt" style:font-size-asian="12pt" style:font-size-complex="12pt"/>
    </style:style>
    <style:style style:name="T309" style:parent-style-name="SourceText" style:family="text">
      <style:text-properties style:font-name="Tahoma" fo:color="#F8F8F2" fo:font-size="12pt" style:font-size-asian="12pt" style:font-size-complex="12pt"/>
    </style:style>
    <style:style style:name="T310" style:parent-style-name="SourceText" style:family="text">
      <style:text-properties style:font-name="Tahoma" fo:color="#A6E22E" fo:font-size="12pt" style:font-size-asian="12pt" style:font-size-complex="12pt"/>
    </style:style>
    <style:style style:name="T311" style:parent-style-name="SourceText" style:family="text">
      <style:text-properties style:font-name="Tahoma" fo:color="#F8F8F2" fo:font-size="12pt" style:font-size-asian="12pt" style:font-size-complex="12pt"/>
    </style:style>
    <style:style style:name="T312" style:parent-style-name="SourceText" style:family="text">
      <style:text-properties style:font-name="Tahoma" fo:color="#E6DB74" fo:font-size="12pt" style:font-size-asian="12pt" style:font-size-complex="12pt"/>
    </style:style>
    <style:style style:name="T313" style:parent-style-name="SourceText" style:family="text">
      <style:text-properties style:font-name="Tahoma" fo:color="#F8F8F2" fo:font-size="12pt" style:font-size-asian="12pt" style:font-size-complex="12pt"/>
    </style:style>
    <style:style style:name="T314" style:parent-style-name="SourceText" style:family="text">
      <style:text-properties style:font-name="Tahoma" fo:color="#A6E22E" fo:font-size="12pt" style:font-size-asian="12pt" style:font-size-complex="12pt"/>
    </style:style>
    <style:style style:name="T315" style:parent-style-name="SourceText" style:family="text">
      <style:text-properties style:font-name="Tahoma" fo:color="#F8F8F2" fo:font-size="12pt" style:font-size-asian="12pt" style:font-size-complex="12pt"/>
    </style:style>
    <style:style style:name="P316"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317" style:parent-style-name="PreformattedText" style:family="paragraph">
      <style:paragraph-properties fo:margin-bottom="0.1965in" fo:background-color="#272822">
        <style:background-fill draw:fill="solid" draw:fill-color="#272822"/>
      </style:paragraph-properties>
    </style:style>
    <style:style style:name="T318" style:parent-style-name="SourceText" style:family="text">
      <style:text-properties style:font-name="Tahoma" fo:color="#959077" fo:font-size="12pt" style:font-size-asian="12pt" style:font-size-complex="12pt"/>
    </style:style>
    <style:style style:name="P319" style:parent-style-name="Título4" style:family="paragraph">
      <style:text-properties style:font-name="Tahoma"/>
    </style:style>
    <style:style style:name="T320" style:parent-style-name="Fuentedepárrafopredeter." style:family="text">
      <style:text-properties style:font-name="Tahoma"/>
    </style:style>
    <style:style style:name="T321" style:parent-style-name="SourceText" style:family="text">
      <style:text-properties style:font-name="Tahoma"/>
    </style:style>
    <style:style style:name="T322" style:parent-style-name="Fuentedepárrafopredeter." style:family="text">
      <style:text-properties style:font-name="Tahoma"/>
    </style:style>
    <style:style style:name="P323" style:parent-style-name="PreformattedText" style:family="paragraph">
      <style:paragraph-properties fo:margin-bottom="0.1965in" fo:background-color="#282C34">
        <style:background-fill draw:fill="solid" draw:fill-color="#282C34"/>
      </style:paragraph-properties>
    </style:style>
    <style:style style:name="T324" style:parent-style-name="SourceText" style:family="text">
      <style:text-properties style:font-name="Tahoma" fo:color="#E06C75" fo:font-size="12pt" style:font-size-asian="12pt" style:font-size-complex="12pt"/>
    </style:style>
    <style:style style:name="T325" style:parent-style-name="SourceText" style:family="text">
      <style:text-properties style:font-name="Tahoma" fo:color="#56B6C2" fo:font-size="12pt" style:font-size-asian="12pt" style:font-size-complex="12pt"/>
    </style:style>
    <style:style style:name="T326" style:parent-style-name="SourceText" style:family="text">
      <style:text-properties style:font-name="Tahoma" fo:color="#E06C75" fo:font-size="12pt" style:font-size-asian="12pt" style:font-size-complex="12pt"/>
    </style:style>
    <style:style style:name="T327" style:parent-style-name="SourceText" style:family="text">
      <style:text-properties style:font-name="Tahoma" fo:color="#56B6C2" fo:font-size="12pt" style:font-size-asian="12pt" style:font-size-complex="12pt"/>
    </style:style>
    <style:style style:name="T328" style:parent-style-name="SourceText" style:family="text">
      <style:text-properties style:font-name="Tahoma" fo:color="#E06C75" fo:font-size="12pt" style:font-size-asian="12pt" style:font-size-complex="12pt"/>
    </style:style>
    <style:style style:name="T329" style:parent-style-name="SourceText" style:family="text">
      <style:text-properties style:font-name="Tahoma" fo:color="#56B6C2" fo:font-size="12pt" style:font-size-asian="12pt" style:font-size-complex="12pt"/>
    </style:style>
    <style:style style:name="T330" style:parent-style-name="SourceText" style:family="text">
      <style:text-properties style:font-name="Tahoma" fo:color="#E06C75" fo:font-size="12pt" style:font-size-asian="12pt" style:font-size-complex="12pt"/>
    </style:style>
    <style:style style:name="T331" style:parent-style-name="SourceText" style:family="text">
      <style:text-properties style:font-name="Tahoma" fo:color="#56B6C2" fo:font-size="12pt" style:font-size-asian="12pt" style:font-size-complex="12pt"/>
    </style:style>
    <style:style style:name="T332" style:parent-style-name="SourceText" style:family="text">
      <style:text-properties style:font-name="Tahoma" fo:color="#ABB2BF" fo:font-size="12pt" style:font-size-asian="12pt" style:font-size-complex="12pt"/>
    </style:style>
    <style:style style:name="T333" style:parent-style-name="SourceText" style:family="text">
      <style:text-properties style:font-name="Tahoma" fo:color="#E06C75" fo:font-size="12pt" style:font-size-asian="12pt" style:font-size-complex="12pt"/>
    </style:style>
    <style:style style:name="T334" style:parent-style-name="SourceText" style:family="text">
      <style:text-properties style:font-name="Tahoma" fo:color="#56B6C2" fo:font-size="12pt" style:font-size-asian="12pt" style:font-size-complex="12pt"/>
    </style:style>
    <style:style style:name="T335" style:parent-style-name="SourceText" style:family="text">
      <style:text-properties style:font-name="Tahoma" fo:color="#7F848E" fo:font-size="12pt" style:font-size-asian="12pt" style:font-size-complex="12pt"/>
    </style:style>
    <style:style style:name="P336" style:parent-style-name="Textbody" style:family="paragraph">
      <style:text-properties style:font-name="Tahoma"/>
    </style:style>
    <style:style style:name="T337" style:parent-style-name="Fuentedepárrafopredeter." style:family="text">
      <style:text-properties style:font-name="Tahoma" fo:font-weight="bold" style:font-weight-asian="bold" style:font-weight-complex="bold"/>
    </style:style>
    <style:style style:name="P338" style:parent-style-name="PreformattedText" style:family="paragraph">
      <style:paragraph-properties fo:margin-bottom="0.1965in" fo:background-color="#282C34">
        <style:background-fill draw:fill="solid" draw:fill-color="#282C34"/>
      </style:paragraph-properties>
    </style:style>
    <style:style style:name="T339" style:parent-style-name="SourceText" style:family="text">
      <style:text-properties style:font-name="Tahoma" fo:color="#E06C75" fo:font-size="12pt" style:font-size-asian="12pt" style:font-size-complex="12pt"/>
    </style:style>
    <style:style style:name="T340" style:parent-style-name="SourceText" style:family="text">
      <style:text-properties style:font-name="Tahoma" fo:color="#ABB2BF" fo:font-size="12pt" style:font-size-asian="12pt" style:font-size-complex="12pt"/>
    </style:style>
    <style:style style:name="T341" style:parent-style-name="SourceText" style:family="text">
      <style:text-properties style:font-name="Tahoma" fo:color="#98C379" fo:font-size="12pt" style:font-size-asian="12pt" style:font-size-complex="12pt"/>
    </style:style>
    <style:style style:name="T342" style:parent-style-name="SourceText" style:family="text">
      <style:text-properties style:font-name="Tahoma" fo:color="#ABB2BF" fo:font-size="12pt" style:font-size-asian="12pt" style:font-size-complex="12pt"/>
    </style:style>
    <style:style style:name="P343" style:parent-style-name="Textbody" style:family="paragraph">
      <style:text-properties style:font-name="Tahoma"/>
    </style:style>
    <style:style style:name="P344" style:parent-style-name="Textbody" style:family="paragraph"/>
    <style:style style:name="T345" style:parent-style-name="StrongEmphasis" style:family="text">
      <style:text-properties style:font-name="Tahoma"/>
    </style:style>
    <style:style style:name="T346" style:parent-style-name="SourceText" style:family="text">
      <style:text-properties style:font-name="Tahoma"/>
    </style:style>
    <style:style style:name="T347" style:parent-style-name="Fuentedepárrafopredeter." style:family="text">
      <style:text-properties style:font-name="Tahoma"/>
    </style:style>
    <style:style style:name="T348" style:parent-style-name="Fuentedepárrafopredeter." style:family="text">
      <style:text-properties style:font-name="Tahoma"/>
    </style:style>
    <style:style style:name="T349" style:parent-style-name="SourceText" style:family="text">
      <style:text-properties style:font-name="Tahoma"/>
    </style:style>
    <style:style style:name="T350" style:parent-style-name="Fuentedepárrafopredeter." style:family="text">
      <style:text-properties style:font-name="Tahoma"/>
    </style:style>
    <style:style style:name="P351" style:parent-style-name="Textbody" style:family="paragraph"/>
    <style:style style:name="T352" style:parent-style-name="StrongEmphasis" style:family="text">
      <style:text-properties style:font-name="Tahoma"/>
    </style:style>
    <style:style style:name="T353" style:parent-style-name="Fuentedepárrafopredeter." style:family="text">
      <style:text-properties style:font-name="Tahoma"/>
    </style:style>
    <style:style style:name="T354" style:parent-style-name="Fuentedepárrafopredeter." style:family="text">
      <style:text-properties style:font-name="Tahoma"/>
    </style:style>
    <style:style style:name="T355" style:parent-style-name="SourceText" style:family="text">
      <style:text-properties style:font-name="Tahoma" fo:color="#E06C75" fo:background-color="#282C34"/>
    </style:style>
    <style:style style:name="T356" style:parent-style-name="SourceText" style:family="text">
      <style:text-properties style:font-name="Tahoma" fo:color="#56B6C2" fo:background-color="#282C34"/>
    </style:style>
    <style:style style:name="T357" style:parent-style-name="SourceText" style:family="text">
      <style:text-properties style:font-name="Tahoma" fo:color="#7F848E" fo:background-color="#282C34"/>
    </style:style>
    <style:style style:name="T358" style:parent-style-name="Fuentedepárrafopredeter." style:family="text">
      <style:text-properties style:font-name="Tahoma" fo:color="#7F848E" fo:background-color="#282C34"/>
    </style:style>
    <style:style style:name="P359" style:parent-style-name="Textbody" style:family="paragraph"/>
    <style:style style:name="T360" style:parent-style-name="StrongEmphasis" style:family="text">
      <style:text-properties style:font-name="Tahoma"/>
    </style:style>
    <style:style style:name="T361" style:parent-style-name="Fuentedepárrafopredeter." style:family="text">
      <style:text-properties style:font-name="Tahoma"/>
    </style:style>
    <style:style style:name="T362" style:parent-style-name="Fuentedepárrafopredeter." style:family="text">
      <style:text-properties style:font-name="Tahoma"/>
    </style:style>
    <style:style style:name="T363" style:parent-style-name="SourceText" style:family="text">
      <style:text-properties style:font-name="Tahoma"/>
    </style:style>
    <style:style style:name="T364" style:parent-style-name="Fuentedepárrafopredeter." style:family="text">
      <style:text-properties style:font-name="Tahoma"/>
    </style:style>
    <style:style style:name="P365" style:parent-style-name="Textbody" style:family="paragraph"/>
    <style:style style:name="T366" style:parent-style-name="StrongEmphasis" style:family="text">
      <style:text-properties style:font-name="Tahoma"/>
    </style:style>
    <style:style style:name="T367" style:parent-style-name="Fuentedepárrafopredeter." style:family="text">
      <style:text-properties style:font-name="Tahoma"/>
    </style:style>
    <style:style style:name="T368" style:parent-style-name="Fuentedepárrafopredeter." style:family="text">
      <style:text-properties style:font-name="Tahoma"/>
    </style:style>
    <style:style style:name="T369" style:parent-style-name="SourceText" style:family="text">
      <style:text-properties style:font-name="Tahoma"/>
    </style:style>
    <style:style style:name="T370" style:parent-style-name="Fuentedepárrafopredeter." style:family="text">
      <style:text-properties style:font-name="Tahoma"/>
    </style:style>
    <style:style style:name="T371" style:parent-style-name="StrongEmphasis" style:family="text">
      <style:text-properties style:font-name="Tahoma"/>
    </style:style>
    <style:style style:name="T372" style:parent-style-name="Fuentedepárrafopredeter." style:family="text">
      <style:text-properties style:font-name="Tahoma"/>
    </style:style>
    <style:style style:name="P373" style:parent-style-name="Textbody" style:family="paragraph">
      <style:paragraph-properties fo:margin-bottom="0in"/>
    </style:style>
    <style:style style:name="T374" style:parent-style-name="Fuentedepárrafopredeter." style:family="text">
      <style:text-properties style:font-name="Tahoma"/>
    </style:style>
    <style:style style:name="T375" style:parent-style-name="SourceText" style:family="text">
      <style:text-properties style:font-name="Tahoma"/>
    </style:style>
    <style:style style:name="T376" style:parent-style-name="Fuentedepárrafopredeter." style:family="text">
      <style:text-properties style:font-name="Tahoma"/>
    </style:style>
    <style:style style:name="P377" style:parent-style-name="Textbody" style:family="paragraph">
      <style:text-properties style:font-name="Tahoma"/>
    </style:style>
    <style:style style:name="P378" style:parent-style-name="Textbody" style:family="paragraph">
      <style:text-properties style:font-name="Tahoma"/>
    </style:style>
    <style:style style:name="P379" style:parent-style-name="Título3" style:family="paragraph">
      <style:text-properties style:font-name="Tahoma" fo:font-size="12pt" style:font-size-asian="12pt" style:font-size-complex="12pt"/>
    </style:style>
    <style:style style:name="T380" style:parent-style-name="SourceText" style:family="text">
      <style:text-properties style:font-name="Tahoma" fo:font-size="12pt" style:font-size-asian="12pt" style:font-size-complex="12pt"/>
    </style:style>
    <style:style style:name="T381" style:parent-style-name="SourceText" style:family="text">
      <style:text-properties style:font-name="Tahoma" fo:font-size="12pt" style:font-size-asian="12pt" style:font-size-complex="12pt"/>
    </style:style>
    <style:style style:name="T382" style:parent-style-name="SourceText" style:family="text">
      <style:text-properties style:font-name="Tahoma" fo:font-size="12pt" style:font-size-asian="12pt" style:font-size-complex="12pt"/>
    </style:style>
    <style:style style:name="P383" style:parent-style-name="PreformattedText" style:family="paragraph">
      <style:paragraph-properties fo:margin-bottom="0.1965in"/>
    </style:style>
    <style:style style:name="T384" style:parent-style-name="SourceText" style:family="text">
      <style:text-properties style:font-name="Tahoma" fo:font-size="12pt" style:font-size-asian="12pt" style:font-size-complex="12pt"/>
    </style:style>
    <style:style style:name="T385" style:parent-style-name="StrongEmphasis" style:family="text">
      <style:text-properties style:font-name="Tahoma" fo:font-size="12pt" style:font-size-asian="12pt" style:font-size-complex="12pt"/>
    </style:style>
    <style:style style:name="T386" style:parent-style-name="SourceText" style:family="text">
      <style:text-properties style:font-name="Tahoma" fo:font-size="12pt" style:font-size-asian="12pt" style:font-size-complex="12pt"/>
    </style:style>
    <style:style style:name="P387" style:parent-style-name="Textbody" style:family="paragraph">
      <style:paragraph-properties fo:margin-bottom="0in"/>
    </style:style>
    <style:style style:name="T388" style:parent-style-name="SourceText" style:family="text">
      <style:text-properties style:font-name="Tahoma"/>
    </style:style>
    <style:style style:name="T389" style:parent-style-name="Fuentedepárrafopredeter." style:family="text">
      <style:text-properties style:font-name="Tahoma"/>
    </style:style>
    <style:style style:name="T390" style:parent-style-name="StrongEmphasis" style:family="text">
      <style:text-properties style:font-name="Tahoma"/>
    </style:style>
    <style:style style:name="T391" style:parent-style-name="Fuentedepárrafopredeter." style:family="text">
      <style:text-properties style:font-name="Tahoma"/>
    </style:style>
    <style:style style:name="T392" style:parent-style-name="SourceText" style:family="text">
      <style:text-properties style:font-name="Tahoma"/>
    </style:style>
    <style:style style:name="T393" style:parent-style-name="Fuentedepárrafopredeter." style:family="text">
      <style:text-properties style:font-name="Tahoma"/>
    </style:style>
    <style:style style:name="P394" style:parent-style-name="Textbody" style:family="paragraph">
      <style:paragraph-properties fo:margin-bottom="0in"/>
    </style:style>
    <style:style style:name="T395" style:parent-style-name="SourceText" style:family="text">
      <style:text-properties style:font-name="Tahoma"/>
    </style:style>
    <style:style style:name="T396" style:parent-style-name="Fuentedepárrafopredeter." style:family="text">
      <style:text-properties style:font-name="Tahoma"/>
    </style:style>
    <style:style style:name="T397" style:parent-style-name="SourceText" style:family="text">
      <style:text-properties style:font-name="Tahoma"/>
    </style:style>
    <style:style style:name="T398" style:parent-style-name="Fuentedepárrafopredeter." style:family="text">
      <style:text-properties style:font-name="Tahoma"/>
    </style:style>
    <style:style style:name="P399" style:parent-style-name="Textbody" style:family="paragraph"/>
    <style:style style:name="T400" style:parent-style-name="SourceText" style:family="text">
      <style:text-properties style:font-name="Tahoma"/>
    </style:style>
    <style:style style:name="T401" style:parent-style-name="Fuentedepárrafopredeter." style:family="text">
      <style:text-properties style:font-name="Tahoma"/>
    </style:style>
    <style:style style:name="T402" style:parent-style-name="StrongEmphasis" style:family="text">
      <style:text-properties style:font-name="Tahoma" fo:font-size="12pt" style:font-size-asian="12pt" style:font-size-complex="12pt"/>
    </style:style>
    <style:style style:name="T403" style:parent-style-name="SourceText" style:family="text">
      <style:text-properties style:font-name="Tahoma" fo:font-size="12pt" style:font-size-asian="12pt" style:font-size-complex="12pt"/>
    </style:style>
    <style:style style:name="P404" style:parent-style-name="Textbody" style:family="paragraph">
      <style:paragraph-properties fo:margin-bottom="0in"/>
    </style:style>
    <style:style style:name="T405" style:parent-style-name="SourceText" style:family="text">
      <style:text-properties style:font-name="Tahoma"/>
    </style:style>
    <style:style style:name="T406" style:parent-style-name="Fuentedepárrafopredeter." style:family="text">
      <style:text-properties style:font-name="Tahoma"/>
    </style:style>
    <style:style style:name="T407" style:parent-style-name="SourceText" style:family="text">
      <style:text-properties style:font-name="Tahoma"/>
    </style:style>
    <style:style style:name="T408" style:parent-style-name="Fuentedepárrafopredeter." style:family="text">
      <style:text-properties style:font-name="Tahoma"/>
    </style:style>
    <style:style style:name="P409" style:parent-style-name="Textbody" style:family="paragraph">
      <style:paragraph-properties fo:margin-bottom="0in"/>
    </style:style>
    <style:style style:name="T410" style:parent-style-name="SourceText" style:family="text">
      <style:text-properties style:font-name="Tahoma"/>
    </style:style>
    <style:style style:name="T411" style:parent-style-name="Fuentedepárrafopredeter." style:family="text">
      <style:text-properties style:font-name="Tahoma"/>
    </style:style>
    <style:style style:name="P412" style:parent-style-name="Textbody" style:family="paragraph"/>
    <style:style style:name="T413" style:parent-style-name="SourceText" style:family="text">
      <style:text-properties style:font-name="Tahoma"/>
    </style:style>
    <style:style style:name="T414" style:parent-style-name="Fuentedepárrafopredeter." style:family="text">
      <style:text-properties style:font-name="Tahoma"/>
    </style:style>
    <style:style style:name="T415" style:parent-style-name="StrongEmphasis" style:family="text">
      <style:text-properties style:font-name="Tahoma" fo:font-size="12pt" style:font-size-asian="12pt" style:font-size-complex="12pt"/>
    </style:style>
    <style:style style:name="T416" style:parent-style-name="SourceText" style:family="text">
      <style:text-properties style:font-name="Tahoma" fo:font-size="12pt" style:font-size-asian="12pt" style:font-size-complex="12pt"/>
    </style:style>
    <style:style style:name="P417" style:parent-style-name="Textbody" style:family="paragraph">
      <style:paragraph-properties fo:margin-bottom="0in"/>
    </style:style>
    <style:style style:name="T418" style:parent-style-name="SourceText" style:family="text">
      <style:text-properties style:font-name="Tahoma"/>
    </style:style>
    <style:style style:name="T419" style:parent-style-name="Fuentedepárrafopredeter." style:family="text">
      <style:text-properties style:font-name="Tahoma"/>
    </style:style>
    <style:style style:name="P420" style:parent-style-name="Textbody" style:family="paragraph">
      <style:paragraph-properties fo:margin-bottom="0in"/>
    </style:style>
    <style:style style:name="T421" style:parent-style-name="SourceText" style:family="text">
      <style:text-properties style:font-name="Tahoma"/>
    </style:style>
    <style:style style:name="T422" style:parent-style-name="Fuentedepárrafopredeter." style:family="text">
      <style:text-properties style:font-name="Tahoma"/>
    </style:style>
    <style:style style:name="P423" style:parent-style-name="Textbody" style:family="paragraph"/>
    <style:style style:name="T424" style:parent-style-name="SourceText" style:family="text">
      <style:text-properties style:font-name="Tahoma"/>
    </style:style>
    <style:style style:name="T425" style:parent-style-name="Fuentedepárrafopredeter." style:family="text">
      <style:text-properties style:font-name="Tahoma"/>
    </style:style>
    <style:style style:name="T426" style:parent-style-name="StrongEmphasis" style:family="text">
      <style:text-properties style:font-name="Tahoma" fo:font-size="12pt" style:font-size-asian="12pt" style:font-size-complex="12pt"/>
    </style:style>
    <style:style style:name="P427" style:parent-style-name="Textbody" style:family="paragraph">
      <style:paragraph-properties fo:margin-bottom="0in"/>
    </style:style>
    <style:style style:name="T428" style:parent-style-name="Fuentedepárrafopredeter." style:family="text">
      <style:text-properties style:font-name="Tahoma"/>
    </style:style>
    <style:style style:name="T429" style:parent-style-name="SourceText" style:family="text">
      <style:text-properties style:font-name="Tahoma"/>
    </style:style>
    <style:style style:name="T430" style:parent-style-name="Fuentedepárrafopredeter." style:family="text">
      <style:text-properties style:font-name="Tahoma"/>
    </style:style>
    <style:style style:name="T431" style:parent-style-name="SourceText" style:family="text">
      <style:text-properties style:font-name="Tahoma"/>
    </style:style>
    <style:style style:name="T432" style:parent-style-name="Fuentedepárrafopredeter." style:family="text">
      <style:text-properties style:font-name="Tahoma"/>
    </style:style>
    <style:style style:name="P433" style:parent-style-name="Textbody" style:family="paragraph">
      <style:paragraph-properties fo:margin-bottom="0in"/>
      <style:text-properties style:font-name="Tahoma"/>
    </style:style>
    <style:style style:name="P434" style:parent-style-name="Textbody" style:family="paragraph">
      <style:paragraph-properties fo:margin-bottom="0in"/>
      <style:text-properties style:font-name="Tahoma"/>
    </style:style>
    <style:style style:name="P435" style:parent-style-name="Textbody" style:family="paragraph">
      <style:text-properties style:font-name="Tahoma"/>
    </style:style>
    <style:style style:name="T436" style:parent-style-name="StrongEmphasis" style:family="text">
      <style:text-properties style:font-name="Tahoma"/>
    </style:style>
    <style:style style:name="T437" style:parent-style-name="Fuentedepárrafopredeter." style:family="text">
      <style:text-properties style:font-name="Tahoma"/>
    </style:style>
    <style:style style:name="T438" style:parent-style-name="Fuentedepárrafopredeter." style:family="text">
      <style:text-properties style:font-name="Tahoma"/>
    </style:style>
    <style:style style:name="T439" style:parent-style-name="SourceText" style:family="text">
      <style:text-properties style:font-name="Tahoma"/>
    </style:style>
    <style:style style:name="T440" style:parent-style-name="Fuentedepárrafopredeter." style:family="text">
      <style:text-properties style:font-name="Tahoma"/>
    </style:style>
    <style:style style:name="P441" style:parent-style-name="PreformattedText" style:family="paragraph">
      <style:paragraph-properties fo:margin-bottom="0.1965in"/>
    </style:style>
    <style:style style:name="T442" style:parent-style-name="SourceText" style:family="text">
      <style:text-properties style:font-name="Tahoma" fo:font-size="12pt" style:font-size-asian="12pt" style:font-size-complex="12pt"/>
    </style:style>
    <style:style style:name="T443" style:parent-style-name="StrongEmphasis" style:family="text">
      <style:text-properties style:font-name="Tahoma"/>
    </style:style>
    <style:style style:name="T444" style:parent-style-name="Fuentedepárrafopredeter." style:family="text">
      <style:text-properties style:font-name="Tahoma"/>
    </style:style>
    <style:style style:name="T445" style:parent-style-name="Fuentedepárrafopredeter." style:family="text">
      <style:text-properties style:font-name="Tahoma"/>
    </style:style>
    <style:style style:name="P446" style:parent-style-name="PreformattedText" style:family="paragraph">
      <style:paragraph-properties fo:margin-bottom="0.1965in"/>
    </style:style>
    <style:style style:name="T447" style:parent-style-name="SourceText" style:family="text">
      <style:text-properties style:font-name="Tahoma" fo:font-size="12pt" style:font-size-asian="12pt" style:font-size-complex="12pt"/>
    </style:style>
    <style:style style:name="P448" style:parent-style-name="Textbody" style:family="paragraph">
      <style:text-properties style:font-name="Tahoma"/>
    </style:style>
    <style:style style:name="P449" style:parent-style-name="Título3" style:family="paragraph">
      <style:text-properties style:font-name="Tahoma" fo:font-size="12pt" style:font-size-asian="12pt" style:font-size-complex="12pt"/>
    </style:style>
    <style:style style:name="P450" style:parent-style-name="Textbody" style:family="paragraph"/>
    <style:style style:name="T451" style:parent-style-name="StrongEmphasis" style:family="text">
      <style:text-properties style:font-name="Tahoma"/>
    </style:style>
    <style:style style:name="T452" style:parent-style-name="Fuentedepárrafopredeter." style:family="text">
      <style:text-properties style:font-name="Tahoma"/>
    </style:style>
    <style:style style:name="P453" style:parent-style-name="PreformattedText" style:family="paragraph">
      <style:paragraph-properties fo:margin-bottom="0.1965in" fo:background-color="#272822">
        <style:background-fill draw:fill="solid" draw:fill-color="#272822"/>
      </style:paragraph-properties>
    </style:style>
    <style:style style:name="T454" style:parent-style-name="SourceText" style:family="text">
      <style:text-properties style:font-name="Tahoma" fo:color="#FF4689" fo:font-size="12pt" style:font-size-asian="12pt" style:font-size-complex="12pt"/>
    </style:style>
    <style:style style:name="T455" style:parent-style-name="SourceText" style:family="text">
      <style:text-properties style:font-name="Tahoma" fo:color="#A6E22E" fo:font-size="12pt" style:font-size-asian="12pt" style:font-size-complex="12pt"/>
    </style:style>
    <style:style style:name="T456" style:parent-style-name="SourceText" style:family="text">
      <style:text-properties style:font-name="Tahoma" fo:color="#F8F8F2" fo:font-size="12pt" style:font-size-asian="12pt" style:font-size-complex="12pt"/>
    </style:style>
    <style:style style:name="T457" style:parent-style-name="SourceText" style:family="text">
      <style:text-properties style:font-name="Tahoma" fo:color="#A6E22E" fo:font-size="12pt" style:font-size-asian="12pt" style:font-size-complex="12pt"/>
    </style:style>
    <style:style style:name="T458" style:parent-style-name="SourceText" style:family="text">
      <style:text-properties style:font-name="Tahoma" fo:color="#FF4689" fo:font-size="12pt" style:font-size-asian="12pt" style:font-size-complex="12pt"/>
    </style:style>
    <style:style style:name="T459" style:parent-style-name="SourceText" style:family="text">
      <style:text-properties style:font-name="Tahoma" fo:color="#E6DB74" fo:font-size="12pt" style:font-size-asian="12pt" style:font-size-complex="12pt"/>
    </style:style>
    <style:style style:name="T460" style:parent-style-name="SourceText" style:family="text">
      <style:text-properties style:font-name="Tahoma" fo:color="#FF4689" fo:font-size="12pt" style:font-size-asian="12pt" style:font-size-complex="12pt"/>
    </style:style>
    <style:style style:name="T461" style:parent-style-name="SourceText" style:family="text">
      <style:text-properties style:font-name="Tahoma" fo:color="#A6E22E" fo:font-size="12pt" style:font-size-asian="12pt" style:font-size-complex="12pt"/>
    </style:style>
    <style:style style:name="T462" style:parent-style-name="SourceText" style:family="text">
      <style:text-properties style:font-name="Tahoma" fo:color="#F8F8F2" fo:font-size="12pt" style:font-size-asian="12pt" style:font-size-complex="12pt"/>
    </style:style>
    <style:style style:name="T463" style:parent-style-name="SourceText" style:family="text">
      <style:text-properties style:font-name="Tahoma" fo:color="#A6E22E" fo:font-size="12pt" style:font-size-asian="12pt" style:font-size-complex="12pt"/>
    </style:style>
    <style:style style:name="T464" style:parent-style-name="SourceText" style:family="text">
      <style:text-properties style:font-name="Tahoma" fo:color="#F8F8F2" fo:font-size="12pt" style:font-size-asian="12pt" style:font-size-complex="12pt"/>
    </style:style>
    <style:style style:name="T465" style:parent-style-name="SourceText" style:family="text">
      <style:text-properties style:font-name="Tahoma" fo:color="#A6E22E" fo:font-size="12pt" style:font-size-asian="12pt" style:font-size-complex="12pt"/>
    </style:style>
    <style:style style:name="T466" style:parent-style-name="SourceText" style:family="text">
      <style:text-properties style:font-name="Tahoma" fo:color="#F8F8F2" fo:font-size="12pt" style:font-size-asian="12pt" style:font-size-complex="12pt"/>
    </style:style>
    <style:style style:name="T467" style:parent-style-name="SourceText" style:family="text">
      <style:text-properties style:font-name="Tahoma" fo:color="#A6E22E" fo:font-size="12pt" style:font-size-asian="12pt" style:font-size-complex="12pt"/>
    </style:style>
    <style:style style:name="T468" style:parent-style-name="SourceText" style:family="text">
      <style:text-properties style:font-name="Tahoma" fo:color="#FF4689" fo:font-size="12pt" style:font-size-asian="12pt" style:font-size-complex="12pt"/>
    </style:style>
    <style:style style:name="T469" style:parent-style-name="SourceText" style:family="text">
      <style:text-properties style:font-name="Tahoma" fo:color="#ED007E" fo:font-size="12pt" style:font-size-asian="12pt" style:font-size-complex="12pt" fo:background-color="#1E0010"/>
    </style:style>
    <style:style style:name="P470" style:parent-style-name="Textbody" style:family="paragraph"/>
    <style:style style:name="T471" style:parent-style-name="StrongEmphasis" style:family="text">
      <style:text-properties style:font-name="Tahoma"/>
    </style:style>
    <style:style style:name="T472" style:parent-style-name="Fuentedepárrafopredeter." style:family="text">
      <style:text-properties style:font-name="Tahoma"/>
    </style:style>
    <style:style style:name="P473" style:parent-style-name="PreformattedText" style:family="paragraph">
      <style:paragraph-properties fo:background-color="#272822">
        <style:background-fill draw:fill="solid" draw:fill-color="#272822"/>
      </style:paragraph-properties>
    </style:style>
    <style:style style:name="T474" style:parent-style-name="SourceText" style:family="text">
      <style:text-properties style:font-name="Tahoma" fo:color="#FF4689" fo:font-size="12pt" style:font-size-asian="12pt" style:font-size-complex="12pt"/>
    </style:style>
    <style:style style:name="T475" style:parent-style-name="SourceText" style:family="text">
      <style:text-properties style:font-name="Tahoma" fo:color="#A6E22E" fo:font-size="12pt" style:font-size-asian="12pt" style:font-size-complex="12pt"/>
    </style:style>
    <style:style style:name="T476" style:parent-style-name="SourceText" style:family="text">
      <style:text-properties style:font-name="Tahoma" fo:color="#F8F8F2" fo:font-size="12pt" style:font-size-asian="12pt" style:font-size-complex="12pt"/>
    </style:style>
    <style:style style:name="T477" style:parent-style-name="SourceText" style:family="text">
      <style:text-properties style:font-name="Tahoma" fo:color="#A6E22E" fo:font-size="12pt" style:font-size-asian="12pt" style:font-size-complex="12pt"/>
    </style:style>
    <style:style style:name="T478" style:parent-style-name="SourceText" style:family="text">
      <style:text-properties style:font-name="Tahoma" fo:color="#FF4689" fo:font-size="12pt" style:font-size-asian="12pt" style:font-size-complex="12pt"/>
    </style:style>
    <style:style style:name="T479" style:parent-style-name="SourceText" style:family="text">
      <style:text-properties style:font-name="Tahoma" fo:color="#E6DB74" fo:font-size="12pt" style:font-size-asian="12pt" style:font-size-complex="12pt"/>
    </style:style>
    <style:style style:name="T480" style:parent-style-name="SourceText" style:family="text">
      <style:text-properties style:font-name="Tahoma" fo:color="#F8F8F2" fo:font-size="12pt" style:font-size-asian="12pt" style:font-size-complex="12pt"/>
    </style:style>
    <style:style style:name="T481" style:parent-style-name="SourceText" style:family="text">
      <style:text-properties style:font-name="Tahoma" fo:color="#FF4689" fo:font-size="12pt" style:font-size-asian="12pt" style:font-size-complex="12pt"/>
    </style:style>
    <style:style style:name="P482" style:parent-style-name="PreformattedText" style:family="paragraph">
      <style:paragraph-properties fo:margin-bottom="0.1965in" fo:background-color="#272822">
        <style:background-fill draw:fill="solid" draw:fill-color="#272822"/>
      </style:paragraph-properties>
    </style:style>
    <style:style style:name="T483" style:parent-style-name="SourceText" style:family="text">
      <style:text-properties style:font-name="Tahoma" fo:color="#FF4689" fo:font-size="12pt" style:font-size-asian="12pt" style:font-size-complex="12pt"/>
    </style:style>
    <style:style style:name="T484" style:parent-style-name="SourceText" style:family="text">
      <style:text-properties style:font-name="Tahoma" fo:color="#A6E22E" fo:font-size="12pt" style:font-size-asian="12pt" style:font-size-complex="12pt"/>
    </style:style>
    <style:style style:name="T485" style:parent-style-name="SourceText" style:family="text">
      <style:text-properties style:font-name="Tahoma" fo:color="#F8F8F2" fo:font-size="12pt" style:font-size-asian="12pt" style:font-size-complex="12pt"/>
    </style:style>
    <style:style style:name="T486" style:parent-style-name="SourceText" style:family="text">
      <style:text-properties style:font-name="Tahoma" fo:color="#A6E22E" fo:font-size="12pt" style:font-size-asian="12pt" style:font-size-complex="12pt"/>
    </style:style>
    <style:style style:name="T487" style:parent-style-name="SourceText" style:family="text">
      <style:text-properties style:font-name="Tahoma" fo:color="#FF4689" fo:font-size="12pt" style:font-size-asian="12pt" style:font-size-complex="12pt"/>
    </style:style>
    <style:style style:name="T488" style:parent-style-name="SourceText" style:family="text">
      <style:text-properties style:font-name="Tahoma" fo:color="#E6DB74" fo:font-size="12pt" style:font-size-asian="12pt" style:font-size-complex="12pt"/>
    </style:style>
    <style:style style:name="T489" style:parent-style-name="SourceText" style:family="text">
      <style:text-properties style:font-name="Tahoma" fo:color="#FF4689" fo:font-size="12pt" style:font-size-asian="12pt" style:font-size-complex="12pt"/>
    </style:style>
    <style:style style:name="T490" style:parent-style-name="SourceText" style:family="text">
      <style:text-properties style:font-name="Tahoma" fo:color="#ED007E" fo:font-size="12pt" style:font-size-asian="12pt" style:font-size-complex="12pt" fo:background-color="#1E0010"/>
    </style:style>
    <style:style style:name="P491" style:parent-style-name="Título3" style:family="paragraph">
      <style:text-properties style:font-name="Tahoma" fo:font-size="12pt" style:font-size-asian="12pt" style:font-size-complex="12pt"/>
    </style:style>
    <style:style style:name="P492" style:parent-style-name="Título3" style:family="paragraph">
      <style:text-properties style:font-name="Tahoma" fo:font-size="12pt" style:font-size-asian="12pt" style:font-size-complex="12pt"/>
    </style:style>
    <style:style style:name="P493" style:parent-style-name="Textbody" style:family="paragraph"/>
    <style:style style:name="T494" style:parent-style-name="StrongEmphasis" style:family="text">
      <style:text-properties style:font-name="Tahoma"/>
    </style:style>
    <style:style style:name="T495" style:parent-style-name="Fuentedepárrafopredeter." style:family="text">
      <style:text-properties style:font-name="Tahoma"/>
    </style:style>
    <style:style style:name="T496" style:parent-style-name="Fuentedepárrafopredeter." style:family="text">
      <style:text-properties style:font-name="Tahoma"/>
    </style:style>
    <style:style style:name="P497" style:parent-style-name="Textbody" style:family="paragraph">
      <style:paragraph-properties fo:margin-bottom="0in"/>
    </style:style>
    <style:style style:name="T498" style:parent-style-name="Fuentedepárrafopredeter." style:family="text">
      <style:text-properties style:font-name="Tahoma"/>
    </style:style>
    <style:style style:name="T499" style:parent-style-name="SourceText" style:family="text">
      <style:text-properties style:font-name="Tahoma" fo:font-weight="bold" style:font-weight-asian="bold" style:font-weight-complex="bold"/>
    </style:style>
    <style:style style:name="T500" style:parent-style-name="Fuentedepárrafopredeter." style:family="text">
      <style:text-properties style:font-name="Tahoma"/>
    </style:style>
    <style:style style:name="P501" style:parent-style-name="Textbody" style:family="paragraph"/>
    <style:style style:name="T502" style:parent-style-name="StrongEmphasis" style:family="text">
      <style:text-properties style:font-name="Tahoma"/>
    </style:style>
    <style:style style:name="T503" style:parent-style-name="Fuentedepárrafopredeter." style:family="text">
      <style:text-properties style:font-name="Tahoma"/>
    </style:style>
    <style:style style:name="T504" style:parent-style-name="Fuentedepárrafopredeter." style:family="text">
      <style:text-properties style:font-name="Tahoma"/>
    </style:style>
    <style:style style:name="T505" style:parent-style-name="SourceText" style:family="text">
      <style:text-properties style:font-name="Tahoma"/>
    </style:style>
    <style:style style:name="T506" style:parent-style-name="Fuentedepárrafopredeter." style:family="text">
      <style:text-properties style:font-name="Tahoma"/>
    </style:style>
    <style:style style:name="P507" style:parent-style-name="Textbody" style:family="paragraph"/>
    <style:style style:name="T508" style:parent-style-name="StrongEmphasis" style:family="text">
      <style:text-properties style:font-name="Tahoma"/>
    </style:style>
    <style:style style:name="T509" style:parent-style-name="Fuentedepárrafopredeter." style:family="text">
      <style:text-properties style:font-name="Tahoma"/>
    </style:style>
    <style:style style:name="T510" style:parent-style-name="Fuentedepárrafopredeter." style:family="text">
      <style:text-properties style:font-name="Tahoma"/>
    </style:style>
    <style:style style:name="T511" style:parent-style-name="SourceText" style:family="text">
      <style:text-properties style:font-name="Tahoma"/>
    </style:style>
    <style:style style:name="T512" style:parent-style-name="Fuentedepárrafopredeter." style:family="text">
      <style:text-properties style:font-name="Tahoma"/>
    </style:style>
    <style:style style:name="P513" style:parent-style-name="Título3" style:family="paragraph">
      <style:text-properties style:font-name="Tahoma" fo:font-size="12pt" style:font-size-asian="12pt" style:font-size-complex="12pt"/>
    </style:style>
    <style:style style:name="P514" style:parent-style-name="Textbody" style:family="paragraph">
      <style:paragraph-properties fo:text-align="justify"/>
      <style:text-properties style:font-name="Tahoma"/>
    </style:style>
    <style:style style:name="P515" style:parent-style-name="Standard" style:family="paragraph">
      <style:paragraph-properties fo:text-align="justify"/>
      <style:text-properties style:font-name="Tahoma"/>
    </style:style>
    <style:style style:name="P516" style:parent-style-name="Título3" style:family="paragraph">
      <style:paragraph-properties fo:text-align="justify"/>
    </style:style>
    <style:style style:name="P517" style:parent-style-name="Textbody" style:family="paragraph">
      <style:text-properties style:font-name="Tahoma"/>
    </style:style>
    <style:style style:name="P518" style:parent-style-name="Textbody" style:family="paragraph"/>
    <style:style style:name="T519" style:parent-style-name="StrongEmphasis" style:family="text">
      <style:text-properties style:font-name="Tahoma"/>
    </style:style>
    <style:style style:name="T520" style:parent-style-name="Fuentedepárrafopredeter." style:family="text">
      <style:text-properties style:font-name="Tahoma"/>
    </style:style>
    <style:style style:name="P521" style:parent-style-name="Textbody" style:family="paragraph">
      <style:paragraph-properties fo:margin-bottom="0in"/>
    </style:style>
    <style:style style:name="T522" style:parent-style-name="SourceText" style:family="text">
      <style:text-properties style:font-name="Tahoma"/>
    </style:style>
    <style:style style:name="P523" style:parent-style-name="Textbody" style:family="paragraph">
      <style:paragraph-properties fo:margin-bottom="0in"/>
    </style:style>
    <style:style style:name="T524" style:parent-style-name="SourceText" style:family="text">
      <style:text-properties style:font-name="Tahoma"/>
    </style:style>
    <style:style style:name="T525" style:parent-style-name="Fuentedepárrafopredeter." style:family="text">
      <style:text-properties style:font-name="Tahoma"/>
    </style:style>
    <style:style style:name="T526" style:parent-style-name="SourceText" style:family="text">
      <style:text-properties style:font-name="Tahoma"/>
    </style:style>
    <style:style style:name="T527" style:parent-style-name="Fuentedepárrafopredeter." style:family="text">
      <style:text-properties style:font-name="Tahoma"/>
    </style:style>
    <style:style style:name="T528" style:parent-style-name="SourceText" style:family="text">
      <style:text-properties style:font-name="Tahoma"/>
    </style:style>
    <style:style style:name="T529" style:parent-style-name="Fuentedepárrafopredeter." style:family="text">
      <style:text-properties style:font-name="Tahoma"/>
    </style:style>
    <style:style style:name="T530" style:parent-style-name="SourceText" style:family="text">
      <style:text-properties style:font-name="Tahoma"/>
    </style:style>
    <style:style style:name="T531" style:parent-style-name="Fuentedepárrafopredeter." style:family="text">
      <style:text-properties style:font-name="Tahoma"/>
    </style:style>
    <style:style style:name="P532" style:parent-style-name="Textbody" style:family="paragraph"/>
    <style:style style:name="T533" style:parent-style-name="StrongEmphasis" style:family="text">
      <style:text-properties style:font-name="Tahoma"/>
    </style:style>
    <style:style style:name="T534" style:parent-style-name="Fuentedepárrafopredeter." style:family="text">
      <style:text-properties style:font-name="Tahoma"/>
    </style:style>
    <style:style style:name="P535" style:parent-style-name="Textbody" style:family="paragraph">
      <style:paragraph-properties fo:margin-bottom="0in"/>
    </style:style>
    <style:style style:name="T536" style:parent-style-name="SourceText" style:family="text">
      <style:text-properties style:font-name="Tahoma"/>
    </style:style>
    <style:style style:name="P537" style:parent-style-name="Textbody" style:family="paragraph">
      <style:paragraph-properties fo:margin-bottom="0in"/>
    </style:style>
    <style:style style:name="T538" style:parent-style-name="SourceText" style:family="text">
      <style:text-properties style:font-name="Tahoma"/>
    </style:style>
    <style:style style:name="T539" style:parent-style-name="Fuentedepárrafopredeter." style:family="text">
      <style:text-properties style:font-name="Tahoma"/>
    </style:style>
    <style:style style:name="T540" style:parent-style-name="SourceText" style:family="text">
      <style:text-properties style:font-name="Tahoma"/>
    </style:style>
    <style:style style:name="T541" style:parent-style-name="Fuentedepárrafopredeter." style:family="text">
      <style:text-properties style:font-name="Tahoma"/>
    </style:style>
    <style:style style:name="T542" style:parent-style-name="SourceText" style:family="text">
      <style:text-properties style:font-name="Tahoma"/>
    </style:style>
    <style:style style:name="T543" style:parent-style-name="Fuentedepárrafopredeter." style:family="text">
      <style:text-properties style:font-name="Tahoma"/>
    </style:style>
    <style:style style:name="T544" style:parent-style-name="SourceText" style:family="text">
      <style:text-properties style:font-name="Tahoma"/>
    </style:style>
    <style:style style:name="T545" style:parent-style-name="Fuentedepárrafopredeter." style:family="text">
      <style:text-properties style:font-name="Tahoma"/>
    </style:style>
    <style:style style:name="P546" style:parent-style-name="Textbody" style:family="paragraph"/>
    <style:style style:name="T547" style:parent-style-name="StrongEmphasis" style:family="text">
      <style:text-properties style:font-name="Tahoma"/>
    </style:style>
    <style:style style:name="T548" style:parent-style-name="Fuentedepárrafopredeter." style:family="text">
      <style:text-properties style:font-name="Tahoma"/>
    </style:style>
    <style:style style:name="P549" style:parent-style-name="Textbody" style:family="paragraph">
      <style:paragraph-properties fo:margin-bottom="0in"/>
    </style:style>
    <style:style style:name="T550" style:parent-style-name="SourceText" style:family="text">
      <style:text-properties style:font-name="Tahoma"/>
    </style:style>
    <style:style style:name="P551" style:parent-style-name="Textbody" style:family="paragraph"/>
    <style:style style:name="T552" style:parent-style-name="SourceText" style:family="text">
      <style:text-properties style:font-name="Tahoma"/>
    </style:style>
    <style:style style:name="T553" style:parent-style-name="Fuentedepárrafopredeter." style:family="text">
      <style:text-properties style:font-name="Tahoma"/>
    </style:style>
    <style:style style:name="T554" style:parent-style-name="SourceText" style:family="text">
      <style:text-properties style:font-name="Tahoma"/>
    </style:style>
    <style:style style:name="T555" style:parent-style-name="Fuentedepárrafopredeter." style:family="text">
      <style:text-properties style:font-name="Tahoma"/>
    </style:style>
    <style:style style:name="T556" style:parent-style-name="StrongEmphasis" style:family="text">
      <style:text-properties style:font-name="Tahoma" fo:font-size="12pt" style:font-size-asian="12pt" style:font-size-complex="12pt"/>
    </style:style>
    <style:style style:name="P557" style:parent-style-name="Textbody" style:family="paragraph">
      <style:text-properties style:font-name="Tahoma"/>
    </style:style>
    <style:style style:name="P558" style:parent-style-name="Textbody" style:family="paragraph"/>
    <style:style style:name="T559" style:parent-style-name="StrongEmphasis" style:family="text">
      <style:text-properties style:font-name="Tahoma"/>
    </style:style>
    <style:style style:name="T560" style:parent-style-name="Fuentedepárrafopredeter." style:family="text">
      <style:text-properties style:font-name="Tahoma"/>
    </style:style>
    <style:style style:name="P561" style:parent-style-name="Textbody" style:family="paragraph">
      <style:paragraph-properties fo:margin-bottom="0in"/>
    </style:style>
    <style:style style:name="T562" style:parent-style-name="SourceText" style:family="text">
      <style:text-properties style:font-name="Tahoma"/>
    </style:style>
    <style:style style:name="P563" style:parent-style-name="Textbody" style:family="paragraph">
      <style:paragraph-properties fo:margin-bottom="0in"/>
    </style:style>
    <style:style style:name="T564" style:parent-style-name="SourceText" style:family="text">
      <style:text-properties style:font-name="Tahoma"/>
    </style:style>
    <style:style style:name="T565" style:parent-style-name="Fuentedepárrafopredeter." style:family="text">
      <style:text-properties style:font-name="Tahoma"/>
    </style:style>
    <style:style style:name="T566" style:parent-style-name="SourceText" style:family="text">
      <style:text-properties style:font-name="Tahoma"/>
    </style:style>
    <style:style style:name="T567" style:parent-style-name="Fuentedepárrafopredeter." style:family="text">
      <style:text-properties style:font-name="Tahoma"/>
    </style:style>
    <style:style style:name="T568" style:parent-style-name="SourceText" style:family="text">
      <style:text-properties style:font-name="Tahoma"/>
    </style:style>
    <style:style style:name="T569" style:parent-style-name="Fuentedepárrafopredeter." style:family="text">
      <style:text-properties style:font-name="Tahoma"/>
    </style:style>
    <style:style style:name="P570" style:parent-style-name="Textbody" style:family="paragraph"/>
    <style:style style:name="T571" style:parent-style-name="StrongEmphasis" style:family="text">
      <style:text-properties style:font-name="Tahoma"/>
    </style:style>
    <style:style style:name="T572" style:parent-style-name="Fuentedepárrafopredeter." style:family="text">
      <style:text-properties style:font-name="Tahoma"/>
    </style:style>
    <style:style style:name="P573" style:parent-style-name="Textbody" style:family="paragraph">
      <style:paragraph-properties fo:margin-bottom="0in"/>
    </style:style>
    <style:style style:name="T574" style:parent-style-name="SourceText" style:family="text">
      <style:text-properties style:font-name="Tahoma"/>
    </style:style>
    <style:style style:name="P575" style:parent-style-name="Textbody" style:family="paragraph">
      <style:paragraph-properties fo:margin-bottom="0in"/>
    </style:style>
    <style:style style:name="T576" style:parent-style-name="SourceText" style:family="text">
      <style:text-properties style:font-name="Tahoma"/>
    </style:style>
    <style:style style:name="T577" style:parent-style-name="Fuentedepárrafopredeter." style:family="text">
      <style:text-properties style:font-name="Tahoma"/>
    </style:style>
    <style:style style:name="T578" style:parent-style-name="SourceText" style:family="text">
      <style:text-properties style:font-name="Tahoma"/>
    </style:style>
    <style:style style:name="T579" style:parent-style-name="Fuentedepárrafopredeter." style:family="text">
      <style:text-properties style:font-name="Tahoma"/>
    </style:style>
    <style:style style:name="P580" style:parent-style-name="Textbody" style:family="paragraph"/>
    <style:style style:name="T581" style:parent-style-name="StrongEmphasis" style:family="text">
      <style:text-properties style:font-name="Tahoma"/>
    </style:style>
    <style:style style:name="T582" style:parent-style-name="Fuentedepárrafopredeter." style:family="text">
      <style:text-properties style:font-name="Tahoma"/>
    </style:style>
    <style:style style:name="P583" style:parent-style-name="Textbody" style:family="paragraph">
      <style:paragraph-properties fo:margin-bottom="0in"/>
    </style:style>
    <style:style style:name="T584" style:parent-style-name="SourceText" style:family="text">
      <style:text-properties style:font-name="Tahoma"/>
    </style:style>
    <style:style style:name="P585" style:parent-style-name="Textbody" style:family="paragraph"/>
    <style:style style:name="T586" style:parent-style-name="SourceText" style:family="text">
      <style:text-properties style:font-name="Tahoma"/>
    </style:style>
    <style:style style:name="T587" style:parent-style-name="Fuentedepárrafopredeter." style:family="text">
      <style:text-properties style:font-name="Tahoma"/>
    </style:style>
    <style:style style:name="T588" style:parent-style-name="SourceText" style:family="text">
      <style:text-properties style:font-name="Tahoma"/>
    </style:style>
    <style:style style:name="T589" style:parent-style-name="Fuentedepárrafopredeter." style:family="text">
      <style:text-properties style:font-name="Tahoma"/>
    </style:style>
    <style:style style:name="T590" style:parent-style-name="SourceText" style:family="text">
      <style:text-properties style:font-name="Tahoma"/>
    </style:style>
    <style:style style:name="T591" style:parent-style-name="Fuentedepárrafopredeter." style:family="text">
      <style:text-properties style:font-name="Tahoma"/>
    </style:style>
    <style:style style:name="T592" style:parent-style-name="StrongEmphasis" style:family="text">
      <style:text-properties style:font-name="Tahoma" fo:font-size="12pt" style:font-size-asian="12pt" style:font-size-complex="12pt"/>
    </style:style>
    <style:style style:name="P593" style:parent-style-name="Textbody" style:family="paragraph">
      <style:text-properties style:font-name="Tahoma"/>
    </style:style>
    <style:style style:name="P594" style:parent-style-name="Textbody" style:family="paragraph">
      <style:paragraph-properties fo:margin-bottom="0in"/>
    </style:style>
    <style:style style:name="T595" style:parent-style-name="Fuentedepárrafopredeter." style:family="text">
      <style:text-properties style:font-name="Tahoma"/>
    </style:style>
    <style:style style:name="T596" style:parent-style-name="SourceText" style:family="text">
      <style:text-properties style:font-name="Tahoma"/>
    </style:style>
    <style:style style:name="T597" style:parent-style-name="Fuentedepárrafopredeter." style:family="text">
      <style:text-properties style:font-name="Tahoma"/>
    </style:style>
    <style:style style:name="T598" style:parent-style-name="SourceText" style:family="text">
      <style:text-properties style:font-name="Tahoma"/>
    </style:style>
    <style:style style:name="T599" style:parent-style-name="Fuentedepárrafopredeter." style:family="text">
      <style:text-properties style:font-name="Tahoma"/>
    </style:style>
    <style:style style:name="P600" style:parent-style-name="Textbody" style:family="paragraph">
      <style:paragraph-properties fo:margin-bottom="0in"/>
    </style:style>
    <style:style style:name="T601" style:parent-style-name="Fuentedepárrafopredeter." style:family="text">
      <style:text-properties style:font-name="Tahoma"/>
    </style:style>
    <style:style style:name="T602" style:parent-style-name="SourceText" style:family="text">
      <style:text-properties style:font-name="Tahoma"/>
    </style:style>
    <style:style style:name="T603" style:parent-style-name="Fuentedepárrafopredeter." style:family="text">
      <style:text-properties style:font-name="Tahoma"/>
    </style:style>
    <style:style style:name="P604" style:parent-style-name="Textbody" style:family="paragraph"/>
    <style:style style:name="T605" style:parent-style-name="Fuentedepárrafopredeter." style:family="text">
      <style:text-properties style:font-name="Tahoma"/>
    </style:style>
    <style:style style:name="T606" style:parent-style-name="SourceText" style:family="text">
      <style:text-properties style:font-name="Tahoma"/>
    </style:style>
    <style:style style:name="T607" style:parent-style-name="Fuentedepárrafopredeter." style:family="text">
      <style:text-properties style:font-name="Tahoma"/>
    </style:style>
    <style:style style:name="T608" style:parent-style-name="SourceText" style:family="text">
      <style:text-properties style:font-name="Tahoma"/>
    </style:style>
    <style:style style:name="T609" style:parent-style-name="Fuentedepárrafopredeter." style:family="text">
      <style:text-properties style:font-name="Tahoma"/>
    </style:style>
    <style:style style:name="T610" style:parent-style-name="Fuentedepárrafopredeter." style:family="text">
      <style:text-properties style:font-name="Tahoma"/>
    </style:style>
    <style:style style:name="T611" style:parent-style-name="StrongEmphasis" style:family="text">
      <style:text-properties style:font-name="Tahoma"/>
    </style:style>
    <style:style style:name="T612" style:parent-style-name="Fuentedepárrafopredeter." style:family="text">
      <style:text-properties style:font-name="Tahoma"/>
    </style:style>
    <style:style style:name="P613" style:parent-style-name="Standard" style:family="paragraph">
      <style:paragraph-properties fo:text-align="justify"/>
      <style:text-properties style:font-name="Tahoma"/>
    </style:style>
    <style:style style:name="P614" style:parent-style-name="Textbody" style:family="paragraph">
      <style:paragraph-properties fo:text-align="justify"/>
    </style:style>
    <style:style style:name="T615" style:parent-style-name="Fuentedepárrafopredeter." style:family="text">
      <style:text-properties style:font-name="Tahoma" fo:font-weight="bold" style:font-weight-asian="bold" style:font-weight-complex="bold" fo:color="#355269"/>
    </style:style>
    <style:style style:name="T616" style:parent-style-name="SourceText" style:family="text">
      <style:text-properties style:font-name="Tahoma" fo:font-weight="bold" style:font-weight-asian="bold" style:font-weight-complex="bold" fo:color="#355269"/>
    </style:style>
    <style:style style:name="P617" style:parent-style-name="Textbody" style:family="paragraph">
      <style:paragraph-properties fo:text-align="justify"/>
    </style:style>
    <style:style style:name="T618" style:parent-style-name="Fuentedepárrafopredeter." style:family="text">
      <style:text-properties style:font-name="Tahoma"/>
    </style:style>
    <style:style style:name="T619" style:parent-style-name="SourceText" style:family="text">
      <style:text-properties style:font-name="Tahoma"/>
    </style:style>
    <style:style style:name="T620" style:parent-style-name="Fuentedepárrafopredeter." style:family="text">
      <style:text-properties style:font-name="Tahoma"/>
    </style:style>
    <style:style style:name="T621" style:parent-style-name="Fuentedepárrafopredeter." style:family="text">
      <style:text-properties style:font-name="Tahoma"/>
    </style:style>
    <style:style style:name="T622" style:parent-style-name="Fuentedepárrafopredeter." style:family="text">
      <style:text-properties style:font-name="Tahoma"/>
    </style:style>
    <style:style style:name="T623" style:parent-style-name="Fuentedepárrafopredeter." style:family="text">
      <style:text-properties style:font-name="Tahoma" fo:font-size="12pt" style:font-size-asian="12pt" style:font-size-complex="12pt"/>
    </style:style>
    <style:style style:name="T624" style:parent-style-name="SourceText" style:family="text">
      <style:text-properties style:font-name="Tahoma" fo:font-size="12pt" style:font-size-asian="12pt" style:font-size-complex="12pt"/>
    </style:style>
    <style:style style:name="P625" style:parent-style-name="Textbody" style:family="paragraph"/>
    <style:style style:name="T626" style:parent-style-name="StrongEmphasis" style:family="text">
      <style:text-properties style:font-name="Tahoma"/>
    </style:style>
    <style:style style:name="T627" style:parent-style-name="Fuentedepárrafopredeter." style:family="text">
      <style:text-properties style:font-name="Tahoma"/>
    </style:style>
    <style:style style:name="T628" style:parent-style-name="Fuentedepárrafopredeter." style:family="text">
      <style:text-properties style:font-name="Tahoma"/>
    </style:style>
    <style:style style:name="T629" style:parent-style-name="SourceText" style:family="text">
      <style:text-properties style:font-name="Tahoma"/>
    </style:style>
    <style:style style:name="T630" style:parent-style-name="Fuentedepárrafopredeter." style:family="text">
      <style:text-properties style:font-name="Tahoma"/>
    </style:style>
    <style:style style:name="P631" style:parent-style-name="PreformattedText" style:family="paragraph">
      <style:paragraph-properties fo:background-color="#272822">
        <style:background-fill draw:fill="solid" draw:fill-color="#272822"/>
      </style:paragraph-properties>
    </style:style>
    <style:style style:name="T632" style:parent-style-name="SourceText" style:family="text">
      <style:text-properties style:font-name="Tahoma" fo:color="#66D9EF" fo:font-size="12pt" style:font-size-asian="12pt" style:font-size-complex="12pt"/>
    </style:style>
    <style:style style:name="T633" style:parent-style-name="SourceText" style:family="text">
      <style:text-properties style:font-name="Tahoma" fo:color="#F8F8F2" fo:font-size="12pt" style:font-size-asian="12pt" style:font-size-complex="12pt"/>
    </style:style>
    <style:style style:name="T634" style:parent-style-name="SourceText" style:family="text">
      <style:text-properties style:font-name="Tahoma" fo:color="#A6E22E" fo:font-size="12pt" style:font-size-asian="12pt" style:font-size-complex="12pt"/>
    </style:style>
    <style:style style:name="T635" style:parent-style-name="SourceText" style:family="text">
      <style:text-properties style:font-name="Tahoma" fo:color="#F8F8F2" fo:font-size="12pt" style:font-size-asian="12pt" style:font-size-complex="12pt"/>
    </style:style>
    <style:style style:name="T636" style:parent-style-name="SourceText" style:family="text">
      <style:text-properties style:font-name="Tahoma" fo:color="#FF4689" fo:font-size="12pt" style:font-size-asian="12pt" style:font-size-complex="12pt"/>
    </style:style>
    <style:style style:name="T637" style:parent-style-name="SourceText" style:family="text">
      <style:text-properties style:font-name="Tahoma" fo:color="#F8F8F2" fo:font-size="12pt" style:font-size-asian="12pt" style:font-size-complex="12pt"/>
    </style:style>
    <style:style style:name="T638" style:parent-style-name="SourceText" style:family="text">
      <style:text-properties style:font-name="Tahoma" fo:color="#E6DB74" fo:font-size="12pt" style:font-size-asian="12pt" style:font-size-complex="12pt"/>
    </style:style>
    <style:style style:name="T639" style:parent-style-name="SourceText" style:family="text">
      <style:text-properties style:font-name="Tahoma" fo:color="#F8F8F2" fo:font-size="12pt" style:font-size-asian="12pt" style:font-size-complex="12pt"/>
    </style:style>
    <style:style style:name="P640" style:parent-style-name="PreformattedText" style:family="paragraph">
      <style:paragraph-properties fo:margin-bottom="0.1965in" fo:background-color="#272822">
        <style:background-fill draw:fill="solid" draw:fill-color="#272822"/>
      </style:paragraph-properties>
    </style:style>
    <style:style style:name="T641" style:parent-style-name="SourceText" style:family="text">
      <style:text-properties style:font-name="Tahoma" fo:color="#A6E22E" fo:font-size="12pt" style:font-size-asian="12pt" style:font-size-complex="12pt"/>
    </style:style>
    <style:style style:name="T642" style:parent-style-name="SourceText" style:family="text">
      <style:text-properties style:font-name="Tahoma" fo:color="#F8F8F2" fo:font-size="12pt" style:font-size-asian="12pt" style:font-size-complex="12pt"/>
    </style:style>
    <style:style style:name="T643" style:parent-style-name="SourceText" style:family="text">
      <style:text-properties style:font-name="Tahoma" fo:color="#A6E22E" fo:font-size="12pt" style:font-size-asian="12pt" style:font-size-complex="12pt"/>
    </style:style>
    <style:style style:name="T644" style:parent-style-name="SourceText" style:family="text">
      <style:text-properties style:font-name="Tahoma" fo:color="#F8F8F2" fo:font-size="12pt" style:font-size-asian="12pt" style:font-size-complex="12pt"/>
    </style:style>
    <style:style style:name="T645" style:parent-style-name="SourceText" style:family="text">
      <style:text-properties style:font-name="Tahoma" fo:color="#A6E22E" fo:font-size="12pt" style:font-size-asian="12pt" style:font-size-complex="12pt"/>
    </style:style>
    <style:style style:name="T646" style:parent-style-name="SourceText" style:family="text">
      <style:text-properties style:font-name="Tahoma" fo:color="#F8F8F2" fo:font-size="12pt" style:font-size-asian="12pt" style:font-size-complex="12pt"/>
    </style:style>
    <style:style style:name="T647" style:parent-style-name="SourceText" style:family="text">
      <style:text-properties style:font-name="Tahoma" fo:color="#959077" fo:font-size="12pt" style:font-size-asian="12pt" style:font-size-complex="12pt"/>
    </style:style>
    <style:style style:name="P648" style:parent-style-name="Textbody" style:family="paragraph"/>
    <style:style style:name="T649" style:parent-style-name="StrongEmphasis" style:family="text">
      <style:text-properties style:font-name="Tahoma"/>
    </style:style>
    <style:style style:name="T650" style:parent-style-name="Fuentedepárrafopredeter." style:family="text">
      <style:text-properties style:font-name="Tahoma"/>
    </style:style>
    <style:style style:name="T651" style:parent-style-name="Fuentedepárrafopredeter." style:family="text">
      <style:text-properties style:font-name="Tahoma"/>
    </style:style>
    <style:style style:name="T652" style:parent-style-name="SourceText" style:family="text">
      <style:text-properties style:font-name="Tahoma"/>
    </style:style>
    <style:style style:name="T653" style:parent-style-name="Fuentedepárrafopredeter." style:family="text">
      <style:text-properties style:font-name="Tahoma"/>
    </style:style>
    <style:style style:name="P654" style:parent-style-name="PreformattedText" style:family="paragraph">
      <style:paragraph-properties fo:margin-bottom="0.1965in" fo:background-color="#272822">
        <style:background-fill draw:fill="solid" draw:fill-color="#272822"/>
      </style:paragraph-properties>
    </style:style>
    <style:style style:name="T655" style:parent-style-name="SourceText" style:family="text">
      <style:text-properties style:font-name="Tahoma" fo:color="#A6E22E" fo:font-size="12pt" style:font-size-asian="12pt" style:font-size-complex="12pt"/>
    </style:style>
    <style:style style:name="T656" style:parent-style-name="SourceText" style:family="text">
      <style:text-properties style:font-name="Tahoma" fo:color="#F8F8F2" fo:font-size="12pt" style:font-size-asian="12pt" style:font-size-complex="12pt"/>
    </style:style>
    <style:style style:name="T657" style:parent-style-name="SourceText" style:family="text">
      <style:text-properties style:font-name="Tahoma" fo:color="#E6DB74" fo:font-size="12pt" style:font-size-asian="12pt" style:font-size-complex="12pt"/>
    </style:style>
    <style:style style:name="T658" style:parent-style-name="SourceText" style:family="text">
      <style:text-properties style:font-name="Tahoma" fo:color="#F8F8F2" fo:font-size="12pt" style:font-size-asian="12pt" style:font-size-complex="12pt"/>
    </style:style>
    <style:style style:name="T659" style:parent-style-name="SourceText" style:family="text">
      <style:text-properties style:font-name="Tahoma" fo:color="#959077" fo:font-size="12pt" style:font-size-asian="12pt" style:font-size-complex="12pt"/>
    </style:style>
    <style:style style:name="P660" style:parent-style-name="Textbody" style:family="paragraph"/>
    <style:style style:name="T661" style:parent-style-name="StrongEmphasis" style:family="text">
      <style:text-properties style:font-name="Tahoma"/>
    </style:style>
    <style:style style:name="T662" style:parent-style-name="Fuentedepárrafopredeter." style:family="text">
      <style:text-properties style:font-name="Tahoma"/>
    </style:style>
    <style:style style:name="P663" style:parent-style-name="Textbody" style:family="paragraph">
      <style:paragraph-properties fo:margin-bottom="0in"/>
    </style:style>
    <style:style style:name="T664" style:parent-style-name="StrongEmphasis" style:family="text">
      <style:text-properties style:font-name="Tahoma"/>
    </style:style>
    <style:style style:name="T665" style:parent-style-name="Fuentedepárrafopredeter." style:family="text">
      <style:text-properties style:font-name="Tahoma"/>
    </style:style>
    <style:style style:name="T666" style:parent-style-name="SourceText" style:family="text">
      <style:text-properties style:font-name="Tahoma"/>
    </style:style>
    <style:style style:name="T667" style:parent-style-name="Fuentedepárrafopredeter." style:family="text">
      <style:text-properties style:font-name="Tahoma"/>
    </style:style>
    <style:style style:name="T668" style:parent-style-name="SourceText" style:family="text">
      <style:text-properties style:font-name="Tahoma"/>
    </style:style>
    <style:style style:name="T669" style:parent-style-name="Fuentedepárrafopredeter." style:family="text">
      <style:text-properties style:font-name="Tahoma"/>
    </style:style>
    <style:style style:name="T670" style:parent-style-name="SourceText" style:family="text">
      <style:text-properties style:font-name="Tahoma"/>
    </style:style>
    <style:style style:name="T671" style:parent-style-name="Fuentedepárrafopredeter." style:family="text">
      <style:text-properties style:font-name="Tahoma"/>
    </style:style>
    <style:style style:name="P672" style:parent-style-name="Textbody" style:family="paragraph"/>
    <style:style style:name="T673" style:parent-style-name="StrongEmphasis" style:family="text">
      <style:text-properties style:font-name="Tahoma"/>
    </style:style>
    <style:style style:name="T674" style:parent-style-name="Fuentedepárrafopredeter." style:family="text">
      <style:text-properties style:font-name="Tahoma"/>
    </style:style>
    <style:style style:name="T675" style:parent-style-name="SourceText" style:family="text">
      <style:text-properties style:font-name="Tahoma"/>
    </style:style>
    <style:style style:name="T676" style:parent-style-name="Fuentedepárrafopredeter." style:family="text">
      <style:text-properties style:font-name="Tahoma"/>
    </style:style>
    <style:style style:name="T677" style:parent-style-name="Fuentedepárrafopredeter." style:family="text">
      <style:text-properties style:font-name="Tahoma" fo:font-size="12pt" style:font-size-asian="12pt" style:font-size-complex="12pt"/>
    </style:style>
    <style:style style:name="T678" style:parent-style-name="SourceText" style:family="text">
      <style:text-properties style:font-name="Tahoma" fo:font-size="12pt" style:font-size-asian="12pt" style:font-size-complex="12pt"/>
    </style:style>
    <style:style style:name="T679" style:parent-style-name="Fuentedepárrafopredeter." style:family="text">
      <style:text-properties style:font-name="Tahoma"/>
    </style:style>
    <style:style style:name="T680" style:parent-style-name="StrongEmphasis" style:family="text">
      <style:text-properties style:font-name="Tahoma"/>
    </style:style>
    <style:style style:name="T681" style:parent-style-name="Fuentedepárrafopredeter." style:family="text">
      <style:text-properties style:font-name="Tahoma"/>
    </style:style>
    <style:style style:name="P682" style:parent-style-name="Textbody" style:family="paragraph">
      <style:paragraph-properties fo:margin-bottom="0in"/>
    </style:style>
    <style:style style:name="T683" style:parent-style-name="SourceText" style:family="text">
      <style:text-properties style:font-name="Tahoma"/>
    </style:style>
    <style:style style:name="T684" style:parent-style-name="Fuentedepárrafopredeter." style:family="text">
      <style:text-properties style:font-name="Tahoma"/>
    </style:style>
    <style:style style:name="P685" style:parent-style-name="Textbody" style:family="paragraph">
      <style:paragraph-properties fo:margin-bottom="0in"/>
    </style:style>
    <style:style style:name="T686" style:parent-style-name="SourceText" style:family="text">
      <style:text-properties style:font-name="Tahoma"/>
    </style:style>
    <style:style style:name="T687" style:parent-style-name="Fuentedepárrafopredeter." style:family="text">
      <style:text-properties style:font-name="Tahoma"/>
    </style:style>
    <style:style style:name="T688" style:parent-style-name="SourceText" style:family="text">
      <style:text-properties style:font-name="Tahoma"/>
    </style:style>
    <style:style style:name="T689" style:parent-style-name="Fuentedepárrafopredeter." style:family="text">
      <style:text-properties style:font-name="Tahoma"/>
    </style:style>
    <style:style style:name="P690" style:parent-style-name="Textbody" style:family="paragraph">
      <style:paragraph-properties fo:margin-bottom="0in"/>
    </style:style>
    <style:style style:name="T691" style:parent-style-name="SourceText" style:family="text">
      <style:text-properties style:font-name="Tahoma"/>
    </style:style>
    <style:style style:name="T692" style:parent-style-name="Fuentedepárrafopredeter." style:family="text">
      <style:text-properties style:font-name="Tahoma"/>
    </style:style>
    <style:style style:name="P693" style:parent-style-name="Textbody" style:family="paragraph">
      <style:paragraph-properties fo:margin-bottom="0in"/>
    </style:style>
    <style:style style:name="T694" style:parent-style-name="SourceText" style:family="text">
      <style:text-properties style:font-name="Tahoma"/>
    </style:style>
    <style:style style:name="T695" style:parent-style-name="Fuentedepárrafopredeter." style:family="text">
      <style:text-properties style:font-name="Tahoma"/>
    </style:style>
    <style:style style:name="P696" style:parent-style-name="Textbody" style:family="paragraph"/>
    <style:style style:name="T697" style:parent-style-name="SourceText" style:family="text">
      <style:text-properties style:font-name="Tahoma"/>
    </style:style>
    <style:style style:name="T698" style:parent-style-name="Fuentedepárrafopredeter." style:family="text">
      <style:text-properties style:font-name="Tahoma"/>
    </style:style>
    <style:style style:name="P699" style:parent-style-name="PreformattedText" style:family="paragraph">
      <style:paragraph-properties fo:background-color="#272822">
        <style:background-fill draw:fill="solid" draw:fill-color="#272822"/>
      </style:paragraph-properties>
    </style:style>
    <style:style style:name="T700" style:parent-style-name="SourceText" style:family="text">
      <style:text-properties style:font-name="Tahoma" fo:color="#A6E22E" fo:font-size="12pt" style:font-size-asian="12pt" style:font-size-complex="12pt"/>
    </style:style>
    <style:style style:name="T701" style:parent-style-name="SourceText" style:family="text">
      <style:text-properties style:font-name="Tahoma" fo:color="#F8F8F2" fo:font-size="12pt" style:font-size-asian="12pt" style:font-size-complex="12pt"/>
    </style:style>
    <style:style style:name="T702" style:parent-style-name="SourceText" style:family="text">
      <style:text-properties style:font-name="Tahoma" fo:color="#A6E22E" fo:font-size="12pt" style:font-size-asian="12pt" style:font-size-complex="12pt"/>
    </style:style>
    <style:style style:name="T703" style:parent-style-name="SourceText" style:family="text">
      <style:text-properties style:font-name="Tahoma" fo:color="#F8F8F2" fo:font-size="12pt" style:font-size-asian="12pt" style:font-size-complex="12pt"/>
    </style:style>
    <style:style style:name="T704" style:parent-style-name="SourceText" style:family="text">
      <style:text-properties style:font-name="Tahoma" fo:color="#A6E22E" fo:font-size="12pt" style:font-size-asian="12pt" style:font-size-complex="12pt"/>
    </style:style>
    <style:style style:name="T705" style:parent-style-name="SourceText" style:family="text">
      <style:text-properties style:font-name="Tahoma" fo:color="#F8F8F2" fo:font-size="12pt" style:font-size-asian="12pt" style:font-size-complex="12pt"/>
    </style:style>
    <style:style style:name="T706" style:parent-style-name="SourceText" style:family="text">
      <style:text-properties style:font-name="Tahoma" fo:color="#959077" fo:font-size="12pt" style:font-size-asian="12pt" style:font-size-complex="12pt"/>
    </style:style>
    <style:style style:name="P707" style:parent-style-name="PreformattedText" style:family="paragraph">
      <style:paragraph-properties fo:margin-bottom="0.1965in" fo:background-color="#272822">
        <style:background-fill draw:fill="solid" draw:fill-color="#272822"/>
      </style:paragraph-properties>
    </style:style>
    <style:style style:name="T708" style:parent-style-name="SourceText" style:family="text">
      <style:text-properties style:font-name="Tahoma" fo:color="#A6E22E" fo:font-size="12pt" style:font-size-asian="12pt" style:font-size-complex="12pt"/>
    </style:style>
    <style:style style:name="T709" style:parent-style-name="SourceText" style:family="text">
      <style:text-properties style:font-name="Tahoma" fo:color="#F8F8F2" fo:font-size="12pt" style:font-size-asian="12pt" style:font-size-complex="12pt"/>
    </style:style>
    <style:style style:name="T710" style:parent-style-name="SourceText" style:family="text">
      <style:text-properties style:font-name="Tahoma" fo:color="#A6E22E" fo:font-size="12pt" style:font-size-asian="12pt" style:font-size-complex="12pt"/>
    </style:style>
    <style:style style:name="T711" style:parent-style-name="SourceText" style:family="text">
      <style:text-properties style:font-name="Tahoma" fo:color="#F8F8F2" fo:font-size="12pt" style:font-size-asian="12pt" style:font-size-complex="12pt"/>
    </style:style>
    <style:style style:name="T712" style:parent-style-name="SourceText" style:family="text">
      <style:text-properties style:font-name="Tahoma" fo:color="#A6E22E" fo:font-size="12pt" style:font-size-asian="12pt" style:font-size-complex="12pt"/>
    </style:style>
    <style:style style:name="T713" style:parent-style-name="SourceText" style:family="text">
      <style:text-properties style:font-name="Tahoma" fo:color="#F8F8F2" fo:font-size="12pt" style:font-size-asian="12pt" style:font-size-complex="12pt"/>
    </style:style>
    <style:style style:name="T714" style:parent-style-name="SourceText" style:family="text">
      <style:text-properties style:font-name="Tahoma" fo:color="#A6E22E" fo:font-size="12pt" style:font-size-asian="12pt" style:font-size-complex="12pt"/>
    </style:style>
    <style:style style:name="T715" style:parent-style-name="SourceText" style:family="text">
      <style:text-properties style:font-name="Tahoma" fo:color="#F8F8F2" fo:font-size="12pt" style:font-size-asian="12pt" style:font-size-complex="12pt"/>
    </style:style>
    <style:style style:name="T716" style:parent-style-name="SourceText" style:family="text">
      <style:text-properties style:font-name="Tahoma" fo:color="#959077" fo:font-size="12pt" style:font-size-asian="12pt" style:font-size-complex="12pt"/>
    </style:style>
    <style:style style:name="T717" style:parent-style-name="Fuentedepárrafopredeter." style:family="text">
      <style:text-properties style:font-name="Tahoma"/>
    </style:style>
    <style:style style:name="T718" style:parent-style-name="StrongEmphasis" style:family="text">
      <style:text-properties style:font-name="Tahoma"/>
    </style:style>
    <style:style style:name="T719" style:parent-style-name="Fuentedepárrafopredeter." style:family="text">
      <style:text-properties style:font-name="Tahoma"/>
    </style:style>
    <style:style style:name="P720" style:parent-style-name="Textbody" style:family="paragraph">
      <style:paragraph-properties fo:margin-bottom="0in"/>
    </style:style>
    <style:style style:name="T721" style:parent-style-name="StrongEmphasis" style:family="text">
      <style:text-properties style:font-name="Tahoma"/>
    </style:style>
    <style:style style:name="T722" style:parent-style-name="Fuentedepárrafopredeter." style:family="text">
      <style:text-properties style:font-name="Tahoma"/>
    </style:style>
    <style:style style:name="P723" style:parent-style-name="Textbody" style:family="paragraph">
      <style:paragraph-properties fo:margin-bottom="0in"/>
    </style:style>
    <style:style style:name="T724" style:parent-style-name="SourceText" style:family="text">
      <style:text-properties style:font-name="Tahoma"/>
    </style:style>
    <style:style style:name="T725" style:parent-style-name="Fuentedepárrafopredeter." style:family="text">
      <style:text-properties style:font-name="Tahoma"/>
    </style:style>
    <style:style style:name="P726" style:parent-style-name="Textbody" style:family="paragraph">
      <style:paragraph-properties fo:margin-bottom="0in"/>
    </style:style>
    <style:style style:name="T727" style:parent-style-name="SourceText" style:family="text">
      <style:text-properties style:font-name="Tahoma"/>
    </style:style>
    <style:style style:name="T728" style:parent-style-name="Fuentedepárrafopredeter." style:family="text">
      <style:text-properties style:font-name="Tahoma"/>
    </style:style>
    <style:style style:name="T729" style:parent-style-name="SourceText" style:family="text">
      <style:text-properties style:font-name="Tahoma"/>
    </style:style>
    <style:style style:name="T730" style:parent-style-name="Fuentedepárrafopredeter." style:family="text">
      <style:text-properties style:font-name="Tahoma"/>
    </style:style>
    <style:style style:name="T731" style:parent-style-name="SourceText" style:family="text">
      <style:text-properties style:font-name="Tahoma"/>
    </style:style>
    <style:style style:name="T732" style:parent-style-name="Fuentedepárrafopredeter." style:family="text">
      <style:text-properties style:font-name="Tahoma"/>
    </style:style>
    <style:style style:name="P733" style:parent-style-name="Textbody" style:family="paragraph">
      <style:paragraph-properties fo:margin-bottom="0in"/>
    </style:style>
    <style:style style:name="T734" style:parent-style-name="SourceText" style:family="text">
      <style:text-properties style:font-name="Tahoma"/>
    </style:style>
    <style:style style:name="T735" style:parent-style-name="Fuentedepárrafopredeter." style:family="text">
      <style:text-properties style:font-name="Tahoma"/>
    </style:style>
    <style:style style:name="P736" style:parent-style-name="Textbody" style:family="paragraph">
      <style:paragraph-properties fo:margin-bottom="0in"/>
    </style:style>
    <style:style style:name="T737" style:parent-style-name="StrongEmphasis" style:family="text">
      <style:text-properties style:font-name="Tahoma"/>
    </style:style>
    <style:style style:name="T738" style:parent-style-name="Fuentedepárrafopredeter." style:family="text">
      <style:text-properties style:font-name="Tahoma"/>
    </style:style>
    <style:style style:name="P739" style:parent-style-name="Textbody" style:family="paragraph">
      <style:paragraph-properties fo:margin-bottom="0in"/>
    </style:style>
    <style:style style:name="T740" style:parent-style-name="SourceText" style:family="text">
      <style:text-properties style:font-name="Tahoma"/>
    </style:style>
    <style:style style:name="T741" style:parent-style-name="Fuentedepárrafopredeter." style:family="text">
      <style:text-properties style:font-name="Tahoma"/>
    </style:style>
    <style:style style:name="P742" style:parent-style-name="Textbody" style:family="paragraph">
      <style:paragraph-properties fo:margin-bottom="0in"/>
    </style:style>
    <style:style style:name="T743" style:parent-style-name="SourceText" style:family="text">
      <style:text-properties style:font-name="Tahoma"/>
    </style:style>
    <style:style style:name="T744" style:parent-style-name="Fuentedepárrafopredeter." style:family="text">
      <style:text-properties style:font-name="Tahoma"/>
    </style:style>
    <style:style style:name="P745" style:parent-style-name="Textbody" style:family="paragraph">
      <style:paragraph-properties fo:margin-bottom="0in"/>
    </style:style>
    <style:style style:name="T746" style:parent-style-name="StrongEmphasis" style:family="text">
      <style:text-properties style:font-name="Tahoma"/>
    </style:style>
    <style:style style:name="T747" style:parent-style-name="Fuentedepárrafopredeter." style:family="text">
      <style:text-properties style:font-name="Tahoma"/>
    </style:style>
    <style:style style:name="P748" style:parent-style-name="Textbody" style:family="paragraph">
      <style:paragraph-properties fo:margin-bottom="0in"/>
    </style:style>
    <style:style style:name="T749" style:parent-style-name="SourceText" style:family="text">
      <style:text-properties style:font-name="Tahoma"/>
    </style:style>
    <style:style style:name="T750" style:parent-style-name="Fuentedepárrafopredeter." style:family="text">
      <style:text-properties style:font-name="Tahoma"/>
    </style:style>
    <style:style style:name="P751" style:parent-style-name="Textbody" style:family="paragraph">
      <style:paragraph-properties fo:margin-bottom="0in"/>
    </style:style>
    <style:style style:name="T752" style:parent-style-name="SourceText" style:family="text">
      <style:text-properties style:font-name="Tahoma"/>
    </style:style>
    <style:style style:name="T753" style:parent-style-name="Fuentedepárrafopredeter." style:family="text">
      <style:text-properties style:font-name="Tahoma"/>
    </style:style>
    <style:style style:name="P754" style:parent-style-name="Textbody" style:family="paragraph">
      <style:paragraph-properties fo:margin-bottom="0in"/>
    </style:style>
    <style:style style:name="T755" style:parent-style-name="SourceText" style:family="text">
      <style:text-properties style:font-name="Tahoma"/>
    </style:style>
    <style:style style:name="T756" style:parent-style-name="Fuentedepárrafopredeter." style:family="text">
      <style:text-properties style:font-name="Tahoma"/>
    </style:style>
    <style:style style:name="T757" style:parent-style-name="SourceText" style:family="text">
      <style:text-properties style:font-name="Tahoma"/>
    </style:style>
    <style:style style:name="T758" style:parent-style-name="Fuentedepárrafopredeter." style:family="text">
      <style:text-properties style:font-name="Tahoma"/>
    </style:style>
    <style:style style:name="P759" style:parent-style-name="Textbody" style:family="paragraph">
      <style:paragraph-properties fo:margin-bottom="0in"/>
    </style:style>
    <style:style style:name="T760" style:parent-style-name="StrongEmphasis" style:family="text">
      <style:text-properties style:font-name="Tahoma"/>
    </style:style>
    <style:style style:name="T761" style:parent-style-name="Fuentedepárrafopredeter." style:family="text">
      <style:text-properties style:font-name="Tahoma"/>
    </style:style>
    <style:style style:name="P762" style:parent-style-name="Textbody" style:family="paragraph">
      <style:paragraph-properties fo:margin-bottom="0in"/>
    </style:style>
    <style:style style:name="T763" style:parent-style-name="SourceText" style:family="text">
      <style:text-properties style:font-name="Tahoma"/>
    </style:style>
    <style:style style:name="T764" style:parent-style-name="Fuentedepárrafopredeter." style:family="text">
      <style:text-properties style:font-name="Tahoma"/>
    </style:style>
    <style:style style:name="P765" style:parent-style-name="Textbody" style:family="paragraph"/>
    <style:style style:name="T766" style:parent-style-name="SourceText" style:family="text">
      <style:text-properties style:font-name="Tahoma"/>
    </style:style>
    <style:style style:name="T767" style:parent-style-name="Fuentedepárrafopredeter." style:family="text">
      <style:text-properties style:font-name="Tahoma"/>
    </style:style>
    <style:style style:name="T768" style:parent-style-name="SourceText" style:family="text">
      <style:text-properties style:font-name="Tahoma"/>
    </style:style>
    <style:style style:name="T769" style:parent-style-name="Fuentedepárrafopredeter." style:family="text">
      <style:text-properties style:font-name="Tahoma"/>
    </style:style>
    <style:style style:name="P770" style:parent-style-name="PreformattedText" style:family="paragraph">
      <style:paragraph-properties fo:background-color="#272822">
        <style:background-fill draw:fill="solid" draw:fill-color="#272822"/>
      </style:paragraph-properties>
    </style:style>
    <style:style style:name="T771" style:parent-style-name="SourceText" style:family="text">
      <style:text-properties style:font-name="Tahoma" fo:color="#A6E22E" fo:font-size="12pt" style:font-size-asian="12pt" style:font-size-complex="12pt"/>
    </style:style>
    <style:style style:name="T772" style:parent-style-name="SourceText" style:family="text">
      <style:text-properties style:font-name="Tahoma" fo:color="#F8F8F2" fo:font-size="12pt" style:font-size-asian="12pt" style:font-size-complex="12pt"/>
    </style:style>
    <style:style style:name="T773" style:parent-style-name="SourceText" style:family="text">
      <style:text-properties style:font-name="Tahoma" fo:color="#E6DB74" fo:font-size="12pt" style:font-size-asian="12pt" style:font-size-complex="12pt"/>
    </style:style>
    <style:style style:name="T774" style:parent-style-name="SourceText" style:family="text">
      <style:text-properties style:font-name="Tahoma" fo:color="#F8F8F2" fo:font-size="12pt" style:font-size-asian="12pt" style:font-size-complex="12pt"/>
    </style:style>
    <style:style style:name="T775" style:parent-style-name="SourceText" style:family="text">
      <style:text-properties style:font-name="Tahoma" fo:color="#959077" fo:font-size="12pt" style:font-size-asian="12pt" style:font-size-complex="12pt"/>
    </style:style>
    <style:style style:name="P776" style:parent-style-name="PreformattedText" style:family="paragraph">
      <style:paragraph-properties fo:margin-bottom="0.1965in" fo:background-color="#272822">
        <style:background-fill draw:fill="solid" draw:fill-color="#272822"/>
      </style:paragraph-properties>
    </style:style>
    <style:style style:name="T777" style:parent-style-name="SourceText" style:family="text">
      <style:text-properties style:font-name="Tahoma" fo:color="#A6E22E" fo:font-size="12pt" style:font-size-asian="12pt" style:font-size-complex="12pt"/>
    </style:style>
    <style:style style:name="T778" style:parent-style-name="SourceText" style:family="text">
      <style:text-properties style:font-name="Tahoma" fo:color="#F8F8F2" fo:font-size="12pt" style:font-size-asian="12pt" style:font-size-complex="12pt"/>
    </style:style>
    <style:style style:name="T779" style:parent-style-name="SourceText" style:family="text">
      <style:text-properties style:font-name="Tahoma" fo:color="#A6E22E" fo:font-size="12pt" style:font-size-asian="12pt" style:font-size-complex="12pt"/>
    </style:style>
    <style:style style:name="T780" style:parent-style-name="SourceText" style:family="text">
      <style:text-properties style:font-name="Tahoma" fo:color="#F8F8F2" fo:font-size="12pt" style:font-size-asian="12pt" style:font-size-complex="12pt"/>
    </style:style>
    <style:style style:name="T781" style:parent-style-name="SourceText" style:family="text">
      <style:text-properties style:font-name="Tahoma" fo:color="#E6DB74" fo:font-size="12pt" style:font-size-asian="12pt" style:font-size-complex="12pt"/>
    </style:style>
    <style:style style:name="T782" style:parent-style-name="SourceText" style:family="text">
      <style:text-properties style:font-name="Tahoma" fo:color="#F8F8F2" fo:font-size="12pt" style:font-size-asian="12pt" style:font-size-complex="12pt"/>
    </style:style>
    <style:style style:name="T783" style:parent-style-name="SourceText" style:family="text">
      <style:text-properties style:font-name="Tahoma" fo:color="#AE81FF" fo:font-size="12pt" style:font-size-asian="12pt" style:font-size-complex="12pt"/>
    </style:style>
    <style:style style:name="T784" style:parent-style-name="SourceText" style:family="text">
      <style:text-properties style:font-name="Tahoma" fo:color="#F8F8F2" fo:font-size="12pt" style:font-size-asian="12pt" style:font-size-complex="12pt"/>
    </style:style>
    <style:style style:name="T785" style:parent-style-name="SourceText" style:family="text">
      <style:text-properties style:font-name="Tahoma" fo:color="#959077" fo:font-size="12pt" style:font-size-asian="12pt" style:font-size-complex="12pt"/>
    </style:style>
    <style:style style:name="T786" style:parent-style-name="Fuentedepárrafopredeter." style:family="text">
      <style:text-properties style:font-name="Tahoma"/>
    </style:style>
    <style:style style:name="T787" style:parent-style-name="StrongEmphasis" style:family="text">
      <style:text-properties style:font-name="Tahoma"/>
    </style:style>
    <style:style style:name="T788" style:parent-style-name="Fuentedepárrafopredeter." style:family="text">
      <style:text-properties style:font-name="Tahoma"/>
    </style:style>
    <style:style style:name="T789" style:parent-style-name="Fuentedepárrafopredeter." style:family="text">
      <style:text-properties style:font-name="Tahoma"/>
    </style:style>
    <style:style style:name="T790" style:parent-style-name="SourceText" style:family="text">
      <style:text-properties style:font-name="Tahoma"/>
    </style:style>
    <style:style style:name="T791" style:parent-style-name="Fuentedepárrafopredeter." style:family="text">
      <style:text-properties style:font-name="Tahoma"/>
    </style:style>
    <style:style style:name="P792" style:parent-style-name="Textbody" style:family="paragraph">
      <style:paragraph-properties fo:margin-bottom="0in"/>
    </style:style>
    <style:style style:name="T793" style:parent-style-name="SourceText" style:family="text">
      <style:text-properties style:font-name="Tahoma"/>
    </style:style>
    <style:style style:name="T794" style:parent-style-name="Fuentedepárrafopredeter." style:family="text">
      <style:text-properties style:font-name="Tahoma"/>
    </style:style>
    <style:style style:name="P795" style:parent-style-name="Textbody" style:family="paragraph">
      <style:paragraph-properties fo:margin-bottom="0in"/>
    </style:style>
    <style:style style:name="T796" style:parent-style-name="SourceText" style:family="text">
      <style:text-properties style:font-name="Tahoma"/>
    </style:style>
    <style:style style:name="T797" style:parent-style-name="Fuentedepárrafopredeter." style:family="text">
      <style:text-properties style:font-name="Tahoma"/>
    </style:style>
    <style:style style:name="P798" style:parent-style-name="Textbody" style:family="paragraph">
      <style:paragraph-properties fo:margin-bottom="0in"/>
    </style:style>
    <style:style style:name="T799" style:parent-style-name="SourceText" style:family="text">
      <style:text-properties style:font-name="Tahoma"/>
    </style:style>
    <style:style style:name="T800" style:parent-style-name="Fuentedepárrafopredeter." style:family="text">
      <style:text-properties style:font-name="Tahoma"/>
    </style:style>
    <style:style style:name="P801" style:parent-style-name="Textbody" style:family="paragraph"/>
    <style:style style:name="T802" style:parent-style-name="SourceText" style:family="text">
      <style:text-properties style:font-name="Tahoma"/>
    </style:style>
    <style:style style:name="T803" style:parent-style-name="Fuentedepárrafopredeter." style:family="text">
      <style:text-properties style:font-name="Tahoma"/>
    </style:style>
    <style:style style:name="P804" style:parent-style-name="PreformattedText" style:family="paragraph">
      <style:paragraph-properties fo:background-color="#272822">
        <style:background-fill draw:fill="solid" draw:fill-color="#272822"/>
      </style:paragraph-properties>
    </style:style>
    <style:style style:name="T805" style:parent-style-name="SourceText" style:family="text">
      <style:text-properties style:font-name="Tahoma" fo:color="#F8F8F2" fo:font-size="12pt" style:font-size-asian="12pt" style:font-size-complex="12pt"/>
    </style:style>
    <style:style style:name="T806" style:parent-style-name="SourceText" style:family="text">
      <style:text-properties style:font-name="Tahoma" fo:color="#A6E22E" fo:font-size="12pt" style:font-size-asian="12pt" style:font-size-complex="12pt"/>
    </style:style>
    <style:style style:name="T807" style:parent-style-name="SourceText" style:family="text">
      <style:text-properties style:font-name="Tahoma" fo:color="#F8F8F2" fo:font-size="12pt" style:font-size-asian="12pt" style:font-size-complex="12pt"/>
    </style:style>
    <style:style style:name="T808" style:parent-style-name="SourceText" style:family="text">
      <style:text-properties style:font-name="Tahoma" fo:color="#E6DB74" fo:font-size="12pt" style:font-size-asian="12pt" style:font-size-complex="12pt"/>
    </style:style>
    <style:style style:name="T809" style:parent-style-name="SourceText" style:family="text">
      <style:text-properties style:font-name="Tahoma" fo:color="#F8F8F2" fo:font-size="12pt" style:font-size-asian="12pt" style:font-size-complex="12pt"/>
    </style:style>
    <style:style style:name="P810" style:parent-style-name="PreformattedText" style:family="paragraph">
      <style:paragraph-properties fo:background-color="#272822">
        <style:background-fill draw:fill="solid" draw:fill-color="#272822"/>
      </style:paragraph-properties>
    </style:style>
    <style:style style:name="T811" style:parent-style-name="SourceText" style:family="text">
      <style:text-properties style:font-name="Tahoma" fo:color="#F8F8F2" fo:font-size="12pt" style:font-size-asian="12pt" style:font-size-complex="12pt"/>
    </style:style>
    <style:style style:name="T812" style:parent-style-name="SourceText" style:family="text">
      <style:text-properties style:font-name="Tahoma" fo:color="#A6E22E" fo:font-size="12pt" style:font-size-asian="12pt" style:font-size-complex="12pt"/>
    </style:style>
    <style:style style:name="T813" style:parent-style-name="SourceText" style:family="text">
      <style:text-properties style:font-name="Tahoma" fo:color="#F8F8F2" fo:font-size="12pt" style:font-size-asian="12pt" style:font-size-complex="12pt"/>
    </style:style>
    <style:style style:name="T814" style:parent-style-name="SourceText" style:family="text">
      <style:text-properties style:font-name="Tahoma" fo:color="#A6E22E" fo:font-size="12pt" style:font-size-asian="12pt" style:font-size-complex="12pt"/>
    </style:style>
    <style:style style:name="T815" style:parent-style-name="SourceText" style:family="text">
      <style:text-properties style:font-name="Tahoma" fo:color="#F8F8F2" fo:font-size="12pt" style:font-size-asian="12pt" style:font-size-complex="12pt"/>
    </style:style>
    <style:style style:name="T816" style:parent-style-name="SourceText" style:family="text">
      <style:text-properties style:font-name="Tahoma" fo:color="#E6DB74" fo:font-size="12pt" style:font-size-asian="12pt" style:font-size-complex="12pt"/>
    </style:style>
    <style:style style:name="T817" style:parent-style-name="SourceText" style:family="text">
      <style:text-properties style:font-name="Tahoma" fo:color="#F8F8F2" fo:font-size="12pt" style:font-size-asian="12pt" style:font-size-complex="12pt"/>
    </style:style>
    <style:style style:name="P818" style:parent-style-name="PreformattedText" style:family="paragraph">
      <style:paragraph-properties fo:margin-bottom="0.1965in" fo:background-color="#272822">
        <style:background-fill draw:fill="solid" draw:fill-color="#272822"/>
      </style:paragraph-properties>
    </style:style>
    <style:style style:name="T819" style:parent-style-name="SourceText" style:family="text">
      <style:text-properties style:font-name="Tahoma" fo:color="#F8F8F2" fo:font-size="12pt" style:font-size-asian="12pt" style:font-size-complex="12pt"/>
    </style:style>
    <style:style style:name="T820" style:parent-style-name="Fuentedepárrafopredeter." style:family="text">
      <style:text-properties style:font-name="Tahoma"/>
    </style:style>
    <style:style style:name="T821" style:parent-style-name="StrongEmphasis" style:family="text">
      <style:text-properties style:font-name="Tahoma"/>
    </style:style>
    <style:style style:name="T822" style:parent-style-name="Fuentedepárrafopredeter." style:family="text">
      <style:text-properties style:font-name="Tahoma"/>
    </style:style>
    <style:style style:name="P823" style:parent-style-name="Textbody" style:family="paragraph">
      <style:paragraph-properties fo:margin-bottom="0in"/>
    </style:style>
    <style:style style:name="T824" style:parent-style-name="SourceText" style:family="text">
      <style:text-properties style:font-name="Tahoma"/>
    </style:style>
    <style:style style:name="T825" style:parent-style-name="Fuentedepárrafopredeter." style:family="text">
      <style:text-properties style:font-name="Tahoma"/>
    </style:style>
    <style:style style:name="P826" style:parent-style-name="Textbody" style:family="paragraph"/>
    <style:style style:name="T827" style:parent-style-name="SourceText" style:family="text">
      <style:text-properties style:font-name="Tahoma"/>
    </style:style>
    <style:style style:name="T828" style:parent-style-name="Fuentedepárrafopredeter." style:family="text">
      <style:text-properties style:font-name="Tahoma"/>
    </style:style>
    <style:style style:name="P829" style:parent-style-name="PreformattedText" style:family="paragraph">
      <style:paragraph-properties fo:background-color="#272822">
        <style:background-fill draw:fill="solid" draw:fill-color="#272822"/>
      </style:paragraph-properties>
    </style:style>
    <style:style style:name="T830" style:parent-style-name="SourceText" style:family="text">
      <style:text-properties style:font-name="Tahoma" fo:color="#A6E22E" fo:font-size="12pt" style:font-size-asian="12pt" style:font-size-complex="12pt"/>
    </style:style>
    <style:style style:name="T831" style:parent-style-name="SourceText" style:family="text">
      <style:text-properties style:font-name="Tahoma" fo:color="#F8F8F2" fo:font-size="12pt" style:font-size-asian="12pt" style:font-size-complex="12pt"/>
    </style:style>
    <style:style style:name="T832" style:parent-style-name="SourceText" style:family="text">
      <style:text-properties style:font-name="Tahoma" fo:color="#A6E22E" fo:font-size="12pt" style:font-size-asian="12pt" style:font-size-complex="12pt"/>
    </style:style>
    <style:style style:name="T833" style:parent-style-name="SourceText" style:family="text">
      <style:text-properties style:font-name="Tahoma" fo:color="#F8F8F2" fo:font-size="12pt" style:font-size-asian="12pt" style:font-size-complex="12pt"/>
    </style:style>
    <style:style style:name="T834" style:parent-style-name="SourceText" style:family="text">
      <style:text-properties style:font-name="Tahoma" fo:color="#E6DB74" fo:font-size="12pt" style:font-size-asian="12pt" style:font-size-complex="12pt"/>
    </style:style>
    <style:style style:name="T835" style:parent-style-name="SourceText" style:family="text">
      <style:text-properties style:font-name="Tahoma" fo:color="#F8F8F2" fo:font-size="12pt" style:font-size-asian="12pt" style:font-size-complex="12pt"/>
    </style:style>
    <style:style style:name="T836" style:parent-style-name="SourceText" style:family="text">
      <style:text-properties style:font-name="Tahoma" fo:color="#E6DB74" fo:font-size="12pt" style:font-size-asian="12pt" style:font-size-complex="12pt"/>
    </style:style>
    <style:style style:name="T837" style:parent-style-name="SourceText" style:family="text">
      <style:text-properties style:font-name="Tahoma" fo:color="#F8F8F2" fo:font-size="12pt" style:font-size-asian="12pt" style:font-size-complex="12pt"/>
    </style:style>
    <style:style style:name="P838" style:parent-style-name="PreformattedText" style:family="paragraph">
      <style:paragraph-properties fo:margin-bottom="0.1965in" fo:background-color="#272822">
        <style:background-fill draw:fill="solid" draw:fill-color="#272822"/>
      </style:paragraph-properties>
    </style:style>
    <style:style style:name="T839" style:parent-style-name="SourceText" style:family="text">
      <style:text-properties style:font-name="Tahoma" fo:color="#A6E22E" fo:font-size="12pt" style:font-size-asian="12pt" style:font-size-complex="12pt"/>
    </style:style>
    <style:style style:name="T840" style:parent-style-name="SourceText" style:family="text">
      <style:text-properties style:font-name="Tahoma" fo:color="#F8F8F2" fo:font-size="12pt" style:font-size-asian="12pt" style:font-size-complex="12pt"/>
    </style:style>
    <style:style style:name="T841" style:parent-style-name="SourceText" style:family="text">
      <style:text-properties style:font-name="Tahoma" fo:color="#A6E22E" fo:font-size="12pt" style:font-size-asian="12pt" style:font-size-complex="12pt"/>
    </style:style>
    <style:style style:name="T842" style:parent-style-name="SourceText" style:family="text">
      <style:text-properties style:font-name="Tahoma" fo:color="#F8F8F2" fo:font-size="12pt" style:font-size-asian="12pt" style:font-size-complex="12pt"/>
    </style:style>
    <style:style style:name="T843" style:parent-style-name="SourceText" style:family="text">
      <style:text-properties style:font-name="Tahoma" fo:color="#A6E22E" fo:font-size="12pt" style:font-size-asian="12pt" style:font-size-complex="12pt"/>
    </style:style>
    <style:style style:name="T844" style:parent-style-name="SourceText" style:family="text">
      <style:text-properties style:font-name="Tahoma" fo:color="#F8F8F2" fo:font-size="12pt" style:font-size-asian="12pt" style:font-size-complex="12pt"/>
    </style:style>
    <style:style style:name="T845" style:parent-style-name="SourceText" style:family="text">
      <style:text-properties style:font-name="Tahoma" fo:color="#A6E22E" fo:font-size="12pt" style:font-size-asian="12pt" style:font-size-complex="12pt"/>
    </style:style>
    <style:style style:name="T846" style:parent-style-name="SourceText" style:family="text">
      <style:text-properties style:font-name="Tahoma" fo:color="#F8F8F2" fo:font-size="12pt" style:font-size-asian="12pt" style:font-size-complex="12pt"/>
    </style:style>
    <style:style style:name="T847" style:parent-style-name="SourceText" style:family="text">
      <style:text-properties style:font-name="Tahoma" fo:color="#E6DB74" fo:font-size="12pt" style:font-size-asian="12pt" style:font-size-complex="12pt"/>
    </style:style>
    <style:style style:name="T848" style:parent-style-name="SourceText" style:family="text">
      <style:text-properties style:font-name="Tahoma" fo:color="#F8F8F2" fo:font-size="12pt" style:font-size-asian="12pt" style:font-size-complex="12pt"/>
    </style:style>
    <style:style style:name="T849" style:parent-style-name="SourceText" style:family="text">
      <style:text-properties style:font-name="Tahoma" fo:color="#959077" fo:font-size="12pt" style:font-size-asian="12pt" style:font-size-complex="12pt"/>
    </style:style>
    <style:style style:name="P850" style:parent-style-name="Título3" style:family="paragraph">
      <style:text-properties style:font-name="Tahoma" fo:font-size="12pt" style:font-size-asian="12pt" style:font-size-complex="12pt"/>
    </style:style>
    <style:style style:name="P851" style:parent-style-name="PreformattedText" style:family="paragraph">
      <style:paragraph-properties fo:background-color="#272822">
        <style:background-fill draw:fill="solid" draw:fill-color="#272822"/>
      </style:paragraph-properties>
    </style:style>
    <style:style style:name="T852" style:parent-style-name="SourceText" style:family="text">
      <style:text-properties style:font-name="Tahoma" fo:color="#959077" fo:font-size="12pt" style:font-size-asian="12pt" style:font-size-complex="12pt"/>
    </style:style>
    <style:style style:name="P853" style:parent-style-name="PreformattedText" style:family="paragraph">
      <style:paragraph-properties fo:background-color="#272822">
        <style:background-fill draw:fill="solid" draw:fill-color="#272822"/>
      </style:paragraph-properties>
    </style:style>
    <style:style style:name="T854" style:parent-style-name="SourceText" style:family="text">
      <style:text-properties style:font-name="Tahoma" fo:color="#A6E22E" fo:font-size="12pt" style:font-size-asian="12pt" style:font-size-complex="12pt"/>
    </style:style>
    <style:style style:name="T855" style:parent-style-name="SourceText" style:family="text">
      <style:text-properties style:font-name="Tahoma" fo:color="#F8F8F2" fo:font-size="12pt" style:font-size-asian="12pt" style:font-size-complex="12pt"/>
    </style:style>
    <style:style style:name="T856" style:parent-style-name="SourceText" style:family="text">
      <style:text-properties style:font-name="Tahoma" fo:color="#A6E22E" fo:font-size="12pt" style:font-size-asian="12pt" style:font-size-complex="12pt"/>
    </style:style>
    <style:style style:name="T857" style:parent-style-name="SourceText" style:family="text">
      <style:text-properties style:font-name="Tahoma" fo:color="#F8F8F2" fo:font-size="12pt" style:font-size-asian="12pt" style:font-size-complex="12pt"/>
    </style:style>
    <style:style style:name="T858" style:parent-style-name="SourceText" style:family="text">
      <style:text-properties style:font-name="Tahoma" fo:color="#E6DB74" fo:font-size="12pt" style:font-size-asian="12pt" style:font-size-complex="12pt"/>
    </style:style>
    <style:style style:name="T859" style:parent-style-name="SourceText" style:family="text">
      <style:text-properties style:font-name="Tahoma" fo:color="#F8F8F2" fo:font-size="12pt" style:font-size-asian="12pt" style:font-size-complex="12pt"/>
    </style:style>
    <style:style style:name="T860" style:parent-style-name="SourceText" style:family="text">
      <style:text-properties style:font-name="Tahoma" fo:color="#A6E22E" fo:font-size="12pt" style:font-size-asian="12pt" style:font-size-complex="12pt"/>
    </style:style>
    <style:style style:name="T861" style:parent-style-name="SourceText" style:family="text">
      <style:text-properties style:font-name="Tahoma" fo:color="#F8F8F2" fo:font-size="12pt" style:font-size-asian="12pt" style:font-size-complex="12pt"/>
    </style:style>
    <style:style style:name="P862" style:parent-style-name="PreformattedText" style:family="paragraph">
      <style:paragraph-properties fo:background-color="#272822">
        <style:background-fill draw:fill="solid" draw:fill-color="#272822"/>
      </style:paragraph-properties>
    </style:style>
    <style:style style:name="T863" style:parent-style-name="SourceText" style:family="text">
      <style:text-properties style:font-name="Tahoma" fo:color="#A6E22E" fo:font-size="12pt" style:font-size-asian="12pt" style:font-size-complex="12pt"/>
    </style:style>
    <style:style style:name="T864" style:parent-style-name="SourceText" style:family="text">
      <style:text-properties style:font-name="Tahoma" fo:color="#F8F8F2" fo:font-size="12pt" style:font-size-asian="12pt" style:font-size-complex="12pt"/>
    </style:style>
    <style:style style:name="T865" style:parent-style-name="SourceText" style:family="text">
      <style:text-properties style:font-name="Tahoma" fo:color="#A6E22E" fo:font-size="12pt" style:font-size-asian="12pt" style:font-size-complex="12pt"/>
    </style:style>
    <style:style style:name="T866" style:parent-style-name="SourceText" style:family="text">
      <style:text-properties style:font-name="Tahoma" fo:color="#F8F8F2" fo:font-size="12pt" style:font-size-asian="12pt" style:font-size-complex="12pt"/>
    </style:style>
    <style:style style:name="T867" style:parent-style-name="SourceText" style:family="text">
      <style:text-properties style:font-name="Tahoma" fo:color="#E6DB74" fo:font-size="12pt" style:font-size-asian="12pt" style:font-size-complex="12pt"/>
    </style:style>
    <style:style style:name="T868" style:parent-style-name="SourceText" style:family="text">
      <style:text-properties style:font-name="Tahoma" fo:color="#F8F8F2" fo:font-size="12pt" style:font-size-asian="12pt" style:font-size-complex="12pt"/>
    </style:style>
    <style:style style:name="T869" style:parent-style-name="SourceText" style:family="text">
      <style:text-properties style:font-name="Tahoma" fo:color="#A6E22E" fo:font-size="12pt" style:font-size-asian="12pt" style:font-size-complex="12pt"/>
    </style:style>
    <style:style style:name="T870" style:parent-style-name="SourceText" style:family="text">
      <style:text-properties style:font-name="Tahoma" fo:color="#F8F8F2" fo:font-size="12pt" style:font-size-asian="12pt" style:font-size-complex="12pt"/>
    </style:style>
    <style:style style:name="T871" style:parent-style-name="SourceText" style:family="text">
      <style:text-properties style:font-name="Tahoma" fo:color="#A6E22E" fo:font-size="12pt" style:font-size-asian="12pt" style:font-size-complex="12pt"/>
    </style:style>
    <style:style style:name="T872" style:parent-style-name="SourceText" style:family="text">
      <style:text-properties style:font-name="Tahoma" fo:color="#F8F8F2" fo:font-size="12pt" style:font-size-asian="12pt" style:font-size-complex="12pt"/>
    </style:style>
    <style:style style:name="P873"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874" style:parent-style-name="PreformattedText" style:family="paragraph">
      <style:paragraph-properties fo:background-color="#272822">
        <style:background-fill draw:fill="solid" draw:fill-color="#272822"/>
      </style:paragraph-properties>
    </style:style>
    <style:style style:name="T875" style:parent-style-name="SourceText" style:family="text">
      <style:text-properties style:font-name="Tahoma" fo:color="#959077" fo:font-size="12pt" style:font-size-asian="12pt" style:font-size-complex="12pt"/>
    </style:style>
    <style:style style:name="P876" style:parent-style-name="PreformattedText" style:family="paragraph">
      <style:paragraph-properties fo:background-color="#272822">
        <style:background-fill draw:fill="solid" draw:fill-color="#272822"/>
      </style:paragraph-properties>
    </style:style>
    <style:style style:name="T877" style:parent-style-name="SourceText" style:family="text">
      <style:text-properties style:font-name="Tahoma" fo:color="#F8F8F2" fo:font-size="12pt" style:font-size-asian="12pt" style:font-size-complex="12pt"/>
    </style:style>
    <style:style style:name="T878" style:parent-style-name="SourceText" style:family="text">
      <style:text-properties style:font-name="Tahoma" fo:color="#A6E22E" fo:font-size="12pt" style:font-size-asian="12pt" style:font-size-complex="12pt"/>
    </style:style>
    <style:style style:name="T879" style:parent-style-name="SourceText" style:family="text">
      <style:text-properties style:font-name="Tahoma" fo:color="#F8F8F2" fo:font-size="12pt" style:font-size-asian="12pt" style:font-size-complex="12pt"/>
    </style:style>
    <style:style style:name="T880" style:parent-style-name="SourceText" style:family="text">
      <style:text-properties style:font-name="Tahoma" fo:color="#A6E22E" fo:font-size="12pt" style:font-size-asian="12pt" style:font-size-complex="12pt"/>
    </style:style>
    <style:style style:name="T881" style:parent-style-name="SourceText" style:family="text">
      <style:text-properties style:font-name="Tahoma" fo:color="#F8F8F2" fo:font-size="12pt" style:font-size-asian="12pt" style:font-size-complex="12pt"/>
    </style:style>
    <style:style style:name="T882" style:parent-style-name="SourceText" style:family="text">
      <style:text-properties style:font-name="Tahoma" fo:color="#E6DB74" fo:font-size="12pt" style:font-size-asian="12pt" style:font-size-complex="12pt"/>
    </style:style>
    <style:style style:name="T883" style:parent-style-name="SourceText" style:family="text">
      <style:text-properties style:font-name="Tahoma" fo:color="#F8F8F2" fo:font-size="12pt" style:font-size-asian="12pt" style:font-size-complex="12pt"/>
    </style:style>
    <style:style style:name="P884"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885" style:parent-style-name="PreformattedText" style:family="paragraph">
      <style:paragraph-properties fo:background-color="#272822">
        <style:background-fill draw:fill="solid" draw:fill-color="#272822"/>
      </style:paragraph-properties>
    </style:style>
    <style:style style:name="T886" style:parent-style-name="SourceText" style:family="text">
      <style:text-properties style:font-name="Tahoma" fo:color="#959077" fo:font-size="12pt" style:font-size-asian="12pt" style:font-size-complex="12pt"/>
    </style:style>
    <style:style style:name="P887" style:parent-style-name="PreformattedText" style:family="paragraph">
      <style:paragraph-properties fo:background-color="#272822">
        <style:background-fill draw:fill="solid" draw:fill-color="#272822"/>
      </style:paragraph-properties>
    </style:style>
    <style:style style:name="T888" style:parent-style-name="SourceText" style:family="text">
      <style:text-properties style:font-name="Tahoma" fo:color="#A6E22E" fo:font-size="12pt" style:font-size-asian="12pt" style:font-size-complex="12pt"/>
    </style:style>
    <style:style style:name="T889" style:parent-style-name="SourceText" style:family="text">
      <style:text-properties style:font-name="Tahoma" fo:color="#F8F8F2" fo:font-size="12pt" style:font-size-asian="12pt" style:font-size-complex="12pt"/>
    </style:style>
    <style:style style:name="P890" style:parent-style-name="PreformattedText" style:family="paragraph">
      <style:paragraph-properties fo:background-color="#272822">
        <style:background-fill draw:fill="solid" draw:fill-color="#272822"/>
      </style:paragraph-properties>
    </style:style>
    <style:style style:name="T891" style:parent-style-name="SourceText" style:family="text">
      <style:text-properties style:font-name="Tahoma" fo:color="#F8F8F2" fo:font-size="12pt" style:font-size-asian="12pt" style:font-size-complex="12pt"/>
    </style:style>
    <style:style style:name="T892" style:parent-style-name="SourceText" style:family="text">
      <style:text-properties style:font-name="Tahoma" fo:color="#A6E22E" fo:font-size="12pt" style:font-size-asian="12pt" style:font-size-complex="12pt"/>
    </style:style>
    <style:style style:name="T893" style:parent-style-name="SourceText" style:family="text">
      <style:text-properties style:font-name="Tahoma" fo:color="#F8F8F2" fo:font-size="12pt" style:font-size-asian="12pt" style:font-size-complex="12pt"/>
    </style:style>
    <style:style style:name="T894" style:parent-style-name="SourceText" style:family="text">
      <style:text-properties style:font-name="Tahoma" fo:color="#E6DB74" fo:font-size="12pt" style:font-size-asian="12pt" style:font-size-complex="12pt"/>
    </style:style>
    <style:style style:name="T895" style:parent-style-name="SourceText" style:family="text">
      <style:text-properties style:font-name="Tahoma" fo:color="#F8F8F2" fo:font-size="12pt" style:font-size-asian="12pt" style:font-size-complex="12pt"/>
    </style:style>
    <style:style style:name="P896" style:parent-style-name="PreformattedText" style:family="paragraph">
      <style:paragraph-properties fo:background-color="#272822">
        <style:background-fill draw:fill="solid" draw:fill-color="#272822"/>
      </style:paragraph-properties>
    </style:style>
    <style:style style:name="T897" style:parent-style-name="SourceText" style:family="text">
      <style:text-properties style:font-name="Tahoma" fo:color="#F8F8F2" fo:font-size="12pt" style:font-size-asian="12pt" style:font-size-complex="12pt"/>
    </style:style>
    <style:style style:name="T898" style:parent-style-name="SourceText" style:family="text">
      <style:text-properties style:font-name="Tahoma" fo:color="#AE81FF" fo:font-size="12pt" style:font-size-asian="12pt" style:font-size-complex="12pt"/>
    </style:style>
    <style:style style:name="T899" style:parent-style-name="SourceText" style:family="text">
      <style:text-properties style:font-name="Tahoma" fo:color="#F8F8F2" fo:font-size="12pt" style:font-size-asian="12pt" style:font-size-complex="12pt"/>
    </style:style>
    <style:style style:name="P900"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901" style:parent-style-name="PreformattedText" style:family="paragraph">
      <style:paragraph-properties fo:background-color="#272822">
        <style:background-fill draw:fill="solid" draw:fill-color="#272822"/>
      </style:paragraph-properties>
    </style:style>
    <style:style style:name="T902" style:parent-style-name="SourceText" style:family="text">
      <style:text-properties style:font-name="Tahoma" fo:color="#959077" fo:font-size="12pt" style:font-size-asian="12pt" style:font-size-complex="12pt"/>
    </style:style>
    <style:style style:name="P903" style:parent-style-name="PreformattedText" style:family="paragraph">
      <style:paragraph-properties fo:background-color="#272822">
        <style:background-fill draw:fill="solid" draw:fill-color="#272822"/>
      </style:paragraph-properties>
    </style:style>
    <style:style style:name="T904" style:parent-style-name="SourceText" style:family="text">
      <style:text-properties style:font-name="Tahoma" fo:color="#F8F8F2" fo:font-size="12pt" style:font-size-asian="12pt" style:font-size-complex="12pt"/>
    </style:style>
    <style:style style:name="T905" style:parent-style-name="SourceText" style:family="text">
      <style:text-properties style:font-name="Tahoma" fo:color="#A6E22E" fo:font-size="12pt" style:font-size-asian="12pt" style:font-size-complex="12pt"/>
    </style:style>
    <style:style style:name="T906" style:parent-style-name="SourceText" style:family="text">
      <style:text-properties style:font-name="Tahoma" fo:color="#F8F8F2" fo:font-size="12pt" style:font-size-asian="12pt" style:font-size-complex="12pt"/>
    </style:style>
    <style:style style:name="T907" style:parent-style-name="SourceText" style:family="text">
      <style:text-properties style:font-name="Tahoma" fo:color="#E6DB74" fo:font-size="12pt" style:font-size-asian="12pt" style:font-size-complex="12pt"/>
    </style:style>
    <style:style style:name="T908" style:parent-style-name="SourceText" style:family="text">
      <style:text-properties style:font-name="Tahoma" fo:color="#F8F8F2" fo:font-size="12pt" style:font-size-asian="12pt" style:font-size-complex="12pt"/>
    </style:style>
    <style:style style:name="P909" style:parent-style-name="PreformattedText" style:family="paragraph">
      <style:paragraph-properties fo:background-color="#272822">
        <style:background-fill draw:fill="solid" draw:fill-color="#272822"/>
      </style:paragraph-properties>
    </style:style>
    <style:style style:name="T910" style:parent-style-name="SourceText" style:family="text">
      <style:text-properties style:font-name="Tahoma" fo:color="#F8F8F2" fo:font-size="12pt" style:font-size-asian="12pt" style:font-size-complex="12pt"/>
    </style:style>
    <style:style style:name="T911" style:parent-style-name="SourceText" style:family="text">
      <style:text-properties style:font-name="Tahoma" fo:color="#A6E22E" fo:font-size="12pt" style:font-size-asian="12pt" style:font-size-complex="12pt"/>
    </style:style>
    <style:style style:name="T912" style:parent-style-name="SourceText" style:family="text">
      <style:text-properties style:font-name="Tahoma" fo:color="#F8F8F2" fo:font-size="12pt" style:font-size-asian="12pt" style:font-size-complex="12pt"/>
    </style:style>
    <style:style style:name="T913" style:parent-style-name="SourceText" style:family="text">
      <style:text-properties style:font-name="Tahoma" fo:color="#A6E22E" fo:font-size="12pt" style:font-size-asian="12pt" style:font-size-complex="12pt"/>
    </style:style>
    <style:style style:name="T914" style:parent-style-name="SourceText" style:family="text">
      <style:text-properties style:font-name="Tahoma" fo:color="#F8F8F2" fo:font-size="12pt" style:font-size-asian="12pt" style:font-size-complex="12pt"/>
    </style:style>
    <style:style style:name="T915" style:parent-style-name="SourceText" style:family="text">
      <style:text-properties style:font-name="Tahoma" fo:color="#E6DB74" fo:font-size="12pt" style:font-size-asian="12pt" style:font-size-complex="12pt"/>
    </style:style>
    <style:style style:name="T916" style:parent-style-name="SourceText" style:family="text">
      <style:text-properties style:font-name="Tahoma" fo:color="#F8F8F2" fo:font-size="12pt" style:font-size-asian="12pt" style:font-size-complex="12pt"/>
    </style:style>
    <style:style style:name="P917" style:parent-style-name="PreformattedText" style:family="paragraph">
      <style:paragraph-properties fo:margin-bottom="0.1965in" fo:background-color="#272822">
        <style:background-fill draw:fill="solid" draw:fill-color="#272822"/>
      </style:paragraph-properties>
    </style:style>
    <style:style style:name="T918" style:parent-style-name="SourceText" style:family="text">
      <style:text-properties style:font-name="Tahoma" fo:color="#F8F8F2" fo:font-size="12pt" style:font-size-asian="12pt" style:font-size-complex="12pt"/>
    </style:style>
    <style:style style:name="P919" style:parent-style-name="Título3" style:family="paragraph">
      <style:text-properties style:font-name="Tahoma" fo:font-size="12pt" style:font-size-asian="12pt" style:font-size-complex="12pt"/>
    </style:style>
    <style:style style:name="T920" style:parent-style-name="Fuentedepárrafopredeter." style:family="text">
      <style:text-properties style:font-name="Tahoma"/>
    </style:style>
    <style:style style:name="T921" style:parent-style-name="SourceText" style:family="text">
      <style:text-properties style:font-name="Tahoma"/>
    </style:style>
    <style:style style:name="T922" style:parent-style-name="Fuentedepárrafopredeter." style:family="text">
      <style:text-properties style:font-name="Tahoma"/>
    </style:style>
    <style:style style:name="P923" style:parent-style-name="Standard" style:family="paragraph">
      <style:paragraph-properties fo:text-align="justify"/>
      <style:text-properties style:font-name="Tahoma"/>
    </style:style>
    <style:style style:name="P924" style:parent-style-name="Standard" style:family="paragraph">
      <style:paragraph-properties fo:text-align="justify"/>
      <style:text-properties style:font-name="Tahoma"/>
    </style:style>
    <style:style style:name="P925" style:parent-style-name="Textbody" style:family="paragraph">
      <style:paragraph-properties fo:text-align="justify"/>
    </style:style>
    <style:style style:name="T926" style:parent-style-name="Fuentedepárrafopredeter." style:family="text">
      <style:text-properties style:font-name="Tahoma" fo:font-weight="bold" style:font-weight-asian="bold" style:font-weight-complex="bold" fo:color="#355269"/>
    </style:style>
    <style:style style:name="T927" style:parent-style-name="StrongEmphasis" style:family="text">
      <style:text-properties fo:color="#355269"/>
    </style:style>
    <style:style style:name="P928" style:parent-style-name="Textbody" style:family="paragraph">
      <style:paragraph-properties fo:text-align="justify"/>
    </style:style>
    <style:style style:name="T929" style:parent-style-name="Fuentedepárrafopredeter." style:family="text">
      <style:text-properties style:font-name="Tahoma"/>
    </style:style>
    <style:style style:name="T930" style:parent-style-name="Fuentedepárrafopredeter." style:family="text">
      <style:text-properties style:font-name="Tahoma"/>
    </style:style>
    <style:style style:name="T931" style:parent-style-name="SourceText" style:family="text">
      <style:text-properties style:font-name="Tahoma"/>
    </style:style>
    <style:style style:name="T932" style:parent-style-name="Fuentedepárrafopredeter." style:family="text">
      <style:text-properties style:font-name="Tahoma"/>
    </style:style>
    <style:style style:name="T933" style:parent-style-name="SourceText" style:family="text">
      <style:text-properties style:font-name="Tahoma"/>
    </style:style>
    <style:style style:name="T934" style:parent-style-name="Fuentedepárrafopredeter." style:family="text">
      <style:text-properties style:font-name="Tahoma"/>
    </style:style>
    <style:style style:name="T935" style:parent-style-name="SourceText" style:family="text">
      <style:text-properties style:font-name="Tahoma"/>
    </style:style>
    <style:style style:name="T936" style:parent-style-name="Fuentedepárrafopredeter." style:family="text">
      <style:text-properties style:font-name="Tahoma"/>
    </style:style>
    <style:style style:name="T937" style:parent-style-name="SourceText" style:family="text">
      <style:text-properties style:font-name="Tahoma"/>
    </style:style>
    <style:style style:name="T938" style:parent-style-name="Fuentedepárrafopredeter." style:family="text">
      <style:text-properties style:font-name="Tahoma"/>
    </style:style>
    <style:style style:name="T939" style:parent-style-name="SourceText" style:family="text">
      <style:text-properties style:font-name="Tahoma"/>
    </style:style>
    <style:style style:name="T940" style:parent-style-name="Fuentedepárrafopredeter." style:family="text">
      <style:text-properties style:font-name="Tahoma"/>
    </style:style>
    <style:style style:name="T941" style:parent-style-name="Fuentedepárrafopredeter." style:family="text">
      <style:text-properties style:font-name="Tahoma"/>
    </style:style>
    <style:style style:name="T942" style:parent-style-name="Fuentedepárrafopredeter." style:family="text">
      <style:text-properties style:font-name="Tahoma"/>
    </style:style>
    <style:style style:name="T943" style:parent-style-name="StrongEmphasis" style:family="text">
      <style:text-properties style:font-name="Tahoma" fo:font-size="12pt" style:font-size-asian="12pt" style:font-size-complex="12pt"/>
    </style:style>
    <style:style style:name="T944" style:parent-style-name="SourceText" style:family="text">
      <style:text-properties style:font-name="Tahoma" fo:font-size="12pt" style:font-size-asian="12pt" style:font-size-complex="12pt"/>
    </style:style>
    <style:style style:name="P945" style:parent-style-name="Textbody" style:family="paragraph"/>
    <style:style style:name="T946" style:parent-style-name="SourceText" style:family="text">
      <style:text-properties style:font-name="Tahoma"/>
    </style:style>
    <style:style style:name="T947" style:parent-style-name="Fuentedepárrafopredeter." style:family="text">
      <style:text-properties style:font-name="Tahoma"/>
    </style:style>
    <style:style style:name="P948" style:parent-style-name="PreformattedText" style:family="paragraph">
      <style:paragraph-properties fo:margin-bottom="0.1965in" fo:background-color="#272822">
        <style:background-fill draw:fill="solid" draw:fill-color="#272822"/>
      </style:paragraph-properties>
    </style:style>
    <style:style style:name="T949" style:parent-style-name="SourceText" style:family="text">
      <style:text-properties style:font-name="Tahoma" fo:color="#F8F8F2" fo:font-size="12pt" style:font-size-asian="12pt" style:font-size-complex="12pt"/>
    </style:style>
    <style:style style:name="T950" style:parent-style-name="SourceText" style:family="text">
      <style:text-properties style:font-name="Tahoma" fo:color="#A6E22E" fo:font-size="12pt" style:font-size-asian="12pt" style:font-size-complex="12pt"/>
    </style:style>
    <style:style style:name="T951" style:parent-style-name="SourceText" style:family="text">
      <style:text-properties style:font-name="Tahoma" fo:color="#F8F8F2" fo:font-size="12pt" style:font-size-asian="12pt" style:font-size-complex="12pt"/>
    </style:style>
    <style:style style:name="T952" style:parent-style-name="SourceText" style:family="text">
      <style:text-properties style:font-name="Tahoma" fo:color="#E6DB74" fo:font-size="12pt" style:font-size-asian="12pt" style:font-size-complex="12pt"/>
    </style:style>
    <style:style style:name="T953" style:parent-style-name="SourceText" style:family="text">
      <style:text-properties style:font-name="Tahoma" fo:color="#F8F8F2" fo:font-size="12pt" style:font-size-asian="12pt" style:font-size-complex="12pt"/>
    </style:style>
    <style:style style:name="P954" style:parent-style-name="Textbody" style:family="paragraph"/>
    <style:style style:name="T955" style:parent-style-name="SourceText" style:family="text">
      <style:text-properties style:font-name="Tahoma"/>
    </style:style>
    <style:style style:name="T956" style:parent-style-name="Fuentedepárrafopredeter." style:family="text">
      <style:text-properties style:font-name="Tahoma"/>
    </style:style>
    <style:style style:name="T957" style:parent-style-name="SourceText" style:family="text">
      <style:text-properties style:font-name="Tahoma"/>
    </style:style>
    <style:style style:name="T958" style:parent-style-name="Fuentedepárrafopredeter." style:family="text">
      <style:text-properties style:font-name="Tahoma"/>
    </style:style>
    <style:style style:name="T959" style:parent-style-name="SourceText" style:family="text">
      <style:text-properties style:font-name="Tahoma"/>
    </style:style>
    <style:style style:name="T960" style:parent-style-name="Fuentedepárrafopredeter." style:family="text">
      <style:text-properties style:font-name="Tahoma"/>
    </style:style>
    <style:style style:name="P961" style:parent-style-name="PreformattedText" style:family="paragraph">
      <style:paragraph-properties fo:background-color="#272822">
        <style:background-fill draw:fill="solid" draw:fill-color="#272822"/>
      </style:paragraph-properties>
    </style:style>
    <style:style style:name="T962" style:parent-style-name="SourceText" style:family="text">
      <style:text-properties style:font-name="Tahoma" fo:color="#66D9EF" fo:font-size="12pt" style:font-size-asian="12pt" style:font-size-complex="12pt"/>
    </style:style>
    <style:style style:name="T963" style:parent-style-name="SourceText" style:family="text">
      <style:text-properties style:font-name="Tahoma" fo:color="#F8F8F2" fo:font-size="12pt" style:font-size-asian="12pt" style:font-size-complex="12pt"/>
    </style:style>
    <style:style style:name="T964" style:parent-style-name="SourceText" style:family="text">
      <style:text-properties style:font-name="Tahoma" fo:color="#A6E22E" fo:font-size="12pt" style:font-size-asian="12pt" style:font-size-complex="12pt"/>
    </style:style>
    <style:style style:name="T965" style:parent-style-name="SourceText" style:family="text">
      <style:text-properties style:font-name="Tahoma" fo:color="#F8F8F2" fo:font-size="12pt" style:font-size-asian="12pt" style:font-size-complex="12pt"/>
    </style:style>
    <style:style style:name="T966" style:parent-style-name="SourceText" style:family="text">
      <style:text-properties style:font-name="Tahoma" fo:color="#FF4689" fo:font-size="12pt" style:font-size-asian="12pt" style:font-size-complex="12pt"/>
    </style:style>
    <style:style style:name="T967" style:parent-style-name="SourceText" style:family="text">
      <style:text-properties style:font-name="Tahoma" fo:color="#F8F8F2" fo:font-size="12pt" style:font-size-asian="12pt" style:font-size-complex="12pt"/>
    </style:style>
    <style:style style:name="T968" style:parent-style-name="SourceText" style:family="text">
      <style:text-properties style:font-name="Tahoma" fo:color="#A6E22E" fo:font-size="12pt" style:font-size-asian="12pt" style:font-size-complex="12pt"/>
    </style:style>
    <style:style style:name="T969" style:parent-style-name="SourceText" style:family="text">
      <style:text-properties style:font-name="Tahoma" fo:color="#F8F8F2" fo:font-size="12pt" style:font-size-asian="12pt" style:font-size-complex="12pt"/>
    </style:style>
    <style:style style:name="T970" style:parent-style-name="SourceText" style:family="text">
      <style:text-properties style:font-name="Tahoma" fo:color="#E6DB74" fo:font-size="12pt" style:font-size-asian="12pt" style:font-size-complex="12pt"/>
    </style:style>
    <style:style style:name="T971" style:parent-style-name="SourceText" style:family="text">
      <style:text-properties style:font-name="Tahoma" fo:color="#F8F8F2" fo:font-size="12pt" style:font-size-asian="12pt" style:font-size-complex="12pt"/>
    </style:style>
    <style:style style:name="P972" style:parent-style-name="PreformattedText" style:family="paragraph">
      <style:paragraph-properties fo:margin-bottom="0.1965in" fo:background-color="#272822">
        <style:background-fill draw:fill="solid" draw:fill-color="#272822"/>
      </style:paragraph-properties>
    </style:style>
    <style:style style:name="T973" style:parent-style-name="SourceText" style:family="text">
      <style:text-properties style:font-name="Tahoma" fo:color="#A6E22E" fo:font-size="12pt" style:font-size-asian="12pt" style:font-size-complex="12pt"/>
    </style:style>
    <style:style style:name="T974" style:parent-style-name="SourceText" style:family="text">
      <style:text-properties style:font-name="Tahoma" fo:color="#F8F8F2" fo:font-size="12pt" style:font-size-asian="12pt" style:font-size-complex="12pt"/>
    </style:style>
    <style:style style:name="T975" style:parent-style-name="SourceText" style:family="text">
      <style:text-properties style:font-name="Tahoma" fo:color="#A6E22E" fo:font-size="12pt" style:font-size-asian="12pt" style:font-size-complex="12pt"/>
    </style:style>
    <style:style style:name="T976" style:parent-style-name="SourceText" style:family="text">
      <style:text-properties style:font-name="Tahoma" fo:color="#F8F8F2" fo:font-size="12pt" style:font-size-asian="12pt" style:font-size-complex="12pt"/>
    </style:style>
    <style:style style:name="T977" style:parent-style-name="SourceText" style:family="text">
      <style:text-properties style:font-name="Tahoma" fo:color="#A6E22E" fo:font-size="12pt" style:font-size-asian="12pt" style:font-size-complex="12pt"/>
    </style:style>
    <style:style style:name="T978" style:parent-style-name="SourceText" style:family="text">
      <style:text-properties style:font-name="Tahoma" fo:color="#F8F8F2" fo:font-size="12pt" style:font-size-asian="12pt" style:font-size-complex="12pt"/>
    </style:style>
    <style:style style:name="T979" style:parent-style-name="SourceText" style:family="text">
      <style:text-properties style:font-name="Tahoma" fo:color="#959077" fo:font-size="12pt" style:font-size-asian="12pt" style:font-size-complex="12pt"/>
    </style:style>
    <style:style style:name="P980" style:parent-style-name="Textbody" style:family="paragraph"/>
    <style:style style:name="T981" style:parent-style-name="SourceText" style:family="text">
      <style:text-properties style:font-name="Tahoma"/>
    </style:style>
    <style:style style:name="T982" style:parent-style-name="Fuentedepárrafopredeter." style:family="text">
      <style:text-properties style:font-name="Tahoma"/>
    </style:style>
    <style:style style:name="T983" style:parent-style-name="SourceText" style:family="text">
      <style:text-properties style:font-name="Tahoma"/>
    </style:style>
    <style:style style:name="T984" style:parent-style-name="Fuentedepárrafopredeter." style:family="text">
      <style:text-properties style:font-name="Tahoma"/>
    </style:style>
    <style:style style:name="P985" style:parent-style-name="PreformattedText" style:family="paragraph">
      <style:paragraph-properties fo:background-color="#272822">
        <style:background-fill draw:fill="solid" draw:fill-color="#272822"/>
      </style:paragraph-properties>
    </style:style>
    <style:style style:name="T986" style:parent-style-name="SourceText" style:family="text">
      <style:text-properties style:font-name="Tahoma" fo:color="#66D9EF" fo:font-size="12pt" style:font-size-asian="12pt" style:font-size-complex="12pt"/>
    </style:style>
    <style:style style:name="T987" style:parent-style-name="SourceText" style:family="text">
      <style:text-properties style:font-name="Tahoma" fo:color="#F8F8F2" fo:font-size="12pt" style:font-size-asian="12pt" style:font-size-complex="12pt"/>
    </style:style>
    <style:style style:name="T988" style:parent-style-name="SourceText" style:family="text">
      <style:text-properties style:font-name="Tahoma" fo:color="#A6E22E" fo:font-size="12pt" style:font-size-asian="12pt" style:font-size-complex="12pt"/>
    </style:style>
    <style:style style:name="T989" style:parent-style-name="SourceText" style:family="text">
      <style:text-properties style:font-name="Tahoma" fo:color="#F8F8F2" fo:font-size="12pt" style:font-size-asian="12pt" style:font-size-complex="12pt"/>
    </style:style>
    <style:style style:name="T990" style:parent-style-name="SourceText" style:family="text">
      <style:text-properties style:font-name="Tahoma" fo:color="#FF4689" fo:font-size="12pt" style:font-size-asian="12pt" style:font-size-complex="12pt"/>
    </style:style>
    <style:style style:name="T991" style:parent-style-name="SourceText" style:family="text">
      <style:text-properties style:font-name="Tahoma" fo:color="#F8F8F2" fo:font-size="12pt" style:font-size-asian="12pt" style:font-size-complex="12pt"/>
    </style:style>
    <style:style style:name="T992" style:parent-style-name="SourceText" style:family="text">
      <style:text-properties style:font-name="Tahoma" fo:color="#A6E22E" fo:font-size="12pt" style:font-size-asian="12pt" style:font-size-complex="12pt"/>
    </style:style>
    <style:style style:name="T993" style:parent-style-name="SourceText" style:family="text">
      <style:text-properties style:font-name="Tahoma" fo:color="#F8F8F2" fo:font-size="12pt" style:font-size-asian="12pt" style:font-size-complex="12pt"/>
    </style:style>
    <style:style style:name="T994" style:parent-style-name="SourceText" style:family="text">
      <style:text-properties style:font-name="Tahoma" fo:color="#E6DB74" fo:font-size="12pt" style:font-size-asian="12pt" style:font-size-complex="12pt"/>
    </style:style>
    <style:style style:name="T995" style:parent-style-name="SourceText" style:family="text">
      <style:text-properties style:font-name="Tahoma" fo:color="#F8F8F2" fo:font-size="12pt" style:font-size-asian="12pt" style:font-size-complex="12pt"/>
    </style:style>
    <style:style style:name="T996" style:parent-style-name="SourceText" style:family="text">
      <style:text-properties style:font-name="Tahoma" fo:color="#E6DB74" fo:font-size="12pt" style:font-size-asian="12pt" style:font-size-complex="12pt"/>
    </style:style>
    <style:style style:name="T997" style:parent-style-name="SourceText" style:family="text">
      <style:text-properties style:font-name="Tahoma" fo:color="#F8F8F2" fo:font-size="12pt" style:font-size-asian="12pt" style:font-size-complex="12pt"/>
    </style:style>
    <style:style style:name="P998" style:parent-style-name="PreformattedText" style:family="paragraph">
      <style:paragraph-properties fo:margin-bottom="0.1965in" fo:background-color="#272822">
        <style:background-fill draw:fill="solid" draw:fill-color="#272822"/>
      </style:paragraph-properties>
    </style:style>
    <style:style style:name="T999" style:parent-style-name="SourceText" style:family="text">
      <style:text-properties style:font-name="Tahoma" fo:color="#A6E22E" fo:font-size="12pt" style:font-size-asian="12pt" style:font-size-complex="12pt"/>
    </style:style>
    <style:style style:name="T1000" style:parent-style-name="SourceText" style:family="text">
      <style:text-properties style:font-name="Tahoma" fo:color="#F8F8F2" fo:font-size="12pt" style:font-size-asian="12pt" style:font-size-complex="12pt"/>
    </style:style>
    <style:style style:name="T1001" style:parent-style-name="SourceText" style:family="text">
      <style:text-properties style:font-name="Tahoma" fo:color="#A6E22E" fo:font-size="12pt" style:font-size-asian="12pt" style:font-size-complex="12pt"/>
    </style:style>
    <style:style style:name="T1002" style:parent-style-name="SourceText" style:family="text">
      <style:text-properties style:font-name="Tahoma" fo:color="#F8F8F2" fo:font-size="12pt" style:font-size-asian="12pt" style:font-size-complex="12pt"/>
    </style:style>
    <style:style style:name="T1003" style:parent-style-name="SourceText" style:family="text">
      <style:text-properties style:font-name="Tahoma" fo:color="#A6E22E" fo:font-size="12pt" style:font-size-asian="12pt" style:font-size-complex="12pt"/>
    </style:style>
    <style:style style:name="T1004" style:parent-style-name="SourceText" style:family="text">
      <style:text-properties style:font-name="Tahoma" fo:color="#F8F8F2" fo:font-size="12pt" style:font-size-asian="12pt" style:font-size-complex="12pt"/>
    </style:style>
    <style:style style:name="P1005" style:parent-style-name="Textbody" style:family="paragraph"/>
    <style:style style:name="T1006" style:parent-style-name="SourceText" style:family="text">
      <style:text-properties style:font-name="Tahoma"/>
    </style:style>
    <style:style style:name="T1007" style:parent-style-name="Fuentedepárrafopredeter." style:family="text">
      <style:text-properties style:font-name="Tahoma"/>
    </style:style>
    <style:style style:name="P1008" style:parent-style-name="PreformattedText" style:family="paragraph">
      <style:paragraph-properties fo:background-color="#272822">
        <style:background-fill draw:fill="solid" draw:fill-color="#272822"/>
      </style:paragraph-properties>
    </style:style>
    <style:style style:name="T1009" style:parent-style-name="SourceText" style:family="text">
      <style:text-properties style:font-name="Tahoma" fo:color="#A6E22E" fo:font-size="12pt" style:font-size-asian="12pt" style:font-size-complex="12pt"/>
    </style:style>
    <style:style style:name="T1010" style:parent-style-name="SourceText" style:family="text">
      <style:text-properties style:font-name="Tahoma" fo:color="#F8F8F2" fo:font-size="12pt" style:font-size-asian="12pt" style:font-size-complex="12pt"/>
    </style:style>
    <style:style style:name="P1011" style:parent-style-name="PreformattedText" style:family="paragraph">
      <style:paragraph-properties fo:background-color="#272822">
        <style:background-fill draw:fill="solid" draw:fill-color="#272822"/>
      </style:paragraph-properties>
    </style:style>
    <style:style style:name="T1012" style:parent-style-name="SourceText" style:family="text">
      <style:text-properties style:font-name="Tahoma" fo:color="#F8F8F2" fo:font-size="12pt" style:font-size-asian="12pt" style:font-size-complex="12pt"/>
    </style:style>
    <style:style style:name="T1013" style:parent-style-name="SourceText" style:family="text">
      <style:text-properties style:font-name="Tahoma" fo:color="#A6E22E" fo:font-size="12pt" style:font-size-asian="12pt" style:font-size-complex="12pt"/>
    </style:style>
    <style:style style:name="T1014" style:parent-style-name="SourceText" style:family="text">
      <style:text-properties style:font-name="Tahoma" fo:color="#F8F8F2" fo:font-size="12pt" style:font-size-asian="12pt" style:font-size-complex="12pt"/>
    </style:style>
    <style:style style:name="T1015" style:parent-style-name="SourceText" style:family="text">
      <style:text-properties style:font-name="Tahoma" fo:color="#A6E22E" fo:font-size="12pt" style:font-size-asian="12pt" style:font-size-complex="12pt"/>
    </style:style>
    <style:style style:name="T1016" style:parent-style-name="SourceText" style:family="text">
      <style:text-properties style:font-name="Tahoma" fo:color="#F8F8F2" fo:font-size="12pt" style:font-size-asian="12pt" style:font-size-complex="12pt"/>
    </style:style>
    <style:style style:name="T1017" style:parent-style-name="SourceText" style:family="text">
      <style:text-properties style:font-name="Tahoma" fo:color="#E6DB74" fo:font-size="12pt" style:font-size-asian="12pt" style:font-size-complex="12pt"/>
    </style:style>
    <style:style style:name="T1018" style:parent-style-name="SourceText" style:family="text">
      <style:text-properties style:font-name="Tahoma" fo:color="#F8F8F2" fo:font-size="12pt" style:font-size-asian="12pt" style:font-size-complex="12pt"/>
    </style:style>
    <style:style style:name="P1019" style:parent-style-name="PreformattedText" style:family="paragraph">
      <style:paragraph-properties fo:margin-bottom="0.1965in" fo:background-color="#272822">
        <style:background-fill draw:fill="solid" draw:fill-color="#272822"/>
      </style:paragraph-properties>
    </style:style>
    <style:style style:name="T1020" style:parent-style-name="SourceText" style:family="text">
      <style:text-properties style:font-name="Tahoma" fo:color="#F8F8F2" fo:font-size="12pt" style:font-size-asian="12pt" style:font-size-complex="12pt"/>
    </style:style>
    <style:style style:name="T1021" style:parent-style-name="SourceText" style:family="text">
      <style:text-properties style:font-name="Tahoma" fo:color="#AE81FF" fo:font-size="12pt" style:font-size-asian="12pt" style:font-size-complex="12pt"/>
    </style:style>
    <style:style style:name="T1022" style:parent-style-name="SourceText" style:family="text">
      <style:text-properties style:font-name="Tahoma" fo:color="#F8F8F2" fo:font-size="12pt" style:font-size-asian="12pt" style:font-size-complex="12pt"/>
    </style:style>
    <style:style style:name="P1023" style:parent-style-name="Textbody" style:family="paragraph"/>
    <style:style style:name="T1024" style:parent-style-name="SourceText" style:family="text">
      <style:text-properties style:font-name="Tahoma"/>
    </style:style>
    <style:style style:name="T1025" style:parent-style-name="Fuentedepárrafopredeter." style:family="text">
      <style:text-properties style:font-name="Tahoma"/>
    </style:style>
    <style:style style:name="P1026" style:parent-style-name="PreformattedText" style:family="paragraph">
      <style:paragraph-properties fo:background-color="#272822">
        <style:background-fill draw:fill="solid" draw:fill-color="#272822"/>
      </style:paragraph-properties>
    </style:style>
    <style:style style:name="T1027" style:parent-style-name="SourceText" style:family="text">
      <style:text-properties style:font-name="Tahoma" fo:color="#A6E22E" fo:font-size="12pt" style:font-size-asian="12pt" style:font-size-complex="12pt"/>
    </style:style>
    <style:style style:name="T1028" style:parent-style-name="SourceText" style:family="text">
      <style:text-properties style:font-name="Tahoma" fo:color="#F8F8F2" fo:font-size="12pt" style:font-size-asian="12pt" style:font-size-complex="12pt"/>
    </style:style>
    <style:style style:name="P1029" style:parent-style-name="PreformattedText" style:family="paragraph">
      <style:paragraph-properties fo:background-color="#272822">
        <style:background-fill draw:fill="solid" draw:fill-color="#272822"/>
      </style:paragraph-properties>
    </style:style>
    <style:style style:name="T1030" style:parent-style-name="SourceText" style:family="text">
      <style:text-properties style:font-name="Tahoma" fo:color="#F8F8F2" fo:font-size="12pt" style:font-size-asian="12pt" style:font-size-complex="12pt"/>
    </style:style>
    <style:style style:name="T1031" style:parent-style-name="SourceText" style:family="text">
      <style:text-properties style:font-name="Tahoma" fo:color="#A6E22E" fo:font-size="12pt" style:font-size-asian="12pt" style:font-size-complex="12pt"/>
    </style:style>
    <style:style style:name="T1032" style:parent-style-name="SourceText" style:family="text">
      <style:text-properties style:font-name="Tahoma" fo:color="#F8F8F2" fo:font-size="12pt" style:font-size-asian="12pt" style:font-size-complex="12pt"/>
    </style:style>
    <style:style style:name="T1033" style:parent-style-name="SourceText" style:family="text">
      <style:text-properties style:font-name="Tahoma" fo:color="#A6E22E" fo:font-size="12pt" style:font-size-asian="12pt" style:font-size-complex="12pt"/>
    </style:style>
    <style:style style:name="T1034" style:parent-style-name="SourceText" style:family="text">
      <style:text-properties style:font-name="Tahoma" fo:color="#F8F8F2" fo:font-size="12pt" style:font-size-asian="12pt" style:font-size-complex="12pt"/>
    </style:style>
    <style:style style:name="T1035" style:parent-style-name="SourceText" style:family="text">
      <style:text-properties style:font-name="Tahoma" fo:color="#E6DB74" fo:font-size="12pt" style:font-size-asian="12pt" style:font-size-complex="12pt"/>
    </style:style>
    <style:style style:name="T1036" style:parent-style-name="SourceText" style:family="text">
      <style:text-properties style:font-name="Tahoma" fo:color="#F8F8F2" fo:font-size="12pt" style:font-size-asian="12pt" style:font-size-complex="12pt"/>
    </style:style>
    <style:style style:name="P1037" style:parent-style-name="PreformattedText" style:family="paragraph">
      <style:paragraph-properties fo:margin-bottom="0.1965in" fo:background-color="#272822">
        <style:background-fill draw:fill="solid" draw:fill-color="#272822"/>
      </style:paragraph-properties>
    </style:style>
    <style:style style:name="T1038" style:parent-style-name="SourceText" style:family="text">
      <style:text-properties style:font-name="Tahoma" fo:color="#F8F8F2" fo:font-size="12pt" style:font-size-asian="12pt" style:font-size-complex="12pt"/>
    </style:style>
    <style:style style:name="T1039" style:parent-style-name="SourceText" style:family="text">
      <style:text-properties style:font-name="Tahoma" fo:color="#AE81FF" fo:font-size="12pt" style:font-size-asian="12pt" style:font-size-complex="12pt"/>
    </style:style>
    <style:style style:name="T1040" style:parent-style-name="SourceText" style:family="text">
      <style:text-properties style:font-name="Tahoma" fo:color="#F8F8F2" fo:font-size="12pt" style:font-size-asian="12pt" style:font-size-complex="12pt"/>
    </style:style>
    <style:style style:name="P1041" style:parent-style-name="Textbody" style:family="paragraph"/>
    <style:style style:name="T1042" style:parent-style-name="SourceText" style:family="text">
      <style:text-properties style:font-name="Tahoma"/>
    </style:style>
    <style:style style:name="T1043" style:parent-style-name="Fuentedepárrafopredeter." style:family="text">
      <style:text-properties style:font-name="Tahoma"/>
    </style:style>
    <style:style style:name="P1044" style:parent-style-name="PreformattedText" style:family="paragraph">
      <style:paragraph-properties fo:margin-bottom="0.1965in" fo:background-color="#272822">
        <style:background-fill draw:fill="solid" draw:fill-color="#272822"/>
      </style:paragraph-properties>
    </style:style>
    <style:style style:name="T1045" style:parent-style-name="SourceText" style:family="text">
      <style:text-properties style:font-name="Tahoma" fo:color="#F8F8F2" fo:font-size="12pt" style:font-size-asian="12pt" style:font-size-complex="12pt"/>
    </style:style>
    <style:style style:name="T1046" style:parent-style-name="SourceText" style:family="text">
      <style:text-properties style:font-name="Tahoma" fo:color="#A6E22E" fo:font-size="12pt" style:font-size-asian="12pt" style:font-size-complex="12pt"/>
    </style:style>
    <style:style style:name="T1047" style:parent-style-name="SourceText" style:family="text">
      <style:text-properties style:font-name="Tahoma" fo:color="#F8F8F2" fo:font-size="12pt" style:font-size-asian="12pt" style:font-size-complex="12pt"/>
    </style:style>
    <style:style style:name="T1048" style:parent-style-name="SourceText" style:family="text">
      <style:text-properties style:font-name="Tahoma" fo:color="#E6DB74" fo:font-size="12pt" style:font-size-asian="12pt" style:font-size-complex="12pt"/>
    </style:style>
    <style:style style:name="T1049" style:parent-style-name="SourceText" style:family="text">
      <style:text-properties style:font-name="Tahoma" fo:color="#F8F8F2" fo:font-size="12pt" style:font-size-asian="12pt" style:font-size-complex="12pt"/>
    </style:style>
    <style:style style:name="T1050" style:parent-style-name="SourceText" style:family="text">
      <style:text-properties style:font-name="Tahoma" fo:color="#E6DB74" fo:font-size="12pt" style:font-size-asian="12pt" style:font-size-complex="12pt"/>
    </style:style>
    <style:style style:name="T1051" style:parent-style-name="SourceText" style:family="text">
      <style:text-properties style:font-name="Tahoma" fo:color="#F8F8F2" fo:font-size="12pt" style:font-size-asian="12pt" style:font-size-complex="12pt"/>
    </style:style>
    <style:style style:name="T1052" style:parent-style-name="SourceText" style:family="text">
      <style:text-properties style:font-name="Tahoma" fo:color="#E6DB74" fo:font-size="12pt" style:font-size-asian="12pt" style:font-size-complex="12pt"/>
    </style:style>
    <style:style style:name="T1053" style:parent-style-name="SourceText" style:family="text">
      <style:text-properties style:font-name="Tahoma" fo:color="#F8F8F2" fo:font-size="12pt" style:font-size-asian="12pt" style:font-size-complex="12pt"/>
    </style:style>
    <style:style style:name="P1054" style:parent-style-name="Textbody" style:family="paragraph"/>
    <style:style style:name="T1055" style:parent-style-name="SourceText" style:family="text">
      <style:text-properties style:font-name="Tahoma"/>
    </style:style>
    <style:style style:name="T1056" style:parent-style-name="Fuentedepárrafopredeter." style:family="text">
      <style:text-properties style:font-name="Tahoma"/>
    </style:style>
    <style:style style:name="T1057" style:parent-style-name="SourceText" style:family="text">
      <style:text-properties style:font-name="Tahoma"/>
    </style:style>
    <style:style style:name="T1058" style:parent-style-name="Fuentedepárrafopredeter." style:family="text">
      <style:text-properties style:font-name="Tahoma"/>
    </style:style>
    <style:style style:name="P1059" style:parent-style-name="PreformattedText" style:family="paragraph">
      <style:paragraph-properties fo:background-color="#272822">
        <style:background-fill draw:fill="solid" draw:fill-color="#272822"/>
      </style:paragraph-properties>
    </style:style>
    <style:style style:name="T1060" style:parent-style-name="SourceText" style:family="text">
      <style:text-properties style:font-name="Tahoma" fo:color="#66D9EF" fo:font-size="12pt" style:font-size-asian="12pt" style:font-size-complex="12pt"/>
    </style:style>
    <style:style style:name="T1061" style:parent-style-name="SourceText" style:family="text">
      <style:text-properties style:font-name="Tahoma" fo:color="#F8F8F2" fo:font-size="12pt" style:font-size-asian="12pt" style:font-size-complex="12pt"/>
    </style:style>
    <style:style style:name="T1062" style:parent-style-name="SourceText" style:family="text">
      <style:text-properties style:font-name="Tahoma" fo:color="#A6E22E" fo:font-size="12pt" style:font-size-asian="12pt" style:font-size-complex="12pt"/>
    </style:style>
    <style:style style:name="T1063" style:parent-style-name="SourceText" style:family="text">
      <style:text-properties style:font-name="Tahoma" fo:color="#F8F8F2" fo:font-size="12pt" style:font-size-asian="12pt" style:font-size-complex="12pt"/>
    </style:style>
    <style:style style:name="T1064" style:parent-style-name="SourceText" style:family="text">
      <style:text-properties style:font-name="Tahoma" fo:color="#FF4689" fo:font-size="12pt" style:font-size-asian="12pt" style:font-size-complex="12pt"/>
    </style:style>
    <style:style style:name="T1065" style:parent-style-name="SourceText" style:family="text">
      <style:text-properties style:font-name="Tahoma" fo:color="#F8F8F2" fo:font-size="12pt" style:font-size-asian="12pt" style:font-size-complex="12pt"/>
    </style:style>
    <style:style style:name="T1066" style:parent-style-name="SourceText" style:family="text">
      <style:text-properties style:font-name="Tahoma" fo:color="#A6E22E" fo:font-size="12pt" style:font-size-asian="12pt" style:font-size-complex="12pt"/>
    </style:style>
    <style:style style:name="T1067" style:parent-style-name="SourceText" style:family="text">
      <style:text-properties style:font-name="Tahoma" fo:color="#F8F8F2" fo:font-size="12pt" style:font-size-asian="12pt" style:font-size-complex="12pt"/>
    </style:style>
    <style:style style:name="T1068" style:parent-style-name="SourceText" style:family="text">
      <style:text-properties style:font-name="Tahoma" fo:color="#E6DB74" fo:font-size="12pt" style:font-size-asian="12pt" style:font-size-complex="12pt"/>
    </style:style>
    <style:style style:name="T1069" style:parent-style-name="SourceText" style:family="text">
      <style:text-properties style:font-name="Tahoma" fo:color="#F8F8F2" fo:font-size="12pt" style:font-size-asian="12pt" style:font-size-complex="12pt"/>
    </style:style>
    <style:style style:name="P1070" style:parent-style-name="PreformattedText" style:family="paragraph">
      <style:paragraph-properties fo:margin-bottom="0.1965in" fo:background-color="#272822">
        <style:background-fill draw:fill="solid" draw:fill-color="#272822"/>
      </style:paragraph-properties>
    </style:style>
    <style:style style:name="T1071" style:parent-style-name="SourceText" style:family="text">
      <style:text-properties style:font-name="Tahoma" fo:color="#A6E22E" fo:font-size="12pt" style:font-size-asian="12pt" style:font-size-complex="12pt"/>
    </style:style>
    <style:style style:name="T1072" style:parent-style-name="SourceText" style:family="text">
      <style:text-properties style:font-name="Tahoma" fo:color="#F8F8F2" fo:font-size="12pt" style:font-size-asian="12pt" style:font-size-complex="12pt"/>
    </style:style>
    <style:style style:name="T1073" style:parent-style-name="SourceText" style:family="text">
      <style:text-properties style:font-name="Tahoma" fo:color="#A6E22E" fo:font-size="12pt" style:font-size-asian="12pt" style:font-size-complex="12pt"/>
    </style:style>
    <style:style style:name="T1074" style:parent-style-name="SourceText" style:family="text">
      <style:text-properties style:font-name="Tahoma" fo:color="#F8F8F2" fo:font-size="12pt" style:font-size-asian="12pt" style:font-size-complex="12pt"/>
    </style:style>
    <style:style style:name="T1075" style:parent-style-name="StrongEmphasis" style:family="text">
      <style:text-properties style:font-name="Tahoma" fo:font-size="12pt" style:font-size-asian="12pt" style:font-size-complex="12pt"/>
    </style:style>
    <style:style style:name="T1076" style:parent-style-name="SourceText" style:family="text">
      <style:text-properties style:font-name="Tahoma" fo:font-size="12pt" style:font-size-asian="12pt" style:font-size-complex="12pt"/>
    </style:style>
    <style:style style:name="T1077" style:parent-style-name="Fuentedepárrafopredeter." style:family="text">
      <style:text-properties style:font-name="Tahoma"/>
    </style:style>
    <style:style style:name="T1078" style:parent-style-name="SourceText" style:family="text">
      <style:text-properties style:font-name="Tahoma"/>
    </style:style>
    <style:style style:name="T1079" style:parent-style-name="Fuentedepárrafopredeter." style:family="text">
      <style:text-properties style:font-name="Tahoma"/>
    </style:style>
    <style:style style:name="P1080" style:parent-style-name="Textbody" style:family="paragraph"/>
    <style:style style:name="T1081" style:parent-style-name="SourceText" style:family="text">
      <style:text-properties style:font-name="Tahoma"/>
    </style:style>
    <style:style style:name="T1082" style:parent-style-name="Fuentedepárrafopredeter." style:family="text">
      <style:text-properties style:font-name="Tahoma"/>
    </style:style>
    <style:style style:name="P1083" style:parent-style-name="PreformattedText" style:family="paragraph">
      <style:paragraph-properties fo:margin-bottom="0.1965in" fo:background-color="#272822">
        <style:background-fill draw:fill="solid" draw:fill-color="#272822"/>
      </style:paragraph-properties>
    </style:style>
    <style:style style:name="T1084" style:parent-style-name="SourceText" style:family="text">
      <style:text-properties style:font-name="Tahoma" fo:color="#A6E22E" fo:font-size="12pt" style:font-size-asian="12pt" style:font-size-complex="12pt"/>
    </style:style>
    <style:style style:name="T1085" style:parent-style-name="SourceText" style:family="text">
      <style:text-properties style:font-name="Tahoma" fo:color="#F8F8F2" fo:font-size="12pt" style:font-size-asian="12pt" style:font-size-complex="12pt"/>
    </style:style>
    <style:style style:name="T1086" style:parent-style-name="SourceText" style:family="text">
      <style:text-properties style:font-name="Tahoma" fo:color="#A6E22E" fo:font-size="12pt" style:font-size-asian="12pt" style:font-size-complex="12pt"/>
    </style:style>
    <style:style style:name="T1087" style:parent-style-name="SourceText" style:family="text">
      <style:text-properties style:font-name="Tahoma" fo:color="#F8F8F2" fo:font-size="12pt" style:font-size-asian="12pt" style:font-size-complex="12pt"/>
    </style:style>
    <style:style style:name="T1088" style:parent-style-name="SourceText" style:family="text">
      <style:text-properties style:font-name="Tahoma" fo:color="#E6DB74" fo:font-size="12pt" style:font-size-asian="12pt" style:font-size-complex="12pt"/>
    </style:style>
    <style:style style:name="T1089" style:parent-style-name="SourceText" style:family="text">
      <style:text-properties style:font-name="Tahoma" fo:color="#F8F8F2" fo:font-size="12pt" style:font-size-asian="12pt" style:font-size-complex="12pt"/>
    </style:style>
    <style:style style:name="P1090" style:parent-style-name="Textbody" style:family="paragraph"/>
    <style:style style:name="T1091" style:parent-style-name="SourceText" style:family="text">
      <style:text-properties style:font-name="Tahoma"/>
    </style:style>
    <style:style style:name="T1092" style:parent-style-name="Fuentedepárrafopredeter." style:family="text">
      <style:text-properties style:font-name="Tahoma"/>
    </style:style>
    <style:style style:name="P1093" style:parent-style-name="PreformattedText" style:family="paragraph">
      <style:paragraph-properties fo:margin-bottom="0.1965in" fo:background-color="#272822">
        <style:background-fill draw:fill="solid" draw:fill-color="#272822"/>
      </style:paragraph-properties>
    </style:style>
    <style:style style:name="T1094" style:parent-style-name="SourceText" style:family="text">
      <style:text-properties style:font-name="Tahoma" fo:color="#A6E22E" fo:font-size="12pt" style:font-size-asian="12pt" style:font-size-complex="12pt"/>
    </style:style>
    <style:style style:name="T1095" style:parent-style-name="SourceText" style:family="text">
      <style:text-properties style:font-name="Tahoma" fo:color="#F8F8F2" fo:font-size="12pt" style:font-size-asian="12pt" style:font-size-complex="12pt"/>
    </style:style>
    <style:style style:name="T1096" style:parent-style-name="SourceText" style:family="text">
      <style:text-properties style:font-name="Tahoma" fo:color="#A6E22E" fo:font-size="12pt" style:font-size-asian="12pt" style:font-size-complex="12pt"/>
    </style:style>
    <style:style style:name="T1097" style:parent-style-name="SourceText" style:family="text">
      <style:text-properties style:font-name="Tahoma" fo:color="#F8F8F2" fo:font-size="12pt" style:font-size-asian="12pt" style:font-size-complex="12pt"/>
    </style:style>
    <style:style style:name="P1098" style:parent-style-name="Textbody" style:family="paragraph"/>
    <style:style style:name="T1099" style:parent-style-name="SourceText" style:family="text">
      <style:text-properties style:font-name="Tahoma"/>
    </style:style>
    <style:style style:name="T1100" style:parent-style-name="Fuentedepárrafopredeter." style:family="text">
      <style:text-properties style:font-name="Tahoma"/>
    </style:style>
    <style:style style:name="P1101" style:parent-style-name="PreformattedText" style:family="paragraph">
      <style:paragraph-properties fo:margin-bottom="0.1965in" fo:background-color="#272822">
        <style:background-fill draw:fill="solid" draw:fill-color="#272822"/>
      </style:paragraph-properties>
    </style:style>
    <style:style style:name="T1102" style:parent-style-name="SourceText" style:family="text">
      <style:text-properties style:font-name="Tahoma" fo:color="#A6E22E" fo:font-size="12pt" style:font-size-asian="12pt" style:font-size-complex="12pt"/>
    </style:style>
    <style:style style:name="T1103" style:parent-style-name="SourceText" style:family="text">
      <style:text-properties style:font-name="Tahoma" fo:color="#F8F8F2" fo:font-size="12pt" style:font-size-asian="12pt" style:font-size-complex="12pt"/>
    </style:style>
    <style:style style:name="T1104" style:parent-style-name="SourceText" style:family="text">
      <style:text-properties style:font-name="Tahoma" fo:color="#A6E22E" fo:font-size="12pt" style:font-size-asian="12pt" style:font-size-complex="12pt"/>
    </style:style>
    <style:style style:name="T1105" style:parent-style-name="SourceText" style:family="text">
      <style:text-properties style:font-name="Tahoma" fo:color="#F8F8F2" fo:font-size="12pt" style:font-size-asian="12pt" style:font-size-complex="12pt"/>
    </style:style>
    <style:style style:name="T1106" style:parent-style-name="SourceText" style:family="text">
      <style:text-properties style:font-name="Tahoma" fo:color="#E6DB74" fo:font-size="12pt" style:font-size-asian="12pt" style:font-size-complex="12pt"/>
    </style:style>
    <style:style style:name="T1107" style:parent-style-name="SourceText" style:family="text">
      <style:text-properties style:font-name="Tahoma" fo:color="#F8F8F2" fo:font-size="12pt" style:font-size-asian="12pt" style:font-size-complex="12pt"/>
    </style:style>
    <style:style style:name="T1108" style:parent-style-name="StrongEmphasis" style:family="text">
      <style:text-properties style:font-name="Tahoma" fo:font-size="12pt" style:font-size-asian="12pt" style:font-size-complex="12pt"/>
    </style:style>
    <style:style style:name="T1109" style:parent-style-name="SourceText" style:family="text">
      <style:text-properties style:font-name="Tahoma" fo:font-size="12pt" style:font-size-asian="12pt" style:font-size-complex="12pt"/>
    </style:style>
    <style:style style:name="T1110" style:parent-style-name="Fuentedepárrafopredeter." style:family="text">
      <style:text-properties style:font-name="Tahoma"/>
    </style:style>
    <style:style style:name="T1111" style:parent-style-name="SourceText" style:family="text">
      <style:text-properties style:font-name="Tahoma"/>
    </style:style>
    <style:style style:name="T1112" style:parent-style-name="Fuentedepárrafopredeter." style:family="text">
      <style:text-properties style:font-name="Tahoma"/>
    </style:style>
    <style:style style:name="P1113" style:parent-style-name="Textbody" style:family="paragraph"/>
    <style:style style:name="T1114" style:parent-style-name="SourceText" style:family="text">
      <style:text-properties style:font-name="Tahoma"/>
    </style:style>
    <style:style style:name="T1115" style:parent-style-name="Fuentedepárrafopredeter." style:family="text">
      <style:text-properties style:font-name="Tahoma"/>
    </style:style>
    <style:style style:name="P1116" style:parent-style-name="PreformattedText" style:family="paragraph">
      <style:paragraph-properties fo:margin-bottom="0.1965in" fo:background-color="#272822">
        <style:background-fill draw:fill="solid" draw:fill-color="#272822"/>
      </style:paragraph-properties>
    </style:style>
    <style:style style:name="T1117" style:parent-style-name="SourceText" style:family="text">
      <style:text-properties style:font-name="Tahoma" fo:color="#A6E22E" fo:font-size="12pt" style:font-size-asian="12pt" style:font-size-complex="12pt"/>
    </style:style>
    <style:style style:name="T1118" style:parent-style-name="SourceText" style:family="text">
      <style:text-properties style:font-name="Tahoma" fo:color="#F8F8F2" fo:font-size="12pt" style:font-size-asian="12pt" style:font-size-complex="12pt"/>
    </style:style>
    <style:style style:name="T1119" style:parent-style-name="SourceText" style:family="text">
      <style:text-properties style:font-name="Tahoma" fo:color="#A6E22E" fo:font-size="12pt" style:font-size-asian="12pt" style:font-size-complex="12pt"/>
    </style:style>
    <style:style style:name="T1120" style:parent-style-name="SourceText" style:family="text">
      <style:text-properties style:font-name="Tahoma" fo:color="#F8F8F2" fo:font-size="12pt" style:font-size-asian="12pt" style:font-size-complex="12pt"/>
    </style:style>
    <style:style style:name="P1121" style:parent-style-name="Textbody" style:family="paragraph"/>
    <style:style style:name="T1122" style:parent-style-name="SourceText" style:family="text">
      <style:text-properties style:font-name="Tahoma"/>
    </style:style>
    <style:style style:name="T1123" style:parent-style-name="Fuentedepárrafopredeter." style:family="text">
      <style:text-properties style:font-name="Tahoma"/>
    </style:style>
    <style:style style:name="P1124" style:parent-style-name="PreformattedText" style:family="paragraph">
      <style:paragraph-properties fo:margin-bottom="0.1965in" fo:background-color="#272822">
        <style:background-fill draw:fill="solid" draw:fill-color="#272822"/>
      </style:paragraph-properties>
    </style:style>
    <style:style style:name="T1125" style:parent-style-name="SourceText" style:family="text">
      <style:text-properties style:font-name="Tahoma" fo:color="#A6E22E" fo:font-size="12pt" style:font-size-asian="12pt" style:font-size-complex="12pt"/>
    </style:style>
    <style:style style:name="T1126" style:parent-style-name="SourceText" style:family="text">
      <style:text-properties style:font-name="Tahoma" fo:color="#F8F8F2" fo:font-size="12pt" style:font-size-asian="12pt" style:font-size-complex="12pt"/>
    </style:style>
    <style:style style:name="T1127" style:parent-style-name="SourceText" style:family="text">
      <style:text-properties style:font-name="Tahoma" fo:color="#A6E22E" fo:font-size="12pt" style:font-size-asian="12pt" style:font-size-complex="12pt"/>
    </style:style>
    <style:style style:name="T1128" style:parent-style-name="SourceText" style:family="text">
      <style:text-properties style:font-name="Tahoma" fo:color="#F8F8F2" fo:font-size="12pt" style:font-size-asian="12pt" style:font-size-complex="12pt"/>
    </style:style>
    <style:style style:name="P1129" style:parent-style-name="Textbody" style:family="paragraph"/>
    <style:style style:name="T1130" style:parent-style-name="SourceText" style:family="text">
      <style:text-properties style:font-name="Tahoma"/>
    </style:style>
    <style:style style:name="T1131" style:parent-style-name="Fuentedepárrafopredeter." style:family="text">
      <style:text-properties style:font-name="Tahoma"/>
    </style:style>
    <style:style style:name="T1132" style:parent-style-name="SourceText" style:family="text">
      <style:text-properties style:font-name="Tahoma"/>
    </style:style>
    <style:style style:name="T1133" style:parent-style-name="Fuentedepárrafopredeter." style:family="text">
      <style:text-properties style:font-name="Tahoma"/>
    </style:style>
    <style:style style:name="P1134" style:parent-style-name="PreformattedText" style:family="paragraph">
      <style:paragraph-properties fo:background-color="#272822">
        <style:background-fill draw:fill="solid" draw:fill-color="#272822"/>
      </style:paragraph-properties>
    </style:style>
    <style:style style:name="T1135" style:parent-style-name="SourceText" style:family="text">
      <style:text-properties style:font-name="Tahoma" fo:color="#A6E22E" fo:font-size="12pt" style:font-size-asian="12pt" style:font-size-complex="12pt"/>
    </style:style>
    <style:style style:name="T1136" style:parent-style-name="SourceText" style:family="text">
      <style:text-properties style:font-name="Tahoma" fo:color="#F8F8F2" fo:font-size="12pt" style:font-size-asian="12pt" style:font-size-complex="12pt"/>
    </style:style>
    <style:style style:name="T1137" style:parent-style-name="SourceText" style:family="text">
      <style:text-properties style:font-name="Tahoma" fo:color="#A6E22E" fo:font-size="12pt" style:font-size-asian="12pt" style:font-size-complex="12pt"/>
    </style:style>
    <style:style style:name="T1138" style:parent-style-name="SourceText" style:family="text">
      <style:text-properties style:font-name="Tahoma" fo:color="#F8F8F2" fo:font-size="12pt" style:font-size-asian="12pt" style:font-size-complex="12pt"/>
    </style:style>
    <style:style style:name="T1139" style:parent-style-name="SourceText" style:family="text">
      <style:text-properties style:font-name="Tahoma" fo:color="#FF4689" fo:font-size="12pt" style:font-size-asian="12pt" style:font-size-complex="12pt"/>
    </style:style>
    <style:style style:name="T1140" style:parent-style-name="SourceText" style:family="text">
      <style:text-properties style:font-name="Tahoma" fo:color="#AE81FF" fo:font-size="12pt" style:font-size-asian="12pt" style:font-size-complex="12pt"/>
    </style:style>
    <style:style style:name="T1141" style:parent-style-name="SourceText" style:family="text">
      <style:text-properties style:font-name="Tahoma" fo:color="#F8F8F2" fo:font-size="12pt" style:font-size-asian="12pt" style:font-size-complex="12pt"/>
    </style:style>
    <style:style style:name="T1142" style:parent-style-name="SourceText" style:family="text">
      <style:text-properties style:font-name="Tahoma" fo:color="#959077" fo:font-size="12pt" style:font-size-asian="12pt" style:font-size-complex="12pt"/>
    </style:style>
    <style:style style:name="P1143" style:parent-style-name="PreformattedText" style:family="paragraph">
      <style:paragraph-properties fo:margin-bottom="0.1965in" fo:background-color="#272822">
        <style:background-fill draw:fill="solid" draw:fill-color="#272822"/>
      </style:paragraph-properties>
    </style:style>
    <style:style style:name="T1144" style:parent-style-name="SourceText" style:family="text">
      <style:text-properties style:font-name="Tahoma" fo:color="#A6E22E" fo:font-size="12pt" style:font-size-asian="12pt" style:font-size-complex="12pt"/>
    </style:style>
    <style:style style:name="T1145" style:parent-style-name="SourceText" style:family="text">
      <style:text-properties style:font-name="Tahoma" fo:color="#F8F8F2" fo:font-size="12pt" style:font-size-asian="12pt" style:font-size-complex="12pt"/>
    </style:style>
    <style:style style:name="T1146" style:parent-style-name="SourceText" style:family="text">
      <style:text-properties style:font-name="Tahoma" fo:color="#A6E22E" fo:font-size="12pt" style:font-size-asian="12pt" style:font-size-complex="12pt"/>
    </style:style>
    <style:style style:name="T1147" style:parent-style-name="SourceText" style:family="text">
      <style:text-properties style:font-name="Tahoma" fo:color="#F8F8F2" fo:font-size="12pt" style:font-size-asian="12pt" style:font-size-complex="12pt"/>
    </style:style>
    <style:style style:name="T1148" style:parent-style-name="SourceText" style:family="text">
      <style:text-properties style:font-name="Tahoma" fo:color="#AE81FF" fo:font-size="12pt" style:font-size-asian="12pt" style:font-size-complex="12pt"/>
    </style:style>
    <style:style style:name="T1149" style:parent-style-name="SourceText" style:family="text">
      <style:text-properties style:font-name="Tahoma" fo:color="#F8F8F2" fo:font-size="12pt" style:font-size-asian="12pt" style:font-size-complex="12pt"/>
    </style:style>
    <style:style style:name="T1150" style:parent-style-name="SourceText" style:family="text">
      <style:text-properties style:font-name="Tahoma" fo:color="#959077" fo:font-size="12pt" style:font-size-asian="12pt" style:font-size-complex="12pt"/>
    </style:style>
    <style:style style:name="T1151" style:parent-style-name="StrongEmphasis" style:family="text">
      <style:text-properties style:font-name="Tahoma" fo:font-size="12pt" style:font-size-asian="12pt" style:font-size-complex="12pt"/>
    </style:style>
    <style:style style:name="T1152" style:parent-style-name="SourceText" style:family="text">
      <style:text-properties style:font-name="Tahoma" fo:font-size="12pt" style:font-size-asian="12pt" style:font-size-complex="12pt"/>
    </style:style>
    <style:style style:name="T1153" style:parent-style-name="Fuentedepárrafopredeter." style:family="text">
      <style:text-properties style:font-name="Tahoma"/>
    </style:style>
    <style:style style:name="T1154" style:parent-style-name="SourceText" style:family="text">
      <style:text-properties style:font-name="Tahoma"/>
    </style:style>
    <style:style style:name="T1155" style:parent-style-name="Fuentedepárrafopredeter." style:family="text">
      <style:text-properties style:font-name="Tahoma"/>
    </style:style>
    <style:style style:name="P1156" style:parent-style-name="Textbody" style:family="paragraph"/>
    <style:style style:name="T1157" style:parent-style-name="SourceText" style:family="text">
      <style:text-properties style:font-name="Tahoma"/>
    </style:style>
    <style:style style:name="T1158" style:parent-style-name="Fuentedepárrafopredeter." style:family="text">
      <style:text-properties style:font-name="Tahoma"/>
    </style:style>
    <style:style style:name="P1159" style:parent-style-name="PreformattedText" style:family="paragraph">
      <style:paragraph-properties fo:background-color="#272822">
        <style:background-fill draw:fill="solid" draw:fill-color="#272822"/>
      </style:paragraph-properties>
    </style:style>
    <style:style style:name="T1160" style:parent-style-name="SourceText" style:family="text">
      <style:text-properties style:font-name="Tahoma" fo:color="#A6E22E" fo:font-size="12pt" style:font-size-asian="12pt" style:font-size-complex="12pt"/>
    </style:style>
    <style:style style:name="T1161" style:parent-style-name="SourceText" style:family="text">
      <style:text-properties style:font-name="Tahoma" fo:color="#F8F8F2" fo:font-size="12pt" style:font-size-asian="12pt" style:font-size-complex="12pt"/>
    </style:style>
    <style:style style:name="T1162" style:parent-style-name="SourceText" style:family="text">
      <style:text-properties style:font-name="Tahoma" fo:color="#A6E22E" fo:font-size="12pt" style:font-size-asian="12pt" style:font-size-complex="12pt"/>
    </style:style>
    <style:style style:name="T1163" style:parent-style-name="SourceText" style:family="text">
      <style:text-properties style:font-name="Tahoma" fo:color="#F8F8F2" fo:font-size="12pt" style:font-size-asian="12pt" style:font-size-complex="12pt"/>
    </style:style>
    <style:style style:name="T1164" style:parent-style-name="SourceText" style:family="text">
      <style:text-properties style:font-name="Tahoma" fo:color="#A6E22E" fo:font-size="12pt" style:font-size-asian="12pt" style:font-size-complex="12pt"/>
    </style:style>
    <style:style style:name="T1165" style:parent-style-name="SourceText" style:family="text">
      <style:text-properties style:font-name="Tahoma" fo:color="#F8F8F2" fo:font-size="12pt" style:font-size-asian="12pt" style:font-size-complex="12pt"/>
    </style:style>
    <style:style style:name="P1166" style:parent-style-name="PreformattedText" style:family="paragraph">
      <style:paragraph-properties fo:background-color="#272822">
        <style:background-fill draw:fill="solid" draw:fill-color="#272822"/>
      </style:paragraph-properties>
    </style:style>
    <style:style style:name="T1167" style:parent-style-name="SourceText" style:family="text">
      <style:text-properties style:font-name="Tahoma" fo:color="#F8F8F2" fo:font-size="12pt" style:font-size-asian="12pt" style:font-size-complex="12pt"/>
    </style:style>
    <style:style style:name="T1168" style:parent-style-name="SourceText" style:family="text">
      <style:text-properties style:font-name="Tahoma" fo:color="#A6E22E" fo:font-size="12pt" style:font-size-asian="12pt" style:font-size-complex="12pt"/>
    </style:style>
    <style:style style:name="T1169" style:parent-style-name="SourceText" style:family="text">
      <style:text-properties style:font-name="Tahoma" fo:color="#F8F8F2" fo:font-size="12pt" style:font-size-asian="12pt" style:font-size-complex="12pt"/>
    </style:style>
    <style:style style:name="P1170" style:parent-style-name="PreformattedText" style:family="paragraph">
      <style:paragraph-properties fo:background-color="#272822">
        <style:background-fill draw:fill="solid" draw:fill-color="#272822"/>
      </style:paragraph-properties>
    </style:style>
    <style:style style:name="T1171" style:parent-style-name="SourceText" style:family="text">
      <style:text-properties style:font-name="Tahoma" fo:color="#F8F8F2" fo:font-size="12pt" style:font-size-asian="12pt" style:font-size-complex="12pt"/>
    </style:style>
    <style:style style:name="T1172" style:parent-style-name="SourceText" style:family="text">
      <style:text-properties style:font-name="Tahoma" fo:color="#A6E22E" fo:font-size="12pt" style:font-size-asian="12pt" style:font-size-complex="12pt"/>
    </style:style>
    <style:style style:name="T1173" style:parent-style-name="SourceText" style:family="text">
      <style:text-properties style:font-name="Tahoma" fo:color="#F8F8F2" fo:font-size="12pt" style:font-size-asian="12pt" style:font-size-complex="12pt"/>
    </style:style>
    <style:style style:name="T1174" style:parent-style-name="SourceText" style:family="text">
      <style:text-properties style:font-name="Tahoma" fo:color="#A6E22E" fo:font-size="12pt" style:font-size-asian="12pt" style:font-size-complex="12pt"/>
    </style:style>
    <style:style style:name="T1175" style:parent-style-name="SourceText" style:family="text">
      <style:text-properties style:font-name="Tahoma" fo:color="#F8F8F2" fo:font-size="12pt" style:font-size-asian="12pt" style:font-size-complex="12pt"/>
    </style:style>
    <style:style style:name="T1176" style:parent-style-name="SourceText" style:family="text">
      <style:text-properties style:font-name="Tahoma" fo:color="#E6DB74" fo:font-size="12pt" style:font-size-asian="12pt" style:font-size-complex="12pt"/>
    </style:style>
    <style:style style:name="T1177" style:parent-style-name="SourceText" style:family="text">
      <style:text-properties style:font-name="Tahoma" fo:color="#F8F8F2" fo:font-size="12pt" style:font-size-asian="12pt" style:font-size-complex="12pt"/>
    </style:style>
    <style:style style:name="T1178" style:parent-style-name="SourceText" style:family="text">
      <style:text-properties style:font-name="Tahoma" fo:color="#A6E22E" fo:font-size="12pt" style:font-size-asian="12pt" style:font-size-complex="12pt"/>
    </style:style>
    <style:style style:name="T1179" style:parent-style-name="SourceText" style:family="text">
      <style:text-properties style:font-name="Tahoma" fo:color="#F8F8F2" fo:font-size="12pt" style:font-size-asian="12pt" style:font-size-complex="12pt"/>
    </style:style>
    <style:style style:name="T1180" style:parent-style-name="SourceText" style:family="text">
      <style:text-properties style:font-name="Tahoma" fo:color="#A6E22E" fo:font-size="12pt" style:font-size-asian="12pt" style:font-size-complex="12pt"/>
    </style:style>
    <style:style style:name="T1181" style:parent-style-name="SourceText" style:family="text">
      <style:text-properties style:font-name="Tahoma" fo:color="#F8F8F2" fo:font-size="12pt" style:font-size-asian="12pt" style:font-size-complex="12pt"/>
    </style:style>
    <style:style style:name="T1182" style:parent-style-name="SourceText" style:family="text">
      <style:text-properties style:font-name="Tahoma" fo:color="#A6E22E" fo:font-size="12pt" style:font-size-asian="12pt" style:font-size-complex="12pt"/>
    </style:style>
    <style:style style:name="T1183" style:parent-style-name="SourceText" style:family="text">
      <style:text-properties style:font-name="Tahoma" fo:color="#F8F8F2" fo:font-size="12pt" style:font-size-asian="12pt" style:font-size-complex="12pt"/>
    </style:style>
    <style:style style:name="P1184" style:parent-style-name="PreformattedText" style:family="paragraph">
      <style:paragraph-properties fo:background-color="#272822">
        <style:background-fill draw:fill="solid" draw:fill-color="#272822"/>
      </style:paragraph-properties>
    </style:style>
    <style:style style:name="T1185" style:parent-style-name="SourceText" style:family="text">
      <style:text-properties style:font-name="Tahoma" fo:color="#F8F8F2" fo:font-size="12pt" style:font-size-asian="12pt" style:font-size-complex="12pt"/>
    </style:style>
    <style:style style:name="T1186" style:parent-style-name="SourceText" style:family="text">
      <style:text-properties style:font-name="Tahoma" fo:color="#A6E22E" fo:font-size="12pt" style:font-size-asian="12pt" style:font-size-complex="12pt"/>
    </style:style>
    <style:style style:name="T1187" style:parent-style-name="SourceText" style:family="text">
      <style:text-properties style:font-name="Tahoma" fo:color="#F8F8F2" fo:font-size="12pt" style:font-size-asian="12pt" style:font-size-complex="12pt"/>
    </style:style>
    <style:style style:name="T1188" style:parent-style-name="SourceText" style:family="text">
      <style:text-properties style:font-name="Tahoma" fo:color="#A6E22E" fo:font-size="12pt" style:font-size-asian="12pt" style:font-size-complex="12pt"/>
    </style:style>
    <style:style style:name="T1189" style:parent-style-name="SourceText" style:family="text">
      <style:text-properties style:font-name="Tahoma" fo:color="#F8F8F2" fo:font-size="12pt" style:font-size-asian="12pt" style:font-size-complex="12pt"/>
    </style:style>
    <style:style style:name="T1190" style:parent-style-name="SourceText" style:family="text">
      <style:text-properties style:font-name="Tahoma" fo:color="#E6DB74" fo:font-size="12pt" style:font-size-asian="12pt" style:font-size-complex="12pt"/>
    </style:style>
    <style:style style:name="T1191" style:parent-style-name="SourceText" style:family="text">
      <style:text-properties style:font-name="Tahoma" fo:color="#F8F8F2" fo:font-size="12pt" style:font-size-asian="12pt" style:font-size-complex="12pt"/>
    </style:style>
    <style:style style:name="T1192" style:parent-style-name="SourceText" style:family="text">
      <style:text-properties style:font-name="Tahoma" fo:color="#A6E22E" fo:font-size="12pt" style:font-size-asian="12pt" style:font-size-complex="12pt"/>
    </style:style>
    <style:style style:name="T1193" style:parent-style-name="SourceText" style:family="text">
      <style:text-properties style:font-name="Tahoma" fo:color="#F8F8F2" fo:font-size="12pt" style:font-size-asian="12pt" style:font-size-complex="12pt"/>
    </style:style>
    <style:style style:name="T1194" style:parent-style-name="SourceText" style:family="text">
      <style:text-properties style:font-name="Tahoma" fo:color="#A6E22E" fo:font-size="12pt" style:font-size-asian="12pt" style:font-size-complex="12pt"/>
    </style:style>
    <style:style style:name="T1195" style:parent-style-name="SourceText" style:family="text">
      <style:text-properties style:font-name="Tahoma" fo:color="#F8F8F2" fo:font-size="12pt" style:font-size-asian="12pt" style:font-size-complex="12pt"/>
    </style:style>
    <style:style style:name="T1196" style:parent-style-name="SourceText" style:family="text">
      <style:text-properties style:font-name="Tahoma" fo:color="#A6E22E" fo:font-size="12pt" style:font-size-asian="12pt" style:font-size-complex="12pt"/>
    </style:style>
    <style:style style:name="T1197" style:parent-style-name="SourceText" style:family="text">
      <style:text-properties style:font-name="Tahoma" fo:color="#F8F8F2" fo:font-size="12pt" style:font-size-asian="12pt" style:font-size-complex="12pt"/>
    </style:style>
    <style:style style:name="P1198" style:parent-style-name="PreformattedText" style:family="paragraph">
      <style:paragraph-properties fo:background-color="#272822">
        <style:background-fill draw:fill="solid" draw:fill-color="#272822"/>
      </style:paragraph-properties>
    </style:style>
    <style:style style:name="T1199" style:parent-style-name="SourceText" style:family="text">
      <style:text-properties style:font-name="Tahoma" fo:color="#F8F8F2" fo:font-size="12pt" style:font-size-asian="12pt" style:font-size-complex="12pt"/>
    </style:style>
    <style:style style:name="P1200" style:parent-style-name="PreformattedText" style:family="paragraph">
      <style:paragraph-properties fo:background-color="#272822">
        <style:background-fill draw:fill="solid" draw:fill-color="#272822"/>
      </style:paragraph-properties>
    </style:style>
    <style:style style:name="T1201" style:parent-style-name="SourceText" style:family="text">
      <style:text-properties style:font-name="Tahoma" fo:color="#F8F8F2" fo:font-size="12pt" style:font-size-asian="12pt" style:font-size-complex="12pt"/>
    </style:style>
    <style:style style:name="T1202" style:parent-style-name="SourceText" style:family="text">
      <style:text-properties style:font-name="Tahoma" fo:color="#A6E22E" fo:font-size="12pt" style:font-size-asian="12pt" style:font-size-complex="12pt"/>
    </style:style>
    <style:style style:name="T1203" style:parent-style-name="SourceText" style:family="text">
      <style:text-properties style:font-name="Tahoma" fo:color="#F8F8F2" fo:font-size="12pt" style:font-size-asian="12pt" style:font-size-complex="12pt"/>
    </style:style>
    <style:style style:name="P1204" style:parent-style-name="PreformattedText" style:family="paragraph">
      <style:paragraph-properties fo:background-color="#272822">
        <style:background-fill draw:fill="solid" draw:fill-color="#272822"/>
      </style:paragraph-properties>
    </style:style>
    <style:style style:name="T1205" style:parent-style-name="SourceText" style:family="text">
      <style:text-properties style:font-name="Tahoma" fo:color="#F8F8F2" fo:font-size="12pt" style:font-size-asian="12pt" style:font-size-complex="12pt"/>
    </style:style>
    <style:style style:name="T1206" style:parent-style-name="SourceText" style:family="text">
      <style:text-properties style:font-name="Tahoma" fo:color="#A6E22E" fo:font-size="12pt" style:font-size-asian="12pt" style:font-size-complex="12pt"/>
    </style:style>
    <style:style style:name="T1207" style:parent-style-name="SourceText" style:family="text">
      <style:text-properties style:font-name="Tahoma" fo:color="#F8F8F2" fo:font-size="12pt" style:font-size-asian="12pt" style:font-size-complex="12pt"/>
    </style:style>
    <style:style style:name="T1208" style:parent-style-name="SourceText" style:family="text">
      <style:text-properties style:font-name="Tahoma" fo:color="#A6E22E" fo:font-size="12pt" style:font-size-asian="12pt" style:font-size-complex="12pt"/>
    </style:style>
    <style:style style:name="T1209" style:parent-style-name="SourceText" style:family="text">
      <style:text-properties style:font-name="Tahoma" fo:color="#F8F8F2" fo:font-size="12pt" style:font-size-asian="12pt" style:font-size-complex="12pt"/>
    </style:style>
    <style:style style:name="T1210" style:parent-style-name="SourceText" style:family="text">
      <style:text-properties style:font-name="Tahoma" fo:color="#E6DB74" fo:font-size="12pt" style:font-size-asian="12pt" style:font-size-complex="12pt"/>
    </style:style>
    <style:style style:name="T1211" style:parent-style-name="SourceText" style:family="text">
      <style:text-properties style:font-name="Tahoma" fo:color="#F8F8F2" fo:font-size="12pt" style:font-size-asian="12pt" style:font-size-complex="12pt"/>
    </style:style>
    <style:style style:name="T1212" style:parent-style-name="SourceText" style:family="text">
      <style:text-properties style:font-name="Tahoma" fo:color="#A6E22E" fo:font-size="12pt" style:font-size-asian="12pt" style:font-size-complex="12pt"/>
    </style:style>
    <style:style style:name="T1213" style:parent-style-name="SourceText" style:family="text">
      <style:text-properties style:font-name="Tahoma" fo:color="#F8F8F2" fo:font-size="12pt" style:font-size-asian="12pt" style:font-size-complex="12pt"/>
    </style:style>
    <style:style style:name="T1214" style:parent-style-name="SourceText" style:family="text">
      <style:text-properties style:font-name="Tahoma" fo:color="#A6E22E" fo:font-size="12pt" style:font-size-asian="12pt" style:font-size-complex="12pt"/>
    </style:style>
    <style:style style:name="T1215" style:parent-style-name="SourceText" style:family="text">
      <style:text-properties style:font-name="Tahoma" fo:color="#F8F8F2" fo:font-size="12pt" style:font-size-asian="12pt" style:font-size-complex="12pt"/>
    </style:style>
    <style:style style:name="P1216" style:parent-style-name="PreformattedText" style:family="paragraph">
      <style:paragraph-properties fo:background-color="#272822">
        <style:background-fill draw:fill="solid" draw:fill-color="#272822"/>
      </style:paragraph-properties>
    </style:style>
    <style:style style:name="T1217" style:parent-style-name="SourceText" style:family="text">
      <style:text-properties style:font-name="Tahoma" fo:color="#F8F8F2" fo:font-size="12pt" style:font-size-asian="12pt" style:font-size-complex="12pt"/>
    </style:style>
    <style:style style:name="P1218" style:parent-style-name="PreformattedText" style:family="paragraph">
      <style:paragraph-properties fo:margin-bottom="0.1965in" fo:background-color="#272822">
        <style:background-fill draw:fill="solid" draw:fill-color="#272822"/>
      </style:paragraph-properties>
    </style:style>
    <style:style style:name="T1219" style:parent-style-name="SourceText" style:family="text">
      <style:text-properties style:font-name="Tahoma" fo:color="#F8F8F2" fo:font-size="12pt" style:font-size-asian="12pt" style:font-size-complex="12pt"/>
    </style:style>
    <style:style style:name="P1220" style:parent-style-name="Textbody" style:family="paragraph"/>
    <style:style style:name="T1221" style:parent-style-name="SourceText" style:family="text">
      <style:text-properties style:font-name="Tahoma"/>
    </style:style>
    <style:style style:name="T1222" style:parent-style-name="Fuentedepárrafopredeter." style:family="text">
      <style:text-properties style:font-name="Tahoma"/>
    </style:style>
    <style:style style:name="P1223" style:parent-style-name="PreformattedText" style:family="paragraph">
      <style:paragraph-properties fo:background-color="#272822">
        <style:background-fill draw:fill="solid" draw:fill-color="#272822"/>
      </style:paragraph-properties>
    </style:style>
    <style:style style:name="T1224" style:parent-style-name="SourceText" style:family="text">
      <style:text-properties style:font-name="Tahoma" fo:color="#66D9EF" fo:font-size="12pt" style:font-size-asian="12pt" style:font-size-complex="12pt"/>
    </style:style>
    <style:style style:name="T1225" style:parent-style-name="SourceText" style:family="text">
      <style:text-properties style:font-name="Tahoma" fo:color="#F8F8F2" fo:font-size="12pt" style:font-size-asian="12pt" style:font-size-complex="12pt"/>
    </style:style>
    <style:style style:name="T1226" style:parent-style-name="SourceText" style:family="text">
      <style:text-properties style:font-name="Tahoma" fo:color="#A6E22E" fo:font-size="12pt" style:font-size-asian="12pt" style:font-size-complex="12pt"/>
    </style:style>
    <style:style style:name="T1227" style:parent-style-name="SourceText" style:family="text">
      <style:text-properties style:font-name="Tahoma" fo:color="#F8F8F2" fo:font-size="12pt" style:font-size-asian="12pt" style:font-size-complex="12pt"/>
    </style:style>
    <style:style style:name="T1228" style:parent-style-name="SourceText" style:family="text">
      <style:text-properties style:font-name="Tahoma" fo:color="#FF4689" fo:font-size="12pt" style:font-size-asian="12pt" style:font-size-complex="12pt"/>
    </style:style>
    <style:style style:name="T1229" style:parent-style-name="SourceText" style:family="text">
      <style:text-properties style:font-name="Tahoma" fo:color="#F8F8F2" fo:font-size="12pt" style:font-size-asian="12pt" style:font-size-complex="12pt"/>
    </style:style>
    <style:style style:name="T1230" style:parent-style-name="SourceText" style:family="text">
      <style:text-properties style:font-name="Tahoma" fo:color="#A6E22E" fo:font-size="12pt" style:font-size-asian="12pt" style:font-size-complex="12pt"/>
    </style:style>
    <style:style style:name="T1231" style:parent-style-name="SourceText" style:family="text">
      <style:text-properties style:font-name="Tahoma" fo:color="#F8F8F2" fo:font-size="12pt" style:font-size-asian="12pt" style:font-size-complex="12pt"/>
    </style:style>
    <style:style style:name="T1232" style:parent-style-name="SourceText" style:family="text">
      <style:text-properties style:font-name="Tahoma" fo:color="#A6E22E" fo:font-size="12pt" style:font-size-asian="12pt" style:font-size-complex="12pt"/>
    </style:style>
    <style:style style:name="T1233" style:parent-style-name="SourceText" style:family="text">
      <style:text-properties style:font-name="Tahoma" fo:color="#F8F8F2" fo:font-size="12pt" style:font-size-asian="12pt" style:font-size-complex="12pt"/>
    </style:style>
    <style:style style:name="T1234" style:parent-style-name="SourceText" style:family="text">
      <style:text-properties style:font-name="Tahoma" fo:color="#A6E22E" fo:font-size="12pt" style:font-size-asian="12pt" style:font-size-complex="12pt"/>
    </style:style>
    <style:style style:name="T1235" style:parent-style-name="SourceText" style:family="text">
      <style:text-properties style:font-name="Tahoma" fo:color="#F8F8F2" fo:font-size="12pt" style:font-size-asian="12pt" style:font-size-complex="12pt"/>
    </style:style>
    <style:style style:name="P1236" style:parent-style-name="PreformattedText" style:family="paragraph">
      <style:paragraph-properties fo:background-color="#272822">
        <style:background-fill draw:fill="solid" draw:fill-color="#272822"/>
      </style:paragraph-properties>
    </style:style>
    <style:style style:name="T1237" style:parent-style-name="SourceText" style:family="text">
      <style:text-properties style:font-name="Tahoma" fo:color="#F8F8F2" fo:font-size="12pt" style:font-size-asian="12pt" style:font-size-complex="12pt"/>
    </style:style>
    <style:style style:name="T1238" style:parent-style-name="SourceText" style:family="text">
      <style:text-properties style:font-name="Tahoma" fo:color="#A6E22E" fo:font-size="12pt" style:font-size-asian="12pt" style:font-size-complex="12pt"/>
    </style:style>
    <style:style style:name="T1239" style:parent-style-name="SourceText" style:family="text">
      <style:text-properties style:font-name="Tahoma" fo:color="#F8F8F2" fo:font-size="12pt" style:font-size-asian="12pt" style:font-size-complex="12pt"/>
    </style:style>
    <style:style style:name="P1240" style:parent-style-name="PreformattedText" style:family="paragraph">
      <style:paragraph-properties fo:background-color="#272822">
        <style:background-fill draw:fill="solid" draw:fill-color="#272822"/>
      </style:paragraph-properties>
    </style:style>
    <style:style style:name="T1241" style:parent-style-name="SourceText" style:family="text">
      <style:text-properties style:font-name="Tahoma" fo:color="#F8F8F2" fo:font-size="12pt" style:font-size-asian="12pt" style:font-size-complex="12pt"/>
    </style:style>
    <style:style style:name="T1242" style:parent-style-name="SourceText" style:family="text">
      <style:text-properties style:font-name="Tahoma" fo:color="#A6E22E" fo:font-size="12pt" style:font-size-asian="12pt" style:font-size-complex="12pt"/>
    </style:style>
    <style:style style:name="T1243" style:parent-style-name="SourceText" style:family="text">
      <style:text-properties style:font-name="Tahoma" fo:color="#F8F8F2" fo:font-size="12pt" style:font-size-asian="12pt" style:font-size-complex="12pt"/>
    </style:style>
    <style:style style:name="T1244" style:parent-style-name="SourceText" style:family="text">
      <style:text-properties style:font-name="Tahoma" fo:color="#A6E22E" fo:font-size="12pt" style:font-size-asian="12pt" style:font-size-complex="12pt"/>
    </style:style>
    <style:style style:name="T1245" style:parent-style-name="SourceText" style:family="text">
      <style:text-properties style:font-name="Tahoma" fo:color="#F8F8F2" fo:font-size="12pt" style:font-size-asian="12pt" style:font-size-complex="12pt"/>
    </style:style>
    <style:style style:name="T1246" style:parent-style-name="SourceText" style:family="text">
      <style:text-properties style:font-name="Tahoma" fo:color="#E6DB74" fo:font-size="12pt" style:font-size-asian="12pt" style:font-size-complex="12pt"/>
    </style:style>
    <style:style style:name="T1247" style:parent-style-name="SourceText" style:family="text">
      <style:text-properties style:font-name="Tahoma" fo:color="#F8F8F2" fo:font-size="12pt" style:font-size-asian="12pt" style:font-size-complex="12pt"/>
    </style:style>
    <style:style style:name="T1248" style:parent-style-name="SourceText" style:family="text">
      <style:text-properties style:font-name="Tahoma" fo:color="#A6E22E" fo:font-size="12pt" style:font-size-asian="12pt" style:font-size-complex="12pt"/>
    </style:style>
    <style:style style:name="T1249" style:parent-style-name="SourceText" style:family="text">
      <style:text-properties style:font-name="Tahoma" fo:color="#F8F8F2" fo:font-size="12pt" style:font-size-asian="12pt" style:font-size-complex="12pt"/>
    </style:style>
    <style:style style:name="T1250" style:parent-style-name="SourceText" style:family="text">
      <style:text-properties style:font-name="Tahoma" fo:color="#A6E22E" fo:font-size="12pt" style:font-size-asian="12pt" style:font-size-complex="12pt"/>
    </style:style>
    <style:style style:name="T1251" style:parent-style-name="SourceText" style:family="text">
      <style:text-properties style:font-name="Tahoma" fo:color="#F8F8F2" fo:font-size="12pt" style:font-size-asian="12pt" style:font-size-complex="12pt"/>
    </style:style>
    <style:style style:name="T1252" style:parent-style-name="SourceText" style:family="text">
      <style:text-properties style:font-name="Tahoma" fo:color="#A6E22E" fo:font-size="12pt" style:font-size-asian="12pt" style:font-size-complex="12pt"/>
    </style:style>
    <style:style style:name="T1253" style:parent-style-name="SourceText" style:family="text">
      <style:text-properties style:font-name="Tahoma" fo:color="#F8F8F2" fo:font-size="12pt" style:font-size-asian="12pt" style:font-size-complex="12pt"/>
    </style:style>
    <style:style style:name="T1254" style:parent-style-name="SourceText" style:family="text">
      <style:text-properties style:font-name="Tahoma" fo:color="#A6E22E" fo:font-size="12pt" style:font-size-asian="12pt" style:font-size-complex="12pt"/>
    </style:style>
    <style:style style:name="T1255" style:parent-style-name="SourceText" style:family="text">
      <style:text-properties style:font-name="Tahoma" fo:color="#F8F8F2" fo:font-size="12pt" style:font-size-asian="12pt" style:font-size-complex="12pt"/>
    </style:style>
    <style:style style:name="T1256" style:parent-style-name="SourceText" style:family="text">
      <style:text-properties style:font-name="Tahoma" fo:color="#A6E22E" fo:font-size="12pt" style:font-size-asian="12pt" style:font-size-complex="12pt"/>
    </style:style>
    <style:style style:name="T1257" style:parent-style-name="SourceText" style:family="text">
      <style:text-properties style:font-name="Tahoma" fo:color="#F8F8F2" fo:font-size="12pt" style:font-size-asian="12pt" style:font-size-complex="12pt"/>
    </style:style>
    <style:style style:name="T1258" style:parent-style-name="SourceText" style:family="text">
      <style:text-properties style:font-name="Tahoma" fo:color="#A6E22E" fo:font-size="12pt" style:font-size-asian="12pt" style:font-size-complex="12pt"/>
    </style:style>
    <style:style style:name="T1259" style:parent-style-name="SourceText" style:family="text">
      <style:text-properties style:font-name="Tahoma" fo:color="#F8F8F2" fo:font-size="12pt" style:font-size-asian="12pt" style:font-size-complex="12pt"/>
    </style:style>
    <style:style style:name="P1260" style:parent-style-name="PreformattedText" style:family="paragraph">
      <style:paragraph-properties fo:background-color="#272822">
        <style:background-fill draw:fill="solid" draw:fill-color="#272822"/>
      </style:paragraph-properties>
    </style:style>
    <style:style style:name="T1261" style:parent-style-name="SourceText" style:family="text">
      <style:text-properties style:font-name="Tahoma" fo:color="#F8F8F2" fo:font-size="12pt" style:font-size-asian="12pt" style:font-size-complex="12pt"/>
    </style:style>
    <style:style style:name="P1262" style:parent-style-name="PreformattedText" style:family="paragraph">
      <style:paragraph-properties fo:background-color="#272822">
        <style:background-fill draw:fill="solid" draw:fill-color="#272822"/>
      </style:paragraph-properties>
    </style:style>
    <style:style style:name="T1263" style:parent-style-name="SourceText" style:family="text">
      <style:text-properties style:font-name="Tahoma" fo:color="#F8F8F2" fo:font-size="12pt" style:font-size-asian="12pt" style:font-size-complex="12pt"/>
    </style:style>
    <style:style style:name="P1264" style:parent-style-name="PreformattedText" style:family="paragraph">
      <style:paragraph-properties fo:background-color="#272822">
        <style:background-fill draw:fill="solid" draw:fill-color="#272822"/>
      </style:paragraph-properties>
    </style:style>
    <style:style style:name="T1265" style:parent-style-name="SourceText" style:family="text">
      <style:text-properties style:font-name="Tahoma" fo:color="#959077" fo:font-size="12pt" style:font-size-asian="12pt" style:font-size-complex="12pt"/>
    </style:style>
    <style:style style:name="P1266" style:parent-style-name="PreformattedText" style:family="paragraph">
      <style:paragraph-properties fo:margin-bottom="0.1965in" fo:background-color="#272822">
        <style:background-fill draw:fill="solid" draw:fill-color="#272822"/>
      </style:paragraph-properties>
    </style:style>
    <style:style style:name="T1267" style:parent-style-name="SourceText" style:family="text">
      <style:text-properties style:font-name="Tahoma" fo:color="#A6E22E" fo:font-size="12pt" style:font-size-asian="12pt" style:font-size-complex="12pt"/>
    </style:style>
    <style:style style:name="T1268" style:parent-style-name="SourceText" style:family="text">
      <style:text-properties style:font-name="Tahoma" fo:color="#F8F8F2" fo:font-size="12pt" style:font-size-asian="12pt" style:font-size-complex="12pt"/>
    </style:style>
    <style:style style:name="T1269" style:parent-style-name="SourceText" style:family="text">
      <style:text-properties style:font-name="Tahoma" fo:color="#A6E22E" fo:font-size="12pt" style:font-size-asian="12pt" style:font-size-complex="12pt"/>
    </style:style>
    <style:style style:name="T1270" style:parent-style-name="SourceText" style:family="text">
      <style:text-properties style:font-name="Tahoma" fo:color="#F8F8F2" fo:font-size="12pt" style:font-size-asian="12pt" style:font-size-complex="12pt"/>
    </style:style>
    <style:style style:name="T1271" style:parent-style-name="SourceText" style:family="text">
      <style:text-properties style:font-name="Tahoma" fo:color="#A6E22E" fo:font-size="12pt" style:font-size-asian="12pt" style:font-size-complex="12pt"/>
    </style:style>
    <style:style style:name="T1272" style:parent-style-name="SourceText" style:family="text">
      <style:text-properties style:font-name="Tahoma" fo:color="#F8F8F2" fo:font-size="12pt" style:font-size-asian="12pt" style:font-size-complex="12pt"/>
    </style:style>
    <style:style style:name="T1273" style:parent-style-name="SourceText" style:family="text">
      <style:text-properties style:font-name="Tahoma" fo:color="#A6E22E" fo:font-size="12pt" style:font-size-asian="12pt" style:font-size-complex="12pt"/>
    </style:style>
    <style:style style:name="T1274" style:parent-style-name="SourceText" style:family="text">
      <style:text-properties style:font-name="Tahoma" fo:color="#F8F8F2" fo:font-size="12pt" style:font-size-asian="12pt" style:font-size-complex="12pt"/>
    </style:style>
    <style:style style:name="T1275" style:parent-style-name="StrongEmphasis" style:family="text">
      <style:text-properties style:font-name="Tahoma" fo:font-size="12pt" style:font-size-asian="12pt" style:font-size-complex="12pt"/>
    </style:style>
    <style:style style:name="T1276" style:parent-style-name="SourceText" style:family="text">
      <style:text-properties style:font-name="Tahoma" fo:font-size="12pt" style:font-size-asian="12pt" style:font-size-complex="12pt"/>
    </style:style>
    <style:style style:name="T1277" style:parent-style-name="Fuentedepárrafopredeter." style:family="text">
      <style:text-properties style:font-name="Tahoma"/>
    </style:style>
    <style:style style:name="T1278" style:parent-style-name="SourceText" style:family="text">
      <style:text-properties style:font-name="Tahoma"/>
    </style:style>
    <style:style style:name="T1279" style:parent-style-name="Fuentedepárrafopredeter." style:family="text">
      <style:text-properties style:font-name="Tahoma"/>
    </style:style>
    <style:style style:name="P1280" style:parent-style-name="Textbody" style:family="paragraph"/>
    <style:style style:name="T1281" style:parent-style-name="SourceText" style:family="text">
      <style:text-properties style:font-name="Tahoma"/>
    </style:style>
    <style:style style:name="T1282" style:parent-style-name="StrongEmphasis" style:family="text">
      <style:text-properties style:font-name="Tahoma"/>
    </style:style>
    <style:style style:name="T1283" style:parent-style-name="SourceText" style:family="text">
      <style:text-properties style:font-name="Tahoma"/>
    </style:style>
    <style:style style:name="T1284" style:parent-style-name="Fuentedepárrafopredeter." style:family="text">
      <style:text-properties style:font-name="Tahoma"/>
    </style:style>
    <style:style style:name="P1285" style:parent-style-name="PreformattedText" style:family="paragraph">
      <style:paragraph-properties fo:background-color="#272822">
        <style:background-fill draw:fill="solid" draw:fill-color="#272822"/>
      </style:paragraph-properties>
    </style:style>
    <style:style style:name="T1286" style:parent-style-name="SourceText" style:family="text">
      <style:text-properties style:font-name="Tahoma" fo:color="#A6E22E" fo:font-size="12pt" style:font-size-asian="12pt" style:font-size-complex="12pt"/>
    </style:style>
    <style:style style:name="T1287" style:parent-style-name="SourceText" style:family="text">
      <style:text-properties style:font-name="Tahoma" fo:color="#F8F8F2" fo:font-size="12pt" style:font-size-asian="12pt" style:font-size-complex="12pt"/>
    </style:style>
    <style:style style:name="T1288" style:parent-style-name="SourceText" style:family="text">
      <style:text-properties style:font-name="Tahoma" fo:color="#A6E22E" fo:font-size="12pt" style:font-size-asian="12pt" style:font-size-complex="12pt"/>
    </style:style>
    <style:style style:name="T1289" style:parent-style-name="SourceText" style:family="text">
      <style:text-properties style:font-name="Tahoma" fo:color="#F8F8F2" fo:font-size="12pt" style:font-size-asian="12pt" style:font-size-complex="12pt"/>
    </style:style>
    <style:style style:name="T1290" style:parent-style-name="SourceText" style:family="text">
      <style:text-properties style:font-name="Tahoma" fo:color="#E6DB74" fo:font-size="12pt" style:font-size-asian="12pt" style:font-size-complex="12pt"/>
    </style:style>
    <style:style style:name="T1291" style:parent-style-name="SourceText" style:family="text">
      <style:text-properties style:font-name="Tahoma" fo:color="#F8F8F2" fo:font-size="12pt" style:font-size-asian="12pt" style:font-size-complex="12pt"/>
    </style:style>
    <style:style style:name="T1292" style:parent-style-name="SourceText" style:family="text">
      <style:text-properties style:font-name="Tahoma" fo:color="#A6E22E" fo:font-size="12pt" style:font-size-asian="12pt" style:font-size-complex="12pt"/>
    </style:style>
    <style:style style:name="T1293" style:parent-style-name="SourceText" style:family="text">
      <style:text-properties style:font-name="Tahoma" fo:color="#F8F8F2" fo:font-size="12pt" style:font-size-asian="12pt" style:font-size-complex="12pt"/>
    </style:style>
    <style:style style:name="T1294" style:parent-style-name="SourceText" style:family="text">
      <style:text-properties style:font-name="Tahoma" fo:color="#A6E22E" fo:font-size="12pt" style:font-size-asian="12pt" style:font-size-complex="12pt"/>
    </style:style>
    <style:style style:name="T1295" style:parent-style-name="SourceText" style:family="text">
      <style:text-properties style:font-name="Tahoma" fo:color="#F8F8F2" fo:font-size="12pt" style:font-size-asian="12pt" style:font-size-complex="12pt"/>
    </style:style>
    <style:style style:name="P1296" style:parent-style-name="PreformattedText" style:family="paragraph">
      <style:paragraph-properties fo:margin-bottom="0.1965in" fo:background-color="#272822">
        <style:background-fill draw:fill="solid" draw:fill-color="#272822"/>
      </style:paragraph-properties>
    </style:style>
    <style:style style:name="T1297" style:parent-style-name="SourceText" style:family="text">
      <style:text-properties style:font-name="Tahoma" fo:color="#A6E22E" fo:font-size="12pt" style:font-size-asian="12pt" style:font-size-complex="12pt"/>
    </style:style>
    <style:style style:name="T1298" style:parent-style-name="SourceText" style:family="text">
      <style:text-properties style:font-name="Tahoma" fo:color="#F8F8F2" fo:font-size="12pt" style:font-size-asian="12pt" style:font-size-complex="12pt"/>
    </style:style>
    <style:style style:name="T1299" style:parent-style-name="SourceText" style:family="text">
      <style:text-properties style:font-name="Tahoma" fo:color="#A6E22E" fo:font-size="12pt" style:font-size-asian="12pt" style:font-size-complex="12pt"/>
    </style:style>
    <style:style style:name="T1300" style:parent-style-name="SourceText" style:family="text">
      <style:text-properties style:font-name="Tahoma" fo:color="#F8F8F2" fo:font-size="12pt" style:font-size-asian="12pt" style:font-size-complex="12pt"/>
    </style:style>
    <style:style style:name="T1301" style:parent-style-name="SourceText" style:family="text">
      <style:text-properties style:font-name="Tahoma" fo:color="#E6DB74" fo:font-size="12pt" style:font-size-asian="12pt" style:font-size-complex="12pt"/>
    </style:style>
    <style:style style:name="T1302" style:parent-style-name="SourceText" style:family="text">
      <style:text-properties style:font-name="Tahoma" fo:color="#F8F8F2" fo:font-size="12pt" style:font-size-asian="12pt" style:font-size-complex="12pt"/>
    </style:style>
    <style:style style:name="T1303" style:parent-style-name="SourceText" style:family="text">
      <style:text-properties style:font-name="Tahoma" fo:color="#A6E22E" fo:font-size="12pt" style:font-size-asian="12pt" style:font-size-complex="12pt"/>
    </style:style>
    <style:style style:name="T1304" style:parent-style-name="SourceText" style:family="text">
      <style:text-properties style:font-name="Tahoma" fo:color="#F8F8F2" fo:font-size="12pt" style:font-size-asian="12pt" style:font-size-complex="12pt"/>
    </style:style>
    <style:style style:name="T1305" style:parent-style-name="SourceText" style:family="text">
      <style:text-properties style:font-name="Tahoma" fo:color="#A6E22E" fo:font-size="12pt" style:font-size-asian="12pt" style:font-size-complex="12pt"/>
    </style:style>
    <style:style style:name="T1306" style:parent-style-name="SourceText" style:family="text">
      <style:text-properties style:font-name="Tahoma" fo:color="#F8F8F2" fo:font-size="12pt" style:font-size-asian="12pt" style:font-size-complex="12pt"/>
    </style:style>
    <style:style style:name="T1307" style:parent-style-name="StrongEmphasis" style:family="text">
      <style:text-properties style:font-name="Tahoma" fo:font-size="12pt" style:font-size-asian="12pt" style:font-size-complex="12pt"/>
    </style:style>
    <style:style style:name="P1308" style:parent-style-name="Textbody" style:family="paragraph">
      <style:text-properties style:font-name="Tahoma"/>
    </style:style>
    <style:style style:name="P1309" style:parent-style-name="PreformattedText" style:family="paragraph">
      <style:paragraph-properties fo:background-color="#272822">
        <style:background-fill draw:fill="solid" draw:fill-color="#272822"/>
      </style:paragraph-properties>
    </style:style>
    <style:style style:name="T1310" style:parent-style-name="SourceText" style:family="text">
      <style:text-properties style:font-name="Tahoma" fo:color="#959077" fo:font-size="12pt" style:font-size-asian="12pt" style:font-size-complex="12pt"/>
    </style:style>
    <style:style style:name="P1311" style:parent-style-name="PreformattedText" style:family="paragraph">
      <style:paragraph-properties fo:background-color="#272822">
        <style:background-fill draw:fill="solid" draw:fill-color="#272822"/>
      </style:paragraph-properties>
    </style:style>
    <style:style style:name="T1312" style:parent-style-name="SourceText" style:family="text">
      <style:text-properties style:font-name="Tahoma" fo:color="#A6E22E" fo:font-size="12pt" style:font-size-asian="12pt" style:font-size-complex="12pt"/>
    </style:style>
    <style:style style:name="T1313" style:parent-style-name="SourceText" style:family="text">
      <style:text-properties style:font-name="Tahoma" fo:color="#F8F8F2" fo:font-size="12pt" style:font-size-asian="12pt" style:font-size-complex="12pt"/>
    </style:style>
    <style:style style:name="T1314" style:parent-style-name="SourceText" style:family="text">
      <style:text-properties style:font-name="Tahoma" fo:color="#E6DB74" fo:font-size="12pt" style:font-size-asian="12pt" style:font-size-complex="12pt"/>
    </style:style>
    <style:style style:name="T1315" style:parent-style-name="SourceText" style:family="text">
      <style:text-properties style:font-name="Tahoma" fo:color="#F8F8F2" fo:font-size="12pt" style:font-size-asian="12pt" style:font-size-complex="12pt"/>
    </style:style>
    <style:style style:name="T1316" style:parent-style-name="SourceText" style:family="text">
      <style:text-properties style:font-name="Tahoma" fo:color="#A6E22E" fo:font-size="12pt" style:font-size-asian="12pt" style:font-size-complex="12pt"/>
    </style:style>
    <style:style style:name="T1317" style:parent-style-name="SourceText" style:family="text">
      <style:text-properties style:font-name="Tahoma" fo:color="#E6DB74" fo:font-size="12pt" style:font-size-asian="12pt" style:font-size-complex="12pt"/>
    </style:style>
    <style:style style:name="T1318" style:parent-style-name="SourceText" style:family="text">
      <style:text-properties style:font-name="Tahoma" fo:color="#F8F8F2" fo:font-size="12pt" style:font-size-asian="12pt" style:font-size-complex="12pt"/>
    </style:style>
    <style:style style:name="T1319" style:parent-style-name="SourceText" style:family="text">
      <style:text-properties style:font-name="Tahoma" fo:color="#A6E22E" fo:font-size="12pt" style:font-size-asian="12pt" style:font-size-complex="12pt"/>
    </style:style>
    <style:style style:name="T1320" style:parent-style-name="SourceText" style:family="text">
      <style:text-properties style:font-name="Tahoma" fo:color="#E6DB74" fo:font-size="12pt" style:font-size-asian="12pt" style:font-size-complex="12pt"/>
    </style:style>
    <style:style style:name="T1321" style:parent-style-name="SourceText" style:family="text">
      <style:text-properties style:font-name="Tahoma" fo:color="#F8F8F2" fo:font-size="12pt" style:font-size-asian="12pt" style:font-size-complex="12pt"/>
    </style:style>
    <style:style style:name="P1322"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323" style:parent-style-name="PreformattedText" style:family="paragraph">
      <style:paragraph-properties fo:background-color="#272822">
        <style:background-fill draw:fill="solid" draw:fill-color="#272822"/>
      </style:paragraph-properties>
    </style:style>
    <style:style style:name="T1324" style:parent-style-name="SourceText" style:family="text">
      <style:text-properties style:font-name="Tahoma" fo:color="#959077" fo:font-size="12pt" style:font-size-asian="12pt" style:font-size-complex="12pt"/>
    </style:style>
    <style:style style:name="P1325" style:parent-style-name="PreformattedText" style:family="paragraph">
      <style:paragraph-properties fo:background-color="#272822">
        <style:background-fill draw:fill="solid" draw:fill-color="#272822"/>
      </style:paragraph-properties>
    </style:style>
    <style:style style:name="T1326" style:parent-style-name="SourceText" style:family="text">
      <style:text-properties style:font-name="Tahoma" fo:color="#A6E22E" fo:font-size="12pt" style:font-size-asian="12pt" style:font-size-complex="12pt"/>
    </style:style>
    <style:style style:name="T1327" style:parent-style-name="SourceText" style:family="text">
      <style:text-properties style:font-name="Tahoma" fo:color="#F8F8F2" fo:font-size="12pt" style:font-size-asian="12pt" style:font-size-complex="12pt"/>
    </style:style>
    <style:style style:name="P1328" style:parent-style-name="PreformattedText" style:family="paragraph">
      <style:paragraph-properties fo:background-color="#272822">
        <style:background-fill draw:fill="solid" draw:fill-color="#272822"/>
      </style:paragraph-properties>
    </style:style>
    <style:style style:name="T1329" style:parent-style-name="SourceText" style:family="text">
      <style:text-properties style:font-name="Tahoma" fo:color="#F8F8F2" fo:font-size="12pt" style:font-size-asian="12pt" style:font-size-complex="12pt"/>
    </style:style>
    <style:style style:name="T1330" style:parent-style-name="SourceText" style:family="text">
      <style:text-properties style:font-name="Tahoma" fo:color="#66D9EF" fo:font-size="12pt" style:font-size-asian="12pt" style:font-size-complex="12pt"/>
    </style:style>
    <style:style style:name="T1331" style:parent-style-name="SourceText" style:family="text">
      <style:text-properties style:font-name="Tahoma" fo:color="#F8F8F2" fo:font-size="12pt" style:font-size-asian="12pt" style:font-size-complex="12pt"/>
    </style:style>
    <style:style style:name="T1332" style:parent-style-name="SourceText" style:family="text">
      <style:text-properties style:font-name="Tahoma" fo:color="#A6E22E" fo:font-size="12pt" style:font-size-asian="12pt" style:font-size-complex="12pt"/>
    </style:style>
    <style:style style:name="T1333" style:parent-style-name="SourceText" style:family="text">
      <style:text-properties style:font-name="Tahoma" fo:color="#F8F8F2" fo:font-size="12pt" style:font-size-asian="12pt" style:font-size-complex="12pt"/>
    </style:style>
    <style:style style:name="T1334" style:parent-style-name="SourceText" style:family="text">
      <style:text-properties style:font-name="Tahoma" fo:color="#FF4689" fo:font-size="12pt" style:font-size-asian="12pt" style:font-size-complex="12pt"/>
    </style:style>
    <style:style style:name="T1335" style:parent-style-name="SourceText" style:family="text">
      <style:text-properties style:font-name="Tahoma" fo:color="#F8F8F2" fo:font-size="12pt" style:font-size-asian="12pt" style:font-size-complex="12pt"/>
    </style:style>
    <style:style style:name="T1336" style:parent-style-name="SourceText" style:family="text">
      <style:text-properties style:font-name="Tahoma" fo:color="#A6E22E" fo:font-size="12pt" style:font-size-asian="12pt" style:font-size-complex="12pt"/>
    </style:style>
    <style:style style:name="T1337" style:parent-style-name="SourceText" style:family="text">
      <style:text-properties style:font-name="Tahoma" fo:color="#F8F8F2" fo:font-size="12pt" style:font-size-asian="12pt" style:font-size-complex="12pt"/>
    </style:style>
    <style:style style:name="T1338" style:parent-style-name="SourceText" style:family="text">
      <style:text-properties style:font-name="Tahoma" fo:color="#E6DB74" fo:font-size="12pt" style:font-size-asian="12pt" style:font-size-complex="12pt"/>
    </style:style>
    <style:style style:name="T1339" style:parent-style-name="SourceText" style:family="text">
      <style:text-properties style:font-name="Tahoma" fo:color="#F8F8F2" fo:font-size="12pt" style:font-size-asian="12pt" style:font-size-complex="12pt"/>
    </style:style>
    <style:style style:name="P1340" style:parent-style-name="PreformattedText" style:family="paragraph">
      <style:paragraph-properties fo:background-color="#272822">
        <style:background-fill draw:fill="solid" draw:fill-color="#272822"/>
      </style:paragraph-properties>
    </style:style>
    <style:style style:name="T1341" style:parent-style-name="SourceText" style:family="text">
      <style:text-properties style:font-name="Tahoma" fo:color="#F8F8F2" fo:font-size="12pt" style:font-size-asian="12pt" style:font-size-complex="12pt"/>
    </style:style>
    <style:style style:name="T1342" style:parent-style-name="SourceText" style:family="text">
      <style:text-properties style:font-name="Tahoma" fo:color="#66D9EF" fo:font-size="12pt" style:font-size-asian="12pt" style:font-size-complex="12pt"/>
    </style:style>
    <style:style style:name="T1343" style:parent-style-name="SourceText" style:family="text">
      <style:text-properties style:font-name="Tahoma" fo:color="#F8F8F2" fo:font-size="12pt" style:font-size-asian="12pt" style:font-size-complex="12pt"/>
    </style:style>
    <style:style style:name="T1344" style:parent-style-name="SourceText" style:family="text">
      <style:text-properties style:font-name="Tahoma" fo:color="#A6E22E" fo:font-size="12pt" style:font-size-asian="12pt" style:font-size-complex="12pt"/>
    </style:style>
    <style:style style:name="T1345" style:parent-style-name="SourceText" style:family="text">
      <style:text-properties style:font-name="Tahoma" fo:color="#F8F8F2" fo:font-size="12pt" style:font-size-asian="12pt" style:font-size-complex="12pt"/>
    </style:style>
    <style:style style:name="P1346" style:parent-style-name="PreformattedText" style:family="paragraph">
      <style:paragraph-properties fo:background-color="#272822">
        <style:background-fill draw:fill="solid" draw:fill-color="#272822"/>
      </style:paragraph-properties>
    </style:style>
    <style:style style:name="T1347" style:parent-style-name="SourceText" style:family="text">
      <style:text-properties style:font-name="Tahoma" fo:color="#F8F8F2" fo:font-size="12pt" style:font-size-asian="12pt" style:font-size-complex="12pt"/>
    </style:style>
    <style:style style:name="T1348" style:parent-style-name="SourceText" style:family="text">
      <style:text-properties style:font-name="Tahoma" fo:color="#A6E22E" fo:font-size="12pt" style:font-size-asian="12pt" style:font-size-complex="12pt"/>
    </style:style>
    <style:style style:name="T1349" style:parent-style-name="SourceText" style:family="text">
      <style:text-properties style:font-name="Tahoma" fo:color="#F8F8F2" fo:font-size="12pt" style:font-size-asian="12pt" style:font-size-complex="12pt"/>
    </style:style>
    <style:style style:name="T1350" style:parent-style-name="SourceText" style:family="text">
      <style:text-properties style:font-name="Tahoma" fo:color="#A6E22E" fo:font-size="12pt" style:font-size-asian="12pt" style:font-size-complex="12pt"/>
    </style:style>
    <style:style style:name="T1351" style:parent-style-name="SourceText" style:family="text">
      <style:text-properties style:font-name="Tahoma" fo:color="#F8F8F2" fo:font-size="12pt" style:font-size-asian="12pt" style:font-size-complex="12pt"/>
    </style:style>
    <style:style style:name="T1352" style:parent-style-name="SourceText" style:family="text">
      <style:text-properties style:font-name="Tahoma" fo:color="#E6DB74" fo:font-size="12pt" style:font-size-asian="12pt" style:font-size-complex="12pt"/>
    </style:style>
    <style:style style:name="T1353" style:parent-style-name="SourceText" style:family="text">
      <style:text-properties style:font-name="Tahoma" fo:color="#F8F8F2" fo:font-size="12pt" style:font-size-asian="12pt" style:font-size-complex="12pt"/>
    </style:style>
    <style:style style:name="P1354" style:parent-style-name="PreformattedText" style:family="paragraph">
      <style:paragraph-properties fo:background-color="#272822">
        <style:background-fill draw:fill="solid" draw:fill-color="#272822"/>
      </style:paragraph-properties>
    </style:style>
    <style:style style:name="T1355" style:parent-style-name="SourceText" style:family="text">
      <style:text-properties style:font-name="Tahoma" fo:color="#F8F8F2" fo:font-size="12pt" style:font-size-asian="12pt" style:font-size-complex="12pt"/>
    </style:style>
    <style:style style:name="P1356" style:parent-style-name="PreformattedText" style:family="paragraph">
      <style:paragraph-properties fo:background-color="#272822">
        <style:background-fill draw:fill="solid" draw:fill-color="#272822"/>
      </style:paragraph-properties>
    </style:style>
    <style:style style:name="T1357" style:parent-style-name="SourceText" style:family="text">
      <style:text-properties style:font-name="Tahoma" fo:color="#F8F8F2" fo:font-size="12pt" style:font-size-asian="12pt" style:font-size-complex="12pt"/>
    </style:style>
    <style:style style:name="T1358" style:parent-style-name="SourceText" style:family="text">
      <style:text-properties style:font-name="Tahoma" fo:color="#AE81FF" fo:font-size="12pt" style:font-size-asian="12pt" style:font-size-complex="12pt"/>
    </style:style>
    <style:style style:name="T1359" style:parent-style-name="SourceText" style:family="text">
      <style:text-properties style:font-name="Tahoma" fo:color="#F8F8F2" fo:font-size="12pt" style:font-size-asian="12pt" style:font-size-complex="12pt"/>
    </style:style>
    <style:style style:name="P1360"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361" style:parent-style-name="PreformattedText" style:family="paragraph">
      <style:paragraph-properties fo:background-color="#272822">
        <style:background-fill draw:fill="solid" draw:fill-color="#272822"/>
      </style:paragraph-properties>
    </style:style>
    <style:style style:name="T1362" style:parent-style-name="SourceText" style:family="text">
      <style:text-properties style:font-name="Tahoma" fo:color="#959077" fo:font-size="12pt" style:font-size-asian="12pt" style:font-size-complex="12pt"/>
    </style:style>
    <style:style style:name="P1363" style:parent-style-name="PreformattedText" style:family="paragraph">
      <style:paragraph-properties fo:background-color="#272822">
        <style:background-fill draw:fill="solid" draw:fill-color="#272822"/>
      </style:paragraph-properties>
    </style:style>
    <style:style style:name="T1364" style:parent-style-name="SourceText" style:family="text">
      <style:text-properties style:font-name="Tahoma" fo:color="#F8F8F2" fo:font-size="12pt" style:font-size-asian="12pt" style:font-size-complex="12pt"/>
    </style:style>
    <style:style style:name="T1365" style:parent-style-name="SourceText" style:family="text">
      <style:text-properties style:font-name="Tahoma" fo:color="#A6E22E" fo:font-size="12pt" style:font-size-asian="12pt" style:font-size-complex="12pt"/>
    </style:style>
    <style:style style:name="T1366" style:parent-style-name="SourceText" style:family="text">
      <style:text-properties style:font-name="Tahoma" fo:color="#F8F8F2" fo:font-size="12pt" style:font-size-asian="12pt" style:font-size-complex="12pt"/>
    </style:style>
    <style:style style:name="T1367" style:parent-style-name="SourceText" style:family="text">
      <style:text-properties style:font-name="Tahoma" fo:color="#E6DB74" fo:font-size="12pt" style:font-size-asian="12pt" style:font-size-complex="12pt"/>
    </style:style>
    <style:style style:name="T1368" style:parent-style-name="SourceText" style:family="text">
      <style:text-properties style:font-name="Tahoma" fo:color="#F8F8F2" fo:font-size="12pt" style:font-size-asian="12pt" style:font-size-complex="12pt"/>
    </style:style>
    <style:style style:name="P1369" style:parent-style-name="PreformattedText" style:family="paragraph">
      <style:paragraph-properties fo:background-color="#272822">
        <style:background-fill draw:fill="solid" draw:fill-color="#272822"/>
      </style:paragraph-properties>
    </style:style>
    <style:style style:name="T1370" style:parent-style-name="SourceText" style:family="text">
      <style:text-properties style:font-name="Tahoma" fo:color="#F8F8F2" fo:font-size="12pt" style:font-size-asian="12pt" style:font-size-complex="12pt"/>
    </style:style>
    <style:style style:name="T1371" style:parent-style-name="SourceText" style:family="text">
      <style:text-properties style:font-name="Tahoma" fo:color="#A6E22E" fo:font-size="12pt" style:font-size-asian="12pt" style:font-size-complex="12pt"/>
    </style:style>
    <style:style style:name="T1372" style:parent-style-name="SourceText" style:family="text">
      <style:text-properties style:font-name="Tahoma" fo:color="#F8F8F2" fo:font-size="12pt" style:font-size-asian="12pt" style:font-size-complex="12pt"/>
    </style:style>
    <style:style style:name="T1373" style:parent-style-name="SourceText" style:family="text">
      <style:text-properties style:font-name="Tahoma" fo:color="#A6E22E" fo:font-size="12pt" style:font-size-asian="12pt" style:font-size-complex="12pt"/>
    </style:style>
    <style:style style:name="T1374" style:parent-style-name="SourceText" style:family="text">
      <style:text-properties style:font-name="Tahoma" fo:color="#F8F8F2" fo:font-size="12pt" style:font-size-asian="12pt" style:font-size-complex="12pt"/>
    </style:style>
    <style:style style:name="T1375" style:parent-style-name="SourceText" style:family="text">
      <style:text-properties style:font-name="Tahoma" fo:color="#E6DB74" fo:font-size="12pt" style:font-size-asian="12pt" style:font-size-complex="12pt"/>
    </style:style>
    <style:style style:name="T1376" style:parent-style-name="SourceText" style:family="text">
      <style:text-properties style:font-name="Tahoma" fo:color="#F8F8F2" fo:font-size="12pt" style:font-size-asian="12pt" style:font-size-complex="12pt"/>
    </style:style>
    <style:style style:name="P1377" style:parent-style-name="PreformattedText" style:family="paragraph">
      <style:paragraph-properties fo:margin-bottom="0.1965in" fo:background-color="#272822">
        <style:background-fill draw:fill="solid" draw:fill-color="#272822"/>
      </style:paragraph-properties>
    </style:style>
    <style:style style:name="T1378" style:parent-style-name="SourceText" style:family="text">
      <style:text-properties style:font-name="Tahoma" fo:color="#F8F8F2" fo:font-size="12pt" style:font-size-asian="12pt" style:font-size-complex="12pt"/>
    </style:style>
    <style:style style:name="P1379" style:parent-style-name="Título3" style:family="paragraph">
      <style:text-properties style:font-name="Tahoma" fo:font-size="12pt" style:font-size-asian="12pt" style:font-size-complex="12pt"/>
    </style:style>
    <style:style style:name="P1380" style:parent-style-name="Textbody" style:family="paragraph">
      <style:text-properties style:font-name="Tahoma"/>
    </style:style>
    <style:style style:name="P1381" style:parent-style-name="Standard" style:family="paragraph">
      <style:paragraph-properties fo:text-align="justify"/>
      <style:text-properties style:font-name="Tahoma"/>
    </style:style>
    <style:style style:name="P1382" style:parent-style-name="Textbody" style:family="paragraph">
      <style:paragraph-properties fo:text-align="justify"/>
      <style:text-properties style:font-name="Tahoma" fo:font-weight="bold" style:font-weight-asian="bold" style:font-weight-complex="bold" fo:color="#355269"/>
    </style:style>
    <style:style style:name="P1383" style:parent-style-name="Textbody" style:family="paragraph">
      <style:paragraph-properties fo:text-align="justify"/>
    </style:style>
    <style:style style:name="T1384" style:parent-style-name="Fuentedepárrafopredeter." style:family="text">
      <style:text-properties style:font-name="Tahoma"/>
    </style:style>
    <style:style style:name="T1385" style:parent-style-name="SourceText" style:family="text">
      <style:text-properties style:font-name="Tahoma"/>
    </style:style>
    <style:style style:name="T1386" style:parent-style-name="Fuentedepárrafopredeter." style:family="text">
      <style:text-properties style:font-name="Tahoma"/>
    </style:style>
    <style:style style:name="T1387" style:parent-style-name="Fuentedepárrafopredeter." style:family="text">
      <style:text-properties style:font-name="Tahoma"/>
    </style:style>
    <style:style style:name="T1388" style:parent-style-name="SourceText" style:family="text">
      <style:text-properties style:font-name="Tahoma"/>
    </style:style>
    <style:style style:name="T1389" style:parent-style-name="Fuentedepárrafopredeter." style:family="text">
      <style:text-properties style:font-name="Tahoma"/>
    </style:style>
    <style:style style:name="T1390" style:parent-style-name="StrongEmphasis" style:family="text">
      <style:text-properties style:font-name="Tahoma" fo:font-size="12pt" style:font-size-asian="12pt" style:font-size-complex="12pt"/>
    </style:style>
    <style:style style:name="T1391" style:parent-style-name="Fuentedepárrafopredeter." style:family="text">
      <style:text-properties style:font-name="Tahoma"/>
    </style:style>
    <style:style style:name="T1392" style:parent-style-name="SourceText" style:family="text">
      <style:text-properties style:font-name="Tahoma"/>
    </style:style>
    <style:style style:name="T1393" style:parent-style-name="Fuentedepárrafopredeter." style:family="text">
      <style:text-properties style:font-name="Tahoma"/>
    </style:style>
    <style:style style:name="P1394" style:parent-style-name="PreformattedText" style:family="paragraph">
      <style:paragraph-properties fo:background-color="#272822">
        <style:background-fill draw:fill="solid" draw:fill-color="#272822"/>
      </style:paragraph-properties>
    </style:style>
    <style:style style:name="T1395" style:parent-style-name="SourceText" style:family="text">
      <style:text-properties style:font-name="Tahoma" fo:color="#959077" fo:font-size="12pt" style:font-size-asian="12pt" style:font-size-complex="12pt"/>
    </style:style>
    <style:style style:name="P1396" style:parent-style-name="PreformattedText" style:family="paragraph">
      <style:paragraph-properties fo:background-color="#272822">
        <style:background-fill draw:fill="solid" draw:fill-color="#272822"/>
      </style:paragraph-properties>
    </style:style>
    <style:style style:name="T1397" style:parent-style-name="SourceText" style:family="text">
      <style:text-properties style:font-name="Tahoma" fo:color="#66D9EF" fo:font-size="12pt" style:font-size-asian="12pt" style:font-size-complex="12pt"/>
    </style:style>
    <style:style style:name="T1398" style:parent-style-name="SourceText" style:family="text">
      <style:text-properties style:font-name="Tahoma" fo:color="#F8F8F2" fo:font-size="12pt" style:font-size-asian="12pt" style:font-size-complex="12pt"/>
    </style:style>
    <style:style style:name="T1399" style:parent-style-name="SourceText" style:family="text">
      <style:text-properties style:font-name="Tahoma" fo:color="#A6E22E" fo:font-size="12pt" style:font-size-asian="12pt" style:font-size-complex="12pt"/>
    </style:style>
    <style:style style:name="T1400" style:parent-style-name="SourceText" style:family="text">
      <style:text-properties style:font-name="Tahoma" fo:color="#F8F8F2" fo:font-size="12pt" style:font-size-asian="12pt" style:font-size-complex="12pt"/>
    </style:style>
    <style:style style:name="T1401" style:parent-style-name="SourceText" style:family="text">
      <style:text-properties style:font-name="Tahoma" fo:color="#FF4689" fo:font-size="12pt" style:font-size-asian="12pt" style:font-size-complex="12pt"/>
    </style:style>
    <style:style style:name="T1402" style:parent-style-name="SourceText" style:family="text">
      <style:text-properties style:font-name="Tahoma" fo:color="#F8F8F2" fo:font-size="12pt" style:font-size-asian="12pt" style:font-size-complex="12pt"/>
    </style:style>
    <style:style style:name="T1403" style:parent-style-name="SourceText" style:family="text">
      <style:text-properties style:font-name="Tahoma" fo:color="#A6E22E" fo:font-size="12pt" style:font-size-asian="12pt" style:font-size-complex="12pt"/>
    </style:style>
    <style:style style:name="T1404" style:parent-style-name="SourceText" style:family="text">
      <style:text-properties style:font-name="Tahoma" fo:color="#F8F8F2" fo:font-size="12pt" style:font-size-asian="12pt" style:font-size-complex="12pt"/>
    </style:style>
    <style:style style:name="T1405" style:parent-style-name="SourceText" style:family="text">
      <style:text-properties style:font-name="Tahoma" fo:color="#E6DB74" fo:font-size="12pt" style:font-size-asian="12pt" style:font-size-complex="12pt"/>
    </style:style>
    <style:style style:name="T1406" style:parent-style-name="SourceText" style:family="text">
      <style:text-properties style:font-name="Tahoma" fo:color="#F8F8F2" fo:font-size="12pt" style:font-size-asian="12pt" style:font-size-complex="12pt"/>
    </style:style>
    <style:style style:name="T1407" style:parent-style-name="SourceText" style:family="text">
      <style:text-properties style:font-name="Tahoma" fo:color="#E6DB74" fo:font-size="12pt" style:font-size-asian="12pt" style:font-size-complex="12pt"/>
    </style:style>
    <style:style style:name="T1408" style:parent-style-name="SourceText" style:family="text">
      <style:text-properties style:font-name="Tahoma" fo:color="#F8F8F2" fo:font-size="12pt" style:font-size-asian="12pt" style:font-size-complex="12pt"/>
    </style:style>
    <style:style style:name="T1409" style:parent-style-name="SourceText" style:family="text">
      <style:text-properties style:font-name="Tahoma" fo:color="#E6DB74" fo:font-size="12pt" style:font-size-asian="12pt" style:font-size-complex="12pt"/>
    </style:style>
    <style:style style:name="T1410" style:parent-style-name="SourceText" style:family="text">
      <style:text-properties style:font-name="Tahoma" fo:color="#F8F8F2" fo:font-size="12pt" style:font-size-asian="12pt" style:font-size-complex="12pt"/>
    </style:style>
    <style:style style:name="P1411"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412" style:parent-style-name="PreformattedText" style:family="paragraph">
      <style:paragraph-properties fo:background-color="#272822">
        <style:background-fill draw:fill="solid" draw:fill-color="#272822"/>
      </style:paragraph-properties>
    </style:style>
    <style:style style:name="T1413" style:parent-style-name="SourceText" style:family="text">
      <style:text-properties style:font-name="Tahoma" fo:color="#959077" fo:font-size="12pt" style:font-size-asian="12pt" style:font-size-complex="12pt"/>
    </style:style>
    <style:style style:name="P1414" style:parent-style-name="PreformattedText" style:family="paragraph">
      <style:paragraph-properties fo:background-color="#272822">
        <style:background-fill draw:fill="solid" draw:fill-color="#272822"/>
      </style:paragraph-properties>
    </style:style>
    <style:style style:name="T1415" style:parent-style-name="SourceText" style:family="text">
      <style:text-properties style:font-name="Tahoma" fo:color="#66D9EF" fo:font-size="12pt" style:font-size-asian="12pt" style:font-size-complex="12pt"/>
    </style:style>
    <style:style style:name="T1416" style:parent-style-name="SourceText" style:family="text">
      <style:text-properties style:font-name="Tahoma" fo:color="#F8F8F2" fo:font-size="12pt" style:font-size-asian="12pt" style:font-size-complex="12pt"/>
    </style:style>
    <style:style style:name="T1417" style:parent-style-name="SourceText" style:family="text">
      <style:text-properties style:font-name="Tahoma" fo:color="#A6E22E" fo:font-size="12pt" style:font-size-asian="12pt" style:font-size-complex="12pt"/>
    </style:style>
    <style:style style:name="T1418" style:parent-style-name="SourceText" style:family="text">
      <style:text-properties style:font-name="Tahoma" fo:color="#F8F8F2" fo:font-size="12pt" style:font-size-asian="12pt" style:font-size-complex="12pt"/>
    </style:style>
    <style:style style:name="P1419" style:parent-style-name="PreformattedText" style:family="paragraph">
      <style:paragraph-properties fo:background-color="#272822">
        <style:background-fill draw:fill="solid" draw:fill-color="#272822"/>
      </style:paragraph-properties>
    </style:style>
    <style:style style:name="T1420" style:parent-style-name="SourceText" style:family="text">
      <style:text-properties style:font-name="Tahoma" fo:color="#F8F8F2" fo:font-size="12pt" style:font-size-asian="12pt" style:font-size-complex="12pt"/>
    </style:style>
    <style:style style:name="T1421" style:parent-style-name="SourceText" style:family="text">
      <style:text-properties style:font-name="Tahoma" fo:color="#A6E22E" fo:font-size="12pt" style:font-size-asian="12pt" style:font-size-complex="12pt"/>
    </style:style>
    <style:style style:name="T1422" style:parent-style-name="SourceText" style:family="text">
      <style:text-properties style:font-name="Tahoma" fo:color="#F8F8F2" fo:font-size="12pt" style:font-size-asian="12pt" style:font-size-complex="12pt"/>
    </style:style>
    <style:style style:name="T1423" style:parent-style-name="SourceText" style:family="text">
      <style:text-properties style:font-name="Tahoma" fo:color="#A6E22E" fo:font-size="12pt" style:font-size-asian="12pt" style:font-size-complex="12pt"/>
    </style:style>
    <style:style style:name="T1424" style:parent-style-name="SourceText" style:family="text">
      <style:text-properties style:font-name="Tahoma" fo:color="#F8F8F2" fo:font-size="12pt" style:font-size-asian="12pt" style:font-size-complex="12pt"/>
    </style:style>
    <style:style style:name="T1425" style:parent-style-name="SourceText" style:family="text">
      <style:text-properties style:font-name="Tahoma" fo:color="#E6DB74" fo:font-size="12pt" style:font-size-asian="12pt" style:font-size-complex="12pt"/>
    </style:style>
    <style:style style:name="T1426" style:parent-style-name="SourceText" style:family="text">
      <style:text-properties style:font-name="Tahoma" fo:color="#F8F8F2" fo:font-size="12pt" style:font-size-asian="12pt" style:font-size-complex="12pt"/>
    </style:style>
    <style:style style:name="P1427" style:parent-style-name="PreformattedText" style:family="paragraph">
      <style:paragraph-properties fo:background-color="#272822">
        <style:background-fill draw:fill="solid" draw:fill-color="#272822"/>
      </style:paragraph-properties>
    </style:style>
    <style:style style:name="T1428" style:parent-style-name="SourceText" style:family="text">
      <style:text-properties style:font-name="Tahoma" fo:color="#F8F8F2" fo:font-size="12pt" style:font-size-asian="12pt" style:font-size-complex="12pt"/>
    </style:style>
    <style:style style:name="P1429"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430" style:parent-style-name="PreformattedText" style:family="paragraph">
      <style:paragraph-properties fo:background-color="#272822">
        <style:background-fill draw:fill="solid" draw:fill-color="#272822"/>
      </style:paragraph-properties>
    </style:style>
    <style:style style:name="T1431" style:parent-style-name="SourceText" style:family="text">
      <style:text-properties style:font-name="Tahoma" fo:color="#959077" fo:font-size="12pt" style:font-size-asian="12pt" style:font-size-complex="12pt"/>
    </style:style>
    <style:style style:name="P1432" style:parent-style-name="PreformattedText" style:family="paragraph">
      <style:paragraph-properties fo:background-color="#272822">
        <style:background-fill draw:fill="solid" draw:fill-color="#272822"/>
      </style:paragraph-properties>
    </style:style>
    <style:style style:name="T1433" style:parent-style-name="SourceText" style:family="text">
      <style:text-properties style:font-name="Tahoma" fo:color="#A6E22E" fo:font-size="12pt" style:font-size-asian="12pt" style:font-size-complex="12pt"/>
    </style:style>
    <style:style style:name="T1434" style:parent-style-name="SourceText" style:family="text">
      <style:text-properties style:font-name="Tahoma" fo:color="#F8F8F2" fo:font-size="12pt" style:font-size-asian="12pt" style:font-size-complex="12pt"/>
    </style:style>
    <style:style style:name="P1435" style:parent-style-name="PreformattedText" style:family="paragraph">
      <style:paragraph-properties fo:background-color="#272822">
        <style:background-fill draw:fill="solid" draw:fill-color="#272822"/>
      </style:paragraph-properties>
    </style:style>
    <style:style style:name="T1436" style:parent-style-name="SourceText" style:family="text">
      <style:text-properties style:font-name="Tahoma" fo:color="#F8F8F2" fo:font-size="12pt" style:font-size-asian="12pt" style:font-size-complex="12pt"/>
    </style:style>
    <style:style style:name="T1437" style:parent-style-name="SourceText" style:family="text">
      <style:text-properties style:font-name="Tahoma" fo:color="#66D9EF" fo:font-size="12pt" style:font-size-asian="12pt" style:font-size-complex="12pt"/>
    </style:style>
    <style:style style:name="T1438" style:parent-style-name="SourceText" style:family="text">
      <style:text-properties style:font-name="Tahoma" fo:color="#F8F8F2" fo:font-size="12pt" style:font-size-asian="12pt" style:font-size-complex="12pt"/>
    </style:style>
    <style:style style:name="T1439" style:parent-style-name="SourceText" style:family="text">
      <style:text-properties style:font-name="Tahoma" fo:color="#A6E22E" fo:font-size="12pt" style:font-size-asian="12pt" style:font-size-complex="12pt"/>
    </style:style>
    <style:style style:name="T1440" style:parent-style-name="SourceText" style:family="text">
      <style:text-properties style:font-name="Tahoma" fo:color="#F8F8F2" fo:font-size="12pt" style:font-size-asian="12pt" style:font-size-complex="12pt"/>
    </style:style>
    <style:style style:name="T1441" style:parent-style-name="SourceText" style:family="text">
      <style:text-properties style:font-name="Tahoma" fo:color="#A6E22E" fo:font-size="12pt" style:font-size-asian="12pt" style:font-size-complex="12pt"/>
    </style:style>
    <style:style style:name="T1442" style:parent-style-name="SourceText" style:family="text">
      <style:text-properties style:font-name="Tahoma" fo:color="#F8F8F2" fo:font-size="12pt" style:font-size-asian="12pt" style:font-size-complex="12pt"/>
    </style:style>
    <style:style style:name="T1443" style:parent-style-name="SourceText" style:family="text">
      <style:text-properties style:font-name="Tahoma" fo:color="#A6E22E" fo:font-size="12pt" style:font-size-asian="12pt" style:font-size-complex="12pt"/>
    </style:style>
    <style:style style:name="T1444" style:parent-style-name="SourceText" style:family="text">
      <style:text-properties style:font-name="Tahoma" fo:color="#F8F8F2" fo:font-size="12pt" style:font-size-asian="12pt" style:font-size-complex="12pt"/>
    </style:style>
    <style:style style:name="P1445" style:parent-style-name="PreformattedText" style:family="paragraph">
      <style:paragraph-properties fo:margin-bottom="0.1965in" fo:background-color="#272822">
        <style:background-fill draw:fill="solid" draw:fill-color="#272822"/>
      </style:paragraph-properties>
    </style:style>
    <style:style style:name="T1446" style:parent-style-name="SourceText" style:family="text">
      <style:text-properties style:font-name="Tahoma" fo:color="#F8F8F2" fo:font-size="12pt" style:font-size-asian="12pt" style:font-size-complex="12pt"/>
    </style:style>
    <style:style style:name="T1447" style:parent-style-name="SourceText" style:family="text">
      <style:text-properties style:font-name="Tahoma" fo:color="#AE81FF" fo:font-size="12pt" style:font-size-asian="12pt" style:font-size-complex="12pt"/>
    </style:style>
    <style:style style:name="T1448" style:parent-style-name="SourceText" style:family="text">
      <style:text-properties style:font-name="Tahoma" fo:color="#F8F8F2" fo:font-size="12pt" style:font-size-asian="12pt" style:font-size-complex="12pt"/>
    </style:style>
    <style:style style:name="T1449" style:parent-style-name="StrongEmphasis" style:family="text">
      <style:text-properties style:font-name="Tahoma" fo:font-size="12pt" style:font-size-asian="12pt" style:font-size-complex="12pt"/>
    </style:style>
    <style:style style:name="P1450" style:parent-style-name="Textbody" style:family="paragraph"/>
    <style:style style:name="T1451" style:parent-style-name="SourceText" style:family="text">
      <style:text-properties style:font-name="Tahoma"/>
    </style:style>
    <style:style style:name="T1452" style:parent-style-name="Fuentedepárrafopredeter." style:family="text">
      <style:text-properties style:font-name="Tahoma"/>
    </style:style>
    <style:style style:name="T1453" style:parent-style-name="SourceText" style:family="text">
      <style:text-properties style:font-name="Tahoma"/>
    </style:style>
    <style:style style:name="T1454" style:parent-style-name="Fuentedepárrafopredeter." style:family="text">
      <style:text-properties style:font-name="Tahoma"/>
    </style:style>
    <style:style style:name="T1455" style:parent-style-name="SourceText" style:family="text">
      <style:text-properties style:font-name="Tahoma"/>
    </style:style>
    <style:style style:name="T1456" style:parent-style-name="Fuentedepárrafopredeter." style:family="text">
      <style:text-properties style:font-name="Tahoma"/>
    </style:style>
    <style:style style:name="P1457" style:parent-style-name="PreformattedText" style:family="paragraph">
      <style:paragraph-properties fo:background-color="#272822">
        <style:background-fill draw:fill="solid" draw:fill-color="#272822"/>
      </style:paragraph-properties>
    </style:style>
    <style:style style:name="T1458" style:parent-style-name="SourceText" style:family="text">
      <style:text-properties style:font-name="Tahoma" fo:color="#959077" fo:font-size="12pt" style:font-size-asian="12pt" style:font-size-complex="12pt"/>
    </style:style>
    <style:style style:name="P1459" style:parent-style-name="PreformattedText" style:family="paragraph">
      <style:paragraph-properties fo:background-color="#272822">
        <style:background-fill draw:fill="solid" draw:fill-color="#272822"/>
      </style:paragraph-properties>
    </style:style>
    <style:style style:name="T1460" style:parent-style-name="SourceText" style:family="text">
      <style:text-properties style:font-name="Tahoma" fo:color="#A6E22E" fo:font-size="12pt" style:font-size-asian="12pt" style:font-size-complex="12pt"/>
    </style:style>
    <style:style style:name="T1461" style:parent-style-name="SourceText" style:family="text">
      <style:text-properties style:font-name="Tahoma" fo:color="#F8F8F2" fo:font-size="12pt" style:font-size-asian="12pt" style:font-size-complex="12pt"/>
    </style:style>
    <style:style style:name="T1462" style:parent-style-name="SourceText" style:family="text">
      <style:text-properties style:font-name="Tahoma" fo:color="#A6E22E" fo:font-size="12pt" style:font-size-asian="12pt" style:font-size-complex="12pt"/>
    </style:style>
    <style:style style:name="T1463" style:parent-style-name="SourceText" style:family="text">
      <style:text-properties style:font-name="Tahoma" fo:color="#F8F8F2" fo:font-size="12pt" style:font-size-asian="12pt" style:font-size-complex="12pt"/>
    </style:style>
    <style:style style:name="T1464" style:parent-style-name="SourceText" style:family="text">
      <style:text-properties style:font-name="Tahoma" fo:color="#A6E22E" fo:font-size="12pt" style:font-size-asian="12pt" style:font-size-complex="12pt"/>
    </style:style>
    <style:style style:name="T1465" style:parent-style-name="SourceText" style:family="text">
      <style:text-properties style:font-name="Tahoma" fo:color="#F8F8F2" fo:font-size="12pt" style:font-size-asian="12pt" style:font-size-complex="12pt"/>
    </style:style>
    <style:style style:name="T1466" style:parent-style-name="SourceText" style:family="text">
      <style:text-properties style:font-name="Tahoma" fo:color="#959077" fo:font-size="12pt" style:font-size-asian="12pt" style:font-size-complex="12pt"/>
    </style:style>
    <style:style style:name="P1467" style:parent-style-name="PreformattedText" style:family="paragraph">
      <style:paragraph-properties fo:margin-bottom="0.1965in" fo:background-color="#272822">
        <style:background-fill draw:fill="solid" draw:fill-color="#272822"/>
      </style:paragraph-properties>
    </style:style>
    <style:style style:name="T1468" style:parent-style-name="SourceText" style:family="text">
      <style:text-properties style:font-name="Tahoma" fo:color="#F8F8F2" fo:font-size="12pt" style:font-size-asian="12pt" style:font-size-complex="12pt"/>
    </style:style>
    <style:style style:name="T1469" style:parent-style-name="SourceText" style:family="text">
      <style:text-properties style:font-name="Tahoma" fo:color="#A6E22E" fo:font-size="12pt" style:font-size-asian="12pt" style:font-size-complex="12pt"/>
    </style:style>
    <style:style style:name="T1470" style:parent-style-name="SourceText" style:family="text">
      <style:text-properties style:font-name="Tahoma" fo:color="#F8F8F2" fo:font-size="12pt" style:font-size-asian="12pt" style:font-size-complex="12pt"/>
    </style:style>
    <style:style style:name="T1471" style:parent-style-name="SourceText" style:family="text">
      <style:text-properties style:font-name="Tahoma" fo:color="#A6E22E" fo:font-size="12pt" style:font-size-asian="12pt" style:font-size-complex="12pt"/>
    </style:style>
    <style:style style:name="T1472" style:parent-style-name="SourceText" style:family="text">
      <style:text-properties style:font-name="Tahoma" fo:color="#F8F8F2" fo:font-size="12pt" style:font-size-asian="12pt" style:font-size-complex="12pt"/>
    </style:style>
    <style:style style:name="T1473" style:parent-style-name="SourceText" style:family="text">
      <style:text-properties style:font-name="Tahoma" fo:color="#A6E22E" fo:font-size="12pt" style:font-size-asian="12pt" style:font-size-complex="12pt"/>
    </style:style>
    <style:style style:name="T1474" style:parent-style-name="SourceText" style:family="text">
      <style:text-properties style:font-name="Tahoma" fo:color="#F8F8F2" fo:font-size="12pt" style:font-size-asian="12pt" style:font-size-complex="12pt"/>
    </style:style>
    <style:style style:name="T1475" style:parent-style-name="SourceText" style:family="text">
      <style:text-properties style:font-name="Tahoma" fo:color="#A6E22E" fo:font-size="12pt" style:font-size-asian="12pt" style:font-size-complex="12pt"/>
    </style:style>
    <style:style style:name="T1476" style:parent-style-name="SourceText" style:family="text">
      <style:text-properties style:font-name="Tahoma" fo:color="#F8F8F2" fo:font-size="12pt" style:font-size-asian="12pt" style:font-size-complex="12pt"/>
    </style:style>
    <style:style style:name="T1477" style:parent-style-name="SourceText" style:family="text">
      <style:text-properties style:font-name="Tahoma" fo:color="#FF4689" fo:font-size="12pt" style:font-size-asian="12pt" style:font-size-complex="12pt"/>
    </style:style>
    <style:style style:name="T1478" style:parent-style-name="SourceText" style:family="text">
      <style:text-properties style:font-name="Tahoma" fo:color="#F8F8F2" fo:font-size="12pt" style:font-size-asian="12pt" style:font-size-complex="12pt"/>
    </style:style>
    <style:style style:name="T1479" style:parent-style-name="SourceText" style:family="text">
      <style:text-properties style:font-name="Tahoma" fo:color="#E6DB74" fo:font-size="12pt" style:font-size-asian="12pt" style:font-size-complex="12pt"/>
    </style:style>
    <style:style style:name="T1480" style:parent-style-name="SourceText" style:family="text">
      <style:text-properties style:font-name="Tahoma" fo:color="#F8F8F2" fo:font-size="12pt" style:font-size-asian="12pt" style:font-size-complex="12pt"/>
    </style:style>
    <style:style style:name="P1481" style:parent-style-name="Textbody" style:family="paragraph"/>
    <style:style style:name="T1482" style:parent-style-name="SourceText" style:family="text">
      <style:text-properties style:font-name="Tahoma"/>
    </style:style>
    <style:style style:name="T1483" style:parent-style-name="Fuentedepárrafopredeter." style:family="text">
      <style:text-properties style:font-name="Tahoma"/>
    </style:style>
    <style:style style:name="T1484" style:parent-style-name="SourceText" style:family="text">
      <style:text-properties style:font-name="Tahoma"/>
    </style:style>
    <style:style style:name="T1485" style:parent-style-name="Fuentedepárrafopredeter." style:family="text">
      <style:text-properties style:font-name="Tahoma"/>
    </style:style>
    <style:style style:name="P1486" style:parent-style-name="PreformattedText" style:family="paragraph">
      <style:paragraph-properties fo:background-color="#272822">
        <style:background-fill draw:fill="solid" draw:fill-color="#272822"/>
      </style:paragraph-properties>
    </style:style>
    <style:style style:name="T1487" style:parent-style-name="SourceText" style:family="text">
      <style:text-properties style:font-name="Tahoma" fo:color="#959077" fo:font-size="12pt" style:font-size-asian="12pt" style:font-size-complex="12pt"/>
    </style:style>
    <style:style style:name="P1488" style:parent-style-name="PreformattedText" style:family="paragraph">
      <style:paragraph-properties fo:margin-bottom="0.1965in" fo:background-color="#272822">
        <style:background-fill draw:fill="solid" draw:fill-color="#272822"/>
      </style:paragraph-properties>
    </style:style>
    <style:style style:name="T1489" style:parent-style-name="SourceText" style:family="text">
      <style:text-properties style:font-name="Tahoma" fo:color="#A6E22E" fo:font-size="12pt" style:font-size-asian="12pt" style:font-size-complex="12pt"/>
    </style:style>
    <style:style style:name="T1490" style:parent-style-name="SourceText" style:family="text">
      <style:text-properties style:font-name="Tahoma" fo:color="#F8F8F2" fo:font-size="12pt" style:font-size-asian="12pt" style:font-size-complex="12pt"/>
    </style:style>
    <style:style style:name="T1491" style:parent-style-name="SourceText" style:family="text">
      <style:text-properties style:font-name="Tahoma" fo:color="#A6E22E" fo:font-size="12pt" style:font-size-asian="12pt" style:font-size-complex="12pt"/>
    </style:style>
    <style:style style:name="T1492" style:parent-style-name="SourceText" style:family="text">
      <style:text-properties style:font-name="Tahoma" fo:color="#F8F8F2" fo:font-size="12pt" style:font-size-asian="12pt" style:font-size-complex="12pt"/>
    </style:style>
    <style:style style:name="T1493" style:parent-style-name="SourceText" style:family="text">
      <style:text-properties style:font-name="Tahoma" fo:color="#A6E22E" fo:font-size="12pt" style:font-size-asian="12pt" style:font-size-complex="12pt"/>
    </style:style>
    <style:style style:name="T1494" style:parent-style-name="SourceText" style:family="text">
      <style:text-properties style:font-name="Tahoma" fo:color="#F8F8F2" fo:font-size="12pt" style:font-size-asian="12pt" style:font-size-complex="12pt"/>
    </style:style>
    <style:style style:name="T1495" style:parent-style-name="SourceText" style:family="text">
      <style:text-properties style:font-name="Tahoma" fo:color="#959077" fo:font-size="12pt" style:font-size-asian="12pt" style:font-size-complex="12pt"/>
    </style:style>
    <style:style style:name="P1496" style:parent-style-name="Textbody" style:family="paragraph"/>
    <style:style style:name="T1497" style:parent-style-name="SourceText" style:family="text">
      <style:text-properties style:font-name="Tahoma"/>
    </style:style>
    <style:style style:name="T1498" style:parent-style-name="Fuentedepárrafopredeter." style:family="text">
      <style:text-properties style:font-name="Tahoma"/>
    </style:style>
    <style:style style:name="T1499" style:parent-style-name="SourceText" style:family="text">
      <style:text-properties style:font-name="Tahoma"/>
    </style:style>
    <style:style style:name="T1500" style:parent-style-name="Fuentedepárrafopredeter." style:family="text">
      <style:text-properties style:font-name="Tahoma"/>
    </style:style>
    <style:style style:name="P1501" style:parent-style-name="PreformattedText" style:family="paragraph">
      <style:paragraph-properties fo:background-color="#272822">
        <style:background-fill draw:fill="solid" draw:fill-color="#272822"/>
      </style:paragraph-properties>
    </style:style>
    <style:style style:name="T1502" style:parent-style-name="SourceText" style:family="text">
      <style:text-properties style:font-name="Tahoma" fo:color="#959077" fo:font-size="12pt" style:font-size-asian="12pt" style:font-size-complex="12pt"/>
    </style:style>
    <style:style style:name="P1503" style:parent-style-name="PreformattedText" style:family="paragraph">
      <style:paragraph-properties fo:margin-bottom="0.1965in" fo:background-color="#272822">
        <style:background-fill draw:fill="solid" draw:fill-color="#272822"/>
      </style:paragraph-properties>
    </style:style>
    <style:style style:name="T1504" style:parent-style-name="SourceText" style:family="text">
      <style:text-properties style:font-name="Tahoma" fo:color="#A6E22E" fo:font-size="12pt" style:font-size-asian="12pt" style:font-size-complex="12pt"/>
    </style:style>
    <style:style style:name="T1505" style:parent-style-name="SourceText" style:family="text">
      <style:text-properties style:font-name="Tahoma" fo:color="#F8F8F2" fo:font-size="12pt" style:font-size-asian="12pt" style:font-size-complex="12pt"/>
    </style:style>
    <style:style style:name="T1506" style:parent-style-name="SourceText" style:family="text">
      <style:text-properties style:font-name="Tahoma" fo:color="#A6E22E" fo:font-size="12pt" style:font-size-asian="12pt" style:font-size-complex="12pt"/>
    </style:style>
    <style:style style:name="T1507" style:parent-style-name="SourceText" style:family="text">
      <style:text-properties style:font-name="Tahoma" fo:color="#F8F8F2" fo:font-size="12pt" style:font-size-asian="12pt" style:font-size-complex="12pt"/>
    </style:style>
    <style:style style:name="T1508" style:parent-style-name="SourceText" style:family="text">
      <style:text-properties style:font-name="Tahoma" fo:color="#A6E22E" fo:font-size="12pt" style:font-size-asian="12pt" style:font-size-complex="12pt"/>
    </style:style>
    <style:style style:name="T1509" style:parent-style-name="SourceText" style:family="text">
      <style:text-properties style:font-name="Tahoma" fo:color="#F8F8F2" fo:font-size="12pt" style:font-size-asian="12pt" style:font-size-complex="12pt"/>
    </style:style>
    <style:style style:name="T1510" style:parent-style-name="SourceText" style:family="text">
      <style:text-properties style:font-name="Tahoma" fo:color="#959077" fo:font-size="12pt" style:font-size-asian="12pt" style:font-size-complex="12pt"/>
    </style:style>
    <style:style style:name="T1511" style:parent-style-name="StrongEmphasis" style:family="text">
      <style:text-properties style:font-name="Tahoma" fo:font-size="12pt" style:font-size-asian="12pt" style:font-size-complex="12pt"/>
    </style:style>
    <style:style style:name="T1512" style:parent-style-name="Fuentedepárrafopredeter." style:family="text">
      <style:text-properties style:font-name="Tahoma"/>
    </style:style>
    <style:style style:name="T1513" style:parent-style-name="StrongEmphasis" style:family="text">
      <style:text-properties style:font-name="Tahoma"/>
    </style:style>
    <style:style style:name="T1514" style:parent-style-name="SourceText" style:family="text">
      <style:text-properties style:font-name="Tahoma"/>
    </style:style>
    <style:style style:name="P1515" style:parent-style-name="Textbody" style:family="paragraph">
      <style:text-properties style:font-name="Tahoma"/>
    </style:style>
    <style:style style:name="T1516" style:parent-style-name="StrongEmphasis" style:family="text">
      <style:text-properties style:font-name="Tahoma"/>
    </style:style>
    <style:style style:name="P1517" style:parent-style-name="PreformattedText" style:family="paragraph">
      <style:paragraph-properties fo:background-color="#272822">
        <style:background-fill draw:fill="solid" draw:fill-color="#272822"/>
      </style:paragraph-properties>
    </style:style>
    <style:style style:name="T1518" style:parent-style-name="SourceText" style:family="text">
      <style:text-properties style:font-name="Tahoma" fo:color="#66D9EF" fo:font-size="12pt" style:font-size-asian="12pt" style:font-size-complex="12pt"/>
    </style:style>
    <style:style style:name="T1519" style:parent-style-name="SourceText" style:family="text">
      <style:text-properties style:font-name="Tahoma" fo:color="#F8F8F2" fo:font-size="12pt" style:font-size-asian="12pt" style:font-size-complex="12pt"/>
    </style:style>
    <style:style style:name="T1520" style:parent-style-name="SourceText" style:family="text">
      <style:text-properties style:font-name="Tahoma" fo:color="#A6E22E" fo:font-size="12pt" style:font-size-asian="12pt" style:font-size-complex="12pt"/>
    </style:style>
    <style:style style:name="T1521" style:parent-style-name="SourceText" style:family="text">
      <style:text-properties style:font-name="Tahoma" fo:color="#F8F8F2" fo:font-size="12pt" style:font-size-asian="12pt" style:font-size-complex="12pt"/>
    </style:style>
    <style:style style:name="T1522" style:parent-style-name="SourceText" style:family="text">
      <style:text-properties style:font-name="Tahoma" fo:color="#FF4689" fo:font-size="12pt" style:font-size-asian="12pt" style:font-size-complex="12pt"/>
    </style:style>
    <style:style style:name="T1523" style:parent-style-name="SourceText" style:family="text">
      <style:text-properties style:font-name="Tahoma" fo:color="#F8F8F2" fo:font-size="12pt" style:font-size-asian="12pt" style:font-size-complex="12pt"/>
    </style:style>
    <style:style style:name="T1524" style:parent-style-name="SourceText" style:family="text">
      <style:text-properties style:font-name="Tahoma" fo:color="#A6E22E" fo:font-size="12pt" style:font-size-asian="12pt" style:font-size-complex="12pt"/>
    </style:style>
    <style:style style:name="T1525" style:parent-style-name="SourceText" style:family="text">
      <style:text-properties style:font-name="Tahoma" fo:color="#F8F8F2" fo:font-size="12pt" style:font-size-asian="12pt" style:font-size-complex="12pt"/>
    </style:style>
    <style:style style:name="T1526" style:parent-style-name="SourceText" style:family="text">
      <style:text-properties style:font-name="Tahoma" fo:color="#E6DB74" fo:font-size="12pt" style:font-size-asian="12pt" style:font-size-complex="12pt"/>
    </style:style>
    <style:style style:name="T1527" style:parent-style-name="SourceText" style:family="text">
      <style:text-properties style:font-name="Tahoma" fo:color="#F8F8F2" fo:font-size="12pt" style:font-size-asian="12pt" style:font-size-complex="12pt"/>
    </style:style>
    <style:style style:name="T1528" style:parent-style-name="SourceText" style:family="text">
      <style:text-properties style:font-name="Tahoma" fo:color="#E6DB74" fo:font-size="12pt" style:font-size-asian="12pt" style:font-size-complex="12pt"/>
    </style:style>
    <style:style style:name="T1529" style:parent-style-name="SourceText" style:family="text">
      <style:text-properties style:font-name="Tahoma" fo:color="#F8F8F2" fo:font-size="12pt" style:font-size-asian="12pt" style:font-size-complex="12pt"/>
    </style:style>
    <style:style style:name="T1530" style:parent-style-name="SourceText" style:family="text">
      <style:text-properties style:font-name="Tahoma" fo:color="#E6DB74" fo:font-size="12pt" style:font-size-asian="12pt" style:font-size-complex="12pt"/>
    </style:style>
    <style:style style:name="T1531" style:parent-style-name="SourceText" style:family="text">
      <style:text-properties style:font-name="Tahoma" fo:color="#F8F8F2" fo:font-size="12pt" style:font-size-asian="12pt" style:font-size-complex="12pt"/>
    </style:style>
    <style:style style:name="P1532"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533" style:parent-style-name="PreformattedText" style:family="paragraph">
      <style:paragraph-properties fo:background-color="#272822">
        <style:background-fill draw:fill="solid" draw:fill-color="#272822"/>
      </style:paragraph-properties>
    </style:style>
    <style:style style:name="T1534" style:parent-style-name="SourceText" style:family="text">
      <style:text-properties style:font-name="Tahoma" fo:color="#959077" fo:font-size="12pt" style:font-size-asian="12pt" style:font-size-complex="12pt"/>
    </style:style>
    <style:style style:name="P1535" style:parent-style-name="PreformattedText" style:family="paragraph">
      <style:paragraph-properties fo:background-color="#272822">
        <style:background-fill draw:fill="solid" draw:fill-color="#272822"/>
      </style:paragraph-properties>
    </style:style>
    <style:style style:name="T1536" style:parent-style-name="SourceText" style:family="text">
      <style:text-properties style:font-name="Tahoma" fo:color="#66D9EF" fo:font-size="12pt" style:font-size-asian="12pt" style:font-size-complex="12pt"/>
    </style:style>
    <style:style style:name="T1537" style:parent-style-name="SourceText" style:family="text">
      <style:text-properties style:font-name="Tahoma" fo:color="#F8F8F2" fo:font-size="12pt" style:font-size-asian="12pt" style:font-size-complex="12pt"/>
    </style:style>
    <style:style style:name="T1538" style:parent-style-name="SourceText" style:family="text">
      <style:text-properties style:font-name="Tahoma" fo:color="#A6E22E" fo:font-size="12pt" style:font-size-asian="12pt" style:font-size-complex="12pt"/>
    </style:style>
    <style:style style:name="T1539" style:parent-style-name="SourceText" style:family="text">
      <style:text-properties style:font-name="Tahoma" fo:color="#F8F8F2" fo:font-size="12pt" style:font-size-asian="12pt" style:font-size-complex="12pt"/>
    </style:style>
    <style:style style:name="T1540" style:parent-style-name="SourceText" style:family="text">
      <style:text-properties style:font-name="Tahoma" fo:color="#A6E22E" fo:font-size="12pt" style:font-size-asian="12pt" style:font-size-complex="12pt"/>
    </style:style>
    <style:style style:name="T1541" style:parent-style-name="SourceText" style:family="text">
      <style:text-properties style:font-name="Tahoma" fo:color="#F8F8F2" fo:font-size="12pt" style:font-size-asian="12pt" style:font-size-complex="12pt"/>
    </style:style>
    <style:style style:name="P1542" style:parent-style-name="PreformattedText" style:family="paragraph">
      <style:paragraph-properties fo:background-color="#272822">
        <style:background-fill draw:fill="solid" draw:fill-color="#272822"/>
      </style:paragraph-properties>
    </style:style>
    <style:style style:name="T1543" style:parent-style-name="SourceText" style:family="text">
      <style:text-properties style:font-name="Tahoma" fo:color="#F8F8F2" fo:font-size="12pt" style:font-size-asian="12pt" style:font-size-complex="12pt"/>
    </style:style>
    <style:style style:name="T1544" style:parent-style-name="SourceText" style:family="text">
      <style:text-properties style:font-name="Tahoma" fo:color="#A6E22E" fo:font-size="12pt" style:font-size-asian="12pt" style:font-size-complex="12pt"/>
    </style:style>
    <style:style style:name="T1545" style:parent-style-name="SourceText" style:family="text">
      <style:text-properties style:font-name="Tahoma" fo:color="#F8F8F2" fo:font-size="12pt" style:font-size-asian="12pt" style:font-size-complex="12pt"/>
    </style:style>
    <style:style style:name="T1546" style:parent-style-name="SourceText" style:family="text">
      <style:text-properties style:font-name="Tahoma" fo:color="#A6E22E" fo:font-size="12pt" style:font-size-asian="12pt" style:font-size-complex="12pt"/>
    </style:style>
    <style:style style:name="T1547" style:parent-style-name="SourceText" style:family="text">
      <style:text-properties style:font-name="Tahoma" fo:color="#F8F8F2" fo:font-size="12pt" style:font-size-asian="12pt" style:font-size-complex="12pt"/>
    </style:style>
    <style:style style:name="T1548" style:parent-style-name="SourceText" style:family="text">
      <style:text-properties style:font-name="Tahoma" fo:color="#E6DB74" fo:font-size="12pt" style:font-size-asian="12pt" style:font-size-complex="12pt"/>
    </style:style>
    <style:style style:name="T1549" style:parent-style-name="SourceText" style:family="text">
      <style:text-properties style:font-name="Tahoma" fo:color="#F8F8F2" fo:font-size="12pt" style:font-size-asian="12pt" style:font-size-complex="12pt"/>
    </style:style>
    <style:style style:name="T1550" style:parent-style-name="SourceText" style:family="text">
      <style:text-properties style:font-name="Tahoma" fo:color="#A6E22E" fo:font-size="12pt" style:font-size-asian="12pt" style:font-size-complex="12pt"/>
    </style:style>
    <style:style style:name="T1551" style:parent-style-name="SourceText" style:family="text">
      <style:text-properties style:font-name="Tahoma" fo:color="#F8F8F2" fo:font-size="12pt" style:font-size-asian="12pt" style:font-size-complex="12pt"/>
    </style:style>
    <style:style style:name="P1552" style:parent-style-name="PreformattedText" style:family="paragraph">
      <style:paragraph-properties fo:margin-bottom="0.1965in" fo:background-color="#272822">
        <style:background-fill draw:fill="solid" draw:fill-color="#272822"/>
      </style:paragraph-properties>
    </style:style>
    <style:style style:name="T1553" style:parent-style-name="SourceText" style:family="text">
      <style:text-properties style:font-name="Tahoma" fo:color="#F8F8F2" fo:font-size="12pt" style:font-size-asian="12pt" style:font-size-complex="12pt"/>
    </style:style>
    <style:style style:name="T1554" style:parent-style-name="StrongEmphasis" style:family="text">
      <style:text-properties style:font-name="Tahoma"/>
    </style:style>
    <style:style style:name="T1555" style:parent-style-name="SourceText" style:family="text">
      <style:text-properties style:font-name="Tahoma"/>
    </style:style>
    <style:style style:name="T1556" style:parent-style-name="StrongEmphasis" style:family="text">
      <style:text-properties style:font-name="Tahoma"/>
    </style:style>
    <style:style style:name="P1557" style:parent-style-name="PreformattedText" style:family="paragraph">
      <style:paragraph-properties fo:background-color="#272822">
        <style:background-fill draw:fill="solid" draw:fill-color="#272822"/>
      </style:paragraph-properties>
    </style:style>
    <style:style style:name="T1558" style:parent-style-name="SourceText" style:family="text">
      <style:text-properties style:font-name="Tahoma" fo:color="#959077" fo:font-size="12pt" style:font-size-asian="12pt" style:font-size-complex="12pt"/>
    </style:style>
    <style:style style:name="P1559" style:parent-style-name="PreformattedText" style:family="paragraph">
      <style:paragraph-properties fo:background-color="#272822">
        <style:background-fill draw:fill="solid" draw:fill-color="#272822"/>
      </style:paragraph-properties>
    </style:style>
    <style:style style:name="T1560" style:parent-style-name="SourceText" style:family="text">
      <style:text-properties style:font-name="Tahoma" fo:color="#66D9EF" fo:font-size="12pt" style:font-size-asian="12pt" style:font-size-complex="12pt"/>
    </style:style>
    <style:style style:name="T1561" style:parent-style-name="SourceText" style:family="text">
      <style:text-properties style:font-name="Tahoma" fo:color="#F8F8F2" fo:font-size="12pt" style:font-size-asian="12pt" style:font-size-complex="12pt"/>
    </style:style>
    <style:style style:name="T1562" style:parent-style-name="SourceText" style:family="text">
      <style:text-properties style:font-name="Tahoma" fo:color="#A6E22E" fo:font-size="12pt" style:font-size-asian="12pt" style:font-size-complex="12pt"/>
    </style:style>
    <style:style style:name="T1563" style:parent-style-name="SourceText" style:family="text">
      <style:text-properties style:font-name="Tahoma" fo:color="#F8F8F2" fo:font-size="12pt" style:font-size-asian="12pt" style:font-size-complex="12pt"/>
    </style:style>
    <style:style style:name="P1564" style:parent-style-name="PreformattedText" style:family="paragraph">
      <style:paragraph-properties fo:background-color="#272822">
        <style:background-fill draw:fill="solid" draw:fill-color="#272822"/>
      </style:paragraph-properties>
    </style:style>
    <style:style style:name="T1565" style:parent-style-name="SourceText" style:family="text">
      <style:text-properties style:font-name="Tahoma" fo:color="#F8F8F2" fo:font-size="12pt" style:font-size-asian="12pt" style:font-size-complex="12pt"/>
    </style:style>
    <style:style style:name="T1566" style:parent-style-name="SourceText" style:family="text">
      <style:text-properties style:font-name="Tahoma" fo:color="#A6E22E" fo:font-size="12pt" style:font-size-asian="12pt" style:font-size-complex="12pt"/>
    </style:style>
    <style:style style:name="T1567" style:parent-style-name="SourceText" style:family="text">
      <style:text-properties style:font-name="Tahoma" fo:color="#F8F8F2" fo:font-size="12pt" style:font-size-asian="12pt" style:font-size-complex="12pt"/>
    </style:style>
    <style:style style:name="T1568" style:parent-style-name="SourceText" style:family="text">
      <style:text-properties style:font-name="Tahoma" fo:color="#A6E22E" fo:font-size="12pt" style:font-size-asian="12pt" style:font-size-complex="12pt"/>
    </style:style>
    <style:style style:name="T1569" style:parent-style-name="SourceText" style:family="text">
      <style:text-properties style:font-name="Tahoma" fo:color="#F8F8F2" fo:font-size="12pt" style:font-size-asian="12pt" style:font-size-complex="12pt"/>
    </style:style>
    <style:style style:name="T1570" style:parent-style-name="SourceText" style:family="text">
      <style:text-properties style:font-name="Tahoma" fo:color="#E6DB74" fo:font-size="12pt" style:font-size-asian="12pt" style:font-size-complex="12pt"/>
    </style:style>
    <style:style style:name="T1571" style:parent-style-name="SourceText" style:family="text">
      <style:text-properties style:font-name="Tahoma" fo:color="#F8F8F2" fo:font-size="12pt" style:font-size-asian="12pt" style:font-size-complex="12pt"/>
    </style:style>
    <style:style style:name="P1572" style:parent-style-name="PreformattedText" style:family="paragraph">
      <style:paragraph-properties fo:margin-bottom="0.1965in" fo:background-color="#272822">
        <style:background-fill draw:fill="solid" draw:fill-color="#272822"/>
      </style:paragraph-properties>
    </style:style>
    <style:style style:name="T1573" style:parent-style-name="SourceText" style:family="text">
      <style:text-properties style:font-name="Tahoma" fo:color="#F8F8F2" fo:font-size="12pt" style:font-size-asian="12pt" style:font-size-complex="12pt"/>
    </style:style>
    <style:style style:name="T1574" style:parent-style-name="Fuentedepárrafopredeter." style:family="text">
      <style:text-properties style:font-name="Tahoma"/>
    </style:style>
    <style:style style:name="T1575" style:parent-style-name="StrongEmphasis" style:family="text">
      <style:text-properties style:font-name="Tahoma"/>
    </style:style>
    <style:style style:name="T1576" style:parent-style-name="SourceText" style:family="text">
      <style:text-properties style:font-name="Tahoma"/>
    </style:style>
    <style:style style:name="T1577" style:parent-style-name="Fuentedepárrafopredeter." style:family="text">
      <style:text-properties style:font-name="Tahoma"/>
    </style:style>
    <style:style style:name="T1578" style:parent-style-name="SourceText" style:family="text">
      <style:text-properties style:font-name="Tahoma"/>
    </style:style>
    <style:style style:name="T1579" style:parent-style-name="Fuentedepárrafopredeter." style:family="text">
      <style:text-properties style:font-name="Tahoma"/>
    </style:style>
    <style:style style:name="T1580" style:parent-style-name="StrongEmphasis" style:family="text">
      <style:text-properties style:font-name="Tahoma"/>
    </style:style>
    <style:style style:name="P1581" style:parent-style-name="PreformattedText" style:family="paragraph">
      <style:paragraph-properties fo:background-color="#272822">
        <style:background-fill draw:fill="solid" draw:fill-color="#272822"/>
      </style:paragraph-properties>
    </style:style>
    <style:style style:name="T1582" style:parent-style-name="SourceText" style:family="text">
      <style:text-properties style:font-name="Tahoma" fo:color="#66D9EF" fo:font-size="12pt" style:font-size-asian="12pt" style:font-size-complex="12pt"/>
    </style:style>
    <style:style style:name="T1583" style:parent-style-name="SourceText" style:family="text">
      <style:text-properties style:font-name="Tahoma" fo:color="#F8F8F2" fo:font-size="12pt" style:font-size-asian="12pt" style:font-size-complex="12pt"/>
    </style:style>
    <style:style style:name="T1584" style:parent-style-name="SourceText" style:family="text">
      <style:text-properties style:font-name="Tahoma" fo:color="#A6E22E" fo:font-size="12pt" style:font-size-asian="12pt" style:font-size-complex="12pt"/>
    </style:style>
    <style:style style:name="T1585" style:parent-style-name="SourceText" style:family="text">
      <style:text-properties style:font-name="Tahoma" fo:color="#F8F8F2" fo:font-size="12pt" style:font-size-asian="12pt" style:font-size-complex="12pt"/>
    </style:style>
    <style:style style:name="T1586" style:parent-style-name="SourceText" style:family="text">
      <style:text-properties style:font-name="Tahoma" fo:color="#FF4689" fo:font-size="12pt" style:font-size-asian="12pt" style:font-size-complex="12pt"/>
    </style:style>
    <style:style style:name="T1587" style:parent-style-name="SourceText" style:family="text">
      <style:text-properties style:font-name="Tahoma" fo:color="#F8F8F2" fo:font-size="12pt" style:font-size-asian="12pt" style:font-size-complex="12pt"/>
    </style:style>
    <style:style style:name="T1588" style:parent-style-name="SourceText" style:family="text">
      <style:text-properties style:font-name="Tahoma" fo:color="#A6E22E" fo:font-size="12pt" style:font-size-asian="12pt" style:font-size-complex="12pt"/>
    </style:style>
    <style:style style:name="T1589" style:parent-style-name="SourceText" style:family="text">
      <style:text-properties style:font-name="Tahoma" fo:color="#F8F8F2" fo:font-size="12pt" style:font-size-asian="12pt" style:font-size-complex="12pt"/>
    </style:style>
    <style:style style:name="T1590" style:parent-style-name="SourceText" style:family="text">
      <style:text-properties style:font-name="Tahoma" fo:color="#E6DB74" fo:font-size="12pt" style:font-size-asian="12pt" style:font-size-complex="12pt"/>
    </style:style>
    <style:style style:name="T1591" style:parent-style-name="SourceText" style:family="text">
      <style:text-properties style:font-name="Tahoma" fo:color="#F8F8F2" fo:font-size="12pt" style:font-size-asian="12pt" style:font-size-complex="12pt"/>
    </style:style>
    <style:style style:name="T1592" style:parent-style-name="SourceText" style:family="text">
      <style:text-properties style:font-name="Tahoma" fo:color="#E6DB74" fo:font-size="12pt" style:font-size-asian="12pt" style:font-size-complex="12pt"/>
    </style:style>
    <style:style style:name="T1593" style:parent-style-name="SourceText" style:family="text">
      <style:text-properties style:font-name="Tahoma" fo:color="#F8F8F2" fo:font-size="12pt" style:font-size-asian="12pt" style:font-size-complex="12pt"/>
    </style:style>
    <style:style style:name="P1594"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595" style:parent-style-name="PreformattedText" style:family="paragraph">
      <style:paragraph-properties fo:background-color="#272822">
        <style:background-fill draw:fill="solid" draw:fill-color="#272822"/>
      </style:paragraph-properties>
    </style:style>
    <style:style style:name="T1596" style:parent-style-name="SourceText" style:family="text">
      <style:text-properties style:font-name="Tahoma" fo:color="#959077" fo:font-size="12pt" style:font-size-asian="12pt" style:font-size-complex="12pt"/>
    </style:style>
    <style:style style:name="P1597" style:parent-style-name="PreformattedText" style:family="paragraph">
      <style:paragraph-properties fo:background-color="#272822">
        <style:background-fill draw:fill="solid" draw:fill-color="#272822"/>
      </style:paragraph-properties>
    </style:style>
    <style:style style:name="T1598" style:parent-style-name="SourceText" style:family="text">
      <style:text-properties style:font-name="Tahoma" fo:color="#F8F8F2" fo:font-size="12pt" style:font-size-asian="12pt" style:font-size-complex="12pt"/>
    </style:style>
    <style:style style:name="T1599" style:parent-style-name="SourceText" style:family="text">
      <style:text-properties style:font-name="Tahoma" fo:color="#A6E22E" fo:font-size="12pt" style:font-size-asian="12pt" style:font-size-complex="12pt"/>
    </style:style>
    <style:style style:name="T1600" style:parent-style-name="SourceText" style:family="text">
      <style:text-properties style:font-name="Tahoma" fo:color="#F8F8F2" fo:font-size="12pt" style:font-size-asian="12pt" style:font-size-complex="12pt"/>
    </style:style>
    <style:style style:name="T1601" style:parent-style-name="SourceText" style:family="text">
      <style:text-properties style:font-name="Tahoma" fo:color="#E6DB74" fo:font-size="12pt" style:font-size-asian="12pt" style:font-size-complex="12pt"/>
    </style:style>
    <style:style style:name="T1602" style:parent-style-name="SourceText" style:family="text">
      <style:text-properties style:font-name="Tahoma" fo:color="#F8F8F2" fo:font-size="12pt" style:font-size-asian="12pt" style:font-size-complex="12pt"/>
    </style:style>
    <style:style style:name="T1603" style:parent-style-name="SourceText" style:family="text">
      <style:text-properties style:font-name="Tahoma" fo:color="#A6E22E" fo:font-size="12pt" style:font-size-asian="12pt" style:font-size-complex="12pt"/>
    </style:style>
    <style:style style:name="T1604" style:parent-style-name="SourceText" style:family="text">
      <style:text-properties style:font-name="Tahoma" fo:color="#F8F8F2" fo:font-size="12pt" style:font-size-asian="12pt" style:font-size-complex="12pt"/>
    </style:style>
    <style:style style:name="P1605" style:parent-style-name="PreformattedText" style:family="paragraph">
      <style:paragraph-properties fo:background-color="#272822">
        <style:background-fill draw:fill="solid" draw:fill-color="#272822"/>
      </style:paragraph-properties>
    </style:style>
    <style:style style:name="T1606" style:parent-style-name="SourceText" style:family="text">
      <style:text-properties style:font-name="Tahoma" fo:color="#F8F8F2" fo:font-size="12pt" style:font-size-asian="12pt" style:font-size-complex="12pt"/>
    </style:style>
    <style:style style:name="T1607" style:parent-style-name="SourceText" style:family="text">
      <style:text-properties style:font-name="Tahoma" fo:color="#A6E22E" fo:font-size="12pt" style:font-size-asian="12pt" style:font-size-complex="12pt"/>
    </style:style>
    <style:style style:name="T1608" style:parent-style-name="SourceText" style:family="text">
      <style:text-properties style:font-name="Tahoma" fo:color="#F8F8F2" fo:font-size="12pt" style:font-size-asian="12pt" style:font-size-complex="12pt"/>
    </style:style>
    <style:style style:name="T1609" style:parent-style-name="SourceText" style:family="text">
      <style:text-properties style:font-name="Tahoma" fo:color="#A6E22E" fo:font-size="12pt" style:font-size-asian="12pt" style:font-size-complex="12pt"/>
    </style:style>
    <style:style style:name="T1610" style:parent-style-name="SourceText" style:family="text">
      <style:text-properties style:font-name="Tahoma" fo:color="#F8F8F2" fo:font-size="12pt" style:font-size-asian="12pt" style:font-size-complex="12pt"/>
    </style:style>
    <style:style style:name="T1611" style:parent-style-name="SourceText" style:family="text">
      <style:text-properties style:font-name="Tahoma" fo:color="#E6DB74" fo:font-size="12pt" style:font-size-asian="12pt" style:font-size-complex="12pt"/>
    </style:style>
    <style:style style:name="T1612" style:parent-style-name="SourceText" style:family="text">
      <style:text-properties style:font-name="Tahoma" fo:color="#F8F8F2" fo:font-size="12pt" style:font-size-asian="12pt" style:font-size-complex="12pt"/>
    </style:style>
    <style:style style:name="T1613" style:parent-style-name="SourceText" style:family="text">
      <style:text-properties style:font-name="Tahoma" fo:color="#A6E22E" fo:font-size="12pt" style:font-size-asian="12pt" style:font-size-complex="12pt"/>
    </style:style>
    <style:style style:name="T1614" style:parent-style-name="SourceText" style:family="text">
      <style:text-properties style:font-name="Tahoma" fo:color="#F8F8F2" fo:font-size="12pt" style:font-size-asian="12pt" style:font-size-complex="12pt"/>
    </style:style>
    <style:style style:name="T1615" style:parent-style-name="SourceText" style:family="text">
      <style:text-properties style:font-name="Tahoma" fo:color="#A6E22E" fo:font-size="12pt" style:font-size-asian="12pt" style:font-size-complex="12pt"/>
    </style:style>
    <style:style style:name="T1616" style:parent-style-name="SourceText" style:family="text">
      <style:text-properties style:font-name="Tahoma" fo:color="#F8F8F2" fo:font-size="12pt" style:font-size-asian="12pt" style:font-size-complex="12pt"/>
    </style:style>
    <style:style style:name="P1617" style:parent-style-name="PreformattedText" style:family="paragraph">
      <style:paragraph-properties fo:background-color="#272822">
        <style:background-fill draw:fill="solid" draw:fill-color="#272822"/>
      </style:paragraph-properties>
    </style:style>
    <style:style style:name="T1618" style:parent-style-name="SourceText" style:family="text">
      <style:text-properties style:font-name="Tahoma" fo:color="#F8F8F2" fo:font-size="12pt" style:font-size-asian="12pt" style:font-size-complex="12pt"/>
    </style:style>
    <style:style style:name="T1619" style:parent-style-name="SourceText" style:family="text">
      <style:text-properties style:font-name="Tahoma" fo:color="#959077" fo:font-size="12pt" style:font-size-asian="12pt" style:font-size-complex="12pt"/>
    </style:style>
    <style:style style:name="P1620" style:parent-style-name="PreformattedText" style:family="paragraph">
      <style:paragraph-properties fo:background-color="#272822">
        <style:background-fill draw:fill="solid" draw:fill-color="#272822"/>
      </style:paragraph-properties>
    </style:style>
    <style:style style:name="T1621" style:parent-style-name="SourceText" style:family="text">
      <style:text-properties style:font-name="Tahoma" fo:color="#F8F8F2" fo:font-size="12pt" style:font-size-asian="12pt" style:font-size-complex="12pt"/>
    </style:style>
    <style:style style:name="T1622" style:parent-style-name="SourceText" style:family="text">
      <style:text-properties style:font-name="Tahoma" fo:color="#66D9EF" fo:font-size="12pt" style:font-size-asian="12pt" style:font-size-complex="12pt"/>
    </style:style>
    <style:style style:name="T1623" style:parent-style-name="SourceText" style:family="text">
      <style:text-properties style:font-name="Tahoma" fo:color="#F8F8F2" fo:font-size="12pt" style:font-size-asian="12pt" style:font-size-complex="12pt"/>
    </style:style>
    <style:style style:name="T1624" style:parent-style-name="SourceText" style:family="text">
      <style:text-properties style:font-name="Tahoma" fo:color="#A6E22E" fo:font-size="12pt" style:font-size-asian="12pt" style:font-size-complex="12pt"/>
    </style:style>
    <style:style style:name="T1625" style:parent-style-name="SourceText" style:family="text">
      <style:text-properties style:font-name="Tahoma" fo:color="#F8F8F2" fo:font-size="12pt" style:font-size-asian="12pt" style:font-size-complex="12pt"/>
    </style:style>
    <style:style style:name="T1626" style:parent-style-name="SourceText" style:family="text">
      <style:text-properties style:font-name="Tahoma" fo:color="#A6E22E" fo:font-size="12pt" style:font-size-asian="12pt" style:font-size-complex="12pt"/>
    </style:style>
    <style:style style:name="T1627" style:parent-style-name="SourceText" style:family="text">
      <style:text-properties style:font-name="Tahoma" fo:color="#F8F8F2" fo:font-size="12pt" style:font-size-asian="12pt" style:font-size-complex="12pt"/>
    </style:style>
    <style:style style:name="T1628" style:parent-style-name="SourceText" style:family="text">
      <style:text-properties style:font-name="Tahoma" fo:color="#FF4689" fo:font-size="12pt" style:font-size-asian="12pt" style:font-size-complex="12pt"/>
    </style:style>
    <style:style style:name="T1629" style:parent-style-name="SourceText" style:family="text">
      <style:text-properties style:font-name="Tahoma" fo:color="#F8F8F2" fo:font-size="12pt" style:font-size-asian="12pt" style:font-size-complex="12pt"/>
    </style:style>
    <style:style style:name="T1630" style:parent-style-name="SourceText" style:family="text">
      <style:text-properties style:font-name="Tahoma" fo:color="#E6DB74" fo:font-size="12pt" style:font-size-asian="12pt" style:font-size-complex="12pt"/>
    </style:style>
    <style:style style:name="T1631" style:parent-style-name="SourceText" style:family="text">
      <style:text-properties style:font-name="Tahoma" fo:color="#F8F8F2" fo:font-size="12pt" style:font-size-asian="12pt" style:font-size-complex="12pt"/>
    </style:style>
    <style:style style:name="P1632" style:parent-style-name="PreformattedText" style:family="paragraph">
      <style:paragraph-properties fo:background-color="#272822">
        <style:background-fill draw:fill="solid" draw:fill-color="#272822"/>
      </style:paragraph-properties>
    </style:style>
    <style:style style:name="T1633" style:parent-style-name="SourceText" style:family="text">
      <style:text-properties style:font-name="Tahoma" fo:color="#F8F8F2" fo:font-size="12pt" style:font-size-asian="12pt" style:font-size-complex="12pt"/>
    </style:style>
    <style:style style:name="T1634" style:parent-style-name="SourceText" style:family="text">
      <style:text-properties style:font-name="Tahoma" fo:color="#A6E22E" fo:font-size="12pt" style:font-size-asian="12pt" style:font-size-complex="12pt"/>
    </style:style>
    <style:style style:name="T1635" style:parent-style-name="SourceText" style:family="text">
      <style:text-properties style:font-name="Tahoma" fo:color="#F8F8F2" fo:font-size="12pt" style:font-size-asian="12pt" style:font-size-complex="12pt"/>
    </style:style>
    <style:style style:name="T1636" style:parent-style-name="SourceText" style:family="text">
      <style:text-properties style:font-name="Tahoma" fo:color="#A6E22E" fo:font-size="12pt" style:font-size-asian="12pt" style:font-size-complex="12pt"/>
    </style:style>
    <style:style style:name="T1637" style:parent-style-name="SourceText" style:family="text">
      <style:text-properties style:font-name="Tahoma" fo:color="#F8F8F2" fo:font-size="12pt" style:font-size-asian="12pt" style:font-size-complex="12pt"/>
    </style:style>
    <style:style style:name="T1638" style:parent-style-name="SourceText" style:family="text">
      <style:text-properties style:font-name="Tahoma" fo:color="#E6DB74" fo:font-size="12pt" style:font-size-asian="12pt" style:font-size-complex="12pt"/>
    </style:style>
    <style:style style:name="T1639" style:parent-style-name="SourceText" style:family="text">
      <style:text-properties style:font-name="Tahoma" fo:color="#F8F8F2" fo:font-size="12pt" style:font-size-asian="12pt" style:font-size-complex="12pt"/>
    </style:style>
    <style:style style:name="T1640" style:parent-style-name="SourceText" style:family="text">
      <style:text-properties style:font-name="Tahoma" fo:color="#A6E22E" fo:font-size="12pt" style:font-size-asian="12pt" style:font-size-complex="12pt"/>
    </style:style>
    <style:style style:name="T1641" style:parent-style-name="SourceText" style:family="text">
      <style:text-properties style:font-name="Tahoma" fo:color="#F8F8F2" fo:font-size="12pt" style:font-size-asian="12pt" style:font-size-complex="12pt"/>
    </style:style>
    <style:style style:name="T1642" style:parent-style-name="SourceText" style:family="text">
      <style:text-properties style:font-name="Tahoma" fo:color="#A6E22E" fo:font-size="12pt" style:font-size-asian="12pt" style:font-size-complex="12pt"/>
    </style:style>
    <style:style style:name="T1643" style:parent-style-name="SourceText" style:family="text">
      <style:text-properties style:font-name="Tahoma" fo:color="#F8F8F2" fo:font-size="12pt" style:font-size-asian="12pt" style:font-size-complex="12pt"/>
    </style:style>
    <style:style style:name="P1644" style:parent-style-name="PreformattedText" style:family="paragraph">
      <style:paragraph-properties fo:background-color="#272822">
        <style:background-fill draw:fill="solid" draw:fill-color="#272822"/>
      </style:paragraph-properties>
    </style:style>
    <style:style style:name="T1645" style:parent-style-name="SourceText" style:family="text">
      <style:text-properties style:font-name="Tahoma" fo:color="#F8F8F2" fo:font-size="12pt" style:font-size-asian="12pt" style:font-size-complex="12pt"/>
    </style:style>
    <style:style style:name="P1646" style:parent-style-name="PreformattedText" style:family="paragraph">
      <style:paragraph-properties fo:margin-bottom="0.1965in" fo:background-color="#272822">
        <style:background-fill draw:fill="solid" draw:fill-color="#272822"/>
      </style:paragraph-properties>
    </style:style>
    <style:style style:name="T1647" style:parent-style-name="SourceText" style:family="text">
      <style:text-properties style:font-name="Tahoma" fo:color="#F8F8F2" fo:font-size="12pt" style:font-size-asian="12pt" style:font-size-complex="12pt"/>
    </style:style>
    <style:style style:name="T1648" style:parent-style-name="StrongEmphasis" style:family="text">
      <style:text-properties style:font-name="Tahoma"/>
    </style:style>
    <style:style style:name="T1649" style:parent-style-name="StrongEmphasis" style:family="text">
      <style:text-properties style:font-name="Tahoma"/>
    </style:style>
    <style:style style:name="T1650" style:parent-style-name="StrongEmphasis" style:family="text">
      <style:text-properties style:font-name="Tahoma"/>
    </style:style>
    <style:style style:name="P1651" style:parent-style-name="PreformattedText" style:family="paragraph">
      <style:paragraph-properties fo:background-color="#272822">
        <style:background-fill draw:fill="solid" draw:fill-color="#272822"/>
      </style:paragraph-properties>
    </style:style>
    <style:style style:name="T1652" style:parent-style-name="SourceText" style:family="text">
      <style:text-properties style:font-name="Tahoma" fo:color="#959077" fo:font-size="12pt" style:font-size-asian="12pt" style:font-size-complex="12pt"/>
    </style:style>
    <style:style style:name="P1653" style:parent-style-name="PreformattedText" style:family="paragraph">
      <style:paragraph-properties fo:margin-bottom="0.1965in" fo:background-color="#272822">
        <style:background-fill draw:fill="solid" draw:fill-color="#272822"/>
      </style:paragraph-properties>
    </style:style>
    <style:style style:name="T1654" style:parent-style-name="SourceText" style:family="text">
      <style:text-properties style:font-name="Tahoma" fo:color="#F8F8F2" fo:font-size="12pt" style:font-size-asian="12pt" style:font-size-complex="12pt"/>
    </style:style>
    <style:style style:name="T1655" style:parent-style-name="SourceText" style:family="text">
      <style:text-properties style:font-name="Tahoma" fo:color="#A6E22E" fo:font-size="12pt" style:font-size-asian="12pt" style:font-size-complex="12pt"/>
    </style:style>
    <style:style style:name="T1656" style:parent-style-name="SourceText" style:family="text">
      <style:text-properties style:font-name="Tahoma" fo:color="#F8F8F2" fo:font-size="12pt" style:font-size-asian="12pt" style:font-size-complex="12pt"/>
    </style:style>
    <style:style style:name="T1657" style:parent-style-name="SourceText" style:family="text">
      <style:text-properties style:font-name="Tahoma" fo:color="#A6E22E" fo:font-size="12pt" style:font-size-asian="12pt" style:font-size-complex="12pt"/>
    </style:style>
    <style:style style:name="T1658" style:parent-style-name="SourceText" style:family="text">
      <style:text-properties style:font-name="Tahoma" fo:color="#F8F8F2" fo:font-size="12pt" style:font-size-asian="12pt" style:font-size-complex="12pt"/>
    </style:style>
    <style:style style:name="T1659" style:parent-style-name="SourceText" style:family="text">
      <style:text-properties style:font-name="Tahoma" fo:color="#E6DB74" fo:font-size="12pt" style:font-size-asian="12pt" style:font-size-complex="12pt"/>
    </style:style>
    <style:style style:name="T1660" style:parent-style-name="SourceText" style:family="text">
      <style:text-properties style:font-name="Tahoma" fo:color="#F8F8F2" fo:font-size="12pt" style:font-size-asian="12pt" style:font-size-complex="12pt"/>
    </style:style>
    <style:style style:name="T1661" style:parent-style-name="SourceText" style:family="text">
      <style:text-properties style:font-name="Tahoma" fo:color="#E6DB74" fo:font-size="12pt" style:font-size-asian="12pt" style:font-size-complex="12pt"/>
    </style:style>
    <style:style style:name="T1662" style:parent-style-name="SourceText" style:family="text">
      <style:text-properties style:font-name="Tahoma" fo:color="#F8F8F2" fo:font-size="12pt" style:font-size-asian="12pt" style:font-size-complex="12pt"/>
    </style:style>
    <style:style style:name="T1663" style:parent-style-name="StrongEmphasis" style:family="text">
      <style:text-properties style:font-name="Tahoma" fo:font-size="12pt" style:font-size-asian="12pt" style:font-size-complex="12pt"/>
    </style:style>
    <style:style style:name="T1664" style:parent-style-name="StrongEmphasis" style:family="text">
      <style:text-properties style:font-name="Tahoma"/>
    </style:style>
    <style:style style:name="P1665" style:parent-style-name="PreformattedText" style:family="paragraph">
      <style:paragraph-properties fo:background-color="#272822">
        <style:background-fill draw:fill="solid" draw:fill-color="#272822"/>
      </style:paragraph-properties>
    </style:style>
    <style:style style:name="T1666" style:parent-style-name="SourceText" style:family="text">
      <style:text-properties style:font-name="Tahoma" fo:color="#66D9EF" fo:font-size="12pt" style:font-size-asian="12pt" style:font-size-complex="12pt"/>
    </style:style>
    <style:style style:name="T1667" style:parent-style-name="SourceText" style:family="text">
      <style:text-properties style:font-name="Tahoma" fo:color="#F8F8F2" fo:font-size="12pt" style:font-size-asian="12pt" style:font-size-complex="12pt"/>
    </style:style>
    <style:style style:name="T1668" style:parent-style-name="SourceText" style:family="text">
      <style:text-properties style:font-name="Tahoma" fo:color="#A6E22E" fo:font-size="12pt" style:font-size-asian="12pt" style:font-size-complex="12pt"/>
    </style:style>
    <style:style style:name="T1669" style:parent-style-name="SourceText" style:family="text">
      <style:text-properties style:font-name="Tahoma" fo:color="#F8F8F2" fo:font-size="12pt" style:font-size-asian="12pt" style:font-size-complex="12pt"/>
    </style:style>
    <style:style style:name="T1670" style:parent-style-name="SourceText" style:family="text">
      <style:text-properties style:font-name="Tahoma" fo:color="#FF4689" fo:font-size="12pt" style:font-size-asian="12pt" style:font-size-complex="12pt"/>
    </style:style>
    <style:style style:name="T1671" style:parent-style-name="SourceText" style:family="text">
      <style:text-properties style:font-name="Tahoma" fo:color="#F8F8F2" fo:font-size="12pt" style:font-size-asian="12pt" style:font-size-complex="12pt"/>
    </style:style>
    <style:style style:name="T1672" style:parent-style-name="SourceText" style:family="text">
      <style:text-properties style:font-name="Tahoma" fo:color="#A6E22E" fo:font-size="12pt" style:font-size-asian="12pt" style:font-size-complex="12pt"/>
    </style:style>
    <style:style style:name="T1673" style:parent-style-name="SourceText" style:family="text">
      <style:text-properties style:font-name="Tahoma" fo:color="#F8F8F2" fo:font-size="12pt" style:font-size-asian="12pt" style:font-size-complex="12pt"/>
    </style:style>
    <style:style style:name="T1674" style:parent-style-name="SourceText" style:family="text">
      <style:text-properties style:font-name="Tahoma" fo:color="#E6DB74" fo:font-size="12pt" style:font-size-asian="12pt" style:font-size-complex="12pt"/>
    </style:style>
    <style:style style:name="T1675" style:parent-style-name="SourceText" style:family="text">
      <style:text-properties style:font-name="Tahoma" fo:color="#F8F8F2" fo:font-size="12pt" style:font-size-asian="12pt" style:font-size-complex="12pt"/>
    </style:style>
    <style:style style:name="T1676" style:parent-style-name="SourceText" style:family="text">
      <style:text-properties style:font-name="Tahoma" fo:color="#E6DB74" fo:font-size="12pt" style:font-size-asian="12pt" style:font-size-complex="12pt"/>
    </style:style>
    <style:style style:name="T1677" style:parent-style-name="SourceText" style:family="text">
      <style:text-properties style:font-name="Tahoma" fo:color="#F8F8F2" fo:font-size="12pt" style:font-size-asian="12pt" style:font-size-complex="12pt"/>
    </style:style>
    <style:style style:name="T1678" style:parent-style-name="SourceText" style:family="text">
      <style:text-properties style:font-name="Tahoma" fo:color="#E6DB74" fo:font-size="12pt" style:font-size-asian="12pt" style:font-size-complex="12pt"/>
    </style:style>
    <style:style style:name="T1679" style:parent-style-name="SourceText" style:family="text">
      <style:text-properties style:font-name="Tahoma" fo:color="#F8F8F2" fo:font-size="12pt" style:font-size-asian="12pt" style:font-size-complex="12pt"/>
    </style:style>
    <style:style style:name="P1680"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681" style:parent-style-name="PreformattedText" style:family="paragraph">
      <style:paragraph-properties fo:background-color="#272822">
        <style:background-fill draw:fill="solid" draw:fill-color="#272822"/>
      </style:paragraph-properties>
    </style:style>
    <style:style style:name="T1682" style:parent-style-name="SourceText" style:family="text">
      <style:text-properties style:font-name="Tahoma" fo:color="#959077" fo:font-size="12pt" style:font-size-asian="12pt" style:font-size-complex="12pt"/>
    </style:style>
    <style:style style:name="P1683" style:parent-style-name="PreformattedText" style:family="paragraph">
      <style:paragraph-properties fo:background-color="#272822">
        <style:background-fill draw:fill="solid" draw:fill-color="#272822"/>
      </style:paragraph-properties>
    </style:style>
    <style:style style:name="T1684" style:parent-style-name="SourceText" style:family="text">
      <style:text-properties style:font-name="Tahoma" fo:color="#66D9EF" fo:font-size="12pt" style:font-size-asian="12pt" style:font-size-complex="12pt"/>
    </style:style>
    <style:style style:name="T1685" style:parent-style-name="SourceText" style:family="text">
      <style:text-properties style:font-name="Tahoma" fo:color="#F8F8F2" fo:font-size="12pt" style:font-size-asian="12pt" style:font-size-complex="12pt"/>
    </style:style>
    <style:style style:name="T1686" style:parent-style-name="SourceText" style:family="text">
      <style:text-properties style:font-name="Tahoma" fo:color="#A6E22E" fo:font-size="12pt" style:font-size-asian="12pt" style:font-size-complex="12pt"/>
    </style:style>
    <style:style style:name="T1687" style:parent-style-name="SourceText" style:family="text">
      <style:text-properties style:font-name="Tahoma" fo:color="#F8F8F2" fo:font-size="12pt" style:font-size-asian="12pt" style:font-size-complex="12pt"/>
    </style:style>
    <style:style style:name="P1688" style:parent-style-name="PreformattedText" style:family="paragraph">
      <style:paragraph-properties fo:background-color="#272822">
        <style:background-fill draw:fill="solid" draw:fill-color="#272822"/>
      </style:paragraph-properties>
    </style:style>
    <style:style style:name="T1689" style:parent-style-name="SourceText" style:family="text">
      <style:text-properties style:font-name="Tahoma" fo:color="#F8F8F2" fo:font-size="12pt" style:font-size-asian="12pt" style:font-size-complex="12pt"/>
    </style:style>
    <style:style style:name="T1690" style:parent-style-name="SourceText" style:family="text">
      <style:text-properties style:font-name="Tahoma" fo:color="#66D9EF" fo:font-size="12pt" style:font-size-asian="12pt" style:font-size-complex="12pt"/>
    </style:style>
    <style:style style:name="T1691" style:parent-style-name="SourceText" style:family="text">
      <style:text-properties style:font-name="Tahoma" fo:color="#F8F8F2" fo:font-size="12pt" style:font-size-asian="12pt" style:font-size-complex="12pt"/>
    </style:style>
    <style:style style:name="T1692" style:parent-style-name="SourceText" style:family="text">
      <style:text-properties style:font-name="Tahoma" fo:color="#A6E22E" fo:font-size="12pt" style:font-size-asian="12pt" style:font-size-complex="12pt"/>
    </style:style>
    <style:style style:name="T1693" style:parent-style-name="SourceText" style:family="text">
      <style:text-properties style:font-name="Tahoma" fo:color="#F8F8F2" fo:font-size="12pt" style:font-size-asian="12pt" style:font-size-complex="12pt"/>
    </style:style>
    <style:style style:name="P1694" style:parent-style-name="PreformattedText" style:family="paragraph">
      <style:paragraph-properties fo:background-color="#272822">
        <style:background-fill draw:fill="solid" draw:fill-color="#272822"/>
      </style:paragraph-properties>
    </style:style>
    <style:style style:name="T1695" style:parent-style-name="SourceText" style:family="text">
      <style:text-properties style:font-name="Tahoma" fo:color="#F8F8F2" fo:font-size="12pt" style:font-size-asian="12pt" style:font-size-complex="12pt"/>
    </style:style>
    <style:style style:name="T1696" style:parent-style-name="SourceText" style:family="text">
      <style:text-properties style:font-name="Tahoma" fo:color="#A6E22E" fo:font-size="12pt" style:font-size-asian="12pt" style:font-size-complex="12pt"/>
    </style:style>
    <style:style style:name="T1697" style:parent-style-name="SourceText" style:family="text">
      <style:text-properties style:font-name="Tahoma" fo:color="#F8F8F2" fo:font-size="12pt" style:font-size-asian="12pt" style:font-size-complex="12pt"/>
    </style:style>
    <style:style style:name="T1698" style:parent-style-name="SourceText" style:family="text">
      <style:text-properties style:font-name="Tahoma" fo:color="#A6E22E" fo:font-size="12pt" style:font-size-asian="12pt" style:font-size-complex="12pt"/>
    </style:style>
    <style:style style:name="T1699" style:parent-style-name="SourceText" style:family="text">
      <style:text-properties style:font-name="Tahoma" fo:color="#F8F8F2" fo:font-size="12pt" style:font-size-asian="12pt" style:font-size-complex="12pt"/>
    </style:style>
    <style:style style:name="T1700" style:parent-style-name="SourceText" style:family="text">
      <style:text-properties style:font-name="Tahoma" fo:color="#FF4689" fo:font-size="12pt" style:font-size-asian="12pt" style:font-size-complex="12pt"/>
    </style:style>
    <style:style style:name="T1701" style:parent-style-name="SourceText" style:family="text">
      <style:text-properties style:font-name="Tahoma" fo:color="#F8F8F2" fo:font-size="12pt" style:font-size-asian="12pt" style:font-size-complex="12pt"/>
    </style:style>
    <style:style style:name="T1702" style:parent-style-name="SourceText" style:family="text">
      <style:text-properties style:font-name="Tahoma" fo:color="#E6DB74" fo:font-size="12pt" style:font-size-asian="12pt" style:font-size-complex="12pt"/>
    </style:style>
    <style:style style:name="T1703" style:parent-style-name="SourceText" style:family="text">
      <style:text-properties style:font-name="Tahoma" fo:color="#F8F8F2" fo:font-size="12pt" style:font-size-asian="12pt" style:font-size-complex="12pt"/>
    </style:style>
    <style:style style:name="P1704" style:parent-style-name="PreformattedText" style:family="paragraph">
      <style:paragraph-properties fo:background-color="#272822">
        <style:background-fill draw:fill="solid" draw:fill-color="#272822"/>
      </style:paragraph-properties>
    </style:style>
    <style:style style:name="T1705" style:parent-style-name="SourceText" style:family="text">
      <style:text-properties style:font-name="Tahoma" fo:color="#F8F8F2" fo:font-size="12pt" style:font-size-asian="12pt" style:font-size-complex="12pt"/>
    </style:style>
    <style:style style:name="T1706" style:parent-style-name="SourceText" style:family="text">
      <style:text-properties style:font-name="Tahoma" fo:color="#A6E22E" fo:font-size="12pt" style:font-size-asian="12pt" style:font-size-complex="12pt"/>
    </style:style>
    <style:style style:name="T1707" style:parent-style-name="SourceText" style:family="text">
      <style:text-properties style:font-name="Tahoma" fo:color="#F8F8F2" fo:font-size="12pt" style:font-size-asian="12pt" style:font-size-complex="12pt"/>
    </style:style>
    <style:style style:name="T1708" style:parent-style-name="SourceText" style:family="text">
      <style:text-properties style:font-name="Tahoma" fo:color="#A6E22E" fo:font-size="12pt" style:font-size-asian="12pt" style:font-size-complex="12pt"/>
    </style:style>
    <style:style style:name="T1709" style:parent-style-name="SourceText" style:family="text">
      <style:text-properties style:font-name="Tahoma" fo:color="#F8F8F2" fo:font-size="12pt" style:font-size-asian="12pt" style:font-size-complex="12pt"/>
    </style:style>
    <style:style style:name="T1710" style:parent-style-name="SourceText" style:family="text">
      <style:text-properties style:font-name="Tahoma" fo:color="#A6E22E" fo:font-size="12pt" style:font-size-asian="12pt" style:font-size-complex="12pt"/>
    </style:style>
    <style:style style:name="T1711" style:parent-style-name="SourceText" style:family="text">
      <style:text-properties style:font-name="Tahoma" fo:color="#F8F8F2" fo:font-size="12pt" style:font-size-asian="12pt" style:font-size-complex="12pt"/>
    </style:style>
    <style:style style:name="T1712" style:parent-style-name="SourceText" style:family="text">
      <style:text-properties style:font-name="Tahoma" fo:color="#E6DB74" fo:font-size="12pt" style:font-size-asian="12pt" style:font-size-complex="12pt"/>
    </style:style>
    <style:style style:name="T1713" style:parent-style-name="SourceText" style:family="text">
      <style:text-properties style:font-name="Tahoma" fo:color="#F8F8F2" fo:font-size="12pt" style:font-size-asian="12pt" style:font-size-complex="12pt"/>
    </style:style>
    <style:style style:name="P1714" style:parent-style-name="PreformattedText" style:family="paragraph">
      <style:paragraph-properties fo:background-color="#272822">
        <style:background-fill draw:fill="solid" draw:fill-color="#272822"/>
      </style:paragraph-properties>
    </style:style>
    <style:style style:name="T1715" style:parent-style-name="SourceText" style:family="text">
      <style:text-properties style:font-name="Tahoma" fo:color="#F8F8F2" fo:font-size="12pt" style:font-size-asian="12pt" style:font-size-complex="12pt"/>
    </style:style>
    <style:style style:name="P1716" style:parent-style-name="PreformattedText" style:family="paragraph">
      <style:paragraph-properties fo:margin-bottom="0.1965in" fo:background-color="#272822">
        <style:background-fill draw:fill="solid" draw:fill-color="#272822"/>
      </style:paragraph-properties>
    </style:style>
    <style:style style:name="T1717" style:parent-style-name="SourceText" style:family="text">
      <style:text-properties style:font-name="Tahoma" fo:color="#F8F8F2" fo:font-size="12pt" style:font-size-asian="12pt" style:font-size-complex="12pt"/>
    </style:style>
    <style:style style:name="T1718" style:parent-style-name="StrongEmphasis" style:family="text">
      <style:text-properties style:font-name="Tahoma"/>
    </style:style>
    <style:style style:name="T1719" style:parent-style-name="SourceText" style:family="text">
      <style:text-properties style:font-name="Tahoma"/>
    </style:style>
    <style:style style:name="T1720" style:parent-style-name="StrongEmphasis" style:family="text">
      <style:text-properties style:font-name="Tahoma"/>
    </style:style>
    <style:style style:name="P1721" style:parent-style-name="PreformattedText" style:family="paragraph">
      <style:paragraph-properties fo:background-color="#272822">
        <style:background-fill draw:fill="solid" draw:fill-color="#272822"/>
      </style:paragraph-properties>
    </style:style>
    <style:style style:name="T1722" style:parent-style-name="SourceText" style:family="text">
      <style:text-properties style:font-name="Tahoma" fo:color="#959077" fo:font-size="12pt" style:font-size-asian="12pt" style:font-size-complex="12pt"/>
    </style:style>
    <style:style style:name="P1723" style:parent-style-name="PreformattedText" style:family="paragraph">
      <style:paragraph-properties fo:background-color="#272822">
        <style:background-fill draw:fill="solid" draw:fill-color="#272822"/>
      </style:paragraph-properties>
    </style:style>
    <style:style style:name="T1724" style:parent-style-name="SourceText" style:family="text">
      <style:text-properties style:font-name="Tahoma" fo:color="#66D9EF" fo:font-size="12pt" style:font-size-asian="12pt" style:font-size-complex="12pt"/>
    </style:style>
    <style:style style:name="T1725" style:parent-style-name="SourceText" style:family="text">
      <style:text-properties style:font-name="Tahoma" fo:color="#F8F8F2" fo:font-size="12pt" style:font-size-asian="12pt" style:font-size-complex="12pt"/>
    </style:style>
    <style:style style:name="T1726" style:parent-style-name="SourceText" style:family="text">
      <style:text-properties style:font-name="Tahoma" fo:color="#A6E22E" fo:font-size="12pt" style:font-size-asian="12pt" style:font-size-complex="12pt"/>
    </style:style>
    <style:style style:name="T1727" style:parent-style-name="SourceText" style:family="text">
      <style:text-properties style:font-name="Tahoma" fo:color="#F8F8F2" fo:font-size="12pt" style:font-size-asian="12pt" style:font-size-complex="12pt"/>
    </style:style>
    <style:style style:name="P1728" style:parent-style-name="PreformattedText" style:family="paragraph">
      <style:paragraph-properties fo:background-color="#272822">
        <style:background-fill draw:fill="solid" draw:fill-color="#272822"/>
      </style:paragraph-properties>
    </style:style>
    <style:style style:name="T1729" style:parent-style-name="SourceText" style:family="text">
      <style:text-properties style:font-name="Tahoma" fo:color="#F8F8F2" fo:font-size="12pt" style:font-size-asian="12pt" style:font-size-complex="12pt"/>
    </style:style>
    <style:style style:name="T1730" style:parent-style-name="SourceText" style:family="text">
      <style:text-properties style:font-name="Tahoma" fo:color="#A6E22E" fo:font-size="12pt" style:font-size-asian="12pt" style:font-size-complex="12pt"/>
    </style:style>
    <style:style style:name="T1731" style:parent-style-name="SourceText" style:family="text">
      <style:text-properties style:font-name="Tahoma" fo:color="#F8F8F2" fo:font-size="12pt" style:font-size-asian="12pt" style:font-size-complex="12pt"/>
    </style:style>
    <style:style style:name="T1732" style:parent-style-name="SourceText" style:family="text">
      <style:text-properties style:font-name="Tahoma" fo:color="#A6E22E" fo:font-size="12pt" style:font-size-asian="12pt" style:font-size-complex="12pt"/>
    </style:style>
    <style:style style:name="T1733" style:parent-style-name="SourceText" style:family="text">
      <style:text-properties style:font-name="Tahoma" fo:color="#F8F8F2" fo:font-size="12pt" style:font-size-asian="12pt" style:font-size-complex="12pt"/>
    </style:style>
    <style:style style:name="T1734" style:parent-style-name="SourceText" style:family="text">
      <style:text-properties style:font-name="Tahoma" fo:color="#E6DB74" fo:font-size="12pt" style:font-size-asian="12pt" style:font-size-complex="12pt"/>
    </style:style>
    <style:style style:name="T1735" style:parent-style-name="SourceText" style:family="text">
      <style:text-properties style:font-name="Tahoma" fo:color="#F8F8F2" fo:font-size="12pt" style:font-size-asian="12pt" style:font-size-complex="12pt"/>
    </style:style>
    <style:style style:name="T1736" style:parent-style-name="SourceText" style:family="text">
      <style:text-properties style:font-name="Tahoma" fo:color="#A6E22E" fo:font-size="12pt" style:font-size-asian="12pt" style:font-size-complex="12pt"/>
    </style:style>
    <style:style style:name="T1737" style:parent-style-name="SourceText" style:family="text">
      <style:text-properties style:font-name="Tahoma" fo:color="#F8F8F2" fo:font-size="12pt" style:font-size-asian="12pt" style:font-size-complex="12pt"/>
    </style:style>
    <style:style style:name="T1738" style:parent-style-name="SourceText" style:family="text">
      <style:text-properties style:font-name="Tahoma" fo:color="#A6E22E" fo:font-size="12pt" style:font-size-asian="12pt" style:font-size-complex="12pt"/>
    </style:style>
    <style:style style:name="T1739" style:parent-style-name="SourceText" style:family="text">
      <style:text-properties style:font-name="Tahoma" fo:color="#F8F8F2" fo:font-size="12pt" style:font-size-asian="12pt" style:font-size-complex="12pt"/>
    </style:style>
    <style:style style:name="P1740" style:parent-style-name="PreformattedText" style:family="paragraph">
      <style:paragraph-properties fo:background-color="#272822">
        <style:background-fill draw:fill="solid" draw:fill-color="#272822"/>
      </style:paragraph-properties>
    </style:style>
    <style:style style:name="T1741" style:parent-style-name="SourceText" style:family="text">
      <style:text-properties style:font-name="Tahoma" fo:color="#F8F8F2" fo:font-size="12pt" style:font-size-asian="12pt" style:font-size-complex="12pt"/>
    </style:style>
    <style:style style:name="T1742" style:parent-style-name="SourceText" style:family="text">
      <style:text-properties style:font-name="Tahoma" fo:color="#A6E22E" fo:font-size="12pt" style:font-size-asian="12pt" style:font-size-complex="12pt"/>
    </style:style>
    <style:style style:name="T1743" style:parent-style-name="SourceText" style:family="text">
      <style:text-properties style:font-name="Tahoma" fo:color="#F8F8F2" fo:font-size="12pt" style:font-size-asian="12pt" style:font-size-complex="12pt"/>
    </style:style>
    <style:style style:name="T1744" style:parent-style-name="SourceText" style:family="text">
      <style:text-properties style:font-name="Tahoma" fo:color="#A6E22E" fo:font-size="12pt" style:font-size-asian="12pt" style:font-size-complex="12pt"/>
    </style:style>
    <style:style style:name="T1745" style:parent-style-name="SourceText" style:family="text">
      <style:text-properties style:font-name="Tahoma" fo:color="#F8F8F2" fo:font-size="12pt" style:font-size-asian="12pt" style:font-size-complex="12pt"/>
    </style:style>
    <style:style style:name="P1746" style:parent-style-name="PreformattedText" style:family="paragraph">
      <style:paragraph-properties fo:margin-bottom="0.1965in" fo:background-color="#272822">
        <style:background-fill draw:fill="solid" draw:fill-color="#272822"/>
      </style:paragraph-properties>
    </style:style>
    <style:style style:name="T1747" style:parent-style-name="SourceText" style:family="text">
      <style:text-properties style:font-name="Tahoma" fo:color="#F8F8F2" fo:font-size="12pt" style:font-size-asian="12pt" style:font-size-complex="12pt"/>
    </style:style>
    <style:style style:name="T1748" style:parent-style-name="StrongEmphasis" style:family="text">
      <style:text-properties style:font-name="Tahoma" fo:font-size="12pt" style:font-size-asian="12pt" style:font-size-complex="12pt"/>
    </style:style>
    <style:style style:name="P1749" style:parent-style-name="Textbody" style:family="paragraph"/>
    <style:style style:name="T1750" style:parent-style-name="StrongEmphasis" style:family="text">
      <style:text-properties style:font-name="Tahoma"/>
    </style:style>
    <style:style style:name="T1751" style:parent-style-name="Fuentedepárrafopredeter." style:family="text">
      <style:text-properties style:font-name="Tahoma"/>
    </style:style>
    <style:style style:name="P1752" style:parent-style-name="Textbody" style:family="paragraph">
      <style:paragraph-properties fo:margin-bottom="0in"/>
    </style:style>
    <style:style style:name="T1753" style:parent-style-name="Fuentedepárrafopredeter." style:family="text">
      <style:text-properties style:font-name="Tahoma"/>
    </style:style>
    <style:style style:name="T1754" style:parent-style-name="StrongEmphasis" style:family="text">
      <style:text-properties style:font-name="Tahoma"/>
    </style:style>
    <style:style style:name="T1755" style:parent-style-name="Fuentedepárrafopredeter." style:family="text">
      <style:text-properties style:font-name="Tahoma"/>
    </style:style>
    <style:style style:name="P1756" style:parent-style-name="Textbody" style:family="paragraph">
      <style:paragraph-properties fo:margin-bottom="0in"/>
    </style:style>
    <style:style style:name="T1757" style:parent-style-name="Fuentedepárrafopredeter." style:family="text">
      <style:text-properties style:font-name="Tahoma"/>
    </style:style>
    <style:style style:name="T1758" style:parent-style-name="SourceText" style:family="text">
      <style:text-properties style:font-name="Tahoma"/>
    </style:style>
    <style:style style:name="T1759" style:parent-style-name="Fuentedepárrafopredeter." style:family="text">
      <style:text-properties style:font-name="Tahoma"/>
    </style:style>
    <style:style style:name="P1760" style:parent-style-name="Textbody" style:family="paragraph"/>
    <style:style style:name="T1761" style:parent-style-name="StrongEmphasis" style:family="text">
      <style:text-properties style:font-name="Tahoma"/>
    </style:style>
    <style:style style:name="T1762" style:parent-style-name="Fuentedepárrafopredeter." style:family="text">
      <style:text-properties style:font-name="Tahoma"/>
    </style:style>
    <style:style style:name="P1763" style:parent-style-name="Textbody" style:family="paragraph">
      <style:paragraph-properties fo:margin-bottom="0in"/>
      <style:text-properties style:font-name="Tahoma"/>
    </style:style>
    <style:style style:name="P1764" style:parent-style-name="Textbody" style:family="paragraph">
      <style:paragraph-properties fo:margin-bottom="0in"/>
      <style:text-properties style:font-name="Tahoma"/>
    </style:style>
    <style:style style:name="P1765" style:parent-style-name="Textbody" style:family="paragraph"/>
    <style:style style:name="T1766" style:parent-style-name="StrongEmphasis" style:family="text">
      <style:text-properties style:font-name="Tahoma"/>
    </style:style>
    <style:style style:name="T1767" style:parent-style-name="Fuentedepárrafopredeter." style:family="text">
      <style:text-properties style:font-name="Tahoma"/>
    </style:style>
    <style:style style:name="P1768" style:parent-style-name="Textbody" style:family="paragraph"/>
    <style:style style:name="T1769" style:parent-style-name="Fuentedepárrafopredeter." style:family="text">
      <style:text-properties style:font-name="Tahoma"/>
    </style:style>
    <style:style style:name="T1770" style:parent-style-name="SourceText" style:family="text">
      <style:text-properties style:font-name="Tahoma"/>
    </style:style>
    <style:style style:name="T1771" style:parent-style-name="Fuentedepárrafopredeter." style:family="text">
      <style:text-properties style:font-name="Tahoma"/>
    </style:style>
    <style:style style:name="P1772" style:parent-style-name="Título3" style:family="paragraph">
      <style:text-properties style:font-name="Tahoma" fo:font-size="12pt" style:font-size-asian="12pt" style:font-size-complex="12pt"/>
    </style:style>
    <style:style style:name="T1773" style:parent-style-name="Fuentedepárrafopredeter." style:family="text">
      <style:text-properties style:font-name="Tahoma"/>
    </style:style>
    <style:style style:name="T1774" style:parent-style-name="SourceText" style:family="text">
      <style:text-properties style:font-name="Tahoma"/>
    </style:style>
    <style:style style:name="T1775" style:parent-style-name="Fuentedepárrafopredeter." style:family="text">
      <style:text-properties style:font-name="Tahoma"/>
    </style:style>
    <style:style style:name="T1776" style:parent-style-name="SourceText" style:family="text">
      <style:text-properties style:font-name="Tahoma"/>
    </style:style>
    <style:style style:name="T1777" style:parent-style-name="Fuentedepárrafopredeter." style:family="text">
      <style:text-properties style:font-name="Tahoma"/>
    </style:style>
    <style:style style:name="T1778" style:parent-style-name="SourceText" style:family="text">
      <style:text-properties style:font-name="Tahoma"/>
    </style:style>
    <style:style style:name="T1779" style:parent-style-name="Fuentedepárrafopredeter." style:family="text">
      <style:text-properties style:font-name="Tahoma"/>
    </style:style>
    <style:style style:name="T1780" style:parent-style-name="SourceText" style:family="text">
      <style:text-properties style:font-name="Tahoma"/>
    </style:style>
    <style:style style:name="T1781" style:parent-style-name="Fuentedepárrafopredeter." style:family="text">
      <style:text-properties style:font-name="Tahoma"/>
    </style:style>
    <style:style style:name="T1782" style:parent-style-name="SourceText" style:family="text">
      <style:text-properties style:font-name="Tahoma"/>
    </style:style>
    <style:style style:name="T1783" style:parent-style-name="Fuentedepárrafopredeter." style:family="text">
      <style:text-properties style:font-name="Tahoma"/>
    </style:style>
    <style:style style:name="P1784" style:parent-style-name="Standard" style:family="paragraph">
      <style:paragraph-properties fo:text-align="justify"/>
      <style:text-properties style:font-name="Tahoma"/>
    </style:style>
    <style:style style:name="P1785" style:parent-style-name="Textbody" style:family="paragraph">
      <style:paragraph-properties fo:text-align="justify"/>
      <style:text-properties style:font-name="Tahoma" fo:font-weight="bold" style:font-weight-asian="bold" style:font-weight-complex="bold"/>
    </style:style>
    <style:style style:name="T1786" style:parent-style-name="StrongEmphasis" style:family="text">
      <style:text-properties style:font-name="Tahoma" fo:font-size="12pt" style:font-size-asian="12pt" style:font-size-complex="12pt"/>
    </style:style>
    <style:style style:name="P1787" style:parent-style-name="Textbody" style:family="paragraph">
      <style:paragraph-properties fo:margin-bottom="0in"/>
    </style:style>
    <style:style style:name="T1788" style:parent-style-name="Fuentedepárrafopredeter." style:family="text">
      <style:text-properties style:font-name="Tahoma"/>
    </style:style>
    <style:style style:name="T1789" style:parent-style-name="StrongEmphasis" style:family="text">
      <style:text-properties style:font-name="Tahoma"/>
    </style:style>
    <style:style style:name="T1790" style:parent-style-name="Fuentedepárrafopredeter." style:family="text">
      <style:text-properties style:font-name="Tahoma"/>
    </style:style>
    <style:style style:name="P1791" style:parent-style-name="Textbody" style:family="paragraph">
      <style:paragraph-properties fo:margin-bottom="0in"/>
      <style:text-properties style:font-name="Tahoma"/>
    </style:style>
    <style:style style:name="P1792" style:parent-style-name="Textbody" style:family="paragraph">
      <style:paragraph-properties fo:margin-bottom="0in"/>
      <style:text-properties style:font-name="Tahoma"/>
    </style:style>
    <style:style style:name="P1793" style:parent-style-name="Textbody" style:family="paragraph"/>
    <style:style style:name="T1794" style:parent-style-name="Fuentedepárrafopredeter." style:family="text">
      <style:text-properties style:font-name="Tahoma"/>
    </style:style>
    <style:style style:name="T1795" style:parent-style-name="SourceText" style:family="text">
      <style:text-properties style:font-name="Tahoma"/>
    </style:style>
    <style:style style:name="T1796" style:parent-style-name="Fuentedepárrafopredeter." style:family="text">
      <style:text-properties style:font-name="Tahoma"/>
    </style:style>
    <style:style style:name="T1797" style:parent-style-name="StrongEmphasis" style:family="text">
      <style:text-properties style:font-name="Tahoma" fo:font-size="12pt" style:font-size-asian="12pt" style:font-size-complex="12pt"/>
    </style:style>
    <style:style style:name="T1798" style:parent-style-name="SourceText" style:family="text">
      <style:text-properties style:font-name="Tahoma" fo:font-size="12pt" style:font-size-asian="12pt" style:font-size-complex="12pt"/>
    </style:style>
    <style:style style:name="T1799" style:parent-style-name="StrongEmphasis" style:family="text">
      <style:text-properties style:font-name="Tahoma" fo:font-size="12pt" style:font-size-asian="12pt" style:font-size-complex="12pt"/>
    </style:style>
    <style:style style:name="P1800" style:parent-style-name="PreformattedText" style:family="paragraph">
      <style:paragraph-properties fo:background-color="#272822">
        <style:background-fill draw:fill="solid" draw:fill-color="#272822"/>
      </style:paragraph-properties>
    </style:style>
    <style:style style:name="T1801" style:parent-style-name="SourceText" style:family="text">
      <style:text-properties style:font-name="Tahoma" fo:color="#FF4689" fo:font-size="12pt" style:font-size-asian="12pt" style:font-size-complex="12pt"/>
    </style:style>
    <style:style style:name="T1802" style:parent-style-name="SourceText" style:family="text">
      <style:text-properties style:font-name="Tahoma" fo:color="#A6E22E" fo:font-size="12pt" style:font-size-asian="12pt" style:font-size-complex="12pt"/>
    </style:style>
    <style:style style:name="T1803" style:parent-style-name="SourceText" style:family="text">
      <style:text-properties style:font-name="Tahoma" fo:color="#F8F8F2" fo:font-size="12pt" style:font-size-asian="12pt" style:font-size-complex="12pt"/>
    </style:style>
    <style:style style:name="T1804" style:parent-style-name="SourceText" style:family="text">
      <style:text-properties style:font-name="Tahoma" fo:color="#A6E22E" fo:font-size="12pt" style:font-size-asian="12pt" style:font-size-complex="12pt"/>
    </style:style>
    <style:style style:name="T1805" style:parent-style-name="SourceText" style:family="text">
      <style:text-properties style:font-name="Tahoma" fo:color="#FF4689" fo:font-size="12pt" style:font-size-asian="12pt" style:font-size-complex="12pt"/>
    </style:style>
    <style:style style:name="P1806" style:parent-style-name="PreformattedText" style:family="paragraph">
      <style:paragraph-properties fo:background-color="#272822">
        <style:background-fill draw:fill="solid" draw:fill-color="#272822"/>
      </style:paragraph-properties>
    </style:style>
    <style:style style:name="T1807" style:parent-style-name="SourceText" style:family="text">
      <style:text-properties style:font-name="Tahoma" fo:color="#FF4689" fo:font-size="12pt" style:font-size-asian="12pt" style:font-size-complex="12pt"/>
    </style:style>
    <style:style style:name="T1808" style:parent-style-name="SourceText" style:family="text">
      <style:text-properties style:font-name="Tahoma" fo:color="#A6E22E" fo:font-size="12pt" style:font-size-asian="12pt" style:font-size-complex="12pt"/>
    </style:style>
    <style:style style:name="T1809" style:parent-style-name="SourceText" style:family="text">
      <style:text-properties style:font-name="Tahoma" fo:color="#F8F8F2" fo:font-size="12pt" style:font-size-asian="12pt" style:font-size-complex="12pt"/>
    </style:style>
    <style:style style:name="T1810" style:parent-style-name="SourceText" style:family="text">
      <style:text-properties style:font-name="Tahoma" fo:color="#A6E22E" fo:font-size="12pt" style:font-size-asian="12pt" style:font-size-complex="12pt"/>
    </style:style>
    <style:style style:name="T1811" style:parent-style-name="SourceText" style:family="text">
      <style:text-properties style:font-name="Tahoma" fo:color="#FF4689" fo:font-size="12pt" style:font-size-asian="12pt" style:font-size-complex="12pt"/>
    </style:style>
    <style:style style:name="T1812" style:parent-style-name="SourceText" style:family="text">
      <style:text-properties style:font-name="Tahoma" fo:color="#E6DB74" fo:font-size="12pt" style:font-size-asian="12pt" style:font-size-complex="12pt"/>
    </style:style>
    <style:style style:name="T1813" style:parent-style-name="SourceText" style:family="text">
      <style:text-properties style:font-name="Tahoma" fo:color="#FF4689" fo:font-size="12pt" style:font-size-asian="12pt" style:font-size-complex="12pt"/>
    </style:style>
    <style:style style:name="P1814" style:parent-style-name="PreformattedText" style:family="paragraph">
      <style:paragraph-properties fo:background-color="#272822">
        <style:background-fill draw:fill="solid" draw:fill-color="#272822"/>
      </style:paragraph-properties>
    </style:style>
    <style:style style:name="T1815" style:parent-style-name="SourceText" style:family="text">
      <style:text-properties style:font-name="Tahoma" fo:color="#FF4689" fo:font-size="12pt" style:font-size-asian="12pt" style:font-size-complex="12pt"/>
    </style:style>
    <style:style style:name="T1816" style:parent-style-name="SourceText" style:family="text">
      <style:text-properties style:font-name="Tahoma" fo:color="#A6E22E" fo:font-size="12pt" style:font-size-asian="12pt" style:font-size-complex="12pt"/>
    </style:style>
    <style:style style:name="T1817" style:parent-style-name="SourceText" style:family="text">
      <style:text-properties style:font-name="Tahoma" fo:color="#FF4689" fo:font-size="12pt" style:font-size-asian="12pt" style:font-size-complex="12pt"/>
    </style:style>
    <style:style style:name="P1818" style:parent-style-name="PreformattedText" style:family="paragraph">
      <style:paragraph-properties fo:background-color="#272822">
        <style:background-fill draw:fill="solid" draw:fill-color="#272822"/>
      </style:paragraph-properties>
    </style:style>
    <style:style style:name="T1819" style:parent-style-name="SourceText" style:family="text">
      <style:text-properties style:font-name="Tahoma" fo:color="#F8F8F2" fo:font-size="12pt" style:font-size-asian="12pt" style:font-size-complex="12pt"/>
    </style:style>
    <style:style style:name="T1820" style:parent-style-name="SourceText" style:family="text">
      <style:text-properties style:font-name="Tahoma" fo:color="#FF4689" fo:font-size="12pt" style:font-size-asian="12pt" style:font-size-complex="12pt"/>
    </style:style>
    <style:style style:name="T1821" style:parent-style-name="SourceText" style:family="text">
      <style:text-properties style:font-name="Tahoma" fo:color="#A6E22E" fo:font-size="12pt" style:font-size-asian="12pt" style:font-size-complex="12pt"/>
    </style:style>
    <style:style style:name="T1822" style:parent-style-name="SourceText" style:family="text">
      <style:text-properties style:font-name="Tahoma" fo:color="#F8F8F2" fo:font-size="12pt" style:font-size-asian="12pt" style:font-size-complex="12pt"/>
    </style:style>
    <style:style style:name="T1823" style:parent-style-name="SourceText" style:family="text">
      <style:text-properties style:font-name="Tahoma" fo:color="#A6E22E" fo:font-size="12pt" style:font-size-asian="12pt" style:font-size-complex="12pt"/>
    </style:style>
    <style:style style:name="T1824" style:parent-style-name="SourceText" style:family="text">
      <style:text-properties style:font-name="Tahoma" fo:color="#FF4689" fo:font-size="12pt" style:font-size-asian="12pt" style:font-size-complex="12pt"/>
    </style:style>
    <style:style style:name="T1825" style:parent-style-name="SourceText" style:family="text">
      <style:text-properties style:font-name="Tahoma" fo:color="#E6DB74" fo:font-size="12pt" style:font-size-asian="12pt" style:font-size-complex="12pt"/>
    </style:style>
    <style:style style:name="T1826" style:parent-style-name="SourceText" style:family="text">
      <style:text-properties style:font-name="Tahoma" fo:color="#FF4689" fo:font-size="12pt" style:font-size-asian="12pt" style:font-size-complex="12pt"/>
    </style:style>
    <style:style style:name="P1827" style:parent-style-name="PreformattedText" style:family="paragraph">
      <style:paragraph-properties fo:background-color="#272822">
        <style:background-fill draw:fill="solid" draw:fill-color="#272822"/>
      </style:paragraph-properties>
    </style:style>
    <style:style style:name="T1828" style:parent-style-name="SourceText" style:family="text">
      <style:text-properties style:font-name="Tahoma" fo:color="#F8F8F2" fo:font-size="12pt" style:font-size-asian="12pt" style:font-size-complex="12pt"/>
    </style:style>
    <style:style style:name="T1829" style:parent-style-name="SourceText" style:family="text">
      <style:text-properties style:font-name="Tahoma" fo:color="#FF4689" fo:font-size="12pt" style:font-size-asian="12pt" style:font-size-complex="12pt"/>
    </style:style>
    <style:style style:name="T1830" style:parent-style-name="SourceText" style:family="text">
      <style:text-properties style:font-name="Tahoma" fo:color="#A6E22E" fo:font-size="12pt" style:font-size-asian="12pt" style:font-size-complex="12pt"/>
    </style:style>
    <style:style style:name="T1831" style:parent-style-name="SourceText" style:family="text">
      <style:text-properties style:font-name="Tahoma" fo:color="#F8F8F2" fo:font-size="12pt" style:font-size-asian="12pt" style:font-size-complex="12pt"/>
    </style:style>
    <style:style style:name="T1832" style:parent-style-name="SourceText" style:family="text">
      <style:text-properties style:font-name="Tahoma" fo:color="#A6E22E" fo:font-size="12pt" style:font-size-asian="12pt" style:font-size-complex="12pt"/>
    </style:style>
    <style:style style:name="T1833" style:parent-style-name="SourceText" style:family="text">
      <style:text-properties style:font-name="Tahoma" fo:color="#FF4689" fo:font-size="12pt" style:font-size-asian="12pt" style:font-size-complex="12pt"/>
    </style:style>
    <style:style style:name="T1834" style:parent-style-name="SourceText" style:family="text">
      <style:text-properties style:font-name="Tahoma" fo:color="#E6DB74" fo:font-size="12pt" style:font-size-asian="12pt" style:font-size-complex="12pt"/>
    </style:style>
    <style:style style:name="T1835" style:parent-style-name="SourceText" style:family="text">
      <style:text-properties style:font-name="Tahoma" fo:color="#F8F8F2" fo:font-size="12pt" style:font-size-asian="12pt" style:font-size-complex="12pt"/>
    </style:style>
    <style:style style:name="T1836" style:parent-style-name="SourceText" style:family="text">
      <style:text-properties style:font-name="Tahoma" fo:color="#A6E22E" fo:font-size="12pt" style:font-size-asian="12pt" style:font-size-complex="12pt"/>
    </style:style>
    <style:style style:name="T1837" style:parent-style-name="SourceText" style:family="text">
      <style:text-properties style:font-name="Tahoma" fo:color="#FF4689" fo:font-size="12pt" style:font-size-asian="12pt" style:font-size-complex="12pt"/>
    </style:style>
    <style:style style:name="T1838" style:parent-style-name="SourceText" style:family="text">
      <style:text-properties style:font-name="Tahoma" fo:color="#E6DB74" fo:font-size="12pt" style:font-size-asian="12pt" style:font-size-complex="12pt"/>
    </style:style>
    <style:style style:name="T1839" style:parent-style-name="SourceText" style:family="text">
      <style:text-properties style:font-name="Tahoma" fo:color="#FF4689" fo:font-size="12pt" style:font-size-asian="12pt" style:font-size-complex="12pt"/>
    </style:style>
    <style:style style:name="P1840" style:parent-style-name="PreformattedText" style:family="paragraph">
      <style:paragraph-properties fo:background-color="#272822">
        <style:background-fill draw:fill="solid" draw:fill-color="#272822"/>
      </style:paragraph-properties>
    </style:style>
    <style:style style:name="T1841" style:parent-style-name="SourceText" style:family="text">
      <style:text-properties style:font-name="Tahoma" fo:color="#F8F8F2" fo:font-size="12pt" style:font-size-asian="12pt" style:font-size-complex="12pt"/>
    </style:style>
    <style:style style:name="T1842" style:parent-style-name="SourceText" style:family="text">
      <style:text-properties style:font-name="Tahoma" fo:color="#FF4689" fo:font-size="12pt" style:font-size-asian="12pt" style:font-size-complex="12pt"/>
    </style:style>
    <style:style style:name="T1843" style:parent-style-name="SourceText" style:family="text">
      <style:text-properties style:font-name="Tahoma" fo:color="#A6E22E" fo:font-size="12pt" style:font-size-asian="12pt" style:font-size-complex="12pt"/>
    </style:style>
    <style:style style:name="T1844" style:parent-style-name="SourceText" style:family="text">
      <style:text-properties style:font-name="Tahoma" fo:color="#FF4689" fo:font-size="12pt" style:font-size-asian="12pt" style:font-size-complex="12pt"/>
    </style:style>
    <style:style style:name="T1845" style:parent-style-name="SourceText" style:family="text">
      <style:text-properties style:font-name="Tahoma" fo:color="#A6E22E" fo:font-size="12pt" style:font-size-asian="12pt" style:font-size-complex="12pt"/>
    </style:style>
    <style:style style:name="T1846" style:parent-style-name="SourceText" style:family="text">
      <style:text-properties style:font-name="Tahoma" fo:color="#F8F8F2" fo:font-size="12pt" style:font-size-asian="12pt" style:font-size-complex="12pt"/>
    </style:style>
    <style:style style:name="T1847" style:parent-style-name="SourceText" style:family="text">
      <style:text-properties style:font-name="Tahoma" fo:color="#A6E22E" fo:font-size="12pt" style:font-size-asian="12pt" style:font-size-complex="12pt"/>
    </style:style>
    <style:style style:name="T1848" style:parent-style-name="SourceText" style:family="text">
      <style:text-properties style:font-name="Tahoma" fo:color="#FF4689" fo:font-size="12pt" style:font-size-asian="12pt" style:font-size-complex="12pt"/>
    </style:style>
    <style:style style:name="T1849" style:parent-style-name="SourceText" style:family="text">
      <style:text-properties style:font-name="Tahoma" fo:color="#ED007E" fo:font-size="12pt" style:font-size-asian="12pt" style:font-size-complex="12pt" fo:background-color="#1E0010"/>
    </style:style>
    <style:style style:name="P1850" style:parent-style-name="PreformattedText" style:family="paragraph">
      <style:paragraph-properties fo:background-color="#272822">
        <style:background-fill draw:fill="solid" draw:fill-color="#272822"/>
      </style:paragraph-properties>
    </style:style>
    <style:style style:name="T1851" style:parent-style-name="SourceText" style:family="text">
      <style:text-properties style:font-name="Tahoma" fo:color="#F8F8F2" fo:font-size="12pt" style:font-size-asian="12pt" style:font-size-complex="12pt"/>
    </style:style>
    <style:style style:name="T1852" style:parent-style-name="SourceText" style:family="text">
      <style:text-properties style:font-name="Tahoma" fo:color="#FF4689" fo:font-size="12pt" style:font-size-asian="12pt" style:font-size-complex="12pt"/>
    </style:style>
    <style:style style:name="T1853" style:parent-style-name="SourceText" style:family="text">
      <style:text-properties style:font-name="Tahoma" fo:color="#A6E22E" fo:font-size="12pt" style:font-size-asian="12pt" style:font-size-complex="12pt"/>
    </style:style>
    <style:style style:name="T1854" style:parent-style-name="SourceText" style:family="text">
      <style:text-properties style:font-name="Tahoma" fo:color="#FF4689" fo:font-size="12pt" style:font-size-asian="12pt" style:font-size-complex="12pt"/>
    </style:style>
    <style:style style:name="P1855" style:parent-style-name="PreformattedText" style:family="paragraph">
      <style:paragraph-properties fo:background-color="#272822">
        <style:background-fill draw:fill="solid" draw:fill-color="#272822"/>
      </style:paragraph-properties>
    </style:style>
    <style:style style:name="T1856" style:parent-style-name="SourceText" style:family="text">
      <style:text-properties style:font-name="Tahoma" fo:color="#F8F8F2" fo:font-size="12pt" style:font-size-asian="12pt" style:font-size-complex="12pt"/>
    </style:style>
    <style:style style:name="T1857" style:parent-style-name="SourceText" style:family="text">
      <style:text-properties style:font-name="Tahoma" fo:color="#A6E22E" fo:font-size="12pt" style:font-size-asian="12pt" style:font-size-complex="12pt"/>
    </style:style>
    <style:style style:name="T1858" style:parent-style-name="SourceText" style:family="text">
      <style:text-properties style:font-name="Tahoma" fo:color="#F8F8F2" fo:font-size="12pt" style:font-size-asian="12pt" style:font-size-complex="12pt"/>
    </style:style>
    <style:style style:name="T1859" style:parent-style-name="SourceText" style:family="text">
      <style:text-properties style:font-name="Tahoma" fo:color="#A6E22E" fo:font-size="12pt" style:font-size-asian="12pt" style:font-size-complex="12pt"/>
    </style:style>
    <style:style style:name="T1860" style:parent-style-name="SourceText" style:family="text">
      <style:text-properties style:font-name="Tahoma" fo:color="#FF4689" fo:font-size="12pt" style:font-size-asian="12pt" style:font-size-complex="12pt"/>
    </style:style>
    <style:style style:name="T1861" style:parent-style-name="SourceText" style:family="text">
      <style:text-properties style:font-name="Tahoma" fo:color="#A6E22E" fo:font-size="12pt" style:font-size-asian="12pt" style:font-size-complex="12pt"/>
    </style:style>
    <style:style style:name="T1862" style:parent-style-name="SourceText" style:family="text">
      <style:text-properties style:font-name="Tahoma" fo:color="#FF4689" fo:font-size="12pt" style:font-size-asian="12pt" style:font-size-complex="12pt"/>
    </style:style>
    <style:style style:name="T1863" style:parent-style-name="SourceText" style:family="text">
      <style:text-properties style:font-name="Tahoma" fo:color="#F8F8F2" fo:font-size="12pt" style:font-size-asian="12pt" style:font-size-complex="12pt"/>
    </style:style>
    <style:style style:name="T1864" style:parent-style-name="SourceText" style:family="text">
      <style:text-properties style:font-name="Tahoma" fo:color="#A6E22E" fo:font-size="12pt" style:font-size-asian="12pt" style:font-size-complex="12pt"/>
    </style:style>
    <style:style style:name="T1865" style:parent-style-name="SourceText" style:family="text">
      <style:text-properties style:font-name="Tahoma" fo:color="#F8F8F2" fo:font-size="12pt" style:font-size-asian="12pt" style:font-size-complex="12pt"/>
    </style:style>
    <style:style style:name="T1866" style:parent-style-name="SourceText" style:family="text">
      <style:text-properties style:font-name="Tahoma" fo:color="#A6E22E" fo:font-size="12pt" style:font-size-asian="12pt" style:font-size-complex="12pt"/>
    </style:style>
    <style:style style:name="T1867" style:parent-style-name="SourceText" style:family="text">
      <style:text-properties style:font-name="Tahoma" fo:color="#FF4689" fo:font-size="12pt" style:font-size-asian="12pt" style:font-size-complex="12pt"/>
    </style:style>
    <style:style style:name="T1868" style:parent-style-name="SourceText" style:family="text">
      <style:text-properties style:font-name="Tahoma" fo:color="#A6E22E" fo:font-size="12pt" style:font-size-asian="12pt" style:font-size-complex="12pt"/>
    </style:style>
    <style:style style:name="T1869" style:parent-style-name="SourceText" style:family="text">
      <style:text-properties style:font-name="Tahoma" fo:color="#F8F8F2" fo:font-size="12pt" style:font-size-asian="12pt" style:font-size-complex="12pt"/>
    </style:style>
    <style:style style:name="P1870" style:parent-style-name="PreformattedText" style:family="paragraph">
      <style:paragraph-properties fo:background-color="#272822">
        <style:background-fill draw:fill="solid" draw:fill-color="#272822"/>
      </style:paragraph-properties>
    </style:style>
    <style:style style:name="T1871" style:parent-style-name="SourceText" style:family="text">
      <style:text-properties style:font-name="Tahoma" fo:color="#F8F8F2" fo:font-size="12pt" style:font-size-asian="12pt" style:font-size-complex="12pt"/>
    </style:style>
    <style:style style:name="T1872" style:parent-style-name="SourceText" style:family="text">
      <style:text-properties style:font-name="Tahoma" fo:color="#ED007E" fo:font-size="12pt" style:font-size-asian="12pt" style:font-size-complex="12pt" fo:background-color="#1E0010"/>
    </style:style>
    <style:style style:name="T1873" style:parent-style-name="SourceText" style:family="text">
      <style:text-properties style:font-name="Tahoma" fo:color="#A6E22E" fo:font-size="12pt" style:font-size-asian="12pt" style:font-size-complex="12pt"/>
    </style:style>
    <style:style style:name="T1874" style:parent-style-name="SourceText" style:family="text">
      <style:text-properties style:font-name="Tahoma" fo:color="#F8F8F2" fo:font-size="12pt" style:font-size-asian="12pt" style:font-size-complex="12pt"/>
    </style:style>
    <style:style style:name="T1875" style:parent-style-name="SourceText" style:family="text">
      <style:text-properties style:font-name="Tahoma" fo:color="#A6E22E" fo:font-size="12pt" style:font-size-asian="12pt" style:font-size-complex="12pt"/>
    </style:style>
    <style:style style:name="T1876" style:parent-style-name="SourceText" style:family="text">
      <style:text-properties style:font-name="Tahoma" fo:color="#FF4689" fo:font-size="12pt" style:font-size-asian="12pt" style:font-size-complex="12pt"/>
    </style:style>
    <style:style style:name="T1877" style:parent-style-name="SourceText" style:family="text">
      <style:text-properties style:font-name="Tahoma" fo:color="#A6E22E" fo:font-size="12pt" style:font-size-asian="12pt" style:font-size-complex="12pt"/>
    </style:style>
    <style:style style:name="T1878" style:parent-style-name="SourceText" style:family="text">
      <style:text-properties style:font-name="Tahoma" fo:color="#FF4689" fo:font-size="12pt" style:font-size-asian="12pt" style:font-size-complex="12pt"/>
    </style:style>
    <style:style style:name="T1879" style:parent-style-name="SourceText" style:family="text">
      <style:text-properties style:font-name="Tahoma" fo:color="#F8F8F2" fo:font-size="12pt" style:font-size-asian="12pt" style:font-size-complex="12pt"/>
    </style:style>
    <style:style style:name="T1880" style:parent-style-name="SourceText" style:family="text">
      <style:text-properties style:font-name="Tahoma" fo:color="#AE81FF" fo:font-size="12pt" style:font-size-asian="12pt" style:font-size-complex="12pt"/>
    </style:style>
    <style:style style:name="T1881" style:parent-style-name="SourceText" style:family="text">
      <style:text-properties style:font-name="Tahoma" fo:color="#A6E22E" fo:font-size="12pt" style:font-size-asian="12pt" style:font-size-complex="12pt"/>
    </style:style>
    <style:style style:name="T1882" style:parent-style-name="SourceText" style:family="text">
      <style:text-properties style:font-name="Tahoma" fo:color="#F8F8F2" fo:font-size="12pt" style:font-size-asian="12pt" style:font-size-complex="12pt"/>
    </style:style>
    <style:style style:name="T1883" style:parent-style-name="SourceText" style:family="text">
      <style:text-properties style:font-name="Tahoma" fo:color="#A6E22E" fo:font-size="12pt" style:font-size-asian="12pt" style:font-size-complex="12pt"/>
    </style:style>
    <style:style style:name="T1884" style:parent-style-name="SourceText" style:family="text">
      <style:text-properties style:font-name="Tahoma" fo:color="#FF4689" fo:font-size="12pt" style:font-size-asian="12pt" style:font-size-complex="12pt"/>
    </style:style>
    <style:style style:name="T1885" style:parent-style-name="SourceText" style:family="text">
      <style:text-properties style:font-name="Tahoma" fo:color="#F8F8F2" fo:font-size="12pt" style:font-size-asian="12pt" style:font-size-complex="12pt"/>
    </style:style>
    <style:style style:name="T1886" style:parent-style-name="SourceText" style:family="text">
      <style:text-properties style:font-name="Tahoma" fo:color="#A6E22E" fo:font-size="12pt" style:font-size-asian="12pt" style:font-size-complex="12pt"/>
    </style:style>
    <style:style style:name="T1887" style:parent-style-name="SourceText" style:family="text">
      <style:text-properties style:font-name="Tahoma" fo:color="#F8F8F2" fo:font-size="12pt" style:font-size-asian="12pt" style:font-size-complex="12pt"/>
    </style:style>
    <style:style style:name="T1888" style:parent-style-name="SourceText" style:family="text">
      <style:text-properties style:font-name="Tahoma" fo:color="#A6E22E" fo:font-size="12pt" style:font-size-asian="12pt" style:font-size-complex="12pt"/>
    </style:style>
    <style:style style:name="T1889" style:parent-style-name="SourceText" style:family="text">
      <style:text-properties style:font-name="Tahoma" fo:color="#FF4689" fo:font-size="12pt" style:font-size-asian="12pt" style:font-size-complex="12pt"/>
    </style:style>
    <style:style style:name="T1890" style:parent-style-name="SourceText" style:family="text">
      <style:text-properties style:font-name="Tahoma" fo:color="#A6E22E" fo:font-size="12pt" style:font-size-asian="12pt" style:font-size-complex="12pt"/>
    </style:style>
    <style:style style:name="T1891" style:parent-style-name="SourceText" style:family="text">
      <style:text-properties style:font-name="Tahoma" fo:color="#FF4689" fo:font-size="12pt" style:font-size-asian="12pt" style:font-size-complex="12pt"/>
    </style:style>
    <style:style style:name="T1892" style:parent-style-name="SourceText" style:family="text">
      <style:text-properties style:font-name="Tahoma" fo:color="#F8F8F2" fo:font-size="12pt" style:font-size-asian="12pt" style:font-size-complex="12pt"/>
    </style:style>
    <style:style style:name="T1893" style:parent-style-name="SourceText" style:family="text">
      <style:text-properties style:font-name="Tahoma" fo:color="#A6E22E" fo:font-size="12pt" style:font-size-asian="12pt" style:font-size-complex="12pt"/>
    </style:style>
    <style:style style:name="T1894" style:parent-style-name="SourceText" style:family="text">
      <style:text-properties style:font-name="Tahoma" fo:color="#F8F8F2" fo:font-size="12pt" style:font-size-asian="12pt" style:font-size-complex="12pt"/>
    </style:style>
    <style:style style:name="P1895" style:parent-style-name="PreformattedText" style:family="paragraph">
      <style:paragraph-properties fo:background-color="#272822">
        <style:background-fill draw:fill="solid" draw:fill-color="#272822"/>
      </style:paragraph-properties>
    </style:style>
    <style:style style:name="T1896" style:parent-style-name="SourceText" style:family="text">
      <style:text-properties style:font-name="Tahoma" fo:color="#F8F8F2" fo:font-size="12pt" style:font-size-asian="12pt" style:font-size-complex="12pt"/>
    </style:style>
    <style:style style:name="T1897" style:parent-style-name="SourceText" style:family="text">
      <style:text-properties style:font-name="Tahoma" fo:color="#FF4689" fo:font-size="12pt" style:font-size-asian="12pt" style:font-size-complex="12pt"/>
    </style:style>
    <style:style style:name="T1898" style:parent-style-name="SourceText" style:family="text">
      <style:text-properties style:font-name="Tahoma" fo:color="#ED007E" fo:font-size="12pt" style:font-size-asian="12pt" style:font-size-complex="12pt" fo:background-color="#1E0010"/>
    </style:style>
    <style:style style:name="P1899" style:parent-style-name="PreformattedText" style:family="paragraph">
      <style:paragraph-properties fo:background-color="#272822">
        <style:background-fill draw:fill="solid" draw:fill-color="#272822"/>
      </style:paragraph-properties>
    </style:style>
    <style:style style:name="T1900" style:parent-style-name="SourceText" style:family="text">
      <style:text-properties style:font-name="Tahoma" fo:color="#FF4689" fo:font-size="12pt" style:font-size-asian="12pt" style:font-size-complex="12pt"/>
    </style:style>
    <style:style style:name="T1901" style:parent-style-name="SourceText" style:family="text">
      <style:text-properties style:font-name="Tahoma" fo:color="#ED007E" fo:font-size="12pt" style:font-size-asian="12pt" style:font-size-complex="12pt" fo:background-color="#1E0010"/>
    </style:style>
    <style:style style:name="P1902" style:parent-style-name="PreformattedText" style:family="paragraph">
      <style:paragraph-properties fo:background-color="#272822">
        <style:background-fill draw:fill="solid" draw:fill-color="#272822"/>
      </style:paragraph-properties>
    </style:style>
    <style:style style:name="T1903" style:parent-style-name="SourceText" style:family="text">
      <style:text-properties style:font-name="Tahoma" fo:color="#FF4689" fo:font-size="12pt" style:font-size-asian="12pt" style:font-size-complex="12pt"/>
    </style:style>
    <style:style style:name="T1904" style:parent-style-name="SourceText" style:family="text">
      <style:text-properties style:font-name="Tahoma" fo:color="#A6E22E" fo:font-size="12pt" style:font-size-asian="12pt" style:font-size-complex="12pt"/>
    </style:style>
    <style:style style:name="T1905" style:parent-style-name="SourceText" style:family="text">
      <style:text-properties style:font-name="Tahoma" fo:color="#FF4689" fo:font-size="12pt" style:font-size-asian="12pt" style:font-size-complex="12pt"/>
    </style:style>
    <style:style style:name="P1906" style:parent-style-name="PreformattedText" style:family="paragraph">
      <style:paragraph-properties fo:background-color="#272822">
        <style:background-fill draw:fill="solid" draw:fill-color="#272822"/>
      </style:paragraph-properties>
    </style:style>
    <style:style style:name="T1907" style:parent-style-name="SourceText" style:family="text">
      <style:text-properties style:font-name="Tahoma" fo:color="#F8F8F2" fo:font-size="12pt" style:font-size-asian="12pt" style:font-size-complex="12pt"/>
    </style:style>
    <style:style style:name="T1908" style:parent-style-name="SourceText" style:family="text">
      <style:text-properties style:font-name="Tahoma" fo:color="#FF4689" fo:font-size="12pt" style:font-size-asian="12pt" style:font-size-complex="12pt"/>
    </style:style>
    <style:style style:name="T1909" style:parent-style-name="SourceText" style:family="text">
      <style:text-properties style:font-name="Tahoma" fo:color="#A6E22E" fo:font-size="12pt" style:font-size-asian="12pt" style:font-size-complex="12pt"/>
    </style:style>
    <style:style style:name="T1910" style:parent-style-name="SourceText" style:family="text">
      <style:text-properties style:font-name="Tahoma" fo:color="#FF4689" fo:font-size="12pt" style:font-size-asian="12pt" style:font-size-complex="12pt"/>
    </style:style>
    <style:style style:name="T1911" style:parent-style-name="SourceText" style:family="text">
      <style:text-properties style:font-name="Tahoma" fo:color="#A6E22E" fo:font-size="12pt" style:font-size-asian="12pt" style:font-size-complex="12pt"/>
    </style:style>
    <style:style style:name="T1912" style:parent-style-name="SourceText" style:family="text">
      <style:text-properties style:font-name="Tahoma" fo:color="#F8F8F2" fo:font-size="12pt" style:font-size-asian="12pt" style:font-size-complex="12pt"/>
    </style:style>
    <style:style style:name="T1913" style:parent-style-name="SourceText" style:family="text">
      <style:text-properties style:font-name="Tahoma" fo:color="#A6E22E" fo:font-size="12pt" style:font-size-asian="12pt" style:font-size-complex="12pt"/>
    </style:style>
    <style:style style:name="T1914" style:parent-style-name="SourceText" style:family="text">
      <style:text-properties style:font-name="Tahoma" fo:color="#FF4689" fo:font-size="12pt" style:font-size-asian="12pt" style:font-size-complex="12pt"/>
    </style:style>
    <style:style style:name="T1915" style:parent-style-name="SourceText" style:family="text">
      <style:text-properties style:font-name="Tahoma" fo:color="#ED007E" fo:font-size="12pt" style:font-size-asian="12pt" style:font-size-complex="12pt" fo:background-color="#1E0010"/>
    </style:style>
    <style:style style:name="P1916" style:parent-style-name="PreformattedText" style:family="paragraph">
      <style:paragraph-properties fo:background-color="#272822">
        <style:background-fill draw:fill="solid" draw:fill-color="#272822"/>
      </style:paragraph-properties>
    </style:style>
    <style:style style:name="T1917" style:parent-style-name="SourceText" style:family="text">
      <style:text-properties style:font-name="Tahoma" fo:color="#F8F8F2" fo:font-size="12pt" style:font-size-asian="12pt" style:font-size-complex="12pt"/>
    </style:style>
    <style:style style:name="T1918" style:parent-style-name="SourceText" style:family="text">
      <style:text-properties style:font-name="Tahoma" fo:color="#FF4689" fo:font-size="12pt" style:font-size-asian="12pt" style:font-size-complex="12pt"/>
    </style:style>
    <style:style style:name="T1919" style:parent-style-name="SourceText" style:family="text">
      <style:text-properties style:font-name="Tahoma" fo:color="#A6E22E" fo:font-size="12pt" style:font-size-asian="12pt" style:font-size-complex="12pt"/>
    </style:style>
    <style:style style:name="T1920" style:parent-style-name="SourceText" style:family="text">
      <style:text-properties style:font-name="Tahoma" fo:color="#F8F8F2" fo:font-size="12pt" style:font-size-asian="12pt" style:font-size-complex="12pt"/>
    </style:style>
    <style:style style:name="T1921" style:parent-style-name="SourceText" style:family="text">
      <style:text-properties style:font-name="Tahoma" fo:color="#A6E22E" fo:font-size="12pt" style:font-size-asian="12pt" style:font-size-complex="12pt"/>
    </style:style>
    <style:style style:name="T1922" style:parent-style-name="SourceText" style:family="text">
      <style:text-properties style:font-name="Tahoma" fo:color="#FF4689" fo:font-size="12pt" style:font-size-asian="12pt" style:font-size-complex="12pt"/>
    </style:style>
    <style:style style:name="T1923" style:parent-style-name="SourceText" style:family="text">
      <style:text-properties style:font-name="Tahoma" fo:color="#E6DB74" fo:font-size="12pt" style:font-size-asian="12pt" style:font-size-complex="12pt"/>
    </style:style>
    <style:style style:name="T1924" style:parent-style-name="SourceText" style:family="text">
      <style:text-properties style:font-name="Tahoma" fo:color="#FF4689" fo:font-size="12pt" style:font-size-asian="12pt" style:font-size-complex="12pt"/>
    </style:style>
    <style:style style:name="T1925" style:parent-style-name="SourceText" style:family="text">
      <style:text-properties style:font-name="Tahoma" fo:color="#A6E22E" fo:font-size="12pt" style:font-size-asian="12pt" style:font-size-complex="12pt"/>
    </style:style>
    <style:style style:name="T1926" style:parent-style-name="SourceText" style:family="text">
      <style:text-properties style:font-name="Tahoma" fo:color="#F8F8F2" fo:font-size="12pt" style:font-size-asian="12pt" style:font-size-complex="12pt"/>
    </style:style>
    <style:style style:name="T1927" style:parent-style-name="SourceText" style:family="text">
      <style:text-properties style:font-name="Tahoma" fo:color="#A6E22E" fo:font-size="12pt" style:font-size-asian="12pt" style:font-size-complex="12pt"/>
    </style:style>
    <style:style style:name="T1928" style:parent-style-name="SourceText" style:family="text">
      <style:text-properties style:font-name="Tahoma" fo:color="#F8F8F2" fo:font-size="12pt" style:font-size-asian="12pt" style:font-size-complex="12pt"/>
    </style:style>
    <style:style style:name="T1929" style:parent-style-name="SourceText" style:family="text">
      <style:text-properties style:font-name="Tahoma" fo:color="#A6E22E" fo:font-size="12pt" style:font-size-asian="12pt" style:font-size-complex="12pt"/>
    </style:style>
    <style:style style:name="T1930" style:parent-style-name="SourceText" style:family="text">
      <style:text-properties style:font-name="Tahoma" fo:color="#FF4689" fo:font-size="12pt" style:font-size-asian="12pt" style:font-size-complex="12pt"/>
    </style:style>
    <style:style style:name="T1931" style:parent-style-name="SourceText" style:family="text">
      <style:text-properties style:font-name="Tahoma" fo:color="#ED007E" fo:font-size="12pt" style:font-size-asian="12pt" style:font-size-complex="12pt" fo:background-color="#1E0010"/>
    </style:style>
    <style:style style:name="P1932" style:parent-style-name="PreformattedText" style:family="paragraph">
      <style:paragraph-properties fo:background-color="#272822">
        <style:background-fill draw:fill="solid" draw:fill-color="#272822"/>
      </style:paragraph-properties>
    </style:style>
    <style:style style:name="T1933" style:parent-style-name="SourceText" style:family="text">
      <style:text-properties style:font-name="Tahoma" fo:color="#F8F8F2" fo:font-size="12pt" style:font-size-asian="12pt" style:font-size-complex="12pt"/>
    </style:style>
    <style:style style:name="T1934" style:parent-style-name="SourceText" style:family="text">
      <style:text-properties style:font-name="Tahoma" fo:color="#FF4689" fo:font-size="12pt" style:font-size-asian="12pt" style:font-size-complex="12pt"/>
    </style:style>
    <style:style style:name="T1935" style:parent-style-name="SourceText" style:family="text">
      <style:text-properties style:font-name="Tahoma" fo:color="#A6E22E" fo:font-size="12pt" style:font-size-asian="12pt" style:font-size-complex="12pt"/>
    </style:style>
    <style:style style:name="T1936" style:parent-style-name="SourceText" style:family="text">
      <style:text-properties style:font-name="Tahoma" fo:color="#F8F8F2" fo:font-size="12pt" style:font-size-asian="12pt" style:font-size-complex="12pt"/>
    </style:style>
    <style:style style:name="T1937" style:parent-style-name="SourceText" style:family="text">
      <style:text-properties style:font-name="Tahoma" fo:color="#A6E22E" fo:font-size="12pt" style:font-size-asian="12pt" style:font-size-complex="12pt"/>
    </style:style>
    <style:style style:name="T1938" style:parent-style-name="SourceText" style:family="text">
      <style:text-properties style:font-name="Tahoma" fo:color="#FF4689" fo:font-size="12pt" style:font-size-asian="12pt" style:font-size-complex="12pt"/>
    </style:style>
    <style:style style:name="T1939" style:parent-style-name="SourceText" style:family="text">
      <style:text-properties style:font-name="Tahoma" fo:color="#E6DB74" fo:font-size="12pt" style:font-size-asian="12pt" style:font-size-complex="12pt"/>
    </style:style>
    <style:style style:name="T1940" style:parent-style-name="SourceText" style:family="text">
      <style:text-properties style:font-name="Tahoma" fo:color="#FF4689" fo:font-size="12pt" style:font-size-asian="12pt" style:font-size-complex="12pt"/>
    </style:style>
    <style:style style:name="T1941" style:parent-style-name="SourceText" style:family="text">
      <style:text-properties style:font-name="Tahoma" fo:color="#A6E22E" fo:font-size="12pt" style:font-size-asian="12pt" style:font-size-complex="12pt"/>
    </style:style>
    <style:style style:name="T1942" style:parent-style-name="SourceText" style:family="text">
      <style:text-properties style:font-name="Tahoma" fo:color="#F8F8F2" fo:font-size="12pt" style:font-size-asian="12pt" style:font-size-complex="12pt"/>
    </style:style>
    <style:style style:name="T1943" style:parent-style-name="SourceText" style:family="text">
      <style:text-properties style:font-name="Tahoma" fo:color="#A6E22E" fo:font-size="12pt" style:font-size-asian="12pt" style:font-size-complex="12pt"/>
    </style:style>
    <style:style style:name="T1944" style:parent-style-name="SourceText" style:family="text">
      <style:text-properties style:font-name="Tahoma" fo:color="#F8F8F2" fo:font-size="12pt" style:font-size-asian="12pt" style:font-size-complex="12pt"/>
    </style:style>
    <style:style style:name="T1945" style:parent-style-name="SourceText" style:family="text">
      <style:text-properties style:font-name="Tahoma" fo:color="#A6E22E" fo:font-size="12pt" style:font-size-asian="12pt" style:font-size-complex="12pt"/>
    </style:style>
    <style:style style:name="T1946" style:parent-style-name="SourceText" style:family="text">
      <style:text-properties style:font-name="Tahoma" fo:color="#F8F8F2" fo:font-size="12pt" style:font-size-asian="12pt" style:font-size-complex="12pt"/>
    </style:style>
    <style:style style:name="T1947" style:parent-style-name="SourceText" style:family="text">
      <style:text-properties style:font-name="Tahoma" fo:color="#A6E22E" fo:font-size="12pt" style:font-size-asian="12pt" style:font-size-complex="12pt"/>
    </style:style>
    <style:style style:name="T1948" style:parent-style-name="SourceText" style:family="text">
      <style:text-properties style:font-name="Tahoma" fo:color="#F8F8F2" fo:font-size="12pt" style:font-size-asian="12pt" style:font-size-complex="12pt"/>
    </style:style>
    <style:style style:name="T1949" style:parent-style-name="SourceText" style:family="text">
      <style:text-properties style:font-name="Tahoma" fo:color="#A6E22E" fo:font-size="12pt" style:font-size-asian="12pt" style:font-size-complex="12pt"/>
    </style:style>
    <style:style style:name="T1950" style:parent-style-name="SourceText" style:family="text">
      <style:text-properties style:font-name="Tahoma" fo:color="#FF4689" fo:font-size="12pt" style:font-size-asian="12pt" style:font-size-complex="12pt"/>
    </style:style>
    <style:style style:name="T1951" style:parent-style-name="SourceText" style:family="text">
      <style:text-properties style:font-name="Tahoma" fo:color="#ED007E" fo:font-size="12pt" style:font-size-asian="12pt" style:font-size-complex="12pt" fo:background-color="#1E0010"/>
    </style:style>
    <style:style style:name="P1952" style:parent-style-name="PreformattedText" style:family="paragraph">
      <style:paragraph-properties fo:background-color="#272822">
        <style:background-fill draw:fill="solid" draw:fill-color="#272822"/>
      </style:paragraph-properties>
    </style:style>
    <style:style style:name="T1953" style:parent-style-name="SourceText" style:family="text">
      <style:text-properties style:font-name="Tahoma" fo:color="#F8F8F2" fo:font-size="12pt" style:font-size-asian="12pt" style:font-size-complex="12pt"/>
    </style:style>
    <style:style style:name="T1954" style:parent-style-name="SourceText" style:family="text">
      <style:text-properties style:font-name="Tahoma" fo:color="#FF4689" fo:font-size="12pt" style:font-size-asian="12pt" style:font-size-complex="12pt"/>
    </style:style>
    <style:style style:name="T1955" style:parent-style-name="SourceText" style:family="text">
      <style:text-properties style:font-name="Tahoma" fo:color="#A6E22E" fo:font-size="12pt" style:font-size-asian="12pt" style:font-size-complex="12pt"/>
    </style:style>
    <style:style style:name="T1956" style:parent-style-name="SourceText" style:family="text">
      <style:text-properties style:font-name="Tahoma" fo:color="#F8F8F2" fo:font-size="12pt" style:font-size-asian="12pt" style:font-size-complex="12pt"/>
    </style:style>
    <style:style style:name="T1957" style:parent-style-name="SourceText" style:family="text">
      <style:text-properties style:font-name="Tahoma" fo:color="#A6E22E" fo:font-size="12pt" style:font-size-asian="12pt" style:font-size-complex="12pt"/>
    </style:style>
    <style:style style:name="T1958" style:parent-style-name="SourceText" style:family="text">
      <style:text-properties style:font-name="Tahoma" fo:color="#FF4689" fo:font-size="12pt" style:font-size-asian="12pt" style:font-size-complex="12pt"/>
    </style:style>
    <style:style style:name="T1959" style:parent-style-name="SourceText" style:family="text">
      <style:text-properties style:font-name="Tahoma" fo:color="#E6DB74" fo:font-size="12pt" style:font-size-asian="12pt" style:font-size-complex="12pt"/>
    </style:style>
    <style:style style:name="T1960" style:parent-style-name="SourceText" style:family="text">
      <style:text-properties style:font-name="Tahoma" fo:color="#FF4689" fo:font-size="12pt" style:font-size-asian="12pt" style:font-size-complex="12pt"/>
    </style:style>
    <style:style style:name="T1961" style:parent-style-name="SourceText" style:family="text">
      <style:text-properties style:font-name="Tahoma" fo:color="#A6E22E" fo:font-size="12pt" style:font-size-asian="12pt" style:font-size-complex="12pt"/>
    </style:style>
    <style:style style:name="T1962" style:parent-style-name="SourceText" style:family="text">
      <style:text-properties style:font-name="Tahoma" fo:color="#F8F8F2" fo:font-size="12pt" style:font-size-asian="12pt" style:font-size-complex="12pt"/>
    </style:style>
    <style:style style:name="T1963" style:parent-style-name="SourceText" style:family="text">
      <style:text-properties style:font-name="Tahoma" fo:color="#A6E22E" fo:font-size="12pt" style:font-size-asian="12pt" style:font-size-complex="12pt"/>
    </style:style>
    <style:style style:name="T1964" style:parent-style-name="SourceText" style:family="text">
      <style:text-properties style:font-name="Tahoma" fo:color="#F8F8F2" fo:font-size="12pt" style:font-size-asian="12pt" style:font-size-complex="12pt"/>
    </style:style>
    <style:style style:name="T1965" style:parent-style-name="SourceText" style:family="text">
      <style:text-properties style:font-name="Tahoma" fo:color="#A6E22E" fo:font-size="12pt" style:font-size-asian="12pt" style:font-size-complex="12pt"/>
    </style:style>
    <style:style style:name="T1966" style:parent-style-name="SourceText" style:family="text">
      <style:text-properties style:font-name="Tahoma" fo:color="#FF4689" fo:font-size="12pt" style:font-size-asian="12pt" style:font-size-complex="12pt"/>
    </style:style>
    <style:style style:name="T1967" style:parent-style-name="SourceText" style:family="text">
      <style:text-properties style:font-name="Tahoma" fo:color="#ED007E" fo:font-size="12pt" style:font-size-asian="12pt" style:font-size-complex="12pt" fo:background-color="#1E0010"/>
    </style:style>
    <style:style style:name="P1968" style:parent-style-name="PreformattedText" style:family="paragraph">
      <style:paragraph-properties fo:background-color="#272822">
        <style:background-fill draw:fill="solid" draw:fill-color="#272822"/>
      </style:paragraph-properties>
    </style:style>
    <style:style style:name="T1969" style:parent-style-name="SourceText" style:family="text">
      <style:text-properties style:font-name="Tahoma" fo:color="#F8F8F2" fo:font-size="12pt" style:font-size-asian="12pt" style:font-size-complex="12pt"/>
    </style:style>
    <style:style style:name="T1970" style:parent-style-name="SourceText" style:family="text">
      <style:text-properties style:font-name="Tahoma" fo:color="#FF4689" fo:font-size="12pt" style:font-size-asian="12pt" style:font-size-complex="12pt"/>
    </style:style>
    <style:style style:name="T1971" style:parent-style-name="SourceText" style:family="text">
      <style:text-properties style:font-name="Tahoma" fo:color="#A6E22E" fo:font-size="12pt" style:font-size-asian="12pt" style:font-size-complex="12pt"/>
    </style:style>
    <style:style style:name="T1972" style:parent-style-name="SourceText" style:family="text">
      <style:text-properties style:font-name="Tahoma" fo:color="#F8F8F2" fo:font-size="12pt" style:font-size-asian="12pt" style:font-size-complex="12pt"/>
    </style:style>
    <style:style style:name="T1973" style:parent-style-name="SourceText" style:family="text">
      <style:text-properties style:font-name="Tahoma" fo:color="#A6E22E" fo:font-size="12pt" style:font-size-asian="12pt" style:font-size-complex="12pt"/>
    </style:style>
    <style:style style:name="T1974" style:parent-style-name="SourceText" style:family="text">
      <style:text-properties style:font-name="Tahoma" fo:color="#FF4689" fo:font-size="12pt" style:font-size-asian="12pt" style:font-size-complex="12pt"/>
    </style:style>
    <style:style style:name="T1975" style:parent-style-name="SourceText" style:family="text">
      <style:text-properties style:font-name="Tahoma" fo:color="#E6DB74" fo:font-size="12pt" style:font-size-asian="12pt" style:font-size-complex="12pt"/>
    </style:style>
    <style:style style:name="T1976" style:parent-style-name="SourceText" style:family="text">
      <style:text-properties style:font-name="Tahoma" fo:color="#FF4689" fo:font-size="12pt" style:font-size-asian="12pt" style:font-size-complex="12pt"/>
    </style:style>
    <style:style style:name="T1977" style:parent-style-name="SourceText" style:family="text">
      <style:text-properties style:font-name="Tahoma" fo:color="#A6E22E" fo:font-size="12pt" style:font-size-asian="12pt" style:font-size-complex="12pt"/>
    </style:style>
    <style:style style:name="T1978" style:parent-style-name="SourceText" style:family="text">
      <style:text-properties style:font-name="Tahoma" fo:color="#F8F8F2" fo:font-size="12pt" style:font-size-asian="12pt" style:font-size-complex="12pt"/>
    </style:style>
    <style:style style:name="T1979" style:parent-style-name="SourceText" style:family="text">
      <style:text-properties style:font-name="Tahoma" fo:color="#A6E22E" fo:font-size="12pt" style:font-size-asian="12pt" style:font-size-complex="12pt"/>
    </style:style>
    <style:style style:name="T1980" style:parent-style-name="SourceText" style:family="text">
      <style:text-properties style:font-name="Tahoma" fo:color="#F8F8F2" fo:font-size="12pt" style:font-size-asian="12pt" style:font-size-complex="12pt"/>
    </style:style>
    <style:style style:name="T1981" style:parent-style-name="SourceText" style:family="text">
      <style:text-properties style:font-name="Tahoma" fo:color="#FF4689" fo:font-size="12pt" style:font-size-asian="12pt" style:font-size-complex="12pt"/>
    </style:style>
    <style:style style:name="T1982" style:parent-style-name="SourceText" style:family="text">
      <style:text-properties style:font-name="Tahoma" fo:color="#ED007E" fo:font-size="12pt" style:font-size-asian="12pt" style:font-size-complex="12pt" fo:background-color="#1E0010"/>
    </style:style>
    <style:style style:name="P1983"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984" style:parent-style-name="PreformattedText" style:family="paragraph">
      <style:paragraph-properties fo:background-color="#272822">
        <style:background-fill draw:fill="solid" draw:fill-color="#272822"/>
      </style:paragraph-properties>
    </style:style>
    <style:style style:name="T1985" style:parent-style-name="SourceText" style:family="text">
      <style:text-properties style:font-name="Tahoma" fo:color="#F8F8F2" fo:font-size="12pt" style:font-size-asian="12pt" style:font-size-complex="12pt"/>
    </style:style>
    <style:style style:name="T1986" style:parent-style-name="SourceText" style:family="text">
      <style:text-properties style:font-name="Tahoma" fo:color="#FF4689" fo:font-size="12pt" style:font-size-asian="12pt" style:font-size-complex="12pt"/>
    </style:style>
    <style:style style:name="T1987" style:parent-style-name="SourceText" style:family="text">
      <style:text-properties style:font-name="Tahoma" fo:color="#A6E22E" fo:font-size="12pt" style:font-size-asian="12pt" style:font-size-complex="12pt"/>
    </style:style>
    <style:style style:name="T1988" style:parent-style-name="SourceText" style:family="text">
      <style:text-properties style:font-name="Tahoma" fo:color="#FF4689" fo:font-size="12pt" style:font-size-asian="12pt" style:font-size-complex="12pt"/>
    </style:style>
    <style:style style:name="P1989" style:parent-style-name="PreformattedText" style:family="paragraph">
      <style:paragraph-properties fo:background-color="#272822">
        <style:background-fill draw:fill="solid" draw:fill-color="#272822"/>
      </style:paragraph-properties>
    </style:style>
    <style:style style:name="T1990" style:parent-style-name="SourceText" style:family="text">
      <style:text-properties style:font-name="Tahoma" fo:color="#F8F8F2" fo:font-size="12pt" style:font-size-asian="12pt" style:font-size-complex="12pt"/>
    </style:style>
    <style:style style:name="T1991" style:parent-style-name="SourceText" style:family="text">
      <style:text-properties style:font-name="Tahoma" fo:color="#66D9EF" fo:font-size="12pt" style:font-size-asian="12pt" style:font-size-complex="12pt"/>
    </style:style>
    <style:style style:name="T1992" style:parent-style-name="SourceText" style:family="text">
      <style:text-properties style:font-name="Tahoma" fo:color="#F8F8F2" fo:font-size="12pt" style:font-size-asian="12pt" style:font-size-complex="12pt"/>
    </style:style>
    <style:style style:name="T1993" style:parent-style-name="SourceText" style:family="text">
      <style:text-properties style:font-name="Tahoma" fo:color="#A6E22E" fo:font-size="12pt" style:font-size-asian="12pt" style:font-size-complex="12pt"/>
    </style:style>
    <style:style style:name="T1994" style:parent-style-name="SourceText" style:family="text">
      <style:text-properties style:font-name="Tahoma" fo:color="#F8F8F2" fo:font-size="12pt" style:font-size-asian="12pt" style:font-size-complex="12pt"/>
    </style:style>
    <style:style style:name="P1995"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1996" style:parent-style-name="PreformattedText" style:family="paragraph">
      <style:paragraph-properties fo:background-color="#272822">
        <style:background-fill draw:fill="solid" draw:fill-color="#272822"/>
      </style:paragraph-properties>
    </style:style>
    <style:style style:name="T1997" style:parent-style-name="SourceText" style:family="text">
      <style:text-properties style:font-name="Tahoma" fo:color="#F8F8F2" fo:font-size="12pt" style:font-size-asian="12pt" style:font-size-complex="12pt"/>
    </style:style>
    <style:style style:name="T1998" style:parent-style-name="SourceText" style:family="text">
      <style:text-properties style:font-name="Tahoma" fo:color="#959077" fo:font-size="12pt" style:font-size-asian="12pt" style:font-size-complex="12pt"/>
    </style:style>
    <style:style style:name="P1999" style:parent-style-name="PreformattedText" style:family="paragraph">
      <style:paragraph-properties fo:background-color="#272822">
        <style:background-fill draw:fill="solid" draw:fill-color="#272822"/>
      </style:paragraph-properties>
    </style:style>
    <style:style style:name="T2000" style:parent-style-name="SourceText" style:family="text">
      <style:text-properties style:font-name="Tahoma" fo:color="#F8F8F2" fo:font-size="12pt" style:font-size-asian="12pt" style:font-size-complex="12pt"/>
    </style:style>
    <style:style style:name="T2001" style:parent-style-name="SourceText" style:family="text">
      <style:text-properties style:font-name="Tahoma" fo:color="#A6E22E" fo:font-size="12pt" style:font-size-asian="12pt" style:font-size-complex="12pt"/>
    </style:style>
    <style:style style:name="T2002" style:parent-style-name="SourceText" style:family="text">
      <style:text-properties style:font-name="Tahoma" fo:color="#F8F8F2" fo:font-size="12pt" style:font-size-asian="12pt" style:font-size-complex="12pt"/>
    </style:style>
    <style:style style:name="T2003" style:parent-style-name="SourceText" style:family="text">
      <style:text-properties style:font-name="Tahoma" fo:color="#E6DB74" fo:font-size="12pt" style:font-size-asian="12pt" style:font-size-complex="12pt"/>
    </style:style>
    <style:style style:name="T2004" style:parent-style-name="SourceText" style:family="text">
      <style:text-properties style:font-name="Tahoma" fo:color="#F8F8F2" fo:font-size="12pt" style:font-size-asian="12pt" style:font-size-complex="12pt"/>
    </style:style>
    <style:style style:name="T2005" style:parent-style-name="SourceText" style:family="text">
      <style:text-properties style:font-name="Tahoma" fo:color="#A6E22E" fo:font-size="12pt" style:font-size-asian="12pt" style:font-size-complex="12pt"/>
    </style:style>
    <style:style style:name="T2006" style:parent-style-name="SourceText" style:family="text">
      <style:text-properties style:font-name="Tahoma" fo:color="#F8F8F2" fo:font-size="12pt" style:font-size-asian="12pt" style:font-size-complex="12pt"/>
    </style:style>
    <style:style style:name="T2007" style:parent-style-name="SourceText" style:family="text">
      <style:text-properties style:font-name="Tahoma" fo:color="#E6DB74" fo:font-size="12pt" style:font-size-asian="12pt" style:font-size-complex="12pt"/>
    </style:style>
    <style:style style:name="T2008" style:parent-style-name="SourceText" style:family="text">
      <style:text-properties style:font-name="Tahoma" fo:color="#F8F8F2" fo:font-size="12pt" style:font-size-asian="12pt" style:font-size-complex="12pt"/>
    </style:style>
    <style:style style:name="P2009" style:parent-style-name="PreformattedText" style:family="paragraph">
      <style:paragraph-properties fo:background-color="#272822">
        <style:background-fill draw:fill="solid" draw:fill-color="#272822"/>
      </style:paragraph-properties>
    </style:style>
    <style:style style:name="T2010" style:parent-style-name="SourceText" style:family="text">
      <style:text-properties style:font-name="Tahoma" fo:color="#F8F8F2" fo:font-size="12pt" style:font-size-asian="12pt" style:font-size-complex="12pt"/>
    </style:style>
    <style:style style:name="T2011" style:parent-style-name="SourceText" style:family="text">
      <style:text-properties style:font-name="Tahoma" fo:color="#A6E22E" fo:font-size="12pt" style:font-size-asian="12pt" style:font-size-complex="12pt"/>
    </style:style>
    <style:style style:name="T2012" style:parent-style-name="SourceText" style:family="text">
      <style:text-properties style:font-name="Tahoma" fo:color="#F8F8F2" fo:font-size="12pt" style:font-size-asian="12pt" style:font-size-complex="12pt"/>
    </style:style>
    <style:style style:name="T2013" style:parent-style-name="SourceText" style:family="text">
      <style:text-properties style:font-name="Tahoma" fo:color="#FF4689" fo:font-size="12pt" style:font-size-asian="12pt" style:font-size-complex="12pt"/>
    </style:style>
    <style:style style:name="T2014" style:parent-style-name="SourceText" style:family="text">
      <style:text-properties style:font-name="Tahoma" fo:color="#F8F8F2" fo:font-size="12pt" style:font-size-asian="12pt" style:font-size-complex="12pt"/>
    </style:style>
    <style:style style:name="T2015" style:parent-style-name="SourceText" style:family="text">
      <style:text-properties style:font-name="Tahoma" fo:color="#A6E22E" fo:font-size="12pt" style:font-size-asian="12pt" style:font-size-complex="12pt"/>
    </style:style>
    <style:style style:name="T2016" style:parent-style-name="SourceText" style:family="text">
      <style:text-properties style:font-name="Tahoma" fo:color="#F8F8F2" fo:font-size="12pt" style:font-size-asian="12pt" style:font-size-complex="12pt"/>
    </style:style>
    <style:style style:name="P2017" style:parent-style-name="PreformattedText" style:family="paragraph">
      <style:paragraph-properties fo:background-color="#272822">
        <style:background-fill draw:fill="solid" draw:fill-color="#272822"/>
      </style:paragraph-properties>
    </style:style>
    <style:style style:name="T2018" style:parent-style-name="SourceText" style:family="text">
      <style:text-properties style:font-name="Tahoma" fo:color="#F8F8F2" fo:font-size="12pt" style:font-size-asian="12pt" style:font-size-complex="12pt"/>
    </style:style>
    <style:style style:name="T2019" style:parent-style-name="SourceText" style:family="text">
      <style:text-properties style:font-name="Tahoma" fo:color="#E6DB74" fo:font-size="12pt" style:font-size-asian="12pt" style:font-size-complex="12pt"/>
    </style:style>
    <style:style style:name="T2020" style:parent-style-name="SourceText" style:family="text">
      <style:text-properties style:font-name="Tahoma" fo:color="#F8F8F2" fo:font-size="12pt" style:font-size-asian="12pt" style:font-size-complex="12pt"/>
    </style:style>
    <style:style style:name="P2021" style:parent-style-name="PreformattedText" style:family="paragraph">
      <style:paragraph-properties fo:background-color="#272822">
        <style:background-fill draw:fill="solid" draw:fill-color="#272822"/>
      </style:paragraph-properties>
    </style:style>
    <style:style style:name="T2022" style:parent-style-name="SourceText" style:family="text">
      <style:text-properties style:font-name="Tahoma" fo:color="#F8F8F2" fo:font-size="12pt" style:font-size-asian="12pt" style:font-size-complex="12pt"/>
    </style:style>
    <style:style style:name="T2023" style:parent-style-name="SourceText" style:family="text">
      <style:text-properties style:font-name="Tahoma" fo:color="#E6DB74" fo:font-size="12pt" style:font-size-asian="12pt" style:font-size-complex="12pt"/>
    </style:style>
    <style:style style:name="T2024" style:parent-style-name="SourceText" style:family="text">
      <style:text-properties style:font-name="Tahoma" fo:color="#F8F8F2" fo:font-size="12pt" style:font-size-asian="12pt" style:font-size-complex="12pt"/>
    </style:style>
    <style:style style:name="P2025" style:parent-style-name="PreformattedText" style:family="paragraph">
      <style:paragraph-properties fo:background-color="#272822">
        <style:background-fill draw:fill="solid" draw:fill-color="#272822"/>
      </style:paragraph-properties>
    </style:style>
    <style:style style:name="T2026" style:parent-style-name="SourceText" style:family="text">
      <style:text-properties style:font-name="Tahoma" fo:color="#F8F8F2" fo:font-size="12pt" style:font-size-asian="12pt" style:font-size-complex="12pt"/>
    </style:style>
    <style:style style:name="T2027" style:parent-style-name="SourceText" style:family="text">
      <style:text-properties style:font-name="Tahoma" fo:color="#E6DB74" fo:font-size="12pt" style:font-size-asian="12pt" style:font-size-complex="12pt"/>
    </style:style>
    <style:style style:name="P2028" style:parent-style-name="PreformattedText" style:family="paragraph">
      <style:paragraph-properties fo:background-color="#272822">
        <style:background-fill draw:fill="solid" draw:fill-color="#272822"/>
      </style:paragraph-properties>
    </style:style>
    <style:style style:name="T2029" style:parent-style-name="SourceText" style:family="text">
      <style:text-properties style:font-name="Tahoma" fo:color="#F8F8F2" fo:font-size="12pt" style:font-size-asian="12pt" style:font-size-complex="12pt"/>
    </style:style>
    <style:style style:name="P2030"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031" style:parent-style-name="PreformattedText" style:family="paragraph">
      <style:paragraph-properties fo:background-color="#272822">
        <style:background-fill draw:fill="solid" draw:fill-color="#272822"/>
      </style:paragraph-properties>
    </style:style>
    <style:style style:name="T2032" style:parent-style-name="SourceText" style:family="text">
      <style:text-properties style:font-name="Tahoma" fo:color="#F8F8F2" fo:font-size="12pt" style:font-size-asian="12pt" style:font-size-complex="12pt"/>
    </style:style>
    <style:style style:name="T2033" style:parent-style-name="SourceText" style:family="text">
      <style:text-properties style:font-name="Tahoma" fo:color="#959077" fo:font-size="12pt" style:font-size-asian="12pt" style:font-size-complex="12pt"/>
    </style:style>
    <style:style style:name="P2034" style:parent-style-name="PreformattedText" style:family="paragraph">
      <style:paragraph-properties fo:background-color="#272822">
        <style:background-fill draw:fill="solid" draw:fill-color="#272822"/>
      </style:paragraph-properties>
    </style:style>
    <style:style style:name="T2035" style:parent-style-name="SourceText" style:family="text">
      <style:text-properties style:font-name="Tahoma" fo:color="#F8F8F2" fo:font-size="12pt" style:font-size-asian="12pt" style:font-size-complex="12pt"/>
    </style:style>
    <style:style style:name="T2036" style:parent-style-name="SourceText" style:family="text">
      <style:text-properties style:font-name="Tahoma" fo:color="#A6E22E" fo:font-size="12pt" style:font-size-asian="12pt" style:font-size-complex="12pt"/>
    </style:style>
    <style:style style:name="T2037" style:parent-style-name="SourceText" style:family="text">
      <style:text-properties style:font-name="Tahoma" fo:color="#F8F8F2" fo:font-size="12pt" style:font-size-asian="12pt" style:font-size-complex="12pt"/>
    </style:style>
    <style:style style:name="T2038" style:parent-style-name="SourceText" style:family="text">
      <style:text-properties style:font-name="Tahoma" fo:color="#A6E22E" fo:font-size="12pt" style:font-size-asian="12pt" style:font-size-complex="12pt"/>
    </style:style>
    <style:style style:name="T2039" style:parent-style-name="SourceText" style:family="text">
      <style:text-properties style:font-name="Tahoma" fo:color="#F8F8F2" fo:font-size="12pt" style:font-size-asian="12pt" style:font-size-complex="12pt"/>
    </style:style>
    <style:style style:name="T2040" style:parent-style-name="SourceText" style:family="text">
      <style:text-properties style:font-name="Tahoma" fo:color="#FF4689" fo:font-size="12pt" style:font-size-asian="12pt" style:font-size-complex="12pt"/>
    </style:style>
    <style:style style:name="T2041" style:parent-style-name="SourceText" style:family="text">
      <style:text-properties style:font-name="Tahoma" fo:color="#F8F8F2" fo:font-size="12pt" style:font-size-asian="12pt" style:font-size-complex="12pt"/>
    </style:style>
    <style:style style:name="P2042" style:parent-style-name="PreformattedText" style:family="paragraph">
      <style:paragraph-properties fo:background-color="#272822">
        <style:background-fill draw:fill="solid" draw:fill-color="#272822"/>
      </style:paragraph-properties>
    </style:style>
    <style:style style:name="T2043" style:parent-style-name="SourceText" style:family="text">
      <style:text-properties style:font-name="Tahoma" fo:color="#F8F8F2" fo:font-size="12pt" style:font-size-asian="12pt" style:font-size-complex="12pt"/>
    </style:style>
    <style:style style:name="T2044" style:parent-style-name="SourceText" style:family="text">
      <style:text-properties style:font-name="Tahoma" fo:color="#959077" fo:font-size="12pt" style:font-size-asian="12pt" style:font-size-complex="12pt"/>
    </style:style>
    <style:style style:name="P2045" style:parent-style-name="PreformattedText" style:family="paragraph">
      <style:paragraph-properties fo:background-color="#272822">
        <style:background-fill draw:fill="solid" draw:fill-color="#272822"/>
      </style:paragraph-properties>
    </style:style>
    <style:style style:name="T2046" style:parent-style-name="SourceText" style:family="text">
      <style:text-properties style:font-name="Tahoma" fo:color="#F8F8F2" fo:font-size="12pt" style:font-size-asian="12pt" style:font-size-complex="12pt"/>
    </style:style>
    <style:style style:name="T2047" style:parent-style-name="SourceText" style:family="text">
      <style:text-properties style:font-name="Tahoma" fo:color="#A6E22E" fo:font-size="12pt" style:font-size-asian="12pt" style:font-size-complex="12pt"/>
    </style:style>
    <style:style style:name="T2048" style:parent-style-name="SourceText" style:family="text">
      <style:text-properties style:font-name="Tahoma" fo:color="#F8F8F2" fo:font-size="12pt" style:font-size-asian="12pt" style:font-size-complex="12pt"/>
    </style:style>
    <style:style style:name="T2049" style:parent-style-name="SourceText" style:family="text">
      <style:text-properties style:font-name="Tahoma" fo:color="#A6E22E" fo:font-size="12pt" style:font-size-asian="12pt" style:font-size-complex="12pt"/>
    </style:style>
    <style:style style:name="T2050" style:parent-style-name="SourceText" style:family="text">
      <style:text-properties style:font-name="Tahoma" fo:color="#F8F8F2" fo:font-size="12pt" style:font-size-asian="12pt" style:font-size-complex="12pt"/>
    </style:style>
    <style:style style:name="T2051" style:parent-style-name="SourceText" style:family="text">
      <style:text-properties style:font-name="Tahoma" fo:color="#FF4689" fo:font-size="12pt" style:font-size-asian="12pt" style:font-size-complex="12pt"/>
    </style:style>
    <style:style style:name="T2052" style:parent-style-name="SourceText" style:family="text">
      <style:text-properties style:font-name="Tahoma" fo:color="#F8F8F2" fo:font-size="12pt" style:font-size-asian="12pt" style:font-size-complex="12pt"/>
    </style:style>
    <style:style style:name="T2053" style:parent-style-name="SourceText" style:family="text">
      <style:text-properties style:font-name="Tahoma" fo:color="#E6DB74" fo:font-size="12pt" style:font-size-asian="12pt" style:font-size-complex="12pt"/>
    </style:style>
    <style:style style:name="T2054" style:parent-style-name="SourceText" style:family="text">
      <style:text-properties style:font-name="Tahoma" fo:color="#F8F8F2" fo:font-size="12pt" style:font-size-asian="12pt" style:font-size-complex="12pt"/>
    </style:style>
    <style:style style:name="P2055" style:parent-style-name="PreformattedText" style:family="paragraph">
      <style:paragraph-properties fo:background-color="#272822">
        <style:background-fill draw:fill="solid" draw:fill-color="#272822"/>
      </style:paragraph-properties>
    </style:style>
    <style:style style:name="T2056" style:parent-style-name="SourceText" style:family="text">
      <style:text-properties style:font-name="Tahoma" fo:color="#F8F8F2" fo:font-size="12pt" style:font-size-asian="12pt" style:font-size-complex="12pt"/>
    </style:style>
    <style:style style:name="T2057" style:parent-style-name="SourceText" style:family="text">
      <style:text-properties style:font-name="Tahoma" fo:color="#A6E22E" fo:font-size="12pt" style:font-size-asian="12pt" style:font-size-complex="12pt"/>
    </style:style>
    <style:style style:name="T2058" style:parent-style-name="SourceText" style:family="text">
      <style:text-properties style:font-name="Tahoma" fo:color="#F8F8F2" fo:font-size="12pt" style:font-size-asian="12pt" style:font-size-complex="12pt"/>
    </style:style>
    <style:style style:name="T2059" style:parent-style-name="SourceText" style:family="text">
      <style:text-properties style:font-name="Tahoma" fo:color="#A6E22E" fo:font-size="12pt" style:font-size-asian="12pt" style:font-size-complex="12pt"/>
    </style:style>
    <style:style style:name="T2060" style:parent-style-name="SourceText" style:family="text">
      <style:text-properties style:font-name="Tahoma" fo:color="#F8F8F2" fo:font-size="12pt" style:font-size-asian="12pt" style:font-size-complex="12pt"/>
    </style:style>
    <style:style style:name="P2061" style:parent-style-name="PreformattedText" style:family="paragraph">
      <style:paragraph-properties fo:background-color="#272822">
        <style:background-fill draw:fill="solid" draw:fill-color="#272822"/>
      </style:paragraph-properties>
    </style:style>
    <style:style style:name="T2062" style:parent-style-name="SourceText" style:family="text">
      <style:text-properties style:font-name="Tahoma" fo:color="#F8F8F2" fo:font-size="12pt" style:font-size-asian="12pt" style:font-size-complex="12pt"/>
    </style:style>
    <style:style style:name="P2063" style:parent-style-name="PreformattedText" style:family="paragraph">
      <style:paragraph-properties fo:background-color="#272822">
        <style:background-fill draw:fill="solid" draw:fill-color="#272822"/>
      </style:paragraph-properties>
    </style:style>
    <style:style style:name="T2064" style:parent-style-name="SourceText" style:family="text">
      <style:text-properties style:font-name="Tahoma" fo:color="#F8F8F2" fo:font-size="12pt" style:font-size-asian="12pt" style:font-size-complex="12pt"/>
    </style:style>
    <style:style style:name="P2065"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066" style:parent-style-name="PreformattedText" style:family="paragraph">
      <style:paragraph-properties fo:background-color="#272822">
        <style:background-fill draw:fill="solid" draw:fill-color="#272822"/>
      </style:paragraph-properties>
    </style:style>
    <style:style style:name="T2067" style:parent-style-name="SourceText" style:family="text">
      <style:text-properties style:font-name="Tahoma" fo:color="#F8F8F2" fo:font-size="12pt" style:font-size-asian="12pt" style:font-size-complex="12pt"/>
    </style:style>
    <style:style style:name="T2068" style:parent-style-name="SourceText" style:family="text">
      <style:text-properties style:font-name="Tahoma" fo:color="#959077" fo:font-size="12pt" style:font-size-asian="12pt" style:font-size-complex="12pt"/>
    </style:style>
    <style:style style:name="P2069" style:parent-style-name="PreformattedText" style:family="paragraph">
      <style:paragraph-properties fo:background-color="#272822">
        <style:background-fill draw:fill="solid" draw:fill-color="#272822"/>
      </style:paragraph-properties>
    </style:style>
    <style:style style:name="T2070" style:parent-style-name="SourceText" style:family="text">
      <style:text-properties style:font-name="Tahoma" fo:color="#F8F8F2" fo:font-size="12pt" style:font-size-asian="12pt" style:font-size-complex="12pt"/>
    </style:style>
    <style:style style:name="T2071" style:parent-style-name="SourceText" style:family="text">
      <style:text-properties style:font-name="Tahoma" fo:color="#A6E22E" fo:font-size="12pt" style:font-size-asian="12pt" style:font-size-complex="12pt"/>
    </style:style>
    <style:style style:name="T2072" style:parent-style-name="SourceText" style:family="text">
      <style:text-properties style:font-name="Tahoma" fo:color="#F8F8F2" fo:font-size="12pt" style:font-size-asian="12pt" style:font-size-complex="12pt"/>
    </style:style>
    <style:style style:name="T2073" style:parent-style-name="SourceText" style:family="text">
      <style:text-properties style:font-name="Tahoma" fo:color="#E6DB74" fo:font-size="12pt" style:font-size-asian="12pt" style:font-size-complex="12pt"/>
    </style:style>
    <style:style style:name="T2074" style:parent-style-name="SourceText" style:family="text">
      <style:text-properties style:font-name="Tahoma" fo:color="#F8F8F2" fo:font-size="12pt" style:font-size-asian="12pt" style:font-size-complex="12pt"/>
    </style:style>
    <style:style style:name="T2075" style:parent-style-name="SourceText" style:family="text">
      <style:text-properties style:font-name="Tahoma" fo:color="#A6E22E" fo:font-size="12pt" style:font-size-asian="12pt" style:font-size-complex="12pt"/>
    </style:style>
    <style:style style:name="T2076" style:parent-style-name="SourceText" style:family="text">
      <style:text-properties style:font-name="Tahoma" fo:color="#F8F8F2" fo:font-size="12pt" style:font-size-asian="12pt" style:font-size-complex="12pt"/>
    </style:style>
    <style:style style:name="T2077" style:parent-style-name="SourceText" style:family="text">
      <style:text-properties style:font-name="Tahoma" fo:color="#E6DB74" fo:font-size="12pt" style:font-size-asian="12pt" style:font-size-complex="12pt"/>
    </style:style>
    <style:style style:name="T2078" style:parent-style-name="SourceText" style:family="text">
      <style:text-properties style:font-name="Tahoma" fo:color="#F8F8F2" fo:font-size="12pt" style:font-size-asian="12pt" style:font-size-complex="12pt"/>
    </style:style>
    <style:style style:name="P2079" style:parent-style-name="PreformattedText" style:family="paragraph">
      <style:paragraph-properties fo:background-color="#272822">
        <style:background-fill draw:fill="solid" draw:fill-color="#272822"/>
      </style:paragraph-properties>
    </style:style>
    <style:style style:name="T2080" style:parent-style-name="SourceText" style:family="text">
      <style:text-properties style:font-name="Tahoma" fo:color="#F8F8F2" fo:font-size="12pt" style:font-size-asian="12pt" style:font-size-complex="12pt"/>
    </style:style>
    <style:style style:name="T2081" style:parent-style-name="SourceText" style:family="text">
      <style:text-properties style:font-name="Tahoma" fo:color="#66D9EF" fo:font-size="12pt" style:font-size-asian="12pt" style:font-size-complex="12pt"/>
    </style:style>
    <style:style style:name="T2082" style:parent-style-name="SourceText" style:family="text">
      <style:text-properties style:font-name="Tahoma" fo:color="#F8F8F2" fo:font-size="12pt" style:font-size-asian="12pt" style:font-size-complex="12pt"/>
    </style:style>
    <style:style style:name="T2083" style:parent-style-name="SourceText" style:family="text">
      <style:text-properties style:font-name="Tahoma" fo:color="#A6E22E" fo:font-size="12pt" style:font-size-asian="12pt" style:font-size-complex="12pt"/>
    </style:style>
    <style:style style:name="T2084" style:parent-style-name="SourceText" style:family="text">
      <style:text-properties style:font-name="Tahoma" fo:color="#F8F8F2" fo:font-size="12pt" style:font-size-asian="12pt" style:font-size-complex="12pt"/>
    </style:style>
    <style:style style:name="P2085" style:parent-style-name="PreformattedText" style:family="paragraph">
      <style:paragraph-properties fo:background-color="#272822">
        <style:background-fill draw:fill="solid" draw:fill-color="#272822"/>
      </style:paragraph-properties>
    </style:style>
    <style:style style:name="T2086" style:parent-style-name="SourceText" style:family="text">
      <style:text-properties style:font-name="Tahoma" fo:color="#F8F8F2" fo:font-size="12pt" style:font-size-asian="12pt" style:font-size-complex="12pt"/>
    </style:style>
    <style:style style:name="T2087" style:parent-style-name="SourceText" style:family="text">
      <style:text-properties style:font-name="Tahoma" fo:color="#A6E22E" fo:font-size="12pt" style:font-size-asian="12pt" style:font-size-complex="12pt"/>
    </style:style>
    <style:style style:name="T2088" style:parent-style-name="SourceText" style:family="text">
      <style:text-properties style:font-name="Tahoma" fo:color="#F8F8F2" fo:font-size="12pt" style:font-size-asian="12pt" style:font-size-complex="12pt"/>
    </style:style>
    <style:style style:name="T2089" style:parent-style-name="SourceText" style:family="text">
      <style:text-properties style:font-name="Tahoma" fo:color="#A6E22E" fo:font-size="12pt" style:font-size-asian="12pt" style:font-size-complex="12pt"/>
    </style:style>
    <style:style style:name="T2090" style:parent-style-name="SourceText" style:family="text">
      <style:text-properties style:font-name="Tahoma" fo:color="#F8F8F2" fo:font-size="12pt" style:font-size-asian="12pt" style:font-size-complex="12pt"/>
    </style:style>
    <style:style style:name="T2091" style:parent-style-name="SourceText" style:family="text">
      <style:text-properties style:font-name="Tahoma" fo:color="#E6DB74" fo:font-size="12pt" style:font-size-asian="12pt" style:font-size-complex="12pt"/>
    </style:style>
    <style:style style:name="T2092" style:parent-style-name="SourceText" style:family="text">
      <style:text-properties style:font-name="Tahoma" fo:color="#F8F8F2" fo:font-size="12pt" style:font-size-asian="12pt" style:font-size-complex="12pt"/>
    </style:style>
    <style:style style:name="P2093" style:parent-style-name="PreformattedText" style:family="paragraph">
      <style:paragraph-properties fo:background-color="#272822">
        <style:background-fill draw:fill="solid" draw:fill-color="#272822"/>
      </style:paragraph-properties>
    </style:style>
    <style:style style:name="T2094" style:parent-style-name="SourceText" style:family="text">
      <style:text-properties style:font-name="Tahoma" fo:color="#F8F8F2" fo:font-size="12pt" style:font-size-asian="12pt" style:font-size-complex="12pt"/>
    </style:style>
    <style:style style:name="T2095" style:parent-style-name="SourceText" style:family="text">
      <style:text-properties style:font-name="Tahoma" fo:color="#66D9EF" fo:font-size="12pt" style:font-size-asian="12pt" style:font-size-complex="12pt"/>
    </style:style>
    <style:style style:name="T2096" style:parent-style-name="SourceText" style:family="text">
      <style:text-properties style:font-name="Tahoma" fo:color="#F8F8F2" fo:font-size="12pt" style:font-size-asian="12pt" style:font-size-complex="12pt"/>
    </style:style>
    <style:style style:name="P2097" style:parent-style-name="PreformattedText" style:family="paragraph">
      <style:paragraph-properties fo:background-color="#272822">
        <style:background-fill draw:fill="solid" draw:fill-color="#272822"/>
      </style:paragraph-properties>
    </style:style>
    <style:style style:name="T2098" style:parent-style-name="SourceText" style:family="text">
      <style:text-properties style:font-name="Tahoma" fo:color="#F8F8F2" fo:font-size="12pt" style:font-size-asian="12pt" style:font-size-complex="12pt"/>
    </style:style>
    <style:style style:name="T2099" style:parent-style-name="SourceText" style:family="text">
      <style:text-properties style:font-name="Tahoma" fo:color="#A6E22E" fo:font-size="12pt" style:font-size-asian="12pt" style:font-size-complex="12pt"/>
    </style:style>
    <style:style style:name="T2100" style:parent-style-name="SourceText" style:family="text">
      <style:text-properties style:font-name="Tahoma" fo:color="#F8F8F2" fo:font-size="12pt" style:font-size-asian="12pt" style:font-size-complex="12pt"/>
    </style:style>
    <style:style style:name="T2101" style:parent-style-name="SourceText" style:family="text">
      <style:text-properties style:font-name="Tahoma" fo:color="#E6DB74" fo:font-size="12pt" style:font-size-asian="12pt" style:font-size-complex="12pt"/>
    </style:style>
    <style:style style:name="T2102" style:parent-style-name="SourceText" style:family="text">
      <style:text-properties style:font-name="Tahoma" fo:color="#F8F8F2" fo:font-size="12pt" style:font-size-asian="12pt" style:font-size-complex="12pt"/>
    </style:style>
    <style:style style:name="P2103" style:parent-style-name="PreformattedText" style:family="paragraph">
      <style:paragraph-properties fo:background-color="#272822">
        <style:background-fill draw:fill="solid" draw:fill-color="#272822"/>
      </style:paragraph-properties>
    </style:style>
    <style:style style:name="T2104" style:parent-style-name="SourceText" style:family="text">
      <style:text-properties style:font-name="Tahoma" fo:color="#F8F8F2" fo:font-size="12pt" style:font-size-asian="12pt" style:font-size-complex="12pt"/>
    </style:style>
    <style:style style:name="P2105" style:parent-style-name="PreformattedText" style:family="paragraph">
      <style:paragraph-properties fo:background-color="#272822">
        <style:background-fill draw:fill="solid" draw:fill-color="#272822"/>
      </style:paragraph-properties>
    </style:style>
    <style:style style:name="T2106" style:parent-style-name="SourceText" style:family="text">
      <style:text-properties style:font-name="Tahoma" fo:color="#F8F8F2" fo:font-size="12pt" style:font-size-asian="12pt" style:font-size-complex="12pt"/>
    </style:style>
    <style:style style:name="P2107"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108" style:parent-style-name="PreformattedText" style:family="paragraph">
      <style:paragraph-properties fo:background-color="#272822">
        <style:background-fill draw:fill="solid" draw:fill-color="#272822"/>
      </style:paragraph-properties>
    </style:style>
    <style:style style:name="T2109" style:parent-style-name="SourceText" style:family="text">
      <style:text-properties style:font-name="Tahoma" fo:color="#F8F8F2" fo:font-size="12pt" style:font-size-asian="12pt" style:font-size-complex="12pt"/>
    </style:style>
    <style:style style:name="T2110" style:parent-style-name="SourceText" style:family="text">
      <style:text-properties style:font-name="Tahoma" fo:color="#959077" fo:font-size="12pt" style:font-size-asian="12pt" style:font-size-complex="12pt"/>
    </style:style>
    <style:style style:name="P2111" style:parent-style-name="PreformattedText" style:family="paragraph">
      <style:paragraph-properties fo:background-color="#272822">
        <style:background-fill draw:fill="solid" draw:fill-color="#272822"/>
      </style:paragraph-properties>
    </style:style>
    <style:style style:name="T2112" style:parent-style-name="SourceText" style:family="text">
      <style:text-properties style:font-name="Tahoma" fo:color="#F8F8F2" fo:font-size="12pt" style:font-size-asian="12pt" style:font-size-complex="12pt"/>
    </style:style>
    <style:style style:name="T2113" style:parent-style-name="SourceText" style:family="text">
      <style:text-properties style:font-name="Tahoma" fo:color="#A6E22E" fo:font-size="12pt" style:font-size-asian="12pt" style:font-size-complex="12pt"/>
    </style:style>
    <style:style style:name="T2114" style:parent-style-name="SourceText" style:family="text">
      <style:text-properties style:font-name="Tahoma" fo:color="#F8F8F2" fo:font-size="12pt" style:font-size-asian="12pt" style:font-size-complex="12pt"/>
    </style:style>
    <style:style style:name="T2115" style:parent-style-name="SourceText" style:family="text">
      <style:text-properties style:font-name="Tahoma" fo:color="#E6DB74" fo:font-size="12pt" style:font-size-asian="12pt" style:font-size-complex="12pt"/>
    </style:style>
    <style:style style:name="T2116" style:parent-style-name="SourceText" style:family="text">
      <style:text-properties style:font-name="Tahoma" fo:color="#F8F8F2" fo:font-size="12pt" style:font-size-asian="12pt" style:font-size-complex="12pt"/>
    </style:style>
    <style:style style:name="T2117" style:parent-style-name="SourceText" style:family="text">
      <style:text-properties style:font-name="Tahoma" fo:color="#A6E22E" fo:font-size="12pt" style:font-size-asian="12pt" style:font-size-complex="12pt"/>
    </style:style>
    <style:style style:name="T2118" style:parent-style-name="SourceText" style:family="text">
      <style:text-properties style:font-name="Tahoma" fo:color="#F8F8F2" fo:font-size="12pt" style:font-size-asian="12pt" style:font-size-complex="12pt"/>
    </style:style>
    <style:style style:name="T2119" style:parent-style-name="SourceText" style:family="text">
      <style:text-properties style:font-name="Tahoma" fo:color="#E6DB74" fo:font-size="12pt" style:font-size-asian="12pt" style:font-size-complex="12pt"/>
    </style:style>
    <style:style style:name="T2120" style:parent-style-name="SourceText" style:family="text">
      <style:text-properties style:font-name="Tahoma" fo:color="#F8F8F2" fo:font-size="12pt" style:font-size-asian="12pt" style:font-size-complex="12pt"/>
    </style:style>
    <style:style style:name="P2121" style:parent-style-name="PreformattedText" style:family="paragraph">
      <style:paragraph-properties fo:background-color="#272822">
        <style:background-fill draw:fill="solid" draw:fill-color="#272822"/>
      </style:paragraph-properties>
    </style:style>
    <style:style style:name="T2122" style:parent-style-name="SourceText" style:family="text">
      <style:text-properties style:font-name="Tahoma" fo:color="#F8F8F2" fo:font-size="12pt" style:font-size-asian="12pt" style:font-size-complex="12pt"/>
    </style:style>
    <style:style style:name="T2123" style:parent-style-name="SourceText" style:family="text">
      <style:text-properties style:font-name="Tahoma" fo:color="#66D9EF" fo:font-size="12pt" style:font-size-asian="12pt" style:font-size-complex="12pt"/>
    </style:style>
    <style:style style:name="T2124" style:parent-style-name="SourceText" style:family="text">
      <style:text-properties style:font-name="Tahoma" fo:color="#F8F8F2" fo:font-size="12pt" style:font-size-asian="12pt" style:font-size-complex="12pt"/>
    </style:style>
    <style:style style:name="T2125" style:parent-style-name="SourceText" style:family="text">
      <style:text-properties style:font-name="Tahoma" fo:color="#A6E22E" fo:font-size="12pt" style:font-size-asian="12pt" style:font-size-complex="12pt"/>
    </style:style>
    <style:style style:name="T2126" style:parent-style-name="SourceText" style:family="text">
      <style:text-properties style:font-name="Tahoma" fo:color="#F8F8F2" fo:font-size="12pt" style:font-size-asian="12pt" style:font-size-complex="12pt"/>
    </style:style>
    <style:style style:name="P2127" style:parent-style-name="PreformattedText" style:family="paragraph">
      <style:paragraph-properties fo:background-color="#272822">
        <style:background-fill draw:fill="solid" draw:fill-color="#272822"/>
      </style:paragraph-properties>
    </style:style>
    <style:style style:name="T2128" style:parent-style-name="SourceText" style:family="text">
      <style:text-properties style:font-name="Tahoma" fo:color="#F8F8F2" fo:font-size="12pt" style:font-size-asian="12pt" style:font-size-complex="12pt"/>
    </style:style>
    <style:style style:name="T2129" style:parent-style-name="SourceText" style:family="text">
      <style:text-properties style:font-name="Tahoma" fo:color="#A6E22E" fo:font-size="12pt" style:font-size-asian="12pt" style:font-size-complex="12pt"/>
    </style:style>
    <style:style style:name="T2130" style:parent-style-name="SourceText" style:family="text">
      <style:text-properties style:font-name="Tahoma" fo:color="#F8F8F2" fo:font-size="12pt" style:font-size-asian="12pt" style:font-size-complex="12pt"/>
    </style:style>
    <style:style style:name="T2131" style:parent-style-name="SourceText" style:family="text">
      <style:text-properties style:font-name="Tahoma" fo:color="#A6E22E" fo:font-size="12pt" style:font-size-asian="12pt" style:font-size-complex="12pt"/>
    </style:style>
    <style:style style:name="T2132" style:parent-style-name="SourceText" style:family="text">
      <style:text-properties style:font-name="Tahoma" fo:color="#F8F8F2" fo:font-size="12pt" style:font-size-asian="12pt" style:font-size-complex="12pt"/>
    </style:style>
    <style:style style:name="P2133" style:parent-style-name="PreformattedText" style:family="paragraph">
      <style:paragraph-properties fo:background-color="#272822">
        <style:background-fill draw:fill="solid" draw:fill-color="#272822"/>
      </style:paragraph-properties>
    </style:style>
    <style:style style:name="T2134" style:parent-style-name="SourceText" style:family="text">
      <style:text-properties style:font-name="Tahoma" fo:color="#F8F8F2" fo:font-size="12pt" style:font-size-asian="12pt" style:font-size-complex="12pt"/>
    </style:style>
    <style:style style:name="T2135" style:parent-style-name="SourceText" style:family="text">
      <style:text-properties style:font-name="Tahoma" fo:color="#A6E22E" fo:font-size="12pt" style:font-size-asian="12pt" style:font-size-complex="12pt"/>
    </style:style>
    <style:style style:name="T2136" style:parent-style-name="SourceText" style:family="text">
      <style:text-properties style:font-name="Tahoma" fo:color="#F8F8F2" fo:font-size="12pt" style:font-size-asian="12pt" style:font-size-complex="12pt"/>
    </style:style>
    <style:style style:name="T2137" style:parent-style-name="SourceText" style:family="text">
      <style:text-properties style:font-name="Tahoma" fo:color="#FF4689" fo:font-size="12pt" style:font-size-asian="12pt" style:font-size-complex="12pt"/>
    </style:style>
    <style:style style:name="T2138" style:parent-style-name="SourceText" style:family="text">
      <style:text-properties style:font-name="Tahoma" fo:color="#F8F8F2" fo:font-size="12pt" style:font-size-asian="12pt" style:font-size-complex="12pt"/>
    </style:style>
    <style:style style:name="T2139" style:parent-style-name="SourceText" style:family="text">
      <style:text-properties style:font-name="Tahoma" fo:color="#66D9EF" fo:font-size="12pt" style:font-size-asian="12pt" style:font-size-complex="12pt"/>
    </style:style>
    <style:style style:name="T2140" style:parent-style-name="SourceText" style:family="text">
      <style:text-properties style:font-name="Tahoma" fo:color="#F8F8F2" fo:font-size="12pt" style:font-size-asian="12pt" style:font-size-complex="12pt"/>
    </style:style>
    <style:style style:name="P2141" style:parent-style-name="PreformattedText" style:family="paragraph">
      <style:paragraph-properties fo:background-color="#272822">
        <style:background-fill draw:fill="solid" draw:fill-color="#272822"/>
      </style:paragraph-properties>
    </style:style>
    <style:style style:name="T2142" style:parent-style-name="SourceText" style:family="text">
      <style:text-properties style:font-name="Tahoma" fo:color="#F8F8F2" fo:font-size="12pt" style:font-size-asian="12pt" style:font-size-complex="12pt"/>
    </style:style>
    <style:style style:name="P2143" style:parent-style-name="PreformattedText" style:family="paragraph">
      <style:paragraph-properties fo:background-color="#272822">
        <style:background-fill draw:fill="solid" draw:fill-color="#272822"/>
      </style:paragraph-properties>
    </style:style>
    <style:style style:name="T2144" style:parent-style-name="SourceText" style:family="text">
      <style:text-properties style:font-name="Tahoma" fo:color="#F8F8F2" fo:font-size="12pt" style:font-size-asian="12pt" style:font-size-complex="12pt"/>
    </style:style>
    <style:style style:name="P2145"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146" style:parent-style-name="PreformattedText" style:family="paragraph">
      <style:paragraph-properties fo:background-color="#272822">
        <style:background-fill draw:fill="solid" draw:fill-color="#272822"/>
      </style:paragraph-properties>
    </style:style>
    <style:style style:name="T2147" style:parent-style-name="SourceText" style:family="text">
      <style:text-properties style:font-name="Tahoma" fo:color="#F8F8F2" fo:font-size="12pt" style:font-size-asian="12pt" style:font-size-complex="12pt"/>
    </style:style>
    <style:style style:name="T2148" style:parent-style-name="SourceText" style:family="text">
      <style:text-properties style:font-name="Tahoma" fo:color="#959077" fo:font-size="12pt" style:font-size-asian="12pt" style:font-size-complex="12pt"/>
    </style:style>
    <style:style style:name="P2149" style:parent-style-name="PreformattedText" style:family="paragraph">
      <style:paragraph-properties fo:background-color="#272822">
        <style:background-fill draw:fill="solid" draw:fill-color="#272822"/>
      </style:paragraph-properties>
    </style:style>
    <style:style style:name="T2150" style:parent-style-name="SourceText" style:family="text">
      <style:text-properties style:font-name="Tahoma" fo:color="#F8F8F2" fo:font-size="12pt" style:font-size-asian="12pt" style:font-size-complex="12pt"/>
    </style:style>
    <style:style style:name="T2151" style:parent-style-name="SourceText" style:family="text">
      <style:text-properties style:font-name="Tahoma" fo:color="#A6E22E" fo:font-size="12pt" style:font-size-asian="12pt" style:font-size-complex="12pt"/>
    </style:style>
    <style:style style:name="T2152" style:parent-style-name="SourceText" style:family="text">
      <style:text-properties style:font-name="Tahoma" fo:color="#F8F8F2" fo:font-size="12pt" style:font-size-asian="12pt" style:font-size-complex="12pt"/>
    </style:style>
    <style:style style:name="T2153" style:parent-style-name="SourceText" style:family="text">
      <style:text-properties style:font-name="Tahoma" fo:color="#E6DB74" fo:font-size="12pt" style:font-size-asian="12pt" style:font-size-complex="12pt"/>
    </style:style>
    <style:style style:name="T2154" style:parent-style-name="SourceText" style:family="text">
      <style:text-properties style:font-name="Tahoma" fo:color="#F8F8F2" fo:font-size="12pt" style:font-size-asian="12pt" style:font-size-complex="12pt"/>
    </style:style>
    <style:style style:name="T2155" style:parent-style-name="SourceText" style:family="text">
      <style:text-properties style:font-name="Tahoma" fo:color="#A6E22E" fo:font-size="12pt" style:font-size-asian="12pt" style:font-size-complex="12pt"/>
    </style:style>
    <style:style style:name="T2156" style:parent-style-name="SourceText" style:family="text">
      <style:text-properties style:font-name="Tahoma" fo:color="#F8F8F2" fo:font-size="12pt" style:font-size-asian="12pt" style:font-size-complex="12pt"/>
    </style:style>
    <style:style style:name="P2157" style:parent-style-name="PreformattedText" style:family="paragraph">
      <style:paragraph-properties fo:background-color="#272822">
        <style:background-fill draw:fill="solid" draw:fill-color="#272822"/>
      </style:paragraph-properties>
    </style:style>
    <style:style style:name="T2158" style:parent-style-name="SourceText" style:family="text">
      <style:text-properties style:font-name="Tahoma" fo:color="#F8F8F2" fo:font-size="12pt" style:font-size-asian="12pt" style:font-size-complex="12pt"/>
    </style:style>
    <style:style style:name="T2159" style:parent-style-name="SourceText" style:family="text">
      <style:text-properties style:font-name="Tahoma" fo:color="#66D9EF" fo:font-size="12pt" style:font-size-asian="12pt" style:font-size-complex="12pt"/>
    </style:style>
    <style:style style:name="T2160" style:parent-style-name="SourceText" style:family="text">
      <style:text-properties style:font-name="Tahoma" fo:color="#F8F8F2" fo:font-size="12pt" style:font-size-asian="12pt" style:font-size-complex="12pt"/>
    </style:style>
    <style:style style:name="T2161" style:parent-style-name="SourceText" style:family="text">
      <style:text-properties style:font-name="Tahoma" fo:color="#A6E22E" fo:font-size="12pt" style:font-size-asian="12pt" style:font-size-complex="12pt"/>
    </style:style>
    <style:style style:name="T2162" style:parent-style-name="SourceText" style:family="text">
      <style:text-properties style:font-name="Tahoma" fo:color="#F8F8F2" fo:font-size="12pt" style:font-size-asian="12pt" style:font-size-complex="12pt"/>
    </style:style>
    <style:style style:name="T2163" style:parent-style-name="SourceText" style:family="text">
      <style:text-properties style:font-name="Tahoma" fo:color="#A6E22E" fo:font-size="12pt" style:font-size-asian="12pt" style:font-size-complex="12pt"/>
    </style:style>
    <style:style style:name="T2164" style:parent-style-name="SourceText" style:family="text">
      <style:text-properties style:font-name="Tahoma" fo:color="#F8F8F2" fo:font-size="12pt" style:font-size-asian="12pt" style:font-size-complex="12pt"/>
    </style:style>
    <style:style style:name="T2165" style:parent-style-name="SourceText" style:family="text">
      <style:text-properties style:font-name="Tahoma" fo:color="#FF4689" fo:font-size="12pt" style:font-size-asian="12pt" style:font-size-complex="12pt"/>
    </style:style>
    <style:style style:name="T2166" style:parent-style-name="SourceText" style:family="text">
      <style:text-properties style:font-name="Tahoma" fo:color="#F8F8F2" fo:font-size="12pt" style:font-size-asian="12pt" style:font-size-complex="12pt"/>
    </style:style>
    <style:style style:name="T2167" style:parent-style-name="SourceText" style:family="text">
      <style:text-properties style:font-name="Tahoma" fo:color="#A6E22E" fo:font-size="12pt" style:font-size-asian="12pt" style:font-size-complex="12pt"/>
    </style:style>
    <style:style style:name="T2168" style:parent-style-name="SourceText" style:family="text">
      <style:text-properties style:font-name="Tahoma" fo:color="#F8F8F2" fo:font-size="12pt" style:font-size-asian="12pt" style:font-size-complex="12pt"/>
    </style:style>
    <style:style style:name="T2169" style:parent-style-name="SourceText" style:family="text">
      <style:text-properties style:font-name="Tahoma" fo:color="#A6E22E" fo:font-size="12pt" style:font-size-asian="12pt" style:font-size-complex="12pt"/>
    </style:style>
    <style:style style:name="T2170" style:parent-style-name="SourceText" style:family="text">
      <style:text-properties style:font-name="Tahoma" fo:color="#F8F8F2" fo:font-size="12pt" style:font-size-asian="12pt" style:font-size-complex="12pt"/>
    </style:style>
    <style:style style:name="P2171" style:parent-style-name="PreformattedText" style:family="paragraph">
      <style:paragraph-properties fo:background-color="#272822">
        <style:background-fill draw:fill="solid" draw:fill-color="#272822"/>
      </style:paragraph-properties>
    </style:style>
    <style:style style:name="T2172" style:parent-style-name="SourceText" style:family="text">
      <style:text-properties style:font-name="Tahoma" fo:color="#F8F8F2" fo:font-size="12pt" style:font-size-asian="12pt" style:font-size-complex="12pt"/>
    </style:style>
    <style:style style:name="T2173" style:parent-style-name="SourceText" style:family="text">
      <style:text-properties style:font-name="Tahoma" fo:color="#A6E22E" fo:font-size="12pt" style:font-size-asian="12pt" style:font-size-complex="12pt"/>
    </style:style>
    <style:style style:name="T2174" style:parent-style-name="SourceText" style:family="text">
      <style:text-properties style:font-name="Tahoma" fo:color="#F8F8F2" fo:font-size="12pt" style:font-size-asian="12pt" style:font-size-complex="12pt"/>
    </style:style>
    <style:style style:name="T2175" style:parent-style-name="SourceText" style:family="text">
      <style:text-properties style:font-name="Tahoma" fo:color="#E6DB74" fo:font-size="12pt" style:font-size-asian="12pt" style:font-size-complex="12pt"/>
    </style:style>
    <style:style style:name="T2176" style:parent-style-name="SourceText" style:family="text">
      <style:text-properties style:font-name="Tahoma" fo:color="#F8F8F2" fo:font-size="12pt" style:font-size-asian="12pt" style:font-size-complex="12pt"/>
    </style:style>
    <style:style style:name="T2177" style:parent-style-name="SourceText" style:family="text">
      <style:text-properties style:font-name="Tahoma" fo:color="#A6E22E" fo:font-size="12pt" style:font-size-asian="12pt" style:font-size-complex="12pt"/>
    </style:style>
    <style:style style:name="T2178" style:parent-style-name="SourceText" style:family="text">
      <style:text-properties style:font-name="Tahoma" fo:color="#F8F8F2" fo:font-size="12pt" style:font-size-asian="12pt" style:font-size-complex="12pt"/>
    </style:style>
    <style:style style:name="T2179" style:parent-style-name="SourceText" style:family="text">
      <style:text-properties style:font-name="Tahoma" fo:color="#FF4689" fo:font-size="12pt" style:font-size-asian="12pt" style:font-size-complex="12pt"/>
    </style:style>
    <style:style style:name="T2180" style:parent-style-name="SourceText" style:family="text">
      <style:text-properties style:font-name="Tahoma" fo:color="#F8F8F2" fo:font-size="12pt" style:font-size-asian="12pt" style:font-size-complex="12pt"/>
    </style:style>
    <style:style style:name="T2181" style:parent-style-name="SourceText" style:family="text">
      <style:text-properties style:font-name="Tahoma" fo:color="#E6DB74" fo:font-size="12pt" style:font-size-asian="12pt" style:font-size-complex="12pt"/>
    </style:style>
    <style:style style:name="T2182" style:parent-style-name="SourceText" style:family="text">
      <style:text-properties style:font-name="Tahoma" fo:color="#A6E22E" fo:font-size="12pt" style:font-size-asian="12pt" style:font-size-complex="12pt"/>
    </style:style>
    <style:style style:name="T2183" style:parent-style-name="SourceText" style:family="text">
      <style:text-properties style:font-name="Tahoma" fo:color="#F8F8F2" fo:font-size="12pt" style:font-size-asian="12pt" style:font-size-complex="12pt"/>
    </style:style>
    <style:style style:name="T2184" style:parent-style-name="SourceText" style:family="text">
      <style:text-properties style:font-name="Tahoma" fo:color="#A6E22E" fo:font-size="12pt" style:font-size-asian="12pt" style:font-size-complex="12pt"/>
    </style:style>
    <style:style style:name="T2185" style:parent-style-name="SourceText" style:family="text">
      <style:text-properties style:font-name="Tahoma" fo:color="#E6DB74" fo:font-size="12pt" style:font-size-asian="12pt" style:font-size-complex="12pt"/>
    </style:style>
    <style:style style:name="T2186" style:parent-style-name="SourceText" style:family="text">
      <style:text-properties style:font-name="Tahoma" fo:color="#F8F8F2" fo:font-size="12pt" style:font-size-asian="12pt" style:font-size-complex="12pt"/>
    </style:style>
    <style:style style:name="P2187" style:parent-style-name="PreformattedText" style:family="paragraph">
      <style:paragraph-properties fo:background-color="#272822">
        <style:background-fill draw:fill="solid" draw:fill-color="#272822"/>
      </style:paragraph-properties>
    </style:style>
    <style:style style:name="T2188" style:parent-style-name="SourceText" style:family="text">
      <style:text-properties style:font-name="Tahoma" fo:color="#F8F8F2" fo:font-size="12pt" style:font-size-asian="12pt" style:font-size-complex="12pt"/>
    </style:style>
    <style:style style:name="P2189" style:parent-style-name="PreformattedText" style:family="paragraph">
      <style:paragraph-properties fo:background-color="#272822">
        <style:background-fill draw:fill="solid" draw:fill-color="#272822"/>
      </style:paragraph-properties>
    </style:style>
    <style:style style:name="T2190" style:parent-style-name="SourceText" style:family="text">
      <style:text-properties style:font-name="Tahoma" fo:color="#F8F8F2" fo:font-size="12pt" style:font-size-asian="12pt" style:font-size-complex="12pt"/>
    </style:style>
    <style:style style:name="P2191" style:parent-style-name="PreformattedText" style:family="paragraph">
      <style:paragraph-properties fo:background-color="#272822">
        <style:background-fill draw:fill="solid" draw:fill-color="#272822"/>
      </style:paragraph-properties>
    </style:style>
    <style:style style:name="T2192" style:parent-style-name="SourceText" style:family="text">
      <style:text-properties style:font-name="Tahoma" fo:color="#F8F8F2" fo:font-size="12pt" style:font-size-asian="12pt" style:font-size-complex="12pt"/>
    </style:style>
    <style:style style:name="T2193" style:parent-style-name="SourceText" style:family="text">
      <style:text-properties style:font-name="Tahoma" fo:color="#FF4689" fo:font-size="12pt" style:font-size-asian="12pt" style:font-size-complex="12pt"/>
    </style:style>
    <style:style style:name="T2194" style:parent-style-name="SourceText" style:family="text">
      <style:text-properties style:font-name="Tahoma" fo:color="#ED007E" fo:font-size="12pt" style:font-size-asian="12pt" style:font-size-complex="12pt" fo:background-color="#1E0010"/>
    </style:style>
    <style:style style:name="P2195" style:parent-style-name="PreformattedText" style:family="paragraph">
      <style:paragraph-properties fo:background-color="#272822">
        <style:background-fill draw:fill="solid" draw:fill-color="#272822"/>
      </style:paragraph-properties>
    </style:style>
    <style:style style:name="T2196" style:parent-style-name="SourceText" style:family="text">
      <style:text-properties style:font-name="Tahoma" fo:color="#FF4689" fo:font-size="12pt" style:font-size-asian="12pt" style:font-size-complex="12pt"/>
    </style:style>
    <style:style style:name="T2197" style:parent-style-name="SourceText" style:family="text">
      <style:text-properties style:font-name="Tahoma" fo:color="#ED007E" fo:font-size="12pt" style:font-size-asian="12pt" style:font-size-complex="12pt" fo:background-color="#1E0010"/>
    </style:style>
    <style:style style:name="P2198" style:parent-style-name="PreformattedText" style:family="paragraph">
      <style:paragraph-properties fo:margin-bottom="0.1965in" fo:background-color="#272822">
        <style:background-fill draw:fill="solid" draw:fill-color="#272822"/>
      </style:paragraph-properties>
    </style:style>
    <style:style style:name="T2199" style:parent-style-name="SourceText" style:family="text">
      <style:text-properties style:font-name="Tahoma" fo:color="#FF4689" fo:font-size="12pt" style:font-size-asian="12pt" style:font-size-complex="12pt"/>
    </style:style>
    <style:style style:name="T2200" style:parent-style-name="SourceText" style:family="text">
      <style:text-properties style:font-name="Tahoma" fo:color="#ED007E" fo:font-size="12pt" style:font-size-asian="12pt" style:font-size-complex="12pt" fo:background-color="#1E0010"/>
    </style:style>
    <style:style style:name="T2201" style:parent-style-name="StrongEmphasis" style:family="text">
      <style:text-properties style:font-name="Tahoma" fo:font-size="12pt" style:font-size-asian="12pt" style:font-size-complex="12pt"/>
    </style:style>
    <style:style style:name="T2202" style:parent-style-name="SourceText" style:family="text">
      <style:text-properties style:font-name="Tahoma" fo:font-size="12pt" style:font-size-asian="12pt" style:font-size-complex="12pt"/>
    </style:style>
    <style:style style:name="T2203" style:parent-style-name="StrongEmphasis" style:family="text">
      <style:text-properties style:font-name="Tahoma" fo:font-size="12pt" style:font-size-asian="12pt" style:font-size-complex="12pt"/>
    </style:style>
    <style:style style:name="P2204" style:parent-style-name="PreformattedText" style:family="paragraph">
      <style:paragraph-properties fo:background-color="#272822">
        <style:background-fill draw:fill="solid" draw:fill-color="#272822"/>
      </style:paragraph-properties>
    </style:style>
    <style:style style:name="T2205" style:parent-style-name="SourceText" style:family="text">
      <style:text-properties style:font-name="Tahoma" fo:color="#FF4689" fo:font-size="12pt" style:font-size-asian="12pt" style:font-size-complex="12pt"/>
    </style:style>
    <style:style style:name="T2206" style:parent-style-name="SourceText" style:family="text">
      <style:text-properties style:font-name="Tahoma" fo:color="#A6E22E" fo:font-size="12pt" style:font-size-asian="12pt" style:font-size-complex="12pt"/>
    </style:style>
    <style:style style:name="T2207" style:parent-style-name="SourceText" style:family="text">
      <style:text-properties style:font-name="Tahoma" fo:color="#F8F8F2" fo:font-size="12pt" style:font-size-asian="12pt" style:font-size-complex="12pt"/>
    </style:style>
    <style:style style:name="T2208" style:parent-style-name="SourceText" style:family="text">
      <style:text-properties style:font-name="Tahoma" fo:color="#A6E22E" fo:font-size="12pt" style:font-size-asian="12pt" style:font-size-complex="12pt"/>
    </style:style>
    <style:style style:name="T2209" style:parent-style-name="SourceText" style:family="text">
      <style:text-properties style:font-name="Tahoma" fo:color="#FF4689" fo:font-size="12pt" style:font-size-asian="12pt" style:font-size-complex="12pt"/>
    </style:style>
    <style:style style:name="P2210" style:parent-style-name="PreformattedText" style:family="paragraph">
      <style:paragraph-properties fo:background-color="#272822">
        <style:background-fill draw:fill="solid" draw:fill-color="#272822"/>
      </style:paragraph-properties>
    </style:style>
    <style:style style:name="T2211" style:parent-style-name="SourceText" style:family="text">
      <style:text-properties style:font-name="Tahoma" fo:color="#FF4689" fo:font-size="12pt" style:font-size-asian="12pt" style:font-size-complex="12pt"/>
    </style:style>
    <style:style style:name="T2212" style:parent-style-name="SourceText" style:family="text">
      <style:text-properties style:font-name="Tahoma" fo:color="#A6E22E" fo:font-size="12pt" style:font-size-asian="12pt" style:font-size-complex="12pt"/>
    </style:style>
    <style:style style:name="T2213" style:parent-style-name="SourceText" style:family="text">
      <style:text-properties style:font-name="Tahoma" fo:color="#F8F8F2" fo:font-size="12pt" style:font-size-asian="12pt" style:font-size-complex="12pt"/>
    </style:style>
    <style:style style:name="T2214" style:parent-style-name="SourceText" style:family="text">
      <style:text-properties style:font-name="Tahoma" fo:color="#A6E22E" fo:font-size="12pt" style:font-size-asian="12pt" style:font-size-complex="12pt"/>
    </style:style>
    <style:style style:name="T2215" style:parent-style-name="SourceText" style:family="text">
      <style:text-properties style:font-name="Tahoma" fo:color="#FF4689" fo:font-size="12pt" style:font-size-asian="12pt" style:font-size-complex="12pt"/>
    </style:style>
    <style:style style:name="T2216" style:parent-style-name="SourceText" style:family="text">
      <style:text-properties style:font-name="Tahoma" fo:color="#E6DB74" fo:font-size="12pt" style:font-size-asian="12pt" style:font-size-complex="12pt"/>
    </style:style>
    <style:style style:name="T2217" style:parent-style-name="SourceText" style:family="text">
      <style:text-properties style:font-name="Tahoma" fo:color="#FF4689" fo:font-size="12pt" style:font-size-asian="12pt" style:font-size-complex="12pt"/>
    </style:style>
    <style:style style:name="P2218" style:parent-style-name="PreformattedText" style:family="paragraph">
      <style:paragraph-properties fo:background-color="#272822">
        <style:background-fill draw:fill="solid" draw:fill-color="#272822"/>
      </style:paragraph-properties>
    </style:style>
    <style:style style:name="T2219" style:parent-style-name="SourceText" style:family="text">
      <style:text-properties style:font-name="Tahoma" fo:color="#FF4689" fo:font-size="12pt" style:font-size-asian="12pt" style:font-size-complex="12pt"/>
    </style:style>
    <style:style style:name="T2220" style:parent-style-name="SourceText" style:family="text">
      <style:text-properties style:font-name="Tahoma" fo:color="#A6E22E" fo:font-size="12pt" style:font-size-asian="12pt" style:font-size-complex="12pt"/>
    </style:style>
    <style:style style:name="T2221" style:parent-style-name="SourceText" style:family="text">
      <style:text-properties style:font-name="Tahoma" fo:color="#FF4689" fo:font-size="12pt" style:font-size-asian="12pt" style:font-size-complex="12pt"/>
    </style:style>
    <style:style style:name="P2222" style:parent-style-name="PreformattedText" style:family="paragraph">
      <style:paragraph-properties fo:background-color="#272822">
        <style:background-fill draw:fill="solid" draw:fill-color="#272822"/>
      </style:paragraph-properties>
    </style:style>
    <style:style style:name="T2223" style:parent-style-name="SourceText" style:family="text">
      <style:text-properties style:font-name="Tahoma" fo:color="#F8F8F2" fo:font-size="12pt" style:font-size-asian="12pt" style:font-size-complex="12pt"/>
    </style:style>
    <style:style style:name="T2224" style:parent-style-name="SourceText" style:family="text">
      <style:text-properties style:font-name="Tahoma" fo:color="#FF4689" fo:font-size="12pt" style:font-size-asian="12pt" style:font-size-complex="12pt"/>
    </style:style>
    <style:style style:name="T2225" style:parent-style-name="SourceText" style:family="text">
      <style:text-properties style:font-name="Tahoma" fo:color="#A6E22E" fo:font-size="12pt" style:font-size-asian="12pt" style:font-size-complex="12pt"/>
    </style:style>
    <style:style style:name="T2226" style:parent-style-name="SourceText" style:family="text">
      <style:text-properties style:font-name="Tahoma" fo:color="#F8F8F2" fo:font-size="12pt" style:font-size-asian="12pt" style:font-size-complex="12pt"/>
    </style:style>
    <style:style style:name="T2227" style:parent-style-name="SourceText" style:family="text">
      <style:text-properties style:font-name="Tahoma" fo:color="#A6E22E" fo:font-size="12pt" style:font-size-asian="12pt" style:font-size-complex="12pt"/>
    </style:style>
    <style:style style:name="T2228" style:parent-style-name="SourceText" style:family="text">
      <style:text-properties style:font-name="Tahoma" fo:color="#FF4689" fo:font-size="12pt" style:font-size-asian="12pt" style:font-size-complex="12pt"/>
    </style:style>
    <style:style style:name="T2229" style:parent-style-name="SourceText" style:family="text">
      <style:text-properties style:font-name="Tahoma" fo:color="#E6DB74" fo:font-size="12pt" style:font-size-asian="12pt" style:font-size-complex="12pt"/>
    </style:style>
    <style:style style:name="T2230" style:parent-style-name="SourceText" style:family="text">
      <style:text-properties style:font-name="Tahoma" fo:color="#FF4689" fo:font-size="12pt" style:font-size-asian="12pt" style:font-size-complex="12pt"/>
    </style:style>
    <style:style style:name="P2231" style:parent-style-name="PreformattedText" style:family="paragraph">
      <style:paragraph-properties fo:background-color="#272822">
        <style:background-fill draw:fill="solid" draw:fill-color="#272822"/>
      </style:paragraph-properties>
    </style:style>
    <style:style style:name="T2232" style:parent-style-name="SourceText" style:family="text">
      <style:text-properties style:font-name="Tahoma" fo:color="#F8F8F2" fo:font-size="12pt" style:font-size-asian="12pt" style:font-size-complex="12pt"/>
    </style:style>
    <style:style style:name="T2233" style:parent-style-name="SourceText" style:family="text">
      <style:text-properties style:font-name="Tahoma" fo:color="#FF4689" fo:font-size="12pt" style:font-size-asian="12pt" style:font-size-complex="12pt"/>
    </style:style>
    <style:style style:name="T2234" style:parent-style-name="SourceText" style:family="text">
      <style:text-properties style:font-name="Tahoma" fo:color="#A6E22E" fo:font-size="12pt" style:font-size-asian="12pt" style:font-size-complex="12pt"/>
    </style:style>
    <style:style style:name="T2235" style:parent-style-name="SourceText" style:family="text">
      <style:text-properties style:font-name="Tahoma" fo:color="#F8F8F2" fo:font-size="12pt" style:font-size-asian="12pt" style:font-size-complex="12pt"/>
    </style:style>
    <style:style style:name="T2236" style:parent-style-name="SourceText" style:family="text">
      <style:text-properties style:font-name="Tahoma" fo:color="#A6E22E" fo:font-size="12pt" style:font-size-asian="12pt" style:font-size-complex="12pt"/>
    </style:style>
    <style:style style:name="T2237" style:parent-style-name="SourceText" style:family="text">
      <style:text-properties style:font-name="Tahoma" fo:color="#FF4689" fo:font-size="12pt" style:font-size-asian="12pt" style:font-size-complex="12pt"/>
    </style:style>
    <style:style style:name="T2238" style:parent-style-name="SourceText" style:family="text">
      <style:text-properties style:font-name="Tahoma" fo:color="#E6DB74" fo:font-size="12pt" style:font-size-asian="12pt" style:font-size-complex="12pt"/>
    </style:style>
    <style:style style:name="T2239" style:parent-style-name="SourceText" style:family="text">
      <style:text-properties style:font-name="Tahoma" fo:color="#F8F8F2" fo:font-size="12pt" style:font-size-asian="12pt" style:font-size-complex="12pt"/>
    </style:style>
    <style:style style:name="T2240" style:parent-style-name="SourceText" style:family="text">
      <style:text-properties style:font-name="Tahoma" fo:color="#A6E22E" fo:font-size="12pt" style:font-size-asian="12pt" style:font-size-complex="12pt"/>
    </style:style>
    <style:style style:name="T2241" style:parent-style-name="SourceText" style:family="text">
      <style:text-properties style:font-name="Tahoma" fo:color="#FF4689" fo:font-size="12pt" style:font-size-asian="12pt" style:font-size-complex="12pt"/>
    </style:style>
    <style:style style:name="T2242" style:parent-style-name="SourceText" style:family="text">
      <style:text-properties style:font-name="Tahoma" fo:color="#E6DB74" fo:font-size="12pt" style:font-size-asian="12pt" style:font-size-complex="12pt"/>
    </style:style>
    <style:style style:name="T2243" style:parent-style-name="SourceText" style:family="text">
      <style:text-properties style:font-name="Tahoma" fo:color="#FF4689" fo:font-size="12pt" style:font-size-asian="12pt" style:font-size-complex="12pt"/>
    </style:style>
    <style:style style:name="P2244" style:parent-style-name="PreformattedText" style:family="paragraph">
      <style:paragraph-properties fo:background-color="#272822">
        <style:background-fill draw:fill="solid" draw:fill-color="#272822"/>
      </style:paragraph-properties>
    </style:style>
    <style:style style:name="T2245" style:parent-style-name="SourceText" style:family="text">
      <style:text-properties style:font-name="Tahoma" fo:color="#F8F8F2" fo:font-size="12pt" style:font-size-asian="12pt" style:font-size-complex="12pt"/>
    </style:style>
    <style:style style:name="T2246" style:parent-style-name="SourceText" style:family="text">
      <style:text-properties style:font-name="Tahoma" fo:color="#FF4689" fo:font-size="12pt" style:font-size-asian="12pt" style:font-size-complex="12pt"/>
    </style:style>
    <style:style style:name="T2247" style:parent-style-name="SourceText" style:family="text">
      <style:text-properties style:font-name="Tahoma" fo:color="#A6E22E" fo:font-size="12pt" style:font-size-asian="12pt" style:font-size-complex="12pt"/>
    </style:style>
    <style:style style:name="T2248" style:parent-style-name="SourceText" style:family="text">
      <style:text-properties style:font-name="Tahoma" fo:color="#FF4689" fo:font-size="12pt" style:font-size-asian="12pt" style:font-size-complex="12pt"/>
    </style:style>
    <style:style style:name="T2249" style:parent-style-name="SourceText" style:family="text">
      <style:text-properties style:font-name="Tahoma" fo:color="#A6E22E" fo:font-size="12pt" style:font-size-asian="12pt" style:font-size-complex="12pt"/>
    </style:style>
    <style:style style:name="T2250" style:parent-style-name="SourceText" style:family="text">
      <style:text-properties style:font-name="Tahoma" fo:color="#F8F8F2" fo:font-size="12pt" style:font-size-asian="12pt" style:font-size-complex="12pt"/>
    </style:style>
    <style:style style:name="T2251" style:parent-style-name="SourceText" style:family="text">
      <style:text-properties style:font-name="Tahoma" fo:color="#A6E22E" fo:font-size="12pt" style:font-size-asian="12pt" style:font-size-complex="12pt"/>
    </style:style>
    <style:style style:name="T2252" style:parent-style-name="SourceText" style:family="text">
      <style:text-properties style:font-name="Tahoma" fo:color="#FF4689" fo:font-size="12pt" style:font-size-asian="12pt" style:font-size-complex="12pt"/>
    </style:style>
    <style:style style:name="T2253" style:parent-style-name="SourceText" style:family="text">
      <style:text-properties style:font-name="Tahoma" fo:color="#ED007E" fo:font-size="12pt" style:font-size-asian="12pt" style:font-size-complex="12pt" fo:background-color="#1E0010"/>
    </style:style>
    <style:style style:name="P2254" style:parent-style-name="PreformattedText" style:family="paragraph">
      <style:paragraph-properties fo:background-color="#272822">
        <style:background-fill draw:fill="solid" draw:fill-color="#272822"/>
      </style:paragraph-properties>
    </style:style>
    <style:style style:name="T2255" style:parent-style-name="SourceText" style:family="text">
      <style:text-properties style:font-name="Tahoma" fo:color="#F8F8F2" fo:font-size="12pt" style:font-size-asian="12pt" style:font-size-complex="12pt"/>
    </style:style>
    <style:style style:name="T2256" style:parent-style-name="SourceText" style:family="text">
      <style:text-properties style:font-name="Tahoma" fo:color="#FF4689" fo:font-size="12pt" style:font-size-asian="12pt" style:font-size-complex="12pt"/>
    </style:style>
    <style:style style:name="T2257" style:parent-style-name="SourceText" style:family="text">
      <style:text-properties style:font-name="Tahoma" fo:color="#A6E22E" fo:font-size="12pt" style:font-size-asian="12pt" style:font-size-complex="12pt"/>
    </style:style>
    <style:style style:name="T2258" style:parent-style-name="SourceText" style:family="text">
      <style:text-properties style:font-name="Tahoma" fo:color="#FF4689" fo:font-size="12pt" style:font-size-asian="12pt" style:font-size-complex="12pt"/>
    </style:style>
    <style:style style:name="P2259" style:parent-style-name="PreformattedText" style:family="paragraph">
      <style:paragraph-properties fo:background-color="#272822">
        <style:background-fill draw:fill="solid" draw:fill-color="#272822"/>
      </style:paragraph-properties>
    </style:style>
    <style:style style:name="T2260" style:parent-style-name="SourceText" style:family="text">
      <style:text-properties style:font-name="Tahoma" fo:color="#F8F8F2" fo:font-size="12pt" style:font-size-asian="12pt" style:font-size-complex="12pt"/>
    </style:style>
    <style:style style:name="T2261" style:parent-style-name="SourceText" style:family="text">
      <style:text-properties style:font-name="Tahoma" fo:color="#A6E22E" fo:font-size="12pt" style:font-size-asian="12pt" style:font-size-complex="12pt"/>
    </style:style>
    <style:style style:name="T2262" style:parent-style-name="SourceText" style:family="text">
      <style:text-properties style:font-name="Tahoma" fo:color="#F8F8F2" fo:font-size="12pt" style:font-size-asian="12pt" style:font-size-complex="12pt"/>
    </style:style>
    <style:style style:name="T2263" style:parent-style-name="SourceText" style:family="text">
      <style:text-properties style:font-name="Tahoma" fo:color="#A6E22E" fo:font-size="12pt" style:font-size-asian="12pt" style:font-size-complex="12pt"/>
    </style:style>
    <style:style style:name="T2264" style:parent-style-name="SourceText" style:family="text">
      <style:text-properties style:font-name="Tahoma" fo:color="#FF4689" fo:font-size="12pt" style:font-size-asian="12pt" style:font-size-complex="12pt"/>
    </style:style>
    <style:style style:name="T2265" style:parent-style-name="SourceText" style:family="text">
      <style:text-properties style:font-name="Tahoma" fo:color="#A6E22E" fo:font-size="12pt" style:font-size-asian="12pt" style:font-size-complex="12pt"/>
    </style:style>
    <style:style style:name="T2266" style:parent-style-name="SourceText" style:family="text">
      <style:text-properties style:font-name="Tahoma" fo:color="#FF4689" fo:font-size="12pt" style:font-size-asian="12pt" style:font-size-complex="12pt"/>
    </style:style>
    <style:style style:name="T2267" style:parent-style-name="SourceText" style:family="text">
      <style:text-properties style:font-name="Tahoma" fo:color="#F8F8F2" fo:font-size="12pt" style:font-size-asian="12pt" style:font-size-complex="12pt"/>
    </style:style>
    <style:style style:name="T2268" style:parent-style-name="SourceText" style:family="text">
      <style:text-properties style:font-name="Tahoma" fo:color="#A6E22E" fo:font-size="12pt" style:font-size-asian="12pt" style:font-size-complex="12pt"/>
    </style:style>
    <style:style style:name="T2269" style:parent-style-name="SourceText" style:family="text">
      <style:text-properties style:font-name="Tahoma" fo:color="#F8F8F2" fo:font-size="12pt" style:font-size-asian="12pt" style:font-size-complex="12pt"/>
    </style:style>
    <style:style style:name="T2270" style:parent-style-name="SourceText" style:family="text">
      <style:text-properties style:font-name="Tahoma" fo:color="#A6E22E" fo:font-size="12pt" style:font-size-asian="12pt" style:font-size-complex="12pt"/>
    </style:style>
    <style:style style:name="T2271" style:parent-style-name="SourceText" style:family="text">
      <style:text-properties style:font-name="Tahoma" fo:color="#FF4689" fo:font-size="12pt" style:font-size-asian="12pt" style:font-size-complex="12pt"/>
    </style:style>
    <style:style style:name="T2272" style:parent-style-name="SourceText" style:family="text">
      <style:text-properties style:font-name="Tahoma" fo:color="#A6E22E" fo:font-size="12pt" style:font-size-asian="12pt" style:font-size-complex="12pt"/>
    </style:style>
    <style:style style:name="T2273" style:parent-style-name="SourceText" style:family="text">
      <style:text-properties style:font-name="Tahoma" fo:color="#F8F8F2" fo:font-size="12pt" style:font-size-asian="12pt" style:font-size-complex="12pt"/>
    </style:style>
    <style:style style:name="P2274" style:parent-style-name="PreformattedText" style:family="paragraph">
      <style:paragraph-properties fo:background-color="#272822">
        <style:background-fill draw:fill="solid" draw:fill-color="#272822"/>
      </style:paragraph-properties>
    </style:style>
    <style:style style:name="T2275" style:parent-style-name="SourceText" style:family="text">
      <style:text-properties style:font-name="Tahoma" fo:color="#F8F8F2" fo:font-size="12pt" style:font-size-asian="12pt" style:font-size-complex="12pt"/>
    </style:style>
    <style:style style:name="T2276" style:parent-style-name="SourceText" style:family="text">
      <style:text-properties style:font-name="Tahoma" fo:color="#ED007E" fo:font-size="12pt" style:font-size-asian="12pt" style:font-size-complex="12pt" fo:background-color="#1E0010"/>
    </style:style>
    <style:style style:name="T2277" style:parent-style-name="SourceText" style:family="text">
      <style:text-properties style:font-name="Tahoma" fo:color="#A6E22E" fo:font-size="12pt" style:font-size-asian="12pt" style:font-size-complex="12pt"/>
    </style:style>
    <style:style style:name="T2278" style:parent-style-name="SourceText" style:family="text">
      <style:text-properties style:font-name="Tahoma" fo:color="#F8F8F2" fo:font-size="12pt" style:font-size-asian="12pt" style:font-size-complex="12pt"/>
    </style:style>
    <style:style style:name="T2279" style:parent-style-name="SourceText" style:family="text">
      <style:text-properties style:font-name="Tahoma" fo:color="#A6E22E" fo:font-size="12pt" style:font-size-asian="12pt" style:font-size-complex="12pt"/>
    </style:style>
    <style:style style:name="T2280" style:parent-style-name="SourceText" style:family="text">
      <style:text-properties style:font-name="Tahoma" fo:color="#FF4689" fo:font-size="12pt" style:font-size-asian="12pt" style:font-size-complex="12pt"/>
    </style:style>
    <style:style style:name="T2281" style:parent-style-name="SourceText" style:family="text">
      <style:text-properties style:font-name="Tahoma" fo:color="#A6E22E" fo:font-size="12pt" style:font-size-asian="12pt" style:font-size-complex="12pt"/>
    </style:style>
    <style:style style:name="T2282" style:parent-style-name="SourceText" style:family="text">
      <style:text-properties style:font-name="Tahoma" fo:color="#FF4689" fo:font-size="12pt" style:font-size-asian="12pt" style:font-size-complex="12pt"/>
    </style:style>
    <style:style style:name="T2283" style:parent-style-name="SourceText" style:family="text">
      <style:text-properties style:font-name="Tahoma" fo:color="#F8F8F2" fo:font-size="12pt" style:font-size-asian="12pt" style:font-size-complex="12pt"/>
    </style:style>
    <style:style style:name="T2284" style:parent-style-name="SourceText" style:family="text">
      <style:text-properties style:font-name="Tahoma" fo:color="#AE81FF" fo:font-size="12pt" style:font-size-asian="12pt" style:font-size-complex="12pt"/>
    </style:style>
    <style:style style:name="T2285" style:parent-style-name="SourceText" style:family="text">
      <style:text-properties style:font-name="Tahoma" fo:color="#A6E22E" fo:font-size="12pt" style:font-size-asian="12pt" style:font-size-complex="12pt"/>
    </style:style>
    <style:style style:name="T2286" style:parent-style-name="SourceText" style:family="text">
      <style:text-properties style:font-name="Tahoma" fo:color="#F8F8F2" fo:font-size="12pt" style:font-size-asian="12pt" style:font-size-complex="12pt"/>
    </style:style>
    <style:style style:name="T2287" style:parent-style-name="SourceText" style:family="text">
      <style:text-properties style:font-name="Tahoma" fo:color="#A6E22E" fo:font-size="12pt" style:font-size-asian="12pt" style:font-size-complex="12pt"/>
    </style:style>
    <style:style style:name="T2288" style:parent-style-name="SourceText" style:family="text">
      <style:text-properties style:font-name="Tahoma" fo:color="#FF4689" fo:font-size="12pt" style:font-size-asian="12pt" style:font-size-complex="12pt"/>
    </style:style>
    <style:style style:name="T2289" style:parent-style-name="SourceText" style:family="text">
      <style:text-properties style:font-name="Tahoma" fo:color="#F8F8F2" fo:font-size="12pt" style:font-size-asian="12pt" style:font-size-complex="12pt"/>
    </style:style>
    <style:style style:name="T2290" style:parent-style-name="SourceText" style:family="text">
      <style:text-properties style:font-name="Tahoma" fo:color="#A6E22E" fo:font-size="12pt" style:font-size-asian="12pt" style:font-size-complex="12pt"/>
    </style:style>
    <style:style style:name="T2291" style:parent-style-name="SourceText" style:family="text">
      <style:text-properties style:font-name="Tahoma" fo:color="#F8F8F2" fo:font-size="12pt" style:font-size-asian="12pt" style:font-size-complex="12pt"/>
    </style:style>
    <style:style style:name="T2292" style:parent-style-name="SourceText" style:family="text">
      <style:text-properties style:font-name="Tahoma" fo:color="#A6E22E" fo:font-size="12pt" style:font-size-asian="12pt" style:font-size-complex="12pt"/>
    </style:style>
    <style:style style:name="T2293" style:parent-style-name="SourceText" style:family="text">
      <style:text-properties style:font-name="Tahoma" fo:color="#FF4689" fo:font-size="12pt" style:font-size-asian="12pt" style:font-size-complex="12pt"/>
    </style:style>
    <style:style style:name="T2294" style:parent-style-name="SourceText" style:family="text">
      <style:text-properties style:font-name="Tahoma" fo:color="#A6E22E" fo:font-size="12pt" style:font-size-asian="12pt" style:font-size-complex="12pt"/>
    </style:style>
    <style:style style:name="T2295" style:parent-style-name="SourceText" style:family="text">
      <style:text-properties style:font-name="Tahoma" fo:color="#FF4689" fo:font-size="12pt" style:font-size-asian="12pt" style:font-size-complex="12pt"/>
    </style:style>
    <style:style style:name="T2296" style:parent-style-name="SourceText" style:family="text">
      <style:text-properties style:font-name="Tahoma" fo:color="#F8F8F2" fo:font-size="12pt" style:font-size-asian="12pt" style:font-size-complex="12pt"/>
    </style:style>
    <style:style style:name="T2297" style:parent-style-name="SourceText" style:family="text">
      <style:text-properties style:font-name="Tahoma" fo:color="#A6E22E" fo:font-size="12pt" style:font-size-asian="12pt" style:font-size-complex="12pt"/>
    </style:style>
    <style:style style:name="T2298" style:parent-style-name="SourceText" style:family="text">
      <style:text-properties style:font-name="Tahoma" fo:color="#F8F8F2" fo:font-size="12pt" style:font-size-asian="12pt" style:font-size-complex="12pt"/>
    </style:style>
    <style:style style:name="P2299" style:parent-style-name="PreformattedText" style:family="paragraph">
      <style:paragraph-properties fo:background-color="#272822">
        <style:background-fill draw:fill="solid" draw:fill-color="#272822"/>
      </style:paragraph-properties>
    </style:style>
    <style:style style:name="T2300" style:parent-style-name="SourceText" style:family="text">
      <style:text-properties style:font-name="Tahoma" fo:color="#F8F8F2" fo:font-size="12pt" style:font-size-asian="12pt" style:font-size-complex="12pt"/>
    </style:style>
    <style:style style:name="T2301" style:parent-style-name="SourceText" style:family="text">
      <style:text-properties style:font-name="Tahoma" fo:color="#FF4689" fo:font-size="12pt" style:font-size-asian="12pt" style:font-size-complex="12pt"/>
    </style:style>
    <style:style style:name="T2302" style:parent-style-name="SourceText" style:family="text">
      <style:text-properties style:font-name="Tahoma" fo:color="#ED007E" fo:font-size="12pt" style:font-size-asian="12pt" style:font-size-complex="12pt" fo:background-color="#1E0010"/>
    </style:style>
    <style:style style:name="P2303" style:parent-style-name="PreformattedText" style:family="paragraph">
      <style:paragraph-properties fo:background-color="#272822">
        <style:background-fill draw:fill="solid" draw:fill-color="#272822"/>
      </style:paragraph-properties>
    </style:style>
    <style:style style:name="T2304" style:parent-style-name="SourceText" style:family="text">
      <style:text-properties style:font-name="Tahoma" fo:color="#FF4689" fo:font-size="12pt" style:font-size-asian="12pt" style:font-size-complex="12pt"/>
    </style:style>
    <style:style style:name="T2305" style:parent-style-name="SourceText" style:family="text">
      <style:text-properties style:font-name="Tahoma" fo:color="#ED007E" fo:font-size="12pt" style:font-size-asian="12pt" style:font-size-complex="12pt" fo:background-color="#1E0010"/>
    </style:style>
    <style:style style:name="P2306" style:parent-style-name="PreformattedText" style:family="paragraph">
      <style:paragraph-properties fo:background-color="#272822">
        <style:background-fill draw:fill="solid" draw:fill-color="#272822"/>
      </style:paragraph-properties>
    </style:style>
    <style:style style:name="T2307" style:parent-style-name="SourceText" style:family="text">
      <style:text-properties style:font-name="Tahoma" fo:color="#FF4689" fo:font-size="12pt" style:font-size-asian="12pt" style:font-size-complex="12pt"/>
    </style:style>
    <style:style style:name="T2308" style:parent-style-name="SourceText" style:family="text">
      <style:text-properties style:font-name="Tahoma" fo:color="#A6E22E" fo:font-size="12pt" style:font-size-asian="12pt" style:font-size-complex="12pt"/>
    </style:style>
    <style:style style:name="T2309" style:parent-style-name="SourceText" style:family="text">
      <style:text-properties style:font-name="Tahoma" fo:color="#FF4689" fo:font-size="12pt" style:font-size-asian="12pt" style:font-size-complex="12pt"/>
    </style:style>
    <style:style style:name="P2310" style:parent-style-name="PreformattedText" style:family="paragraph">
      <style:paragraph-properties fo:background-color="#272822">
        <style:background-fill draw:fill="solid" draw:fill-color="#272822"/>
      </style:paragraph-properties>
    </style:style>
    <style:style style:name="T2311" style:parent-style-name="SourceText" style:family="text">
      <style:text-properties style:font-name="Tahoma" fo:color="#F8F8F2" fo:font-size="12pt" style:font-size-asian="12pt" style:font-size-complex="12pt"/>
    </style:style>
    <style:style style:name="T2312" style:parent-style-name="SourceText" style:family="text">
      <style:text-properties style:font-name="Tahoma" fo:color="#FF4689" fo:font-size="12pt" style:font-size-asian="12pt" style:font-size-complex="12pt"/>
    </style:style>
    <style:style style:name="T2313" style:parent-style-name="SourceText" style:family="text">
      <style:text-properties style:font-name="Tahoma" fo:color="#A6E22E" fo:font-size="12pt" style:font-size-asian="12pt" style:font-size-complex="12pt"/>
    </style:style>
    <style:style style:name="T2314" style:parent-style-name="SourceText" style:family="text">
      <style:text-properties style:font-name="Tahoma" fo:color="#FF4689" fo:font-size="12pt" style:font-size-asian="12pt" style:font-size-complex="12pt"/>
    </style:style>
    <style:style style:name="T2315" style:parent-style-name="SourceText" style:family="text">
      <style:text-properties style:font-name="Tahoma" fo:color="#A6E22E" fo:font-size="12pt" style:font-size-asian="12pt" style:font-size-complex="12pt"/>
    </style:style>
    <style:style style:name="T2316" style:parent-style-name="SourceText" style:family="text">
      <style:text-properties style:font-name="Tahoma" fo:color="#F8F8F2" fo:font-size="12pt" style:font-size-asian="12pt" style:font-size-complex="12pt"/>
    </style:style>
    <style:style style:name="T2317" style:parent-style-name="SourceText" style:family="text">
      <style:text-properties style:font-name="Tahoma" fo:color="#A6E22E" fo:font-size="12pt" style:font-size-asian="12pt" style:font-size-complex="12pt"/>
    </style:style>
    <style:style style:name="T2318" style:parent-style-name="SourceText" style:family="text">
      <style:text-properties style:font-name="Tahoma" fo:color="#FF4689" fo:font-size="12pt" style:font-size-asian="12pt" style:font-size-complex="12pt"/>
    </style:style>
    <style:style style:name="T2319" style:parent-style-name="SourceText" style:family="text">
      <style:text-properties style:font-name="Tahoma" fo:color="#ED007E" fo:font-size="12pt" style:font-size-asian="12pt" style:font-size-complex="12pt" fo:background-color="#1E0010"/>
    </style:style>
    <style:style style:name="P2320" style:parent-style-name="PreformattedText" style:family="paragraph">
      <style:paragraph-properties fo:background-color="#272822">
        <style:background-fill draw:fill="solid" draw:fill-color="#272822"/>
      </style:paragraph-properties>
    </style:style>
    <style:style style:name="T2321" style:parent-style-name="SourceText" style:family="text">
      <style:text-properties style:font-name="Tahoma" fo:color="#F8F8F2" fo:font-size="12pt" style:font-size-asian="12pt" style:font-size-complex="12pt"/>
    </style:style>
    <style:style style:name="T2322" style:parent-style-name="SourceText" style:family="text">
      <style:text-properties style:font-name="Tahoma" fo:color="#FF4689" fo:font-size="12pt" style:font-size-asian="12pt" style:font-size-complex="12pt"/>
    </style:style>
    <style:style style:name="T2323" style:parent-style-name="SourceText" style:family="text">
      <style:text-properties style:font-name="Tahoma" fo:color="#A6E22E" fo:font-size="12pt" style:font-size-asian="12pt" style:font-size-complex="12pt"/>
    </style:style>
    <style:style style:name="T2324" style:parent-style-name="SourceText" style:family="text">
      <style:text-properties style:font-name="Tahoma" fo:color="#F8F8F2" fo:font-size="12pt" style:font-size-asian="12pt" style:font-size-complex="12pt"/>
    </style:style>
    <style:style style:name="T2325" style:parent-style-name="SourceText" style:family="text">
      <style:text-properties style:font-name="Tahoma" fo:color="#A6E22E" fo:font-size="12pt" style:font-size-asian="12pt" style:font-size-complex="12pt"/>
    </style:style>
    <style:style style:name="T2326" style:parent-style-name="SourceText" style:family="text">
      <style:text-properties style:font-name="Tahoma" fo:color="#FF4689" fo:font-size="12pt" style:font-size-asian="12pt" style:font-size-complex="12pt"/>
    </style:style>
    <style:style style:name="T2327" style:parent-style-name="SourceText" style:family="text">
      <style:text-properties style:font-name="Tahoma" fo:color="#E6DB74" fo:font-size="12pt" style:font-size-asian="12pt" style:font-size-complex="12pt"/>
    </style:style>
    <style:style style:name="T2328" style:parent-style-name="SourceText" style:family="text">
      <style:text-properties style:font-name="Tahoma" fo:color="#FF4689" fo:font-size="12pt" style:font-size-asian="12pt" style:font-size-complex="12pt"/>
    </style:style>
    <style:style style:name="T2329" style:parent-style-name="SourceText" style:family="text">
      <style:text-properties style:font-name="Tahoma" fo:color="#A6E22E" fo:font-size="12pt" style:font-size-asian="12pt" style:font-size-complex="12pt"/>
    </style:style>
    <style:style style:name="T2330" style:parent-style-name="SourceText" style:family="text">
      <style:text-properties style:font-name="Tahoma" fo:color="#F8F8F2" fo:font-size="12pt" style:font-size-asian="12pt" style:font-size-complex="12pt"/>
    </style:style>
    <style:style style:name="T2331" style:parent-style-name="SourceText" style:family="text">
      <style:text-properties style:font-name="Tahoma" fo:color="#A6E22E" fo:font-size="12pt" style:font-size-asian="12pt" style:font-size-complex="12pt"/>
    </style:style>
    <style:style style:name="T2332" style:parent-style-name="SourceText" style:family="text">
      <style:text-properties style:font-name="Tahoma" fo:color="#F8F8F2" fo:font-size="12pt" style:font-size-asian="12pt" style:font-size-complex="12pt"/>
    </style:style>
    <style:style style:name="T2333" style:parent-style-name="SourceText" style:family="text">
      <style:text-properties style:font-name="Tahoma" fo:color="#A6E22E" fo:font-size="12pt" style:font-size-asian="12pt" style:font-size-complex="12pt"/>
    </style:style>
    <style:style style:name="T2334" style:parent-style-name="SourceText" style:family="text">
      <style:text-properties style:font-name="Tahoma" fo:color="#F8F8F2" fo:font-size="12pt" style:font-size-asian="12pt" style:font-size-complex="12pt"/>
    </style:style>
    <style:style style:name="T2335" style:parent-style-name="SourceText" style:family="text">
      <style:text-properties style:font-name="Tahoma" fo:color="#A6E22E" fo:font-size="12pt" style:font-size-asian="12pt" style:font-size-complex="12pt"/>
    </style:style>
    <style:style style:name="T2336" style:parent-style-name="SourceText" style:family="text">
      <style:text-properties style:font-name="Tahoma" fo:color="#F8F8F2" fo:font-size="12pt" style:font-size-asian="12pt" style:font-size-complex="12pt"/>
    </style:style>
    <style:style style:name="T2337" style:parent-style-name="SourceText" style:family="text">
      <style:text-properties style:font-name="Tahoma" fo:color="#A6E22E" fo:font-size="12pt" style:font-size-asian="12pt" style:font-size-complex="12pt"/>
    </style:style>
    <style:style style:name="T2338" style:parent-style-name="SourceText" style:family="text">
      <style:text-properties style:font-name="Tahoma" fo:color="#F8F8F2" fo:font-size="12pt" style:font-size-asian="12pt" style:font-size-complex="12pt"/>
    </style:style>
    <style:style style:name="T2339" style:parent-style-name="SourceText" style:family="text">
      <style:text-properties style:font-name="Tahoma" fo:color="#A6E22E" fo:font-size="12pt" style:font-size-asian="12pt" style:font-size-complex="12pt"/>
    </style:style>
    <style:style style:name="T2340" style:parent-style-name="SourceText" style:family="text">
      <style:text-properties style:font-name="Tahoma" fo:color="#F8F8F2" fo:font-size="12pt" style:font-size-asian="12pt" style:font-size-complex="12pt"/>
    </style:style>
    <style:style style:name="T2341" style:parent-style-name="SourceText" style:family="text">
      <style:text-properties style:font-name="Tahoma" fo:color="#FF4689" fo:font-size="12pt" style:font-size-asian="12pt" style:font-size-complex="12pt"/>
    </style:style>
    <style:style style:name="T2342" style:parent-style-name="SourceText" style:family="text">
      <style:text-properties style:font-name="Tahoma" fo:color="#ED007E" fo:font-size="12pt" style:font-size-asian="12pt" style:font-size-complex="12pt" fo:background-color="#1E0010"/>
    </style:style>
    <style:style style:name="P2343" style:parent-style-name="PreformattedText" style:family="paragraph">
      <style:paragraph-properties fo:background-color="#272822">
        <style:background-fill draw:fill="solid" draw:fill-color="#272822"/>
      </style:paragraph-properties>
    </style:style>
    <style:style style:name="T2344" style:parent-style-name="SourceText" style:family="text">
      <style:text-properties style:font-name="Tahoma" fo:color="#F8F8F2" fo:font-size="12pt" style:font-size-asian="12pt" style:font-size-complex="12pt"/>
    </style:style>
    <style:style style:name="T2345" style:parent-style-name="SourceText" style:family="text">
      <style:text-properties style:font-name="Tahoma" fo:color="#FF4689" fo:font-size="12pt" style:font-size-asian="12pt" style:font-size-complex="12pt"/>
    </style:style>
    <style:style style:name="T2346" style:parent-style-name="SourceText" style:family="text">
      <style:text-properties style:font-name="Tahoma" fo:color="#A6E22E" fo:font-size="12pt" style:font-size-asian="12pt" style:font-size-complex="12pt"/>
    </style:style>
    <style:style style:name="T2347" style:parent-style-name="SourceText" style:family="text">
      <style:text-properties style:font-name="Tahoma" fo:color="#F8F8F2" fo:font-size="12pt" style:font-size-asian="12pt" style:font-size-complex="12pt"/>
    </style:style>
    <style:style style:name="T2348" style:parent-style-name="SourceText" style:family="text">
      <style:text-properties style:font-name="Tahoma" fo:color="#A6E22E" fo:font-size="12pt" style:font-size-asian="12pt" style:font-size-complex="12pt"/>
    </style:style>
    <style:style style:name="T2349" style:parent-style-name="SourceText" style:family="text">
      <style:text-properties style:font-name="Tahoma" fo:color="#FF4689" fo:font-size="12pt" style:font-size-asian="12pt" style:font-size-complex="12pt"/>
    </style:style>
    <style:style style:name="T2350" style:parent-style-name="SourceText" style:family="text">
      <style:text-properties style:font-name="Tahoma" fo:color="#E6DB74" fo:font-size="12pt" style:font-size-asian="12pt" style:font-size-complex="12pt"/>
    </style:style>
    <style:style style:name="T2351" style:parent-style-name="SourceText" style:family="text">
      <style:text-properties style:font-name="Tahoma" fo:color="#FF4689" fo:font-size="12pt" style:font-size-asian="12pt" style:font-size-complex="12pt"/>
    </style:style>
    <style:style style:name="T2352" style:parent-style-name="SourceText" style:family="text">
      <style:text-properties style:font-name="Tahoma" fo:color="#A6E22E" fo:font-size="12pt" style:font-size-asian="12pt" style:font-size-complex="12pt"/>
    </style:style>
    <style:style style:name="T2353" style:parent-style-name="SourceText" style:family="text">
      <style:text-properties style:font-name="Tahoma" fo:color="#F8F8F2" fo:font-size="12pt" style:font-size-asian="12pt" style:font-size-complex="12pt"/>
    </style:style>
    <style:style style:name="T2354" style:parent-style-name="SourceText" style:family="text">
      <style:text-properties style:font-name="Tahoma" fo:color="#A6E22E" fo:font-size="12pt" style:font-size-asian="12pt" style:font-size-complex="12pt"/>
    </style:style>
    <style:style style:name="T2355" style:parent-style-name="SourceText" style:family="text">
      <style:text-properties style:font-name="Tahoma" fo:color="#F8F8F2" fo:font-size="12pt" style:font-size-asian="12pt" style:font-size-complex="12pt"/>
    </style:style>
    <style:style style:name="T2356" style:parent-style-name="SourceText" style:family="text">
      <style:text-properties style:font-name="Tahoma" fo:color="#A6E22E" fo:font-size="12pt" style:font-size-asian="12pt" style:font-size-complex="12pt"/>
    </style:style>
    <style:style style:name="T2357" style:parent-style-name="SourceText" style:family="text">
      <style:text-properties style:font-name="Tahoma" fo:color="#F8F8F2" fo:font-size="12pt" style:font-size-asian="12pt" style:font-size-complex="12pt"/>
    </style:style>
    <style:style style:name="T2358" style:parent-style-name="SourceText" style:family="text">
      <style:text-properties style:font-name="Tahoma" fo:color="#A6E22E" fo:font-size="12pt" style:font-size-asian="12pt" style:font-size-complex="12pt"/>
    </style:style>
    <style:style style:name="T2359" style:parent-style-name="SourceText" style:family="text">
      <style:text-properties style:font-name="Tahoma" fo:color="#F8F8F2" fo:font-size="12pt" style:font-size-asian="12pt" style:font-size-complex="12pt"/>
    </style:style>
    <style:style style:name="T2360" style:parent-style-name="SourceText" style:family="text">
      <style:text-properties style:font-name="Tahoma" fo:color="#A6E22E" fo:font-size="12pt" style:font-size-asian="12pt" style:font-size-complex="12pt"/>
    </style:style>
    <style:style style:name="T2361" style:parent-style-name="SourceText" style:family="text">
      <style:text-properties style:font-name="Tahoma" fo:color="#F8F8F2" fo:font-size="12pt" style:font-size-asian="12pt" style:font-size-complex="12pt"/>
    </style:style>
    <style:style style:name="T2362" style:parent-style-name="SourceText" style:family="text">
      <style:text-properties style:font-name="Tahoma" fo:color="#A6E22E" fo:font-size="12pt" style:font-size-asian="12pt" style:font-size-complex="12pt"/>
    </style:style>
    <style:style style:name="T2363" style:parent-style-name="SourceText" style:family="text">
      <style:text-properties style:font-name="Tahoma" fo:color="#FF4689" fo:font-size="12pt" style:font-size-asian="12pt" style:font-size-complex="12pt"/>
    </style:style>
    <style:style style:name="T2364" style:parent-style-name="SourceText" style:family="text">
      <style:text-properties style:font-name="Tahoma" fo:color="#ED007E" fo:font-size="12pt" style:font-size-asian="12pt" style:font-size-complex="12pt" fo:background-color="#1E0010"/>
    </style:style>
    <style:style style:name="P2365" style:parent-style-name="PreformattedText" style:family="paragraph">
      <style:paragraph-properties fo:background-color="#272822">
        <style:background-fill draw:fill="solid" draw:fill-color="#272822"/>
      </style:paragraph-properties>
    </style:style>
    <style:style style:name="T2366" style:parent-style-name="SourceText" style:family="text">
      <style:text-properties style:font-name="Tahoma" fo:color="#F8F8F2" fo:font-size="12pt" style:font-size-asian="12pt" style:font-size-complex="12pt"/>
    </style:style>
    <style:style style:name="T2367" style:parent-style-name="SourceText" style:family="text">
      <style:text-properties style:font-name="Tahoma" fo:color="#FF4689" fo:font-size="12pt" style:font-size-asian="12pt" style:font-size-complex="12pt"/>
    </style:style>
    <style:style style:name="T2368" style:parent-style-name="SourceText" style:family="text">
      <style:text-properties style:font-name="Tahoma" fo:color="#A6E22E" fo:font-size="12pt" style:font-size-asian="12pt" style:font-size-complex="12pt"/>
    </style:style>
    <style:style style:name="T2369" style:parent-style-name="SourceText" style:family="text">
      <style:text-properties style:font-name="Tahoma" fo:color="#F8F8F2" fo:font-size="12pt" style:font-size-asian="12pt" style:font-size-complex="12pt"/>
    </style:style>
    <style:style style:name="T2370" style:parent-style-name="SourceText" style:family="text">
      <style:text-properties style:font-name="Tahoma" fo:color="#A6E22E" fo:font-size="12pt" style:font-size-asian="12pt" style:font-size-complex="12pt"/>
    </style:style>
    <style:style style:name="T2371" style:parent-style-name="SourceText" style:family="text">
      <style:text-properties style:font-name="Tahoma" fo:color="#FF4689" fo:font-size="12pt" style:font-size-asian="12pt" style:font-size-complex="12pt"/>
    </style:style>
    <style:style style:name="T2372" style:parent-style-name="SourceText" style:family="text">
      <style:text-properties style:font-name="Tahoma" fo:color="#E6DB74" fo:font-size="12pt" style:font-size-asian="12pt" style:font-size-complex="12pt"/>
    </style:style>
    <style:style style:name="T2373" style:parent-style-name="SourceText" style:family="text">
      <style:text-properties style:font-name="Tahoma" fo:color="#FF4689" fo:font-size="12pt" style:font-size-asian="12pt" style:font-size-complex="12pt"/>
    </style:style>
    <style:style style:name="T2374" style:parent-style-name="SourceText" style:family="text">
      <style:text-properties style:font-name="Tahoma" fo:color="#A6E22E" fo:font-size="12pt" style:font-size-asian="12pt" style:font-size-complex="12pt"/>
    </style:style>
    <style:style style:name="T2375" style:parent-style-name="SourceText" style:family="text">
      <style:text-properties style:font-name="Tahoma" fo:color="#F8F8F2" fo:font-size="12pt" style:font-size-asian="12pt" style:font-size-complex="12pt"/>
    </style:style>
    <style:style style:name="T2376" style:parent-style-name="SourceText" style:family="text">
      <style:text-properties style:font-name="Tahoma" fo:color="#A6E22E" fo:font-size="12pt" style:font-size-asian="12pt" style:font-size-complex="12pt"/>
    </style:style>
    <style:style style:name="T2377" style:parent-style-name="SourceText" style:family="text">
      <style:text-properties style:font-name="Tahoma" fo:color="#F8F8F2" fo:font-size="12pt" style:font-size-asian="12pt" style:font-size-complex="12pt"/>
    </style:style>
    <style:style style:name="T2378" style:parent-style-name="SourceText" style:family="text">
      <style:text-properties style:font-name="Tahoma" fo:color="#A6E22E" fo:font-size="12pt" style:font-size-asian="12pt" style:font-size-complex="12pt"/>
    </style:style>
    <style:style style:name="T2379" style:parent-style-name="SourceText" style:family="text">
      <style:text-properties style:font-name="Tahoma" fo:color="#F8F8F2" fo:font-size="12pt" style:font-size-asian="12pt" style:font-size-complex="12pt"/>
    </style:style>
    <style:style style:name="T2380" style:parent-style-name="SourceText" style:family="text">
      <style:text-properties style:font-name="Tahoma" fo:color="#A6E22E" fo:font-size="12pt" style:font-size-asian="12pt" style:font-size-complex="12pt"/>
    </style:style>
    <style:style style:name="T2381" style:parent-style-name="SourceText" style:family="text">
      <style:text-properties style:font-name="Tahoma" fo:color="#F8F8F2" fo:font-size="12pt" style:font-size-asian="12pt" style:font-size-complex="12pt"/>
    </style:style>
    <style:style style:name="T2382" style:parent-style-name="SourceText" style:family="text">
      <style:text-properties style:font-name="Tahoma" fo:color="#A6E22E" fo:font-size="12pt" style:font-size-asian="12pt" style:font-size-complex="12pt"/>
    </style:style>
    <style:style style:name="T2383" style:parent-style-name="SourceText" style:family="text">
      <style:text-properties style:font-name="Tahoma" fo:color="#F8F8F2" fo:font-size="12pt" style:font-size-asian="12pt" style:font-size-complex="12pt"/>
    </style:style>
    <style:style style:name="T2384" style:parent-style-name="SourceText" style:family="text">
      <style:text-properties style:font-name="Tahoma" fo:color="#A6E22E" fo:font-size="12pt" style:font-size-asian="12pt" style:font-size-complex="12pt"/>
    </style:style>
    <style:style style:name="T2385" style:parent-style-name="SourceText" style:family="text">
      <style:text-properties style:font-name="Tahoma" fo:color="#FF4689" fo:font-size="12pt" style:font-size-asian="12pt" style:font-size-complex="12pt"/>
    </style:style>
    <style:style style:name="T2386" style:parent-style-name="SourceText" style:family="text">
      <style:text-properties style:font-name="Tahoma" fo:color="#ED007E" fo:font-size="12pt" style:font-size-asian="12pt" style:font-size-complex="12pt" fo:background-color="#1E0010"/>
    </style:style>
    <style:style style:name="P2387"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388" style:parent-style-name="PreformattedText" style:family="paragraph">
      <style:paragraph-properties fo:background-color="#272822">
        <style:background-fill draw:fill="solid" draw:fill-color="#272822"/>
      </style:paragraph-properties>
    </style:style>
    <style:style style:name="T2389" style:parent-style-name="SourceText" style:family="text">
      <style:text-properties style:font-name="Tahoma" fo:color="#F8F8F2" fo:font-size="12pt" style:font-size-asian="12pt" style:font-size-complex="12pt"/>
    </style:style>
    <style:style style:name="T2390" style:parent-style-name="SourceText" style:family="text">
      <style:text-properties style:font-name="Tahoma" fo:color="#FF4689" fo:font-size="12pt" style:font-size-asian="12pt" style:font-size-complex="12pt"/>
    </style:style>
    <style:style style:name="T2391" style:parent-style-name="SourceText" style:family="text">
      <style:text-properties style:font-name="Tahoma" fo:color="#A6E22E" fo:font-size="12pt" style:font-size-asian="12pt" style:font-size-complex="12pt"/>
    </style:style>
    <style:style style:name="T2392" style:parent-style-name="SourceText" style:family="text">
      <style:text-properties style:font-name="Tahoma" fo:color="#FF4689" fo:font-size="12pt" style:font-size-asian="12pt" style:font-size-complex="12pt"/>
    </style:style>
    <style:style style:name="P2393" style:parent-style-name="PreformattedText" style:family="paragraph">
      <style:paragraph-properties fo:background-color="#272822">
        <style:background-fill draw:fill="solid" draw:fill-color="#272822"/>
      </style:paragraph-properties>
    </style:style>
    <style:style style:name="T2394" style:parent-style-name="SourceText" style:family="text">
      <style:text-properties style:font-name="Tahoma" fo:color="#F8F8F2" fo:font-size="12pt" style:font-size-asian="12pt" style:font-size-complex="12pt"/>
    </style:style>
    <style:style style:name="T2395" style:parent-style-name="SourceText" style:family="text">
      <style:text-properties style:font-name="Tahoma" fo:color="#959077" fo:font-size="12pt" style:font-size-asian="12pt" style:font-size-complex="12pt"/>
    </style:style>
    <style:style style:name="P2396" style:parent-style-name="PreformattedText" style:family="paragraph">
      <style:paragraph-properties fo:background-color="#272822">
        <style:background-fill draw:fill="solid" draw:fill-color="#272822"/>
      </style:paragraph-properties>
    </style:style>
    <style:style style:name="T2397" style:parent-style-name="SourceText" style:family="text">
      <style:text-properties style:font-name="Tahoma" fo:color="#F8F8F2" fo:font-size="12pt" style:font-size-asian="12pt" style:font-size-complex="12pt"/>
    </style:style>
    <style:style style:name="T2398" style:parent-style-name="SourceText" style:family="text">
      <style:text-properties style:font-name="Tahoma" fo:color="#66D9EF" fo:font-size="12pt" style:font-size-asian="12pt" style:font-size-complex="12pt"/>
    </style:style>
    <style:style style:name="T2399" style:parent-style-name="SourceText" style:family="text">
      <style:text-properties style:font-name="Tahoma" fo:color="#F8F8F2" fo:font-size="12pt" style:font-size-asian="12pt" style:font-size-complex="12pt"/>
    </style:style>
    <style:style style:name="T2400" style:parent-style-name="SourceText" style:family="text">
      <style:text-properties style:font-name="Tahoma" fo:color="#A6E22E" fo:font-size="12pt" style:font-size-asian="12pt" style:font-size-complex="12pt"/>
    </style:style>
    <style:style style:name="T2401" style:parent-style-name="SourceText" style:family="text">
      <style:text-properties style:font-name="Tahoma" fo:color="#F8F8F2" fo:font-size="12pt" style:font-size-asian="12pt" style:font-size-complex="12pt"/>
    </style:style>
    <style:style style:name="P2402" style:parent-style-name="PreformattedText" style:family="paragraph">
      <style:paragraph-properties fo:background-color="#272822">
        <style:background-fill draw:fill="solid" draw:fill-color="#272822"/>
      </style:paragraph-properties>
    </style:style>
    <style:style style:name="T2403" style:parent-style-name="SourceText" style:family="text">
      <style:text-properties style:font-name="Tahoma" fo:color="#F8F8F2" fo:font-size="12pt" style:font-size-asian="12pt" style:font-size-complex="12pt"/>
    </style:style>
    <style:style style:name="T2404" style:parent-style-name="SourceText" style:family="text">
      <style:text-properties style:font-name="Tahoma" fo:color="#66D9EF" fo:font-size="12pt" style:font-size-asian="12pt" style:font-size-complex="12pt"/>
    </style:style>
    <style:style style:name="T2405" style:parent-style-name="SourceText" style:family="text">
      <style:text-properties style:font-name="Tahoma" fo:color="#F8F8F2" fo:font-size="12pt" style:font-size-asian="12pt" style:font-size-complex="12pt"/>
    </style:style>
    <style:style style:name="T2406" style:parent-style-name="SourceText" style:family="text">
      <style:text-properties style:font-name="Tahoma" fo:color="#A6E22E" fo:font-size="12pt" style:font-size-asian="12pt" style:font-size-complex="12pt"/>
    </style:style>
    <style:style style:name="T2407" style:parent-style-name="SourceText" style:family="text">
      <style:text-properties style:font-name="Tahoma" fo:color="#F8F8F2" fo:font-size="12pt" style:font-size-asian="12pt" style:font-size-complex="12pt"/>
    </style:style>
    <style:style style:name="T2408" style:parent-style-name="SourceText" style:family="text">
      <style:text-properties style:font-name="Tahoma" fo:color="#FF4689" fo:font-size="12pt" style:font-size-asian="12pt" style:font-size-complex="12pt"/>
    </style:style>
    <style:style style:name="T2409" style:parent-style-name="SourceText" style:family="text">
      <style:text-properties style:font-name="Tahoma" fo:color="#F8F8F2" fo:font-size="12pt" style:font-size-asian="12pt" style:font-size-complex="12pt"/>
    </style:style>
    <style:style style:name="T2410" style:parent-style-name="SourceText" style:family="text">
      <style:text-properties style:font-name="Tahoma" fo:color="#A6E22E" fo:font-size="12pt" style:font-size-asian="12pt" style:font-size-complex="12pt"/>
    </style:style>
    <style:style style:name="T2411" style:parent-style-name="SourceText" style:family="text">
      <style:text-properties style:font-name="Tahoma" fo:color="#F8F8F2" fo:font-size="12pt" style:font-size-asian="12pt" style:font-size-complex="12pt"/>
    </style:style>
    <style:style style:name="T2412" style:parent-style-name="SourceText" style:family="text">
      <style:text-properties style:font-name="Tahoma" fo:color="#FF4689" fo:font-size="12pt" style:font-size-asian="12pt" style:font-size-complex="12pt"/>
    </style:style>
    <style:style style:name="T2413" style:parent-style-name="SourceText" style:family="text">
      <style:text-properties style:font-name="Tahoma" fo:color="#F8F8F2" fo:font-size="12pt" style:font-size-asian="12pt" style:font-size-complex="12pt"/>
    </style:style>
    <style:style style:name="T2414" style:parent-style-name="SourceText" style:family="text">
      <style:text-properties style:font-name="Tahoma" fo:color="#E6DB74" fo:font-size="12pt" style:font-size-asian="12pt" style:font-size-complex="12pt"/>
    </style:style>
    <style:style style:name="T2415" style:parent-style-name="SourceText" style:family="text">
      <style:text-properties style:font-name="Tahoma" fo:color="#F8F8F2" fo:font-size="12pt" style:font-size-asian="12pt" style:font-size-complex="12pt"/>
    </style:style>
    <style:style style:name="P2416" style:parent-style-name="PreformattedText" style:family="paragraph">
      <style:paragraph-properties fo:background-color="#272822">
        <style:background-fill draw:fill="solid" draw:fill-color="#272822"/>
      </style:paragraph-properties>
    </style:style>
    <style:style style:name="T2417" style:parent-style-name="SourceText" style:family="text">
      <style:text-properties style:font-name="Tahoma" fo:color="#F8F8F2" fo:font-size="12pt" style:font-size-asian="12pt" style:font-size-complex="12pt"/>
    </style:style>
    <style:style style:name="T2418" style:parent-style-name="SourceText" style:family="text">
      <style:text-properties style:font-name="Tahoma" fo:color="#A6E22E" fo:font-size="12pt" style:font-size-asian="12pt" style:font-size-complex="12pt"/>
    </style:style>
    <style:style style:name="T2419" style:parent-style-name="SourceText" style:family="text">
      <style:text-properties style:font-name="Tahoma" fo:color="#F8F8F2" fo:font-size="12pt" style:font-size-asian="12pt" style:font-size-complex="12pt"/>
    </style:style>
    <style:style style:name="T2420" style:parent-style-name="SourceText" style:family="text">
      <style:text-properties style:font-name="Tahoma" fo:color="#E6DB74" fo:font-size="12pt" style:font-size-asian="12pt" style:font-size-complex="12pt"/>
    </style:style>
    <style:style style:name="T2421" style:parent-style-name="SourceText" style:family="text">
      <style:text-properties style:font-name="Tahoma" fo:color="#F8F8F2" fo:font-size="12pt" style:font-size-asian="12pt" style:font-size-complex="12pt"/>
    </style:style>
    <style:style style:name="T2422" style:parent-style-name="SourceText" style:family="text">
      <style:text-properties style:font-name="Tahoma" fo:color="#A6E22E" fo:font-size="12pt" style:font-size-asian="12pt" style:font-size-complex="12pt"/>
    </style:style>
    <style:style style:name="T2423" style:parent-style-name="SourceText" style:family="text">
      <style:text-properties style:font-name="Tahoma" fo:color="#F8F8F2" fo:font-size="12pt" style:font-size-asian="12pt" style:font-size-complex="12pt"/>
    </style:style>
    <style:style style:name="T2424" style:parent-style-name="SourceText" style:family="text">
      <style:text-properties style:font-name="Tahoma" fo:color="#FF4689" fo:font-size="12pt" style:font-size-asian="12pt" style:font-size-complex="12pt"/>
    </style:style>
    <style:style style:name="T2425" style:parent-style-name="SourceText" style:family="text">
      <style:text-properties style:font-name="Tahoma" fo:color="#F8F8F2" fo:font-size="12pt" style:font-size-asian="12pt" style:font-size-complex="12pt"/>
    </style:style>
    <style:style style:name="T2426" style:parent-style-name="SourceText" style:family="text">
      <style:text-properties style:font-name="Tahoma" fo:color="#A6E22E" fo:font-size="12pt" style:font-size-asian="12pt" style:font-size-complex="12pt"/>
    </style:style>
    <style:style style:name="T2427" style:parent-style-name="SourceText" style:family="text">
      <style:text-properties style:font-name="Tahoma" fo:color="#F8F8F2" fo:font-size="12pt" style:font-size-asian="12pt" style:font-size-complex="12pt"/>
    </style:style>
    <style:style style:name="P2428" style:parent-style-name="PreformattedText" style:family="paragraph">
      <style:paragraph-properties fo:background-color="#272822">
        <style:background-fill draw:fill="solid" draw:fill-color="#272822"/>
      </style:paragraph-properties>
    </style:style>
    <style:style style:name="T2429" style:parent-style-name="SourceText" style:family="text">
      <style:text-properties style:font-name="Tahoma" fo:color="#F8F8F2" fo:font-size="12pt" style:font-size-asian="12pt" style:font-size-complex="12pt"/>
    </style:style>
    <style:style style:name="P2430"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431" style:parent-style-name="PreformattedText" style:family="paragraph">
      <style:paragraph-properties fo:background-color="#272822">
        <style:background-fill draw:fill="solid" draw:fill-color="#272822"/>
      </style:paragraph-properties>
    </style:style>
    <style:style style:name="T2432" style:parent-style-name="SourceText" style:family="text">
      <style:text-properties style:font-name="Tahoma" fo:color="#F8F8F2" fo:font-size="12pt" style:font-size-asian="12pt" style:font-size-complex="12pt"/>
    </style:style>
    <style:style style:name="T2433" style:parent-style-name="SourceText" style:family="text">
      <style:text-properties style:font-name="Tahoma" fo:color="#959077" fo:font-size="12pt" style:font-size-asian="12pt" style:font-size-complex="12pt"/>
    </style:style>
    <style:style style:name="P2434" style:parent-style-name="PreformattedText" style:family="paragraph">
      <style:paragraph-properties fo:background-color="#272822">
        <style:background-fill draw:fill="solid" draw:fill-color="#272822"/>
      </style:paragraph-properties>
    </style:style>
    <style:style style:name="T2435" style:parent-style-name="SourceText" style:family="text">
      <style:text-properties style:font-name="Tahoma" fo:color="#F8F8F2" fo:font-size="12pt" style:font-size-asian="12pt" style:font-size-complex="12pt"/>
    </style:style>
    <style:style style:name="T2436" style:parent-style-name="SourceText" style:family="text">
      <style:text-properties style:font-name="Tahoma" fo:color="#66D9EF" fo:font-size="12pt" style:font-size-asian="12pt" style:font-size-complex="12pt"/>
    </style:style>
    <style:style style:name="T2437" style:parent-style-name="SourceText" style:family="text">
      <style:text-properties style:font-name="Tahoma" fo:color="#F8F8F2" fo:font-size="12pt" style:font-size-asian="12pt" style:font-size-complex="12pt"/>
    </style:style>
    <style:style style:name="T2438" style:parent-style-name="SourceText" style:family="text">
      <style:text-properties style:font-name="Tahoma" fo:color="#A6E22E" fo:font-size="12pt" style:font-size-asian="12pt" style:font-size-complex="12pt"/>
    </style:style>
    <style:style style:name="T2439" style:parent-style-name="SourceText" style:family="text">
      <style:text-properties style:font-name="Tahoma" fo:color="#F8F8F2" fo:font-size="12pt" style:font-size-asian="12pt" style:font-size-complex="12pt"/>
    </style:style>
    <style:style style:name="T2440" style:parent-style-name="SourceText" style:family="text">
      <style:text-properties style:font-name="Tahoma" fo:color="#A6E22E" fo:font-size="12pt" style:font-size-asian="12pt" style:font-size-complex="12pt"/>
    </style:style>
    <style:style style:name="T2441" style:parent-style-name="SourceText" style:family="text">
      <style:text-properties style:font-name="Tahoma" fo:color="#F8F8F2" fo:font-size="12pt" style:font-size-asian="12pt" style:font-size-complex="12pt"/>
    </style:style>
    <style:style style:name="P2442" style:parent-style-name="PreformattedText" style:family="paragraph">
      <style:paragraph-properties fo:background-color="#272822">
        <style:background-fill draw:fill="solid" draw:fill-color="#272822"/>
      </style:paragraph-properties>
    </style:style>
    <style:style style:name="T2443" style:parent-style-name="SourceText" style:family="text">
      <style:text-properties style:font-name="Tahoma" fo:color="#F8F8F2" fo:font-size="12pt" style:font-size-asian="12pt" style:font-size-complex="12pt"/>
    </style:style>
    <style:style style:name="T2444" style:parent-style-name="SourceText" style:family="text">
      <style:text-properties style:font-name="Tahoma" fo:color="#A6E22E" fo:font-size="12pt" style:font-size-asian="12pt" style:font-size-complex="12pt"/>
    </style:style>
    <style:style style:name="T2445" style:parent-style-name="SourceText" style:family="text">
      <style:text-properties style:font-name="Tahoma" fo:color="#F8F8F2" fo:font-size="12pt" style:font-size-asian="12pt" style:font-size-complex="12pt"/>
    </style:style>
    <style:style style:name="T2446" style:parent-style-name="SourceText" style:family="text">
      <style:text-properties style:font-name="Tahoma" fo:color="#E6DB74" fo:font-size="12pt" style:font-size-asian="12pt" style:font-size-complex="12pt"/>
    </style:style>
    <style:style style:name="T2447" style:parent-style-name="SourceText" style:family="text">
      <style:text-properties style:font-name="Tahoma" fo:color="#F8F8F2" fo:font-size="12pt" style:font-size-asian="12pt" style:font-size-complex="12pt"/>
    </style:style>
    <style:style style:name="T2448" style:parent-style-name="SourceText" style:family="text">
      <style:text-properties style:font-name="Tahoma" fo:color="#A6E22E" fo:font-size="12pt" style:font-size-asian="12pt" style:font-size-complex="12pt"/>
    </style:style>
    <style:style style:name="T2449" style:parent-style-name="SourceText" style:family="text">
      <style:text-properties style:font-name="Tahoma" fo:color="#F8F8F2" fo:font-size="12pt" style:font-size-asian="12pt" style:font-size-complex="12pt"/>
    </style:style>
    <style:style style:name="T2450" style:parent-style-name="SourceText" style:family="text">
      <style:text-properties style:font-name="Tahoma" fo:color="#FF4689" fo:font-size="12pt" style:font-size-asian="12pt" style:font-size-complex="12pt"/>
    </style:style>
    <style:style style:name="T2451" style:parent-style-name="SourceText" style:family="text">
      <style:text-properties style:font-name="Tahoma" fo:color="#F8F8F2" fo:font-size="12pt" style:font-size-asian="12pt" style:font-size-complex="12pt"/>
    </style:style>
    <style:style style:name="T2452" style:parent-style-name="SourceText" style:family="text">
      <style:text-properties style:font-name="Tahoma" fo:color="#A6E22E" fo:font-size="12pt" style:font-size-asian="12pt" style:font-size-complex="12pt"/>
    </style:style>
    <style:style style:name="T2453" style:parent-style-name="SourceText" style:family="text">
      <style:text-properties style:font-name="Tahoma" fo:color="#F8F8F2" fo:font-size="12pt" style:font-size-asian="12pt" style:font-size-complex="12pt"/>
    </style:style>
    <style:style style:name="P2454" style:parent-style-name="PreformattedText" style:family="paragraph">
      <style:paragraph-properties fo:background-color="#272822">
        <style:background-fill draw:fill="solid" draw:fill-color="#272822"/>
      </style:paragraph-properties>
    </style:style>
    <style:style style:name="T2455" style:parent-style-name="SourceText" style:family="text">
      <style:text-properties style:font-name="Tahoma" fo:color="#F8F8F2" fo:font-size="12pt" style:font-size-asian="12pt" style:font-size-complex="12pt"/>
    </style:style>
    <style:style style:name="P2456"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457" style:parent-style-name="PreformattedText" style:family="paragraph">
      <style:paragraph-properties fo:background-color="#272822">
        <style:background-fill draw:fill="solid" draw:fill-color="#272822"/>
      </style:paragraph-properties>
    </style:style>
    <style:style style:name="T2458" style:parent-style-name="SourceText" style:family="text">
      <style:text-properties style:font-name="Tahoma" fo:color="#F8F8F2" fo:font-size="12pt" style:font-size-asian="12pt" style:font-size-complex="12pt"/>
    </style:style>
    <style:style style:name="T2459" style:parent-style-name="SourceText" style:family="text">
      <style:text-properties style:font-name="Tahoma" fo:color="#959077" fo:font-size="12pt" style:font-size-asian="12pt" style:font-size-complex="12pt"/>
    </style:style>
    <style:style style:name="P2460" style:parent-style-name="PreformattedText" style:family="paragraph">
      <style:paragraph-properties fo:background-color="#272822">
        <style:background-fill draw:fill="solid" draw:fill-color="#272822"/>
      </style:paragraph-properties>
    </style:style>
    <style:style style:name="T2461" style:parent-style-name="SourceText" style:family="text">
      <style:text-properties style:font-name="Tahoma" fo:color="#F8F8F2" fo:font-size="12pt" style:font-size-asian="12pt" style:font-size-complex="12pt"/>
    </style:style>
    <style:style style:name="T2462" style:parent-style-name="SourceText" style:family="text">
      <style:text-properties style:font-name="Tahoma" fo:color="#A6E22E" fo:font-size="12pt" style:font-size-asian="12pt" style:font-size-complex="12pt"/>
    </style:style>
    <style:style style:name="T2463" style:parent-style-name="SourceText" style:family="text">
      <style:text-properties style:font-name="Tahoma" fo:color="#F8F8F2" fo:font-size="12pt" style:font-size-asian="12pt" style:font-size-complex="12pt"/>
    </style:style>
    <style:style style:name="T2464" style:parent-style-name="SourceText" style:family="text">
      <style:text-properties style:font-name="Tahoma" fo:color="#E6DB74" fo:font-size="12pt" style:font-size-asian="12pt" style:font-size-complex="12pt"/>
    </style:style>
    <style:style style:name="T2465" style:parent-style-name="SourceText" style:family="text">
      <style:text-properties style:font-name="Tahoma" fo:color="#F8F8F2" fo:font-size="12pt" style:font-size-asian="12pt" style:font-size-complex="12pt"/>
    </style:style>
    <style:style style:name="T2466" style:parent-style-name="SourceText" style:family="text">
      <style:text-properties style:font-name="Tahoma" fo:color="#A6E22E" fo:font-size="12pt" style:font-size-asian="12pt" style:font-size-complex="12pt"/>
    </style:style>
    <style:style style:name="T2467" style:parent-style-name="SourceText" style:family="text">
      <style:text-properties style:font-name="Tahoma" fo:color="#F8F8F2" fo:font-size="12pt" style:font-size-asian="12pt" style:font-size-complex="12pt"/>
    </style:style>
    <style:style style:name="T2468" style:parent-style-name="SourceText" style:family="text">
      <style:text-properties style:font-name="Tahoma" fo:color="#E6DB74" fo:font-size="12pt" style:font-size-asian="12pt" style:font-size-complex="12pt"/>
    </style:style>
    <style:style style:name="T2469" style:parent-style-name="SourceText" style:family="text">
      <style:text-properties style:font-name="Tahoma" fo:color="#F8F8F2" fo:font-size="12pt" style:font-size-asian="12pt" style:font-size-complex="12pt"/>
    </style:style>
    <style:style style:name="P2470" style:parent-style-name="PreformattedText" style:family="paragraph">
      <style:paragraph-properties fo:background-color="#272822">
        <style:background-fill draw:fill="solid" draw:fill-color="#272822"/>
      </style:paragraph-properties>
    </style:style>
    <style:style style:name="T2471" style:parent-style-name="SourceText" style:family="text">
      <style:text-properties style:font-name="Tahoma" fo:color="#F8F8F2" fo:font-size="12pt" style:font-size-asian="12pt" style:font-size-complex="12pt"/>
    </style:style>
    <style:style style:name="T2472" style:parent-style-name="SourceText" style:family="text">
      <style:text-properties style:font-name="Tahoma" fo:color="#66D9EF" fo:font-size="12pt" style:font-size-asian="12pt" style:font-size-complex="12pt"/>
    </style:style>
    <style:style style:name="T2473" style:parent-style-name="SourceText" style:family="text">
      <style:text-properties style:font-name="Tahoma" fo:color="#F8F8F2" fo:font-size="12pt" style:font-size-asian="12pt" style:font-size-complex="12pt"/>
    </style:style>
    <style:style style:name="T2474" style:parent-style-name="SourceText" style:family="text">
      <style:text-properties style:font-name="Tahoma" fo:color="#A6E22E" fo:font-size="12pt" style:font-size-asian="12pt" style:font-size-complex="12pt"/>
    </style:style>
    <style:style style:name="T2475" style:parent-style-name="SourceText" style:family="text">
      <style:text-properties style:font-name="Tahoma" fo:color="#F8F8F2" fo:font-size="12pt" style:font-size-asian="12pt" style:font-size-complex="12pt"/>
    </style:style>
    <style:style style:name="P2476" style:parent-style-name="PreformattedText" style:family="paragraph">
      <style:paragraph-properties fo:background-color="#272822">
        <style:background-fill draw:fill="solid" draw:fill-color="#272822"/>
      </style:paragraph-properties>
    </style:style>
    <style:style style:name="T2477" style:parent-style-name="SourceText" style:family="text">
      <style:text-properties style:font-name="Tahoma" fo:color="#F8F8F2" fo:font-size="12pt" style:font-size-asian="12pt" style:font-size-complex="12pt"/>
    </style:style>
    <style:style style:name="T2478" style:parent-style-name="SourceText" style:family="text">
      <style:text-properties style:font-name="Tahoma" fo:color="#A6E22E" fo:font-size="12pt" style:font-size-asian="12pt" style:font-size-complex="12pt"/>
    </style:style>
    <style:style style:name="T2479" style:parent-style-name="SourceText" style:family="text">
      <style:text-properties style:font-name="Tahoma" fo:color="#F8F8F2" fo:font-size="12pt" style:font-size-asian="12pt" style:font-size-complex="12pt"/>
    </style:style>
    <style:style style:name="T2480" style:parent-style-name="SourceText" style:family="text">
      <style:text-properties style:font-name="Tahoma" fo:color="#A6E22E" fo:font-size="12pt" style:font-size-asian="12pt" style:font-size-complex="12pt"/>
    </style:style>
    <style:style style:name="T2481" style:parent-style-name="SourceText" style:family="text">
      <style:text-properties style:font-name="Tahoma" fo:color="#F8F8F2" fo:font-size="12pt" style:font-size-asian="12pt" style:font-size-complex="12pt"/>
    </style:style>
    <style:style style:name="T2482" style:parent-style-name="SourceText" style:family="text">
      <style:text-properties style:font-name="Tahoma" fo:color="#E6DB74" fo:font-size="12pt" style:font-size-asian="12pt" style:font-size-complex="12pt"/>
    </style:style>
    <style:style style:name="T2483" style:parent-style-name="SourceText" style:family="text">
      <style:text-properties style:font-name="Tahoma" fo:color="#F8F8F2" fo:font-size="12pt" style:font-size-asian="12pt" style:font-size-complex="12pt"/>
    </style:style>
    <style:style style:name="T2484" style:parent-style-name="SourceText" style:family="text">
      <style:text-properties style:font-name="Tahoma" fo:color="#A6E22E" fo:font-size="12pt" style:font-size-asian="12pt" style:font-size-complex="12pt"/>
    </style:style>
    <style:style style:name="T2485" style:parent-style-name="SourceText" style:family="text">
      <style:text-properties style:font-name="Tahoma" fo:color="#F8F8F2" fo:font-size="12pt" style:font-size-asian="12pt" style:font-size-complex="12pt"/>
    </style:style>
    <style:style style:name="T2486" style:parent-style-name="SourceText" style:family="text">
      <style:text-properties style:font-name="Tahoma" fo:color="#A6E22E" fo:font-size="12pt" style:font-size-asian="12pt" style:font-size-complex="12pt"/>
    </style:style>
    <style:style style:name="T2487" style:parent-style-name="SourceText" style:family="text">
      <style:text-properties style:font-name="Tahoma" fo:color="#F8F8F2" fo:font-size="12pt" style:font-size-asian="12pt" style:font-size-complex="12pt"/>
    </style:style>
    <style:style style:name="P2488" style:parent-style-name="PreformattedText" style:family="paragraph">
      <style:paragraph-properties fo:background-color="#272822">
        <style:background-fill draw:fill="solid" draw:fill-color="#272822"/>
      </style:paragraph-properties>
    </style:style>
    <style:style style:name="T2489" style:parent-style-name="SourceText" style:family="text">
      <style:text-properties style:font-name="Tahoma" fo:color="#F8F8F2" fo:font-size="12pt" style:font-size-asian="12pt" style:font-size-complex="12pt"/>
    </style:style>
    <style:style style:name="P2490" style:parent-style-name="PreformattedText" style:family="paragraph">
      <style:paragraph-properties fo:background-color="#272822">
        <style:background-fill draw:fill="solid" draw:fill-color="#272822"/>
      </style:paragraph-properties>
    </style:style>
    <style:style style:name="T2491" style:parent-style-name="SourceText" style:family="text">
      <style:text-properties style:font-name="Tahoma" fo:color="#F8F8F2" fo:font-size="12pt" style:font-size-asian="12pt" style:font-size-complex="12pt"/>
    </style:style>
    <style:style style:name="P2492" style:parent-style-name="PreformattedText" style:family="paragraph">
      <style:paragraph-properties fo:background-color="#272822">
        <style:background-fill draw:fill="solid" draw:fill-color="#272822"/>
      </style:paragraph-properties>
      <style:text-properties style:font-name="Tahoma" fo:color="#F8F8F2" fo:font-size="12pt" style:font-size-asian="12pt" style:font-size-complex="12pt"/>
    </style:style>
    <style:style style:name="P2493" style:parent-style-name="PreformattedText" style:family="paragraph">
      <style:paragraph-properties fo:background-color="#272822">
        <style:background-fill draw:fill="solid" draw:fill-color="#272822"/>
      </style:paragraph-properties>
    </style:style>
    <style:style style:name="T2494" style:parent-style-name="SourceText" style:family="text">
      <style:text-properties style:font-name="Tahoma" fo:color="#F8F8F2" fo:font-size="12pt" style:font-size-asian="12pt" style:font-size-complex="12pt"/>
    </style:style>
    <style:style style:name="T2495" style:parent-style-name="SourceText" style:family="text">
      <style:text-properties style:font-name="Tahoma" fo:color="#959077" fo:font-size="12pt" style:font-size-asian="12pt" style:font-size-complex="12pt"/>
    </style:style>
    <style:style style:name="P2496" style:parent-style-name="PreformattedText" style:family="paragraph">
      <style:paragraph-properties fo:background-color="#272822">
        <style:background-fill draw:fill="solid" draw:fill-color="#272822"/>
      </style:paragraph-properties>
    </style:style>
    <style:style style:name="T2497" style:parent-style-name="SourceText" style:family="text">
      <style:text-properties style:font-name="Tahoma" fo:color="#F8F8F2" fo:font-size="12pt" style:font-size-asian="12pt" style:font-size-complex="12pt"/>
    </style:style>
    <style:style style:name="T2498" style:parent-style-name="SourceText" style:family="text">
      <style:text-properties style:font-name="Tahoma" fo:color="#A6E22E" fo:font-size="12pt" style:font-size-asian="12pt" style:font-size-complex="12pt"/>
    </style:style>
    <style:style style:name="T2499" style:parent-style-name="SourceText" style:family="text">
      <style:text-properties style:font-name="Tahoma" fo:color="#F8F8F2" fo:font-size="12pt" style:font-size-asian="12pt" style:font-size-complex="12pt"/>
    </style:style>
    <style:style style:name="T2500" style:parent-style-name="SourceText" style:family="text">
      <style:text-properties style:font-name="Tahoma" fo:color="#E6DB74" fo:font-size="12pt" style:font-size-asian="12pt" style:font-size-complex="12pt"/>
    </style:style>
    <style:style style:name="T2501" style:parent-style-name="SourceText" style:family="text">
      <style:text-properties style:font-name="Tahoma" fo:color="#F8F8F2" fo:font-size="12pt" style:font-size-asian="12pt" style:font-size-complex="12pt"/>
    </style:style>
    <style:style style:name="T2502" style:parent-style-name="SourceText" style:family="text">
      <style:text-properties style:font-name="Tahoma" fo:color="#A6E22E" fo:font-size="12pt" style:font-size-asian="12pt" style:font-size-complex="12pt"/>
    </style:style>
    <style:style style:name="T2503" style:parent-style-name="SourceText" style:family="text">
      <style:text-properties style:font-name="Tahoma" fo:color="#F8F8F2" fo:font-size="12pt" style:font-size-asian="12pt" style:font-size-complex="12pt"/>
    </style:style>
    <style:style style:name="T2504" style:parent-style-name="SourceText" style:family="text">
      <style:text-properties style:font-name="Tahoma" fo:color="#E6DB74" fo:font-size="12pt" style:font-size-asian="12pt" style:font-size-complex="12pt"/>
    </style:style>
    <style:style style:name="T2505" style:parent-style-name="SourceText" style:family="text">
      <style:text-properties style:font-name="Tahoma" fo:color="#F8F8F2" fo:font-size="12pt" style:font-size-asian="12pt" style:font-size-complex="12pt"/>
    </style:style>
    <style:style style:name="P2506" style:parent-style-name="PreformattedText" style:family="paragraph">
      <style:paragraph-properties fo:background-color="#272822">
        <style:background-fill draw:fill="solid" draw:fill-color="#272822"/>
      </style:paragraph-properties>
    </style:style>
    <style:style style:name="T2507" style:parent-style-name="SourceText" style:family="text">
      <style:text-properties style:font-name="Tahoma" fo:color="#F8F8F2" fo:font-size="12pt" style:font-size-asian="12pt" style:font-size-complex="12pt"/>
    </style:style>
    <style:style style:name="T2508" style:parent-style-name="SourceText" style:family="text">
      <style:text-properties style:font-name="Tahoma" fo:color="#66D9EF" fo:font-size="12pt" style:font-size-asian="12pt" style:font-size-complex="12pt"/>
    </style:style>
    <style:style style:name="T2509" style:parent-style-name="SourceText" style:family="text">
      <style:text-properties style:font-name="Tahoma" fo:color="#F8F8F2" fo:font-size="12pt" style:font-size-asian="12pt" style:font-size-complex="12pt"/>
    </style:style>
    <style:style style:name="T2510" style:parent-style-name="SourceText" style:family="text">
      <style:text-properties style:font-name="Tahoma" fo:color="#A6E22E" fo:font-size="12pt" style:font-size-asian="12pt" style:font-size-complex="12pt"/>
    </style:style>
    <style:style style:name="T2511" style:parent-style-name="SourceText" style:family="text">
      <style:text-properties style:font-name="Tahoma" fo:color="#F8F8F2" fo:font-size="12pt" style:font-size-asian="12pt" style:font-size-complex="12pt"/>
    </style:style>
    <style:style style:name="P2512" style:parent-style-name="PreformattedText" style:family="paragraph">
      <style:paragraph-properties fo:background-color="#272822">
        <style:background-fill draw:fill="solid" draw:fill-color="#272822"/>
      </style:paragraph-properties>
    </style:style>
    <style:style style:name="T2513" style:parent-style-name="SourceText" style:family="text">
      <style:text-properties style:font-name="Tahoma" fo:color="#F8F8F2" fo:font-size="12pt" style:font-size-asian="12pt" style:font-size-complex="12pt"/>
    </style:style>
    <style:style style:name="T2514" style:parent-style-name="SourceText" style:family="text">
      <style:text-properties style:font-name="Tahoma" fo:color="#A6E22E" fo:font-size="12pt" style:font-size-asian="12pt" style:font-size-complex="12pt"/>
    </style:style>
    <style:style style:name="T2515" style:parent-style-name="SourceText" style:family="text">
      <style:text-properties style:font-name="Tahoma" fo:color="#F8F8F2" fo:font-size="12pt" style:font-size-asian="12pt" style:font-size-complex="12pt"/>
    </style:style>
    <style:style style:name="T2516" style:parent-style-name="SourceText" style:family="text">
      <style:text-properties style:font-name="Tahoma" fo:color="#A6E22E" fo:font-size="12pt" style:font-size-asian="12pt" style:font-size-complex="12pt"/>
    </style:style>
    <style:style style:name="T2517" style:parent-style-name="SourceText" style:family="text">
      <style:text-properties style:font-name="Tahoma" fo:color="#F8F8F2" fo:font-size="12pt" style:font-size-asian="12pt" style:font-size-complex="12pt"/>
    </style:style>
    <style:style style:name="T2518" style:parent-style-name="SourceText" style:family="text">
      <style:text-properties style:font-name="Tahoma" fo:color="#A6E22E" fo:font-size="12pt" style:font-size-asian="12pt" style:font-size-complex="12pt"/>
    </style:style>
    <style:style style:name="T2519" style:parent-style-name="SourceText" style:family="text">
      <style:text-properties style:font-name="Tahoma" fo:color="#F8F8F2" fo:font-size="12pt" style:font-size-asian="12pt" style:font-size-complex="12pt"/>
    </style:style>
    <style:style style:name="T2520" style:parent-style-name="SourceText" style:family="text">
      <style:text-properties style:font-name="Tahoma" fo:color="#A6E22E" fo:font-size="12pt" style:font-size-asian="12pt" style:font-size-complex="12pt"/>
    </style:style>
    <style:style style:name="T2521" style:parent-style-name="SourceText" style:family="text">
      <style:text-properties style:font-name="Tahoma" fo:color="#F8F8F2" fo:font-size="12pt" style:font-size-asian="12pt" style:font-size-complex="12pt"/>
    </style:style>
    <style:style style:name="T2522" style:parent-style-name="SourceText" style:family="text">
      <style:text-properties style:font-name="Tahoma" fo:color="#FF4689" fo:font-size="12pt" style:font-size-asian="12pt" style:font-size-complex="12pt"/>
    </style:style>
    <style:style style:name="T2523" style:parent-style-name="SourceText" style:family="text">
      <style:text-properties style:font-name="Tahoma" fo:color="#F8F8F2" fo:font-size="12pt" style:font-size-asian="12pt" style:font-size-complex="12pt"/>
    </style:style>
    <style:style style:name="T2524" style:parent-style-name="SourceText" style:family="text">
      <style:text-properties style:font-name="Tahoma" fo:color="#E6DB74" fo:font-size="12pt" style:font-size-asian="12pt" style:font-size-complex="12pt"/>
    </style:style>
    <style:style style:name="T2525" style:parent-style-name="SourceText" style:family="text">
      <style:text-properties style:font-name="Tahoma" fo:color="#F8F8F2" fo:font-size="12pt" style:font-size-asian="12pt" style:font-size-complex="12pt"/>
    </style:style>
    <style:style style:name="P2526" style:parent-style-name="PreformattedText" style:family="paragraph">
      <style:paragraph-properties fo:background-color="#272822">
        <style:background-fill draw:fill="solid" draw:fill-color="#272822"/>
      </style:paragraph-properties>
    </style:style>
    <style:style style:name="T2527" style:parent-style-name="SourceText" style:family="text">
      <style:text-properties style:font-name="Tahoma" fo:color="#F8F8F2" fo:font-size="12pt" style:font-size-asian="12pt" style:font-size-complex="12pt"/>
    </style:style>
    <style:style style:name="T2528" style:parent-style-name="SourceText" style:family="text">
      <style:text-properties style:font-name="Tahoma" fo:color="#A6E22E" fo:font-size="12pt" style:font-size-asian="12pt" style:font-size-complex="12pt"/>
    </style:style>
    <style:style style:name="T2529" style:parent-style-name="SourceText" style:family="text">
      <style:text-properties style:font-name="Tahoma" fo:color="#F8F8F2" fo:font-size="12pt" style:font-size-asian="12pt" style:font-size-complex="12pt"/>
    </style:style>
    <style:style style:name="T2530" style:parent-style-name="SourceText" style:family="text">
      <style:text-properties style:font-name="Tahoma" fo:color="#A6E22E" fo:font-size="12pt" style:font-size-asian="12pt" style:font-size-complex="12pt"/>
    </style:style>
    <style:style style:name="T2531" style:parent-style-name="SourceText" style:family="text">
      <style:text-properties style:font-name="Tahoma" fo:color="#F8F8F2" fo:font-size="12pt" style:font-size-asian="12pt" style:font-size-complex="12pt"/>
    </style:style>
    <style:style style:name="T2532" style:parent-style-name="SourceText" style:family="text">
      <style:text-properties style:font-name="Tahoma" fo:color="#E6DB74" fo:font-size="12pt" style:font-size-asian="12pt" style:font-size-complex="12pt"/>
    </style:style>
    <style:style style:name="T2533" style:parent-style-name="SourceText" style:family="text">
      <style:text-properties style:font-name="Tahoma" fo:color="#F8F8F2" fo:font-size="12pt" style:font-size-asian="12pt" style:font-size-complex="12pt"/>
    </style:style>
    <style:style style:name="T2534" style:parent-style-name="SourceText" style:family="text">
      <style:text-properties style:font-name="Tahoma" fo:color="#A6E22E" fo:font-size="12pt" style:font-size-asian="12pt" style:font-size-complex="12pt"/>
    </style:style>
    <style:style style:name="T2535" style:parent-style-name="SourceText" style:family="text">
      <style:text-properties style:font-name="Tahoma" fo:color="#F8F8F2" fo:font-size="12pt" style:font-size-asian="12pt" style:font-size-complex="12pt"/>
    </style:style>
    <style:style style:name="T2536" style:parent-style-name="SourceText" style:family="text">
      <style:text-properties style:font-name="Tahoma" fo:color="#FF4689" fo:font-size="12pt" style:font-size-asian="12pt" style:font-size-complex="12pt"/>
    </style:style>
    <style:style style:name="T2537" style:parent-style-name="SourceText" style:family="text">
      <style:text-properties style:font-name="Tahoma" fo:color="#F8F8F2" fo:font-size="12pt" style:font-size-asian="12pt" style:font-size-complex="12pt"/>
    </style:style>
    <style:style style:name="T2538" style:parent-style-name="SourceText" style:family="text">
      <style:text-properties style:font-name="Tahoma" fo:color="#E6DB74" fo:font-size="12pt" style:font-size-asian="12pt" style:font-size-complex="12pt"/>
    </style:style>
    <style:style style:name="T2539" style:parent-style-name="SourceText" style:family="text">
      <style:text-properties style:font-name="Tahoma" fo:color="#F8F8F2" fo:font-size="12pt" style:font-size-asian="12pt" style:font-size-complex="12pt"/>
    </style:style>
    <style:style style:name="P2540" style:parent-style-name="PreformattedText" style:family="paragraph">
      <style:paragraph-properties fo:background-color="#272822">
        <style:background-fill draw:fill="solid" draw:fill-color="#272822"/>
      </style:paragraph-properties>
    </style:style>
    <style:style style:name="T2541" style:parent-style-name="SourceText" style:family="text">
      <style:text-properties style:font-name="Tahoma" fo:color="#F8F8F2" fo:font-size="12pt" style:font-size-asian="12pt" style:font-size-complex="12pt"/>
    </style:style>
    <style:style style:name="P2542" style:parent-style-name="PreformattedText" style:family="paragraph">
      <style:paragraph-properties fo:background-color="#272822">
        <style:background-fill draw:fill="solid" draw:fill-color="#272822"/>
      </style:paragraph-properties>
    </style:style>
    <style:style style:name="T2543" style:parent-style-name="SourceText" style:family="text">
      <style:text-properties style:font-name="Tahoma" fo:color="#F8F8F2" fo:font-size="12pt" style:font-size-asian="12pt" style:font-size-complex="12pt"/>
    </style:style>
    <style:style style:name="P2544" style:parent-style-name="PreformattedText" style:family="paragraph">
      <style:paragraph-properties fo:background-color="#272822">
        <style:background-fill draw:fill="solid" draw:fill-color="#272822"/>
      </style:paragraph-properties>
    </style:style>
    <style:style style:name="T2545" style:parent-style-name="SourceText" style:family="text">
      <style:text-properties style:font-name="Tahoma" fo:color="#F8F8F2" fo:font-size="12pt" style:font-size-asian="12pt" style:font-size-complex="12pt"/>
    </style:style>
    <style:style style:name="T2546" style:parent-style-name="SourceText" style:family="text">
      <style:text-properties style:font-name="Tahoma" fo:color="#FF4689" fo:font-size="12pt" style:font-size-asian="12pt" style:font-size-complex="12pt"/>
    </style:style>
    <style:style style:name="T2547" style:parent-style-name="SourceText" style:family="text">
      <style:text-properties style:font-name="Tahoma" fo:color="#ED007E" fo:font-size="12pt" style:font-size-asian="12pt" style:font-size-complex="12pt" fo:background-color="#1E0010"/>
    </style:style>
    <style:style style:name="P2548" style:parent-style-name="PreformattedText" style:family="paragraph">
      <style:paragraph-properties fo:background-color="#272822">
        <style:background-fill draw:fill="solid" draw:fill-color="#272822"/>
      </style:paragraph-properties>
    </style:style>
    <style:style style:name="T2549" style:parent-style-name="SourceText" style:family="text">
      <style:text-properties style:font-name="Tahoma" fo:color="#FF4689" fo:font-size="12pt" style:font-size-asian="12pt" style:font-size-complex="12pt"/>
    </style:style>
    <style:style style:name="T2550" style:parent-style-name="SourceText" style:family="text">
      <style:text-properties style:font-name="Tahoma" fo:color="#ED007E" fo:font-size="12pt" style:font-size-asian="12pt" style:font-size-complex="12pt" fo:background-color="#1E0010"/>
    </style:style>
    <style:style style:name="P2551" style:parent-style-name="PreformattedText" style:family="paragraph">
      <style:paragraph-properties fo:margin-bottom="0.1965in" fo:background-color="#272822">
        <style:background-fill draw:fill="solid" draw:fill-color="#272822"/>
      </style:paragraph-properties>
    </style:style>
    <style:style style:name="T2552" style:parent-style-name="SourceText" style:family="text">
      <style:text-properties style:font-name="Tahoma" fo:color="#FF4689" fo:font-size="12pt" style:font-size-asian="12pt" style:font-size-complex="12pt"/>
    </style:style>
    <style:style style:name="T2553" style:parent-style-name="SourceText" style:family="text">
      <style:text-properties style:font-name="Tahoma" fo:color="#ED007E" fo:font-size="12pt" style:font-size-asian="12pt" style:font-size-complex="12pt" fo:background-color="#1E0010"/>
    </style:style>
    <style:style style:name="T2554" style:parent-style-name="StrongEmphasis" style:family="text">
      <style:text-properties style:font-name="Tahoma" fo:font-size="12pt" style:font-size-asian="12pt" style:font-size-complex="12pt"/>
    </style:style>
    <style:style style:name="P2555" style:parent-style-name="Textbody" style:family="paragraph"/>
    <style:style style:name="T2556" style:parent-style-name="StrongEmphasis" style:family="text">
      <style:text-properties style:font-name="Tahoma"/>
    </style:style>
    <style:style style:name="T2557" style:parent-style-name="Fuentedepárrafopredeter." style:family="text">
      <style:text-properties style:font-name="Tahoma"/>
    </style:style>
    <style:style style:name="P2558" style:parent-style-name="Textbody" style:family="paragraph">
      <style:paragraph-properties fo:margin-bottom="0in"/>
    </style:style>
    <style:style style:name="T2559" style:parent-style-name="Fuentedepárrafopredeter." style:family="text">
      <style:text-properties style:font-name="Tahoma"/>
    </style:style>
    <style:style style:name="T2560" style:parent-style-name="SourceText" style:family="text">
      <style:text-properties style:font-name="Tahoma"/>
    </style:style>
    <style:style style:name="T2561" style:parent-style-name="Fuentedepárrafopredeter." style:family="text">
      <style:text-properties style:font-name="Tahoma"/>
    </style:style>
    <style:style style:name="P2562" style:parent-style-name="Textbody" style:family="paragraph">
      <style:paragraph-properties fo:margin-bottom="0in"/>
    </style:style>
    <style:style style:name="T2563" style:parent-style-name="Fuentedepárrafopredeter." style:family="text">
      <style:text-properties style:font-name="Tahoma"/>
    </style:style>
    <style:style style:name="T2564" style:parent-style-name="SourceText" style:family="text">
      <style:text-properties style:font-name="Tahoma"/>
    </style:style>
    <style:style style:name="T2565" style:parent-style-name="Fuentedepárrafopredeter." style:family="text">
      <style:text-properties style:font-name="Tahoma"/>
    </style:style>
    <style:style style:name="T2566" style:parent-style-name="SourceText" style:family="text">
      <style:text-properties style:font-name="Tahoma"/>
    </style:style>
    <style:style style:name="T2567" style:parent-style-name="Fuentedepárrafopredeter." style:family="text">
      <style:text-properties style:font-name="Tahoma"/>
    </style:style>
    <style:style style:name="P2568" style:parent-style-name="Textbody" style:family="paragraph"/>
    <style:style style:name="T2569" style:parent-style-name="StrongEmphasis" style:family="text">
      <style:text-properties style:font-name="Tahoma"/>
    </style:style>
    <style:style style:name="T2570" style:parent-style-name="Fuentedepárrafopredeter." style:family="text">
      <style:text-properties style:font-name="Tahoma"/>
    </style:style>
    <style:style style:name="P2571" style:parent-style-name="Textbody" style:family="paragraph">
      <style:paragraph-properties fo:margin-bottom="0in"/>
      <style:text-properties style:font-name="Tahoma"/>
    </style:style>
    <style:style style:name="P2572" style:parent-style-name="Textbody" style:family="paragraph">
      <style:paragraph-properties fo:margin-bottom="0in"/>
      <style:text-properties style:font-name="Tahoma"/>
    </style:style>
    <style:style style:name="P2573" style:parent-style-name="Textbody" style:family="paragraph"/>
    <style:style style:name="T2574" style:parent-style-name="StrongEmphasis" style:family="text">
      <style:text-properties style:font-name="Tahoma"/>
    </style:style>
    <style:style style:name="T2575" style:parent-style-name="Fuentedepárrafopredeter." style:family="text">
      <style:text-properties style:font-name="Tahoma"/>
    </style:style>
    <style:style style:name="P2576" style:parent-style-name="Textbody" style:family="paragraph">
      <style:paragraph-properties fo:margin-bottom="0in"/>
    </style:style>
    <style:style style:name="T2577" style:parent-style-name="Fuentedepárrafopredeter." style:family="text">
      <style:text-properties style:font-name="Tahoma"/>
    </style:style>
    <style:style style:name="T2578" style:parent-style-name="SourceText" style:family="text">
      <style:text-properties style:font-name="Tahoma"/>
    </style:style>
    <style:style style:name="T2579" style:parent-style-name="Fuentedepárrafopredeter." style:family="text">
      <style:text-properties style:font-name="Tahoma"/>
    </style:style>
    <style:style style:name="P2580" style:parent-style-name="Textbody" style:family="paragraph">
      <style:paragraph-properties fo:margin-bottom="0in"/>
    </style:style>
    <style:style style:name="T2581" style:parent-style-name="Fuentedepárrafopredeter." style:family="text">
      <style:text-properties style:font-name="Tahoma"/>
    </style:style>
    <style:style style:name="T2582" style:parent-style-name="SourceText" style:family="text">
      <style:text-properties style:font-name="Tahoma"/>
    </style:style>
    <style:style style:name="T2583" style:parent-style-name="Fuentedepárrafopredeter." style:family="text">
      <style:text-properties style:font-name="Tahoma"/>
    </style:style>
    <style:style style:name="P2584" style:parent-style-name="Textbody" style:family="paragraph"/>
    <style:style style:name="T2585" style:parent-style-name="StrongEmphasis" style:family="text">
      <style:text-properties style:font-name="Tahoma"/>
    </style:style>
    <style:style style:name="T2586" style:parent-style-name="Fuentedepárrafopredeter." style:family="text">
      <style:text-properties style:font-name="Tahoma"/>
    </style:style>
    <style:style style:name="P2587" style:parent-style-name="Textbody" style:family="paragraph">
      <style:text-properties style:font-name="Tahoma"/>
    </style:style>
    <style:style style:name="T2588" style:parent-style-name="StrongEmphasis" style:family="text">
      <style:text-properties style:font-name="Tahoma" fo:font-size="12pt" style:font-size-asian="12pt" style:font-size-complex="12pt"/>
    </style:style>
    <style:style style:name="P2589" style:parent-style-name="Textbody" style:family="paragraph">
      <style:paragraph-properties fo:margin-bottom="0in"/>
    </style:style>
    <style:style style:name="T2590" style:parent-style-name="Fuentedepárrafopredeter." style:family="text">
      <style:text-properties style:font-name="Tahoma"/>
    </style:style>
    <style:style style:name="T2591" style:parent-style-name="SourceText" style:family="text">
      <style:text-properties style:font-name="Tahoma"/>
    </style:style>
    <style:style style:name="T2592" style:parent-style-name="Fuentedepárrafopredeter." style:family="text">
      <style:text-properties style:font-name="Tahoma"/>
    </style:style>
    <style:style style:name="T2593" style:parent-style-name="SourceText" style:family="text">
      <style:text-properties style:font-name="Tahoma"/>
    </style:style>
    <style:style style:name="T2594" style:parent-style-name="Fuentedepárrafopredeter." style:family="text">
      <style:text-properties style:font-name="Tahoma"/>
    </style:style>
    <style:style style:name="P2595" style:parent-style-name="Textbody" style:family="paragraph">
      <style:paragraph-properties fo:margin-bottom="0in"/>
    </style:style>
    <style:style style:name="T2596" style:parent-style-name="Fuentedepárrafopredeter." style:family="text">
      <style:text-properties style:font-name="Tahoma"/>
    </style:style>
    <style:style style:name="T2597" style:parent-style-name="SourceText" style:family="text">
      <style:text-properties style:font-name="Tahoma"/>
    </style:style>
    <style:style style:name="T2598" style:parent-style-name="Fuentedepárrafopredeter." style:family="text">
      <style:text-properties style:font-name="Tahoma"/>
    </style:style>
    <style:style style:name="P2599" style:parent-style-name="Textbody" style:family="paragraph">
      <style:text-properties style:font-name="Tahoma"/>
    </style:style>
    <style:style style:name="P2600" style:parent-style-name="Standard" style:family="paragraph">
      <style:paragraph-properties fo:text-align="justify"/>
      <style:text-properties style:font-name="Tahoma"/>
    </style:style>
  </office:automatic-styles>
  <office:body>
    <office:text text:use-soft-page-breaks="true">
      <text:p text:style-name="P1">Tema 6. Browser Object Model</text:p>
      <text:p text:style-name="P2"/>
      <text:list text:style-name="LFO1" text:continue-numbering="true">
        <text:list-item>
          <text:p text:style-name="P3"><text:span text:style-name="T4">Browser Object Model (BOM)</text:span></text:p>
        </text:list-item>
      </text:list>
      <text:p text:style-name="Textbody"><text:span text:style-name="T5">El<text:s/></text:span><text:span text:style-name="T6">Browser Object Model (BOM)</text:span><text:span text:style-name="T7"><text:s/>es una interfaz que JavaScript proporciona para interactuar con el navegador web. Permite acceder y manipular diversas partes del entorno del navegador, como<text:s/></text:span><text:span text:style-name="T8">la ventana del navegador</text:span><text:span text:style-name="T9">, el<text:s/></text:span><text:span text:style-name="T10">historial</text:span><text:span text:style-name="T11">,<text:s/></text:span><text:span text:style-name="T12">la barra de direcciones</text:span><text:span text:style-name="T13">, y otras funcionalidades específicas del entorno del navegador. A diferencia del<text:s/></text:span><text:span text:style-name="T14">Document Object Model (DOM)</text:span><text:span text:style-name="T15">, que se enfoca en la estructura de la página web, el BOM trata sobre la ventana y el navegador en sí.</text:span></text:p>
      <text:h text:style-name="P16" text:outline-level="3">Componentes principales del BOM</text:h>
      <text:list text:style-name="LFO2" text:continue-numbering="true">
        <text:list-item>
          <text:p text:style-name="P17"><text:span text:style-name="T18">window</text:span><text:span text:style-name="T19"><text:line-break/>Es el objeto principal del BOM y representa la ventana del navegador. Todos los demás objetos del BOM están accesibles a través de<text:s/></text:span><text:span text:style-name="T20">window</text:span><text:span text:style-name="T21">.</text:span></text:p>
        </text:list-item>
      </text:list>
      <text:p text:style-name="P22">Ejemplo:</text:p>
      <text:p text:style-name="P23"><text:span text:style-name="T24">console</text:span><text:span text:style-name="T25">.</text:span><text:span text:style-name="T26">log</text:span><text:span text:style-name="T27">(window.</text:span><text:span text:style-name="T28">innerWidth</text:span><text:span text:style-name="T29">);<text:s/></text:span><text:span text:style-name="T30">// Ancho de la ventana del navegador</text:span></text:p>
      <text:p text:style-name="P31"><text:span text:style-name="T32">console</text:span><text:span text:style-name="T33">.</text:span><text:span text:style-name="T34">log</text:span><text:span text:style-name="T35">(window.</text:span><text:span text:style-name="T36">innerHeight</text:span><text:span text:style-name="T37">);<text:s/></text:span><text:span text:style-name="T38">// Altura de la ventana del navegador</text:span></text:p>
      <text:list text:style-name="LFO2" text:continue-numbering="true">
        <text:list-item>
          <text:p text:style-name="P39"><text:span text:style-name="T40">navigator</text:span><text:span text:style-name="T41"><text:line-break/>Contiene información sobre el navegador y el sistema operativo del usuario.</text:span></text:p>
        </text:list-item>
      </text:list>
      <text:p text:style-name="P42">Ejemplo:</text:p>
      <text:p text:style-name="P43"><text:span text:style-name="T44">console</text:span><text:span text:style-name="T45">.</text:span><text:span text:style-name="T46">log</text:span><text:span text:style-name="T47">(</text:span><text:span text:style-name="T48">navigator</text:span><text:span text:style-name="T49">.</text:span><text:span text:style-name="T50">userAgent</text:span><text:span text:style-name="T51">);<text:s/></text:span><text:span text:style-name="T52">// Información sobre el navegador</text:span></text:p>
      <text:p text:style-name="P53"><text:span text:style-name="T54">console</text:span><text:span text:style-name="T55">.</text:span><text:span text:style-name="T56">log</text:span><text:span text:style-name="T57">(</text:span><text:span text:style-name="T58">navigator</text:span><text:span text:style-name="T59">.</text:span><text:span text:style-name="T60">language</text:span><text:span text:style-name="T61">);<text:s/></text:span><text:span text:style-name="T62">// Idioma del navegador</text:span></text:p>
      <text:list text:style-name="LFO2" text:continue-numbering="true">
        <text:list-item>
          <text:p text:style-name="P63"><text:span text:style-name="T64">location</text:span><text:span text:style-name="T65"><text:line-break/>Proporciona información sobre la URL actual y permite redireccionar o recargar la página.</text:span></text:p>
        </text:list-item>
      </text:list>
      <text:p text:style-name="P66">Ejemplo:</text:p>
      <text:p text:style-name="P67"><text:span text:style-name="T68">console</text:span><text:span text:style-name="T69">.</text:span><text:span text:style-name="T70">log</text:span><text:span text:style-name="T71">(</text:span><text:span text:style-name="T72">location</text:span><text:span text:style-name="T73">.</text:span><text:span text:style-name="T74">href</text:span><text:span text:style-name="T75">);<text:s/></text:span><text:span text:style-name="T76">// URL completa</text:span></text:p>
      <text:p text:style-name="P77"><text:span text:style-name="T78">location</text:span><text:span text:style-name="T79">.</text:span><text:span text:style-name="T80">reload</text:span><text:span text:style-name="T81">();<text:s/></text:span><text:span text:style-name="T82">// Recarga la página</text:span></text:p>
      <text:list text:style-name="LFO2" text:continue-numbering="true">
        <text:list-item>
          <text:p text:style-name="P83"><text:span text:style-name="T84">history</text:span><text:span text:style-name="T85"><text:line-break/>Permite interactuar con el historial de navegación del usuario.</text:span></text:p>
        </text:list-item>
      </text:list>
      <text:p text:style-name="P86">Ejemplo:</text:p>
      <text:p text:style-name="P87"><text:span text:style-name="T88">history</text:span><text:span text:style-name="T89">.</text:span><text:span text:style-name="T90">back</text:span><text:span text:style-name="T91">();<text:s/></text:span><text:span text:style-name="T92">// Retrocede una página</text:span></text:p>
      <text:p text:style-name="P93"><text:span text:style-name="T94">history</text:span><text:span text:style-name="T95">.</text:span><text:span text:style-name="T96">forward</text:span><text:span text:style-name="T97">();<text:s/></text:span><text:span text:style-name="T98">// Avanza una página</text:span></text:p>
      <text:list text:style-name="LFO2" text:continue-numbering="true">
        <text:list-item>
          <text:p text:style-name="P99"><text:span text:style-name="T100">screen</text:span><text:span text:style-name="T101"><text:line-break/>Proporciona información sobre la pantalla del dispositivo.</text:span></text:p>
        </text:list-item>
      </text:list>
      <text:p text:style-name="P102">Ejemplo:</text:p>
      <text:soft-page-break/>
      <text:p text:style-name="P103"><text:span text:style-name="T104">console</text:span><text:span text:style-name="T105">.</text:span><text:span text:style-name="T106">log</text:span><text:span text:style-name="T107">(</text:span><text:span text:style-name="T108">screen</text:span><text:span text:style-name="T109">.</text:span><text:span text:style-name="T110">width</text:span><text:span text:style-name="T111">);<text:s/></text:span><text:span text:style-name="T112">// Ancho de la pantalla</text:span></text:p>
      <text:p text:style-name="P113"><text:span text:style-name="T114">console</text:span><text:span text:style-name="T115">.</text:span><text:span text:style-name="T116">log</text:span><text:span text:style-name="T117">(</text:span><text:span text:style-name="T118">screen</text:span><text:span text:style-name="T119">.</text:span><text:span text:style-name="T120">height</text:span><text:span text:style-name="T121">);<text:s/></text:span><text:span text:style-name="T122">// Altura de la pantalla</text:span></text:p>
      <text:list text:style-name="LFO2" text:continue-numbering="true">
        <text:list-item>
          <text:p text:style-name="P123"><text:span text:style-name="T124">alert</text:span><text:span text:style-name="T125">,<text:s/></text:span><text:span text:style-name="T126">confirm</text:span><text:span text:style-name="T127"><text:s/>y<text:s/></text:span><text:span text:style-name="T128">prompt</text:span><text:span text:style-name="T129"><text:line-break/>Métodos para mostrar cuadros de diálogo en el navegador.</text:span></text:p>
        </text:list-item>
      </text:list>
      <text:p text:style-name="P130">Ejemplo:</text:p>
      <text:p text:style-name="P131"><text:span text:style-name="T132">alert</text:span><text:span text:style-name="T133">(</text:span><text:span text:style-name="T134">"Hola!"</text:span><text:span text:style-name="T135">);</text:span></text:p>
      <text:p text:style-name="P136"><text:span text:style-name="T137">let</text:span><text:span text:style-name="T138"><text:s/></text:span><text:span text:style-name="T139">respuesta</text:span><text:span text:style-name="T140"><text:s/></text:span><text:span text:style-name="T141">=</text:span><text:span text:style-name="T142"><text:s/></text:span><text:span text:style-name="T143">confirm</text:span><text:span text:style-name="T144">(</text:span><text:span text:style-name="T145">"¿Estás seguro?"</text:span><text:span text:style-name="T146">);</text:span></text:p>
      <text:p text:style-name="P147"><text:span text:style-name="T148">let</text:span><text:span text:style-name="T149"><text:s/></text:span><text:span text:style-name="T150">nombre</text:span><text:span text:style-name="T151"><text:s/></text:span><text:span text:style-name="T152">=</text:span><text:span text:style-name="T153"><text:s/></text:span><text:span text:style-name="T154">prompt</text:span><text:span text:style-name="T155">(</text:span><text:span text:style-name="T156">"¿Cuál es tu nombre?"</text:span><text:span text:style-name="T157">);</text:span></text:p>
      <text:h text:style-name="P158" text:outline-level="3">Diferencias entre BOM y DOM</text:h>
      <table:table table:style-name="Table159">
        <table:table-columns>
          <table:table-column table:style-name="TableColumn160"/>
          <table:table-column table:style-name="TableColumn161"/>
        </table:table-columns>
        <table:table-row table:style-name="TableRow162">
          <table:table-cell table:style-name="TableCell163">
            <text:p text:style-name="P164"><text:span text:style-name="T165">BOM</text:span></text:p>
          </table:table-cell>
          <table:table-cell table:style-name="TableCell166">
            <text:p text:style-name="P167"><text:span text:style-name="T168">DOM</text:span></text:p>
          </table:table-cell>
        </table:table-row>
        <table:table-row table:style-name="TableRow169">
          <table:table-cell table:style-name="TableCell170">
            <text:p text:style-name="P171">Se enfoca en el navegador y su entorno.</text:p>
          </table:table-cell>
          <table:table-cell table:style-name="TableCell172">
            <text:p text:style-name="P173">Se enfoca en la estructura del documento HTML.</text:p>
          </table:table-cell>
        </table:table-row>
        <table:table-row table:style-name="TableRow174">
          <table:table-cell table:style-name="TableCell175">
            <text:p text:style-name="TableContents"><text:span text:style-name="T176">Ejemplo:<text:s/></text:span><text:span text:style-name="T177">window</text:span><text:span text:style-name="T178">,<text:s/></text:span><text:span text:style-name="T179">navigator</text:span><text:span text:style-name="T180">,<text:s/></text:span><text:span text:style-name="T181">location</text:span><text:span text:style-name="T182">.</text:span></text:p>
          </table:table-cell>
          <table:table-cell table:style-name="TableCell183">
            <text:p text:style-name="TableContents"><text:span text:style-name="T184">Ejemplo:<text:s/></text:span><text:span text:style-name="T185">document</text:span><text:span text:style-name="T186">,<text:s/></text:span><text:span text:style-name="T187">body</text:span><text:span text:style-name="T188">,<text:s/></text:span><text:span text:style-name="T189">div</text:span><text:span text:style-name="T190">.</text:span></text:p>
          </table:table-cell>
        </table:table-row>
        <table:table-row table:style-name="TableRow191">
          <table:table-cell table:style-name="TableCell192">
            <text:p text:style-name="P193">Permite manipular el historial, redirecciones, etc.</text:p>
          </table:table-cell>
          <table:table-cell table:style-name="TableCell194">
            <text:p text:style-name="P195">Permite modificar el contenido de la página web.</text:p>
          </table:table-cell>
        </table:table-row>
      </table:table>
      <text:p text:style-name="P196"/>
      <text:p text:style-name="P197">El BOM es esencial cuando necesitas interactuar con el navegador más allá de la manipulación de la página web, por ejemplo, para redireccionar, trabajar con cookies o manejar eventos globales como cerrar la ventana.</text:p>
      <text:p text:style-name="P198"/>
      <text:p text:style-name="P199"/>
      <text:list text:style-name="LFO3" text:continue-numbering="true">
        <text:list-item>
          <text:p text:style-name="P200"><text:span text:style-name="T201">Política de seguridad de mismo origen (Same-Origin Policy, SOP)</text:span></text:p>
        </text:list-item>
      </text:list>
      <text:p text:style-name="Textbody"><text:span text:style-name="T202">La<text:s/></text:span><text:span text:style-name="StrongEmphasis">política de seguridad de mismo origen</text:span><text:span text:style-name="T203"><text:s/>(</text:span><text:span text:style-name="StrongEmphasis">Same-Origin Policy</text:span><text:span text:style-name="T204">, SOP) es una medida de seguridad implementada por los navegadores web para proteger a los usuarios de ataques maliciosos, como el<text:s/></text:span><text:span text:style-name="StrongEmphasis">Cross-Site Scripting (XSS)</text:span><text:span text:style-name="T205"><text:s/>o el<text:s/></text:span><text:span text:style-name="StrongEmphasis">Cross-Site Request Forgery (CSRF)</text:span><text:span text:style-name="T206">. Esta política restringe cómo los documentos o scripts cargados desde un origen pueden interactuar con recursos de otro origen.</text:span></text:p>
      <text:h text:style-name="P207" text:outline-level="3">¿Qué es un "origen"?</text:h>
      <text:p text:style-name="Textbody"><text:span text:style-name="T208">Un<text:s/></text:span><text:span text:style-name="T209">origen</text:span><text:span text:style-name="T210"><text:s/>está definido por tres elementos:</text:span></text:p>
      <text:list text:style-name="LFO4" text:continue-numbering="true">
        <text:list-item>
          <text:p text:style-name="P211"><text:span text:style-name="T212">El esquema/protocolo (por ejemplo,<text:s/></text:span><text:span text:style-name="T213">http</text:span><text:span text:style-name="T214">,<text:s/></text:span><text:span text:style-name="T215">https</text:span><text:span text:style-name="T216">).</text:span></text:p>
        </text:list-item>
        <text:list-item>
          <text:p text:style-name="P217"><text:span text:style-name="T218">El nombre de dominio (por ejemplo,<text:s/></text:span><text:span text:style-name="T219">example.com</text:span><text:span text:style-name="T220">).</text:span></text:p>
        </text:list-item>
        <text:list-item>
          <text:p text:style-name="P221"><text:span text:style-name="T222">El puerto (si está especificado, por ejemplo,<text:s/></text:span><text:span text:style-name="T223">:80</text:span><text:span text:style-name="T224">,<text:s/></text:span><text:span text:style-name="T225">:443</text:span><text:span text:style-name="T226">).</text:span></text:p>
        </text:list-item>
      </text:list>
      <text:p text:style-name="Textbody"><text:span text:style-name="T227">Dos URLs tienen el<text:s/></text:span><text:span text:style-name="T228">mismo origen</text:span><text:span text:style-name="T229"><text:s/>si coinciden exactamente en estos tres elementos.</text:span></text:p>
      <text:p text:style-name="Textbody"><text:span text:style-name="T230">Ejemplo:</text:span></text:p>
      <text:list text:style-name="LFO5" text:continue-numbering="true">
        <text:list-item>
          <text:p text:style-name="P231"><text:span text:style-name="T232">Mismo origen</text:span><text:span text:style-name="T233">:</text:span><text:span text:style-name="T234"><text:line-break/></text:span><text:span text:style-name="T235">https://example.com/page1</text:span><text:span text:style-name="T236"><text:s/>puede acceder a<text:s/></text:span><text:span text:style-name="T237">https://example.com/page2</text:span><text:span text:style-name="T238">.</text:span></text:p>
        </text:list-item>
        <text:list-item>
          <text:p text:style-name="P239"><text:span text:style-name="T240">Diferente origen</text:span><text:span text:style-name="T241">:</text:span></text:p>
          <text:list text:continue-numbering="true">
            <text:list-item>
              <text:p text:style-name="P242"><text:span text:style-name="T243">http://example.com</text:span><text:span text:style-name="T244"><text:s/>(diferente esquema).</text:span></text:p>
            </text:list-item>
            <text:list-item>
              <text:p text:style-name="P245"><text:span text:style-name="T246">https://sub.example.com</text:span><text:span text:style-name="T247"><text:s/>(diferente subdominio).</text:span></text:p>
            </text:list-item>
            <text:list-item>
              <text:p text:style-name="P248"><text:span text:style-name="T249">https://example.com:8080</text:span><text:span text:style-name="T250"><text:s/>(diferente puerto).</text:span></text:p>
            </text:list-item>
          </text:list>
        </text:list-item>
      </text:list>
      <text:h text:style-name="P251" text:outline-level="3">¿Qué restringe la política de mismo origen?</text:h>
      <text:p text:style-name="P252">La SOP restringe que scripts de una página web accedan a recursos (como datos o cookies) de otra página web con un origen diferente. Sin esta política, cualquier página podría leer información confidencial de otras.</text:p>
      <text:h text:style-name="P253" text:outline-level="4">Ejemplo práctico:</text:h>
      <text:list text:style-name="LFO6" text:continue-numbering="true">
        <text:list-item>
          <text:p text:style-name="P254"><text:span text:style-name="T255">Una página cargada desde<text:s/></text:span><text:span text:style-name="T256">https://bank.com</text:span><text:span text:style-name="T257"><text:s/>no puede acceder a cookies, localStorage ni datos de una página en<text:s/></text:span><text:span text:style-name="T258">https://malicious.com</text:span><text:span text:style-name="T259">.</text:span></text:p>
        </text:list-item>
        <text:list-item>
          <text:p text:style-name="P260"><text:span text:style-name="T261">Si una aplicación en<text:s/></text:span><text:span text:style-name="T262">http://myapp.com</text:span><text:span text:style-name="T263"><text:s/>intenta hacer una solicitud AJAX a<text:s/></text:span><text:span text:style-name="T264">http://api.anotherapp.com</text:span><text:span text:style-name="T265">, la solicitud será bloqueada por el navegador, a menos que<text:s/></text:span><text:span text:style-name="T266">http://api.anotherapp.com</text:span><text:span text:style-name="T267"><text:s/>permita explícitamente dicho acceso.</text:span></text:p>
        </text:list-item>
      </text:list>
      <text:h text:style-name="P268" text:outline-level="3">¿Cómo afecta esta política al desarrollo?</text:h>
      <text:p text:style-name="Textbody"><text:span text:style-name="T269">Cuando trabajamos con recursos de diferentes orígenes, la SOP puede generar problemas. Para resolverlos, se pueden usar técnicas como<text:s/></text:span><text:span text:style-name="T270">CORS</text:span><text:span text:style-name="T271"><text:s/>(Cross-Origin Resource Sharing).</text:span></text:p>
      <text:h text:style-name="P272" text:outline-level="4">Ejemplo con SOP bloqueando acceso:</text:h>
      <text:p text:style-name="P273"><text:span text:style-name="T274">// Supongamos que el navegador está ejecutando este código desde https://example.com</text:span></text:p>
      <text:p text:style-name="P275"><text:span text:style-name="T276">fetch</text:span><text:span text:style-name="T277">(</text:span><text:span text:style-name="T278">'https://api.anotherdomain.com/data'</text:span><text:span text:style-name="T279">)</text:span></text:p>
      <text:p text:style-name="P280"><text:span text:style-name="T281"><text:s text:c="2"/>.</text:span><text:span text:style-name="T282">then</text:span><text:span text:style-name="T283">(</text:span><text:span text:style-name="T284">response</text:span><text:span text:style-name="T285"><text:s/>=&gt;<text:s/></text:span><text:span text:style-name="T286">response</text:span><text:span text:style-name="T287">.</text:span><text:span text:style-name="T288">json</text:span><text:span text:style-name="T289">())</text:span></text:p>
      <text:p text:style-name="P290"><text:span text:style-name="T291"><text:s text:c="2"/>.</text:span><text:span text:style-name="T292">then</text:span><text:span text:style-name="T293">(</text:span><text:span text:style-name="T294">data</text:span><text:span text:style-name="T295"><text:s/>=&gt;<text:s/></text:span><text:span text:style-name="T296">console</text:span><text:span text:style-name="T297">.</text:span><text:span text:style-name="T298">log</text:span><text:span text:style-name="T299">(</text:span><text:span text:style-name="T300">data</text:span><text:span text:style-name="T301">))</text:span></text:p>
      <text:p text:style-name="P302"><text:span text:style-name="T303"><text:s text:c="2"/>.</text:span><text:span text:style-name="T304">catch</text:span><text:span text:style-name="T305">(</text:span><text:span text:style-name="T306">error</text:span><text:span text:style-name="T307"><text:s/>=&gt;<text:s/></text:span><text:span text:style-name="T308">console</text:span><text:span text:style-name="T309">.</text:span><text:span text:style-name="T310">error</text:span><text:span text:style-name="T311">(</text:span><text:span text:style-name="T312">'Error:'</text:span><text:span text:style-name="T313">,<text:s/></text:span><text:span text:style-name="T314">error</text:span><text:span text:style-name="T315">));</text:span></text:p>
      <text:p text:style-name="P316"/>
      <text:p text:style-name="P317"><text:span text:style-name="T318">// Resultado: Error, ya que la SOP bloquea la solicitud entre diferentes orígenes.</text:span></text:p>
      <text:h text:style-name="P319" text:outline-level="4">Resolviendo con CORS:</text:h>
      <text:p text:style-name="Textbody"><text:span text:style-name="T320">El servidor en<text:s/></text:span><text:span text:style-name="T321">https://api.anotherdomain.com</text:span><text:span text:style-name="T322"><text:s/>puede permitir el acceso agregando un encabezado como este:</text:span></text:p>
      <text:p text:style-name="P323"><text:span text:style-name="T324">Access</text:span><text:span text:style-name="T325">-</text:span><text:span text:style-name="T326">Control</text:span><text:span text:style-name="T327">-</text:span><text:span text:style-name="T328">Allow</text:span><text:span text:style-name="T329">-</text:span><text:span text:style-name="T330">Origin</text:span><text:span text:style-name="T331">:</text:span><text:span text:style-name="T332"><text:s/></text:span><text:span text:style-name="T333">https</text:span><text:span text:style-name="T334">:</text:span><text:span text:style-name="T335">//example.com</text:span></text:p>
      <text:p text:style-name="P336"/>
      <text:p text:style-name="Textbody"><text:span text:style-name="T337">Explicación del código</text:span></text:p>
      <text:p text:style-name="P338"><text:span text:style-name="T339">fetch</text:span><text:span text:style-name="T340">(</text:span><text:span text:style-name="T341">'https://api.anotherdomain.com/data'</text:span><text:span text:style-name="T342">)</text:span></text:p>
      <text:p text:style-name="P343">hace lo siguiente:</text:p>
      <text:list text:style-name="LFO7" text:continue-numbering="true">
        <text:list-item>
          <text:p text:style-name="P344"><text:span text:style-name="T345">Llamada a<text:s/></text:span><text:span text:style-name="T346">fetch</text:span><text:span text:style-name="T347">:</text:span><text:span text:style-name="T348"><text:line-break/>Invoca la función<text:s/></text:span><text:span text:style-name="T349">fetch</text:span><text:span text:style-name="T350">, que es un método nativo de JavaScript para realizar solicitudes HTTP asíncronas.</text:span></text:p>
        </text:list-item>
        <text:list-item>
          <text:p text:style-name="P351"><text:span text:style-name="T352">Especificación de URL</text:span><text:span text:style-name="T353">:</text:span><text:span text:style-name="T354"><text:line-break/>Le indica que realice una solicitud HTTP al recurso ubicado en<text:s/></text:span><text:span text:style-name="T355">https</text:span><text:span text:style-name="T356">:</text:span><text:span text:style-name="T357">//api.anotherdomain.com/data</text:span><text:span text:style-name="T358">.</text:span></text:p>
        </text:list-item>
        <text:list-item>
          <text:p text:style-name="P359"><text:span text:style-name="T360">Tipo de solicitud (GET por defecto)</text:span><text:span text:style-name="T361">:</text:span><text:span text:style-name="T362"><text:line-break/>Si no se especifica, la solicitud será de tipo<text:s/></text:span><text:span text:style-name="T363">GET</text:span><text:span text:style-name="T364">, que se utiliza para obtener datos del servidor.</text:span></text:p>
        </text:list-item>
        <text:list-item>
          <text:p text:style-name="P365"><text:span text:style-name="T366">Devuelve una Promesa</text:span><text:span text:style-name="T367">:</text:span><text:span text:style-name="T368"><text:line-break/>La función<text:s/></text:span><text:span text:style-name="T369">fetch</text:span><text:span text:style-name="T370"><text:s/>devuelve una<text:s/></text:span><text:span text:style-name="T371">Promesa</text:span><text:span text:style-name="T372">, que será:</text:span></text:p>
          <text:list text:continue-numbering="true">
            <text:list-item>
              <text:p text:style-name="P373"><text:span text:style-name="T374">Resuelta con un objeto de respuesta (</text:span><text:span text:style-name="T375">Response</text:span><text:span text:style-name="T376">) si la solicitud fue exitosa.</text:span></text:p>
            </text:list-item>
            <text:list-item>
              <text:p text:style-name="P377">Rechazada si hubo un error en la solicitud (por ejemplo, un problema de red).</text:p>
            </text:list-item>
          </text:list>
        </text:list-item>
      </text:list>
      <text:p text:style-name="P378">Analicemos el resto del código línea por línea:</text:p>
      <text:h text:style-name="P379" text:outline-level="3">Código completo:</text:h>
      <text:p text:style-name="PreformattedText"><text:span text:style-name="T380">fetch('https://api.anotherdomain.com/data')</text:span></text:p>
      <text:p text:style-name="PreformattedText"><text:span text:style-name="T381"><text:s text:c="2"/>.then(response =&gt; response.json())</text:span></text:p>
      <text:p text:style-name="PreformattedText"><text:span text:style-name="T382"><text:s text:c="2"/>.then(data =&gt; console.log(data))</text:span></text:p>
      <text:p text:style-name="P383"><text:span text:style-name="T384"><text:s text:c="2"/>.catch(error =&gt; console.error('Error:', error));</text:span></text:p>
      <text:h text:style-name="Título3" text:outline-level="3"><text:span text:style-name="T385">Línea 2:<text:s/></text:span><text:span text:style-name="T386">.then(response =&gt; response.json())</text:span></text:h>
      <text:list text:style-name="LFO8" text:continue-numbering="true">
        <text:list-item>
          <text:p text:style-name="P387"><text:span text:style-name="T388">then</text:span><text:span text:style-name="T389">: Maneja la<text:s/></text:span><text:span text:style-name="T390">Promesa</text:span><text:span text:style-name="T391"><text:s/>devuelta por<text:s/></text:span><text:span text:style-name="T392">fetch</text:span><text:span text:style-name="T393">.</text:span></text:p>
        </text:list-item>
        <text:list-item>
          <text:p text:style-name="P394"><text:span text:style-name="T395">response</text:span><text:span text:style-name="T396">: Es un objeto de tipo<text:s/></text:span><text:span text:style-name="T397">Response</text:span><text:span text:style-name="T398"><text:s/>que contiene detalles sobre la respuesta HTTP del servidor (estatus, cabeceras, cuerpo, etc.).</text:span></text:p>
        </text:list-item>
        <text:list-item>
          <text:p text:style-name="P399"><text:span text:style-name="T400">response.json()</text:span><text:span text:style-name="T401">: Convierte el cuerpo de la respuesta a formato JSON (si la respuesta es válida y está en ese formato). También devuelve una Promesa, que será resuelta con el objeto JSON.</text:span></text:p>
        </text:list-item>
      </text:list>
      <text:h text:style-name="Título3" text:outline-level="3"><text:span text:style-name="T402">Línea 3:<text:s/></text:span><text:span text:style-name="T403">.then(data =&gt; console.log(data))</text:span></text:h>
      <text:list text:style-name="LFO9" text:continue-numbering="true">
        <text:list-item>
          <text:p text:style-name="P404"><text:span text:style-name="T405">then</text:span><text:span text:style-name="T406">: Maneja la Promesa devuelta por<text:s/></text:span><text:span text:style-name="T407">response.json()</text:span><text:span text:style-name="T408">.</text:span></text:p>
        </text:list-item>
        <text:list-item>
          <text:p text:style-name="P409"><text:span text:style-name="T410">data</text:span><text:span text:style-name="T411">: Es el objeto JSON obtenido de la respuesta.</text:span></text:p>
        </text:list-item>
        <text:list-item>
          <text:p text:style-name="P412"><text:span text:style-name="T413">console.log(data)</text:span><text:span text:style-name="T414">: Imprime los datos JSON en la consola del navegador o entorno de desarrollo. Esto permite visualizar la información recibida del servidor.</text:span></text:p>
        </text:list-item>
      </text:list>
      <text:h text:style-name="Título3" text:outline-level="3"><text:span text:style-name="T415">Línea 4:<text:s/></text:span><text:span text:style-name="T416">.catch(error =&gt; console.error('Error:', error))</text:span></text:h>
      <text:list text:style-name="LFO10" text:continue-numbering="true">
        <text:list-item>
          <text:p text:style-name="P417"><text:span text:style-name="T418">catch</text:span><text:span text:style-name="T419">: Captura errores que ocurran en cualquiera de las Promesas previas (por ejemplo, errores de red, errores al procesar la respuesta como JSON, etc.).</text:span></text:p>
        </text:list-item>
        <text:list-item>
          <text:p text:style-name="P420"><text:span text:style-name="T421">error</text:span><text:span text:style-name="T422">: Es el objeto que describe el error ocurrido.</text:span></text:p>
        </text:list-item>
        <text:list-item>
          <text:p text:style-name="P423"><text:span text:style-name="T424">console.error('Error:', error)</text:span><text:span text:style-name="T425">: Muestra un mensaje de error en la consola para diagnosticar el problema.</text:span></text:p>
        </text:list-item>
      </text:list>
      <text:h text:style-name="Título3" text:outline-level="3"><text:span text:style-name="T426">Resumen funcional</text:span></text:h>
      <text:list text:style-name="LFO11" text:continue-numbering="true">
        <text:list-item>
          <text:p text:style-name="P427"><text:span text:style-name="T428">Hace una solicitud HTTP<text:s/></text:span><text:span text:style-name="T429">GET</text:span><text:span text:style-name="T430"><text:s/>a<text:s/></text:span><text:span text:style-name="T431">https://api.anotherdomain.com/data</text:span><text:span text:style-name="T432">.</text:span></text:p>
        </text:list-item>
        <text:list-item>
          <text:p text:style-name="P433">Convierte la respuesta del servidor a un objeto JSON.</text:p>
        </text:list-item>
        <text:list-item>
          <text:p text:style-name="P434">Imprime los datos recibidos si todo funciona correctamente.</text:p>
        </text:list-item>
        <text:list-item>
          <text:p text:style-name="P435">Si ocurre algún error en la solicitud o el procesamiento de la respuesta, se captura e informa el error en la consola.</text:p>
        </text:list-item>
      </text:list>
      <text:p text:style-name="Textbody"><text:span text:style-name="T436">Ejemplo de flujo exitoso</text:span><text:span text:style-name="T437">:</text:span><text:span text:style-name="T438"><text:line-break/>Si el servidor responde con<text:s/></text:span><text:span text:style-name="T439">{ "name": "John", "age": 30 }</text:span><text:span text:style-name="T440">, en la consola aparecería:</text:span></text:p>
      <text:p text:style-name="P441"><text:span text:style-name="T442">{ name: "John", age: 30 }</text:span></text:p>
      <text:p text:style-name="Textbody"><text:span text:style-name="T443">Ejemplo de flujo con error</text:span><text:span text:style-name="T444">:</text:span><text:span text:style-name="T445"><text:line-break/>Si el servidor no está disponible o la URL es incorrecta, en la consola aparecería algo como:</text:span></text:p>
      <text:p text:style-name="P446"><text:span text:style-name="T447">Error: TypeError: Failed to fetch</text:span></text:p>
      <text:p text:style-name="P448"/>
      <text:h text:style-name="P449" text:outline-level="3">Casos permitidos por la SOP</text:h>
      <text:list text:style-name="LFO12" text:continue-numbering="true">
        <text:list-item>
          <text:p text:style-name="P450"><text:span text:style-name="T451">Enlaces y redirecciones</text:span><text:span text:style-name="T452">: Puedes enlazar o redirigir a otra página sin restricciones.</text:span></text:p>
        </text:list-item>
      </text:list>
      <text:p text:style-name="P453"><text:span text:style-name="T454">&lt;</text:span><text:span text:style-name="T455">a</text:span><text:span text:style-name="T456"><text:s/></text:span><text:span text:style-name="T457">href</text:span><text:span text:style-name="T458">=</text:span><text:span text:style-name="T459">"https://anotherdomain.com"</text:span><text:span text:style-name="T460">&gt;</text:span><text:span text:style-name="T461">Ir</text:span><text:span text:style-name="T462"><text:s/></text:span><text:span text:style-name="T463">a</text:span><text:span text:style-name="T464"><text:s/></text:span><text:span text:style-name="T465">otro</text:span><text:span text:style-name="T466"><text:s/></text:span><text:span text:style-name="T467">dominio</text:span><text:span text:style-name="T468">&lt;</text:span><text:span text:style-name="T469">/a&gt;</text:span></text:p>
      <text:list text:style-name="LFO12" text:continue-numbering="true">
        <text:list-item>
          <text:p text:style-name="P470"><text:span text:style-name="T471">Incluir recursos externos</text:span><text:span text:style-name="T472">: Recursos como imágenes, hojas de estilo o scripts externos no están restringidos.</text:span></text:p>
        </text:list-item>
      </text:list>
      <text:p text:style-name="P473"><text:span text:style-name="T474">&lt;</text:span><text:span text:style-name="T475">img</text:span><text:span text:style-name="T476"><text:s/></text:span><text:span text:style-name="T477">src</text:span><text:span text:style-name="T478">=</text:span><text:span text:style-name="T479">"https://cdn.example.com/image.jpg"</text:span><text:span text:style-name="T480"><text:s/></text:span><text:span text:style-name="T481">/&gt;</text:span></text:p>
      <text:p text:style-name="P482"><text:span text:style-name="T483">&lt;</text:span><text:span text:style-name="T484">script</text:span><text:span text:style-name="T485"><text:s/></text:span><text:span text:style-name="T486">src</text:span><text:span text:style-name="T487">=</text:span><text:span text:style-name="T488">"https://cdn.example.com/script.js"</text:span><text:span text:style-name="T489">&gt;&lt;</text:span><text:span text:style-name="T490">/script&gt;</text:span></text:p>
      <text:h text:style-name="P491" text:outline-level="3"/>
      <text:h text:style-name="P492" text:outline-level="3">Excepciones comunes y su gestión</text:h>
      <text:list text:style-name="LFO13" text:continue-numbering="true">
        <text:list-item>
          <text:p text:style-name="P493"><text:span text:style-name="T494">CORS (Cross-Origin Resource Sharing)</text:span><text:span text:style-name="T495">:</text:span><text:span text:style-name="T496"><text:line-break/>Permite a los servidores autorizar solicitudes de orígenes diferentes.</text:span></text:p>
          <text:list text:continue-numbering="true">
            <text:list-item>
              <text:p text:style-name="P497"><text:span text:style-name="T498">Encabezados como<text:s/></text:span><text:span text:style-name="T499">Access-Control-Allow-Origin</text:span><text:span text:style-name="T500"><text:s/>permiten esta comunicación.</text:span></text:p>
            </text:list-item>
          </text:list>
        </text:list-item>
        <text:list-item>
          <text:p text:style-name="P501"><text:span text:style-name="T502">JSONP (deprecated)</text:span><text:span text:style-name="T503">:</text:span><text:span text:style-name="T504"><text:line-break/>Método antiguo para realizar solicitudes de otro origen utilizando<text:s/></text:span><text:span text:style-name="T505">&lt;script&gt;</text:span><text:span text:style-name="T506">.</text:span></text:p>
        </text:list-item>
        <text:list-item>
          <text:p text:style-name="P507"><text:span text:style-name="T508">iframe con restricciones</text:span><text:span text:style-name="T509">:</text:span><text:span text:style-name="T510"><text:line-break/>Puedes incluir contenido de otro origen en un<text:s/></text:span><text:span text:style-name="T511">iframe</text:span><text:span text:style-name="T512">, pero el acceso directo al DOM o las cookies está restringido.</text:span></text:p>
        </text:list-item>
      </text:list>
      <text:h text:style-name="P513" text:outline-level="3"/>
      <text:p text:style-name="P514">La política de seguridad de mismo origen es una capa crítica de seguridad en los navegadores, diseñada para proteger al usuario de ataques que exploten la confianza entre dominios. Aunque puede ser un obstáculo en algunos casos de desarrollo, el uso adecuado de CORS permite manejar estos casos de forma segura.</text:p>
      <text:p text:style-name="P515"/>
      <text:h text:style-name="P516" text:outline-level="3"><text:span text:style-name="StrongEmphasis">Ejemplos de mismo origen</text:span></text:h>
      <text:p text:style-name="P517">Los tres elementos (esquema, dominio y puerto) son iguales:</text:p>
      <text:list text:style-name="LFO14" text:continue-numbering="true">
        <text:list-item>
          <text:p text:style-name="P518"><text:span text:style-name="T519">Mismo esquema, dominio y puerto</text:span><text:span text:style-name="T520">:</text:span></text:p>
          <text:list text:continue-numbering="true">
            <text:list-item>
              <text:p text:style-name="P521"><text:span text:style-name="T522">https://example.com/page1</text:span></text:p>
            </text:list-item>
            <text:list-item>
              <text:p text:style-name="P523"><text:span text:style-name="T524">https://example.com/page2</text:span><text:span text:style-name="T525"><text:line-break/>Ambos tienen el mismo esquema (</text:span><text:span text:style-name="T526">https</text:span><text:span text:style-name="T527">), dominio (</text:span><text:span text:style-name="T528">example.com</text:span><text:span text:style-name="T529">), y no especifican un puerto, por lo que se asume el predeterminado (</text:span><text:span text:style-name="T530">443</text:span><text:span text:style-name="T531"><text:s/>para HTTPS).</text:span></text:p>
            </text:list-item>
          </text:list>
        </text:list-item>
        <text:list-item>
          <text:p text:style-name="P532"><text:span text:style-name="T533">Con recursos en el mismo subdirectorio</text:span><text:span text:style-name="T534">:</text:span></text:p>
          <text:list text:continue-numbering="true">
            <text:list-item>
              <text:p text:style-name="P535"><text:span text:style-name="T536">http://example.com/dir1/page1</text:span></text:p>
            </text:list-item>
            <text:list-item>
              <text:p text:style-name="P537"><text:span text:style-name="T538">http://example.com/dir1/page2</text:span><text:span text:style-name="T539"><text:line-break/>Aunque estén en diferentes rutas, el origen es el mismo: esquema (</text:span><text:span text:style-name="T540">http</text:span><text:span text:style-name="T541">), dominio (</text:span><text:span text:style-name="T542">example.com</text:span><text:span text:style-name="T543">) y puerto predeterminado (</text:span><text:span text:style-name="T544">80</text:span><text:span text:style-name="T545"><text:s/>para HTTP).</text:span></text:p>
            </text:list-item>
          </text:list>
        </text:list-item>
        <text:list-item>
          <text:p text:style-name="P546"><text:span text:style-name="T547">Con puerto explícito idéntico</text:span><text:span text:style-name="T548">:</text:span></text:p>
          <text:list text:continue-numbering="true">
            <text:list-item>
              <text:p text:style-name="P549"><text:span text:style-name="T550">http://example.com:3000/app1</text:span></text:p>
            </text:list-item>
            <text:list-item>
              <text:p text:style-name="P551"><text:span text:style-name="T552">http://example.com:3000/app2</text:span><text:span text:style-name="T553"><text:line-break/>Aquí se especifica el puerto<text:s/></text:span><text:span text:style-name="T554">3000</text:span><text:span text:style-name="T555">, y como es el mismo en ambas URLs, se considera el mismo origen.</text:span></text:p>
            </text:list-item>
          </text:list>
        </text:list-item>
      </text:list>
      <text:h text:style-name="Título3" text:outline-level="3"><text:span text:style-name="T556">Ejemplos de diferente origen</text:span></text:h>
      <text:p text:style-name="P557">Cualquier diferencia en el esquema, dominio o puerto hace que el origen sea diferente:</text:p>
      <text:list text:style-name="LFO15" text:continue-numbering="true">
        <text:list-item>
          <text:p text:style-name="P558"><text:span text:style-name="T559">Diferente esquema</text:span><text:span text:style-name="T560">:</text:span></text:p>
          <text:list text:continue-numbering="true">
            <text:list-item>
              <text:p text:style-name="P561"><text:span text:style-name="T562">http://example.com</text:span></text:p>
            </text:list-item>
            <text:list-item>
              <text:p text:style-name="P563"><text:span text:style-name="T564">https://example.com</text:span><text:span text:style-name="T565"><text:line-break/>Aquí el esquema cambia de<text:s/></text:span><text:span text:style-name="T566">http</text:span><text:span text:style-name="T567"><text:s/>a<text:s/></text:span><text:span text:style-name="T568">https</text:span><text:span text:style-name="T569">, por lo que son de diferente origen.</text:span></text:p>
            </text:list-item>
          </text:list>
        </text:list-item>
        <text:list-item>
          <text:p text:style-name="P570"><text:span text:style-name="T571">Diferente subdominio</text:span><text:span text:style-name="T572">:</text:span></text:p>
          <text:list text:continue-numbering="true">
            <text:list-item>
              <text:p text:style-name="P573"><text:span text:style-name="T574">https://example.com</text:span></text:p>
            </text:list-item>
            <text:list-item>
              <text:p text:style-name="P575"><text:span text:style-name="T576">https://sub.example.com</text:span><text:span text:style-name="T577"><text:line-break/>Aunque el esquema y el dominio principal son iguales, el subdominio<text:s/></text:span><text:span text:style-name="T578">sub</text:span><text:span text:style-name="T579"><text:s/>crea un origen diferente.</text:span></text:p>
            </text:list-item>
          </text:list>
        </text:list-item>
        <text:list-item>
          <text:p text:style-name="P580"><text:span text:style-name="T581">Diferente puerto</text:span><text:span text:style-name="T582">:</text:span></text:p>
          <text:list text:continue-numbering="true">
            <text:list-item>
              <text:p text:style-name="P583"><text:span text:style-name="T584">http://example.com:3000</text:span></text:p>
            </text:list-item>
            <text:list-item>
              <text:p text:style-name="P585"><text:span text:style-name="T586">http://example.com:4000</text:span><text:span text:style-name="T587"><text:line-break/>Ambos usan el mismo esquema y dominio, pero los puertos son distintos (</text:span><text:span text:style-name="T588">3000</text:span><text:span text:style-name="T589"><text:s/>y<text:s/></text:span><text:span text:style-name="T590">4000</text:span><text:span text:style-name="T591">), lo que los hace de diferente origen.</text:span></text:p>
            </text:list-item>
          </text:list>
        </text:list-item>
      </text:list>
      <text:h text:style-name="Título3" text:outline-level="3"><text:span text:style-name="T592">Regla general</text:span></text:h>
      <text:p text:style-name="P593">Dos URLs son del mismo origen solo si coinciden en:</text:p>
      <text:list text:style-name="LFO16" text:continue-numbering="true">
        <text:list-item>
          <text:p text:style-name="P594"><text:span text:style-name="T595">Esquema (ejemplo:<text:s/></text:span><text:span text:style-name="T596">http</text:span><text:span text:style-name="T597"><text:s/>o<text:s/></text:span><text:span text:style-name="T598">https</text:span><text:span text:style-name="T599">).</text:span></text:p>
        </text:list-item>
        <text:list-item>
          <text:p text:style-name="P600"><text:span text:style-name="T601">Dominio (ejemplo:<text:s/></text:span><text:span text:style-name="T602">example.com</text:span><text:span text:style-name="T603">).</text:span></text:p>
        </text:list-item>
        <text:list-item>
          <text:p text:style-name="P604"><text:span text:style-name="T605">Puerto (ejemplo:<text:s/></text:span><text:span text:style-name="T606">80</text:span><text:span text:style-name="T607">,<text:s/></text:span><text:span text:style-name="T608">443</text:span><text:span text:style-name="T609"><text:s/>o cualquier otro explícito).</text:span></text:p>
        </text:list-item>
      </text:list>
      <text:p text:style-name="Textbody"><text:span text:style-name="T610">Cualquier diferencia en uno de estos puntos los hace de<text:s/></text:span><text:span text:style-name="T611">diferente origen</text:span><text:span text:style-name="T612">.</text:span></text:p>
      <text:p text:style-name="P613"/>
      <text:list text:style-name="LFO17" text:continue-numbering="true">
        <text:list-item>
          <text:p text:style-name="P614"><text:span text:style-name="T615">El objeto<text:s/></text:span><text:span text:style-name="T616">window</text:span></text:p>
        </text:list-item>
      </text:list>
      <text:p text:style-name="P617"><text:span text:style-name="T618">El objeto<text:s/></text:span><text:span text:style-name="T619">window</text:span><text:span text:style-name="T620"><text:s/>es el principal objeto global en el navegador. Representa la ventana o pestaña actual del navegador y actúa como un contenedor para toda la funcionalidad relacionada con la ejecución de JavaScript en ese contexto. Es el punto de entrada al<text:s/></text:span><text:span text:style-name="StrongEmphasis">Browser Object Model (BOM)</text:span><text:span text:style-name="T621"><text:s/>y al<text:s/></text:span><text:span text:style-name="StrongEmphasis">Document Object Model (DOM)</text:span><text:span text:style-name="T622">.</text:span></text:p>
      <text:h text:style-name="Título3" text:outline-level="3"><text:span text:style-name="T623">Características principales del objeto<text:s/></text:span><text:span text:style-name="T624">window</text:span></text:h>
      <text:list text:style-name="LFO18" text:continue-numbering="true">
        <text:list-item>
          <text:p text:style-name="P625"><text:span text:style-name="T626">Objeto global por defecto</text:span><text:span text:style-name="T627">:</text:span><text:span text:style-name="T628"><text:line-break/>Todas las variables, funciones y objetos definidos en el ámbito global se convierten automáticamente en propiedades del objeto<text:s/></text:span><text:span text:style-name="T629">window</text:span><text:span text:style-name="T630">.</text:span></text:p>
        </text:list-item>
      </text:list>
      <text:p text:style-name="P631"><text:span text:style-name="T632">var</text:span><text:span text:style-name="T633"><text:s/></text:span><text:span text:style-name="T634">nombre</text:span><text:span text:style-name="T635"><text:s/></text:span><text:span text:style-name="T636">=</text:span><text:span text:style-name="T637"><text:s/></text:span><text:span text:style-name="T638">"Juan"</text:span><text:span text:style-name="T639">;</text:span></text:p>
      <text:p text:style-name="P640"><text:span text:style-name="T641">console</text:span><text:span text:style-name="T642">.</text:span><text:span text:style-name="T643">log</text:span><text:span text:style-name="T644">(window.</text:span><text:span text:style-name="T645">nombre</text:span><text:span text:style-name="T646">);<text:s/></text:span><text:span text:style-name="T647">// "Juan"</text:span></text:p>
      <text:list text:style-name="LFO18" text:continue-numbering="true">
        <text:list-item>
          <text:p text:style-name="P648"><text:span text:style-name="T649">Acceso implícito</text:span><text:span text:style-name="T650">:</text:span><text:span text:style-name="T651"><text:line-break/>No es necesario usar explícitamente<text:s/></text:span><text:span text:style-name="T652">window.</text:span><text:span text:style-name="T653"><text:s/>para acceder a sus propiedades y métodos.</text:span></text:p>
        </text:list-item>
      </text:list>
      <text:p text:style-name="P654"><text:span text:style-name="T655">alert</text:span><text:span text:style-name="T656">(</text:span><text:span text:style-name="T657">"Hola!"</text:span><text:span text:style-name="T658">);<text:s/></text:span><text:span text:style-name="T659">// Es equivalente a window.alert("Hola!");</text:span></text:p>
      <text:list text:style-name="LFO18" text:continue-numbering="true">
        <text:list-item>
          <text:p text:style-name="P660"><text:span text:style-name="T661">Relación con otros objetos</text:span><text:span text:style-name="T662">:</text:span></text:p>
          <text:list text:continue-numbering="true">
            <text:list-item>
              <text:p text:style-name="P663"><text:span text:style-name="T664">BOM</text:span><text:span text:style-name="T665">: Accede a objetos como<text:s/></text:span><text:span text:style-name="T666">navigator</text:span><text:span text:style-name="T667">,<text:s/></text:span><text:span text:style-name="T668">location</text:span><text:span text:style-name="T669">,<text:s/></text:span><text:span text:style-name="T670">history</text:span><text:span text:style-name="T671">, etc.</text:span></text:p>
            </text:list-item>
            <text:list-item>
              <text:p text:style-name="P672"><text:span text:style-name="T673">DOM</text:span><text:span text:style-name="T674">: Proporciona acceso al objeto<text:s/></text:span><text:span text:style-name="T675">document</text:span><text:span text:style-name="T676"><text:s/>para manipular la estructura de la página web.</text:span></text:p>
            </text:list-item>
          </text:list>
        </text:list-item>
      </text:list>
      <text:h text:style-name="Título3" text:outline-level="3"><text:span text:style-name="T677">3.1. Principales métodos y propiedades de<text:s/></text:span><text:span text:style-name="T678">window</text:span></text:h>
      <text:h text:style-name="Título4" text:outline-level="4"><text:span text:style-name="T679">3.1.1.<text:s/></text:span><text:span text:style-name="T680">Propiedades básicas</text:span><text:span text:style-name="T681">:</text:span></text:h>
      <text:list text:style-name="LFO19" text:continue-numbering="true">
        <text:list-item>
          <text:p text:style-name="P682"><text:span text:style-name="T683">window.document</text:span><text:span text:style-name="T684">: Accede al documento HTML cargado en la ventana.</text:span></text:p>
        </text:list-item>
        <text:list-item>
          <text:p text:style-name="P685"><text:span text:style-name="T686">window.innerWidth</text:span><text:span text:style-name="T687"><text:s/>y<text:s/></text:span><text:span text:style-name="T688">window.innerHeight</text:span><text:span text:style-name="T689">: Dimensiones del área visible de la ventana.</text:span></text:p>
        </text:list-item>
        <text:list-item>
          <text:p text:style-name="P690"><text:span text:style-name="T691">window.location</text:span><text:span text:style-name="T692">: Información sobre la URL actual.</text:span></text:p>
        </text:list-item>
        <text:list-item>
          <text:p text:style-name="P693"><text:span text:style-name="T694">window.navigator</text:span><text:span text:style-name="T695">: Información sobre el navegador y el sistema operativo.</text:span></text:p>
        </text:list-item>
        <text:list-item>
          <text:p text:style-name="P696"><text:span text:style-name="T697">window.history</text:span><text:span text:style-name="T698">: Acceso al historial de navegación.</text:span></text:p>
        </text:list-item>
      </text:list>
      <text:p text:style-name="P699"><text:span text:style-name="T700">console</text:span><text:span text:style-name="T701">.</text:span><text:span text:style-name="T702">log</text:span><text:span text:style-name="T703">(window.</text:span><text:span text:style-name="T704">innerWidth</text:span><text:span text:style-name="T705">);<text:s/></text:span><text:span text:style-name="T706">// Muestra el ancho de la ventana</text:span></text:p>
      <text:p text:style-name="P707"><text:span text:style-name="T708">console</text:span><text:span text:style-name="T709">.</text:span><text:span text:style-name="T710">log</text:span><text:span text:style-name="T711">(window.</text:span><text:span text:style-name="T712">location</text:span><text:span text:style-name="T713">.</text:span><text:span text:style-name="T714">href</text:span><text:span text:style-name="T715">);<text:s/></text:span><text:span text:style-name="T716">// Muestra la URL actual</text:span></text:p>
      <text:h text:style-name="Título4" text:outline-level="4"><text:span text:style-name="T717">3.1.2.<text:s/></text:span><text:span text:style-name="T718">Métodos comunes</text:span><text:span text:style-name="T719">:</text:span></text:h>
      <text:list text:style-name="LFO20" text:continue-numbering="true">
        <text:list-item>
          <text:p text:style-name="P720"><text:span text:style-name="T721">Cuadros de diálogo</text:span><text:span text:style-name="T722">:</text:span></text:p>
          <text:list text:continue-numbering="true">
            <text:list-item>
              <text:p text:style-name="P723"><text:span text:style-name="T724">alert(mensaje)</text:span><text:span text:style-name="T725">: Muestra un cuadro de alerta.</text:span></text:p>
            </text:list-item>
            <text:list-item>
              <text:p text:style-name="P726"><text:span text:style-name="T727">confirm(mensaje)</text:span><text:span text:style-name="T728">: Muestra un cuadro de confirmación y devuelve<text:s/></text:span><text:span text:style-name="T729">true</text:span><text:span text:style-name="T730"><text:s/>o<text:s/></text:span><text:span text:style-name="T731">false</text:span><text:span text:style-name="T732">.</text:span></text:p>
            </text:list-item>
            <text:list-item>
              <text:p text:style-name="P733"><text:span text:style-name="T734">prompt(mensaje)</text:span><text:span text:style-name="T735">: Muestra un cuadro de entrada para el usuario.</text:span></text:p>
            </text:list-item>
          </text:list>
        </text:list-item>
        <text:list-item>
          <text:p text:style-name="P736"><text:span text:style-name="T737">Redirección y recarga</text:span><text:span text:style-name="T738">:</text:span></text:p>
          <text:list text:continue-numbering="true">
            <text:list-item>
              <text:p text:style-name="P739"><text:span text:style-name="T740">window.location.reload()</text:span><text:span text:style-name="T741">: Recarga la página actual.</text:span></text:p>
            </text:list-item>
            <text:list-item>
              <text:p text:style-name="P742"><text:span text:style-name="T743">window.location.assign(url)</text:span><text:span text:style-name="T744">: Redirige a otra página.</text:span></text:p>
            </text:list-item>
          </text:list>
        </text:list-item>
        <text:list-item>
          <text:p text:style-name="P745"><text:span text:style-name="T746">Timers</text:span><text:span text:style-name="T747">:</text:span></text:p>
          <text:list text:continue-numbering="true">
            <text:list-item>
              <text:p text:style-name="P748"><text:span text:style-name="T749">setTimeout(función, ms)</text:span><text:span text:style-name="T750">: Ejecuta una función después de un tiempo.</text:span></text:p>
            </text:list-item>
            <text:list-item>
              <text:p text:style-name="P751"><text:span text:style-name="T752">setInterval(función, ms)</text:span><text:span text:style-name="T753">: Ejecuta una función repetidamente a intervalos regulares.</text:span></text:p>
            </text:list-item>
            <text:list-item>
              <text:p text:style-name="P754"><text:span text:style-name="T755">clearTimeout(id)</text:span><text:span text:style-name="T756"><text:s/>y<text:s/></text:span><text:span text:style-name="T757">clearInterval(id)</text:span><text:span text:style-name="T758">: Cancelan los timers.</text:span></text:p>
            </text:list-item>
          </text:list>
        </text:list-item>
        <text:list-item>
          <text:p text:style-name="P759"><text:span text:style-name="T760">Control de la ventana</text:span><text:span text:style-name="T761">:</text:span></text:p>
          <text:list text:continue-numbering="true">
            <text:list-item>
              <text:p text:style-name="P762"><text:span text:style-name="T763">window.open(url, nombre, características)</text:span><text:span text:style-name="T764">: Abre una nueva ventana o pestaña.</text:span></text:p>
            </text:list-item>
            <text:list-item>
              <text:p text:style-name="P765"><text:span text:style-name="T766">window.close()</text:span><text:span text:style-name="T767">: Cierra la ventana actual (si fue abierta mediante<text:s/></text:span><text:span text:style-name="T768">window.open</text:span><text:span text:style-name="T769">).</text:span></text:p>
            </text:list-item>
          </text:list>
        </text:list-item>
      </text:list>
      <text:p text:style-name="P770"><text:span text:style-name="T771">alert</text:span><text:span text:style-name="T772">(</text:span><text:span text:style-name="T773">"Bienvenido!"</text:span><text:span text:style-name="T774">);<text:s/></text:span><text:span text:style-name="T775">// Muestra un mensaje</text:span></text:p>
      <text:p text:style-name="P776"><text:span text:style-name="T777">setTimeout</text:span><text:span text:style-name="T778">(() =&gt;<text:s/></text:span><text:span text:style-name="T779">alert</text:span><text:span text:style-name="T780">(</text:span><text:span text:style-name="T781">"Han pasado 3 segundos"</text:span><text:span text:style-name="T782">),<text:s/></text:span><text:span text:style-name="T783">3000</text:span><text:span text:style-name="T784">);<text:s/></text:span><text:span text:style-name="T785">// Alerta tras 3 segundos</text:span></text:p>
      <text:h text:style-name="Título4" text:outline-level="4"><text:span text:style-name="T786">3.1.3.<text:s/></text:span><text:span text:style-name="T787">Eventos globales</text:span><text:span text:style-name="T788">:</text:span></text:h>
      <text:p text:style-name="Textbody"><text:span text:style-name="T789">El objeto<text:s/></text:span><text:span text:style-name="T790">window</text:span><text:span text:style-name="T791"><text:s/>puede escuchar eventos relacionados con la ventana, como:</text:span></text:p>
      <text:list text:style-name="LFO21" text:continue-numbering="true">
        <text:list-item>
          <text:p text:style-name="P792"><text:span text:style-name="T793">resize</text:span><text:span text:style-name="T794">: Detecta cambios en el tamaño de la ventana.</text:span></text:p>
        </text:list-item>
        <text:list-item>
          <text:p text:style-name="P795"><text:span text:style-name="T796">scroll</text:span><text:span text:style-name="T797">: Detecta cuando el usuario se desplaza en la página.</text:span></text:p>
        </text:list-item>
        <text:list-item>
          <text:p text:style-name="P798"><text:span text:style-name="T799">load</text:span><text:span text:style-name="T800">: Se dispara cuando la página y todos los recursos (imágenes, scripts) se cargan completamente.</text:span></text:p>
        </text:list-item>
        <text:list-item>
          <text:p text:style-name="P801"><text:span text:style-name="T802">unload</text:span><text:span text:style-name="T803">: Se dispara al cerrar o recargar la página.</text:span></text:p>
        </text:list-item>
      </text:list>
      <text:p text:style-name="P804"><text:span text:style-name="T805">window.</text:span><text:span text:style-name="T806">addEventListener</text:span><text:span text:style-name="T807">(</text:span><text:span text:style-name="T808">"resize"</text:span><text:span text:style-name="T809">, () =&gt; {</text:span></text:p>
      <text:p text:style-name="P810"><text:span text:style-name="T811"><text:s text:c="4"/></text:span><text:span text:style-name="T812">console</text:span><text:span text:style-name="T813">.</text:span><text:span text:style-name="T814">log</text:span><text:span text:style-name="T815">(</text:span><text:span text:style-name="T816">"Tamaño de la ventana cambiado"</text:span><text:span text:style-name="T817">);</text:span></text:p>
      <text:p text:style-name="P818"><text:span text:style-name="T819">});</text:span></text:p>
      <text:h text:style-name="Título4" text:outline-level="4"><text:span text:style-name="T820">3.1.4.<text:s/></text:span><text:span text:style-name="T821">Propiedades de almacenamiento</text:span><text:span text:style-name="T822">:</text:span></text:h>
      <text:list text:style-name="LFO22" text:continue-numbering="true">
        <text:list-item>
          <text:p text:style-name="P823"><text:span text:style-name="T824">localStorage</text:span><text:span text:style-name="T825">: Almacena datos persistentes (sin límite de tiempo).</text:span></text:p>
        </text:list-item>
        <text:list-item>
          <text:p text:style-name="P826"><text:span text:style-name="T827">sessionStorage</text:span><text:span text:style-name="T828">: Almacena datos temporales (duran hasta que se cierra la pestaña).</text:span></text:p>
        </text:list-item>
      </text:list>
      <text:p text:style-name="P829"><text:span text:style-name="T830">localStorage</text:span><text:span text:style-name="T831">.</text:span><text:span text:style-name="T832">setItem</text:span><text:span text:style-name="T833">(</text:span><text:span text:style-name="T834">"nombre"</text:span><text:span text:style-name="T835">,<text:s/></text:span><text:span text:style-name="T836">"Juan"</text:span><text:span text:style-name="T837">);</text:span></text:p>
      <text:p text:style-name="P838"><text:span text:style-name="T839">console</text:span><text:span text:style-name="T840">.</text:span><text:span text:style-name="T841">log</text:span><text:span text:style-name="T842">(</text:span><text:span text:style-name="T843">localStorage</text:span><text:span text:style-name="T844">.</text:span><text:span text:style-name="T845">getItem</text:span><text:span text:style-name="T846">(</text:span><text:span text:style-name="T847">"nombre"</text:span><text:span text:style-name="T848">));<text:s/></text:span><text:span text:style-name="T849">// "Juan"</text:span></text:p>
      <text:h text:style-name="P850" text:outline-level="3">Ejemplo práctico</text:h>
      <text:p text:style-name="P851"><text:span text:style-name="T852">// Información sobre la ventana</text:span></text:p>
      <text:p text:style-name="P853"><text:span text:style-name="T854">console</text:span><text:span text:style-name="T855">.</text:span><text:span text:style-name="T856">log</text:span><text:span text:style-name="T857">(</text:span><text:span text:style-name="T858">"Ancho de la ventana:"</text:span><text:span text:style-name="T859">, window.</text:span><text:span text:style-name="T860">innerWidth</text:span><text:span text:style-name="T861">);</text:span></text:p>
      <text:p text:style-name="P862"><text:span text:style-name="T863">console</text:span><text:span text:style-name="T864">.</text:span><text:span text:style-name="T865">log</text:span><text:span text:style-name="T866">(</text:span><text:span text:style-name="T867">"URL actual:"</text:span><text:span text:style-name="T868">, window.</text:span><text:span text:style-name="T869">location</text:span><text:span text:style-name="T870">.</text:span><text:span text:style-name="T871">href</text:span><text:span text:style-name="T872">);</text:span></text:p>
      <text:p text:style-name="P873"/>
      <text:p text:style-name="P874"><text:span text:style-name="T875">// Redirección</text:span></text:p>
      <text:p text:style-name="P876"><text:span text:style-name="T877">window.</text:span><text:span text:style-name="T878">location</text:span><text:span text:style-name="T879">.</text:span><text:span text:style-name="T880">assign</text:span><text:span text:style-name="T881">(</text:span><text:span text:style-name="T882">"https://example.com"</text:span><text:span text:style-name="T883">);</text:span></text:p>
      <text:p text:style-name="P884"/>
      <text:p text:style-name="P885"><text:span text:style-name="T886">// Temporizador</text:span></text:p>
      <text:p text:style-name="P887"><text:span text:style-name="T888">setTimeout</text:span><text:span text:style-name="T889">(() =&gt; {</text:span></text:p>
      <text:p text:style-name="P890"><text:span text:style-name="T891"><text:s text:c="3"/></text:span><text:span text:style-name="T892">alert</text:span><text:span text:style-name="T893">(</text:span><text:span text:style-name="T894">"¡Esto apareció después de 5 segundos!"</text:span><text:span text:style-name="T895">);</text:span></text:p>
      <text:p text:style-name="P896"><text:span text:style-name="T897">},<text:s/></text:span><text:span text:style-name="T898">5000</text:span><text:span text:style-name="T899">);</text:span></text:p>
      <text:p text:style-name="P900"/>
      <text:p text:style-name="P901"><text:span text:style-name="T902">// Escuchar eventos</text:span></text:p>
      <text:p text:style-name="P903"><text:span text:style-name="T904">window.</text:span><text:span text:style-name="T905">addEventListener</text:span><text:span text:style-name="T906">(</text:span><text:span text:style-name="T907">"scroll"</text:span><text:span text:style-name="T908">, () =&gt; {</text:span></text:p>
      <text:p text:style-name="P909"><text:span text:style-name="T910"><text:s text:c="3"/></text:span><text:span text:style-name="T911">console</text:span><text:span text:style-name="T912">.</text:span><text:span text:style-name="T913">log</text:span><text:span text:style-name="T914">(</text:span><text:span text:style-name="T915">"El usuario está desplazándose"</text:span><text:span text:style-name="T916">);</text:span></text:p>
      <text:p text:style-name="P917"><text:span text:style-name="T918">});</text:span></text:p>
      <text:h text:style-name="P919" text:outline-level="3">Resumen</text:h>
      <text:p text:style-name="Textbody"><text:span text:style-name="T920">El objeto<text:s/></text:span><text:span text:style-name="T921">window</text:span><text:span text:style-name="T922"><text:s/>es fundamental para trabajar con el navegador, ya que proporciona acceso a funcionalidades del entorno (BOM), a la estructura de la página (DOM) y a herramientas globales como timers y eventos.</text:span></text:p>
      <text:p text:style-name="P923"/>
      <text:p text:style-name="P924"/>
      <text:list text:style-name="LFO23" text:continue-numbering="true">
        <text:list-item>
          <text:p text:style-name="P925"><text:span text:style-name="T926">Métodos del<text:s/></text:span><text:span text:style-name="T927">Browser Object Model (BOM)</text:span></text:p>
        </text:list-item>
      </text:list>
      <text:p text:style-name="P928"><text:span text:style-name="T929">El<text:s/></text:span><text:span text:style-name="StrongEmphasis">Browser Object Model (BOM)</text:span><text:span text:style-name="T930"><text:s/>incluye métodos que permiten interactuar con el navegador web. Estos métodos se agrupan en varios objetos clave del BOM, como<text:s/></text:span><text:span text:style-name="T931">window</text:span><text:span text:style-name="T932">,<text:s/></text:span><text:span text:style-name="T933">navigator</text:span><text:span text:style-name="T934">,<text:s/></text:span><text:span text:style-name="T935">location</text:span><text:span text:style-name="T936">,<text:s/></text:span><text:span text:style-name="T937">history</text:span><text:span text:style-name="T938">, y<text:s/></text:span><text:span text:style-name="T939">screen</text:span><text:span text:style-name="T940">. A continuación,<text:s/></text:span><text:span text:style-name="T941">vemos</text:span><text:span text:style-name="T942"><text:s/>los métodos principales de cada uno, con ejemplos.</text:span></text:p>
      <text:h text:style-name="Título3" text:outline-level="3"><text:span text:style-name="T943">4.1. Métodos del objeto<text:s/></text:span><text:span text:style-name="T944">window</text:span></text:h>
      <text:list text:style-name="LFO24" text:continue-numbering="true">
        <text:list-item>
          <text:p text:style-name="P945"><text:span text:style-name="T946">alert(mensaje)</text:span><text:span text:style-name="T947"><text:line-break/>Muestra un cuadro de alerta con un mensaje.</text:span></text:p>
        </text:list-item>
      </text:list>
      <text:p text:style-name="P948"><text:span text:style-name="T949">window.</text:span><text:span text:style-name="T950">alert</text:span><text:span text:style-name="T951">(</text:span><text:span text:style-name="T952">"Hola, esta es una alerta!"</text:span><text:span text:style-name="T953">);</text:span></text:p>
      <text:list text:style-name="LFO24" text:continue-numbering="true">
        <text:list-item>
          <text:p text:style-name="P954"><text:span text:style-name="T955">confirm(mensaje)</text:span><text:span text:style-name="T956"><text:line-break/>Muestra un cuadro de confirmación y devuelve<text:s/></text:span><text:span text:style-name="T957">true</text:span><text:span text:style-name="T958"><text:s/>si el usuario hace clic en "Aceptar", o<text:s/></text:span><text:span text:style-name="T959">false</text:span><text:span text:style-name="T960"><text:s/>si hace clic en "Cancelar".</text:span></text:p>
        </text:list-item>
      </text:list>
      <text:p text:style-name="P961"><text:span text:style-name="T962">let</text:span><text:span text:style-name="T963"><text:s/></text:span><text:span text:style-name="T964">decision</text:span><text:span text:style-name="T965"><text:s/></text:span><text:span text:style-name="T966">=</text:span><text:span text:style-name="T967"><text:s/>window.</text:span><text:span text:style-name="T968">confirm</text:span><text:span text:style-name="T969">(</text:span><text:span text:style-name="T970">"¿Quieres continuar?"</text:span><text:span text:style-name="T971">);</text:span></text:p>
      <text:p text:style-name="P972"><text:span text:style-name="T973">console</text:span><text:span text:style-name="T974">.</text:span><text:span text:style-name="T975">log</text:span><text:span text:style-name="T976">(</text:span><text:span text:style-name="T977">decision</text:span><text:span text:style-name="T978">);<text:s/></text:span><text:span text:style-name="T979">// true o false</text:span></text:p>
      <text:list text:style-name="LFO24" text:continue-numbering="true">
        <text:list-item>
          <text:p text:style-name="P980"><text:span text:style-name="T981">prompt(mensaje, valorPorDefecto)</text:span><text:span text:style-name="T982"><text:line-break/>Muestra un cuadro de entrada para el usuario. Devuelve el texto ingresado o<text:s/></text:span><text:span text:style-name="T983">null</text:span><text:span text:style-name="T984"><text:s/>si el usuario cancela.</text:span></text:p>
        </text:list-item>
      </text:list>
      <text:p text:style-name="P985"><text:span text:style-name="T986">let</text:span><text:span text:style-name="T987"><text:s/></text:span><text:span text:style-name="T988">nombre</text:span><text:span text:style-name="T989"><text:s/></text:span><text:span text:style-name="T990">=</text:span><text:span text:style-name="T991"><text:s/>window.</text:span><text:span text:style-name="T992">prompt</text:span><text:span text:style-name="T993">(</text:span><text:span text:style-name="T994">"¿Cuál es tu nombre?"</text:span><text:span text:style-name="T995">,<text:s/></text:span><text:span text:style-name="T996">"Usuario"</text:span><text:span text:style-name="T997">);</text:span></text:p>
      <text:p text:style-name="P998"><text:span text:style-name="T999">console</text:span><text:span text:style-name="T1000">.</text:span><text:span text:style-name="T1001">log</text:span><text:span text:style-name="T1002">(</text:span><text:span text:style-name="T1003">nombre</text:span><text:span text:style-name="T1004">);</text:span></text:p>
      <text:list text:style-name="LFO24" text:continue-numbering="true">
        <text:list-item>
          <text:p text:style-name="P1005"><text:span text:style-name="T1006">setTimeout(función, ms)</text:span><text:span text:style-name="T1007"><text:line-break/>Ejecuta una función después de un período de tiempo especificado (en milisegundos).</text:span></text:p>
        </text:list-item>
      </text:list>
      <text:p text:style-name="P1008"><text:span text:style-name="T1009">setTimeout</text:span><text:span text:style-name="T1010">(() =&gt; {</text:span></text:p>
      <text:p text:style-name="P1011"><text:span text:style-name="T1012"><text:s text:c="4"/></text:span><text:span text:style-name="T1013">console</text:span><text:span text:style-name="T1014">.</text:span><text:span text:style-name="T1015">log</text:span><text:span text:style-name="T1016">(</text:span><text:span text:style-name="T1017">"Han pasado 3 segundos"</text:span><text:span text:style-name="T1018">);</text:span></text:p>
      <text:p text:style-name="P1019"><text:span text:style-name="T1020">},<text:s/></text:span><text:span text:style-name="T1021">3000</text:span><text:span text:style-name="T1022">);</text:span></text:p>
      <text:list text:style-name="LFO24" text:continue-numbering="true">
        <text:list-item>
          <text:p text:style-name="P1023"><text:span text:style-name="T1024">setInterval(función, ms)</text:span><text:span text:style-name="T1025"><text:line-break/>Ejecuta una función repetidamente cada cierto intervalo de tiempo.</text:span></text:p>
        </text:list-item>
      </text:list>
      <text:p text:style-name="P1026"><text:span text:style-name="T1027">setInterval</text:span><text:span text:style-name="T1028">(() =&gt; {</text:span></text:p>
      <text:p text:style-name="P1029"><text:span text:style-name="T1030"><text:s text:c="4"/></text:span><text:span text:style-name="T1031">console</text:span><text:span text:style-name="T1032">.</text:span><text:span text:style-name="T1033">log</text:span><text:span text:style-name="T1034">(</text:span><text:span text:style-name="T1035">"Esto aparece cada 2 segundos"</text:span><text:span text:style-name="T1036">);</text:span></text:p>
      <text:p text:style-name="P1037"><text:span text:style-name="T1038">},<text:s/></text:span><text:span text:style-name="T1039">2000</text:span><text:span text:style-name="T1040">);</text:span></text:p>
      <text:list text:style-name="LFO24" text:continue-numbering="true">
        <text:list-item>
          <text:p text:style-name="P1041"><text:span text:style-name="T1042">open(url, nombre, características)</text:span><text:span text:style-name="T1043"><text:line-break/>Abre una nueva ventana o pestaña con la URL especificada.</text:span></text:p>
        </text:list-item>
      </text:list>
      <text:p text:style-name="P1044"><text:span text:style-name="T1045">window.</text:span><text:span text:style-name="T1046">open</text:span><text:span text:style-name="T1047">(</text:span><text:span text:style-name="T1048">"https://example.com"</text:span><text:span text:style-name="T1049">,<text:s/></text:span><text:span text:style-name="T1050">"_blank"</text:span><text:span text:style-name="T1051">,<text:s/></text:span><text:span text:style-name="T1052">"width=500,height=400"</text:span><text:span text:style-name="T1053">);</text:span></text:p>
      <text:list text:style-name="LFO24" text:continue-numbering="true">
        <text:list-item>
          <text:p text:style-name="P1054"><text:span text:style-name="T1055">close()</text:span><text:span text:style-name="T1056"><text:line-break/>Cierra la ventana actual (solo si fue abierta mediante<text:s/></text:span><text:span text:style-name="T1057">window.open</text:span><text:span text:style-name="T1058">).</text:span></text:p>
        </text:list-item>
      </text:list>
      <text:p text:style-name="P1059"><text:span text:style-name="T1060">let</text:span><text:span text:style-name="T1061"><text:s/></text:span><text:span text:style-name="T1062">nuevaVentana</text:span><text:span text:style-name="T1063"><text:s/></text:span><text:span text:style-name="T1064">=</text:span><text:span text:style-name="T1065"><text:s/>window.</text:span><text:span text:style-name="T1066">open</text:span><text:span text:style-name="T1067">(</text:span><text:span text:style-name="T1068">"https://example.com"</text:span><text:span text:style-name="T1069">);</text:span></text:p>
      <text:p text:style-name="P1070"><text:span text:style-name="T1071">nuevaVentana</text:span><text:span text:style-name="T1072">.</text:span><text:span text:style-name="T1073">close</text:span><text:span text:style-name="T1074">();</text:span></text:p>
      <text:h text:style-name="Título3" text:outline-level="3"><text:span text:style-name="T1075">4.2. Métodos del objeto<text:s/></text:span><text:span text:style-name="T1076">location</text:span></text:h>
      <text:p text:style-name="Textbody"><text:span text:style-name="T1077">El objeto<text:s/></text:span><text:span text:style-name="T1078">location</text:span><text:span text:style-name="T1079"><text:s/>maneja la URL de la página actual.</text:span></text:p>
      <text:list text:style-name="LFO25" text:continue-numbering="true">
        <text:list-item>
          <text:p text:style-name="P1080"><text:span text:style-name="T1081">assign(url)</text:span><text:span text:style-name="T1082"><text:line-break/>Redirige a una nueva URL.</text:span></text:p>
        </text:list-item>
      </text:list>
      <text:p text:style-name="P1083"><text:span text:style-name="T1084">location</text:span><text:span text:style-name="T1085">.</text:span><text:span text:style-name="T1086">assign</text:span><text:span text:style-name="T1087">(</text:span><text:span text:style-name="T1088">"https://example.com"</text:span><text:span text:style-name="T1089">);</text:span></text:p>
      <text:list text:style-name="LFO25" text:continue-numbering="true">
        <text:list-item>
          <text:p text:style-name="P1090"><text:span text:style-name="T1091">reload()</text:span><text:span text:style-name="T1092"><text:line-break/>Recarga la página actual.</text:span></text:p>
        </text:list-item>
      </text:list>
      <text:p text:style-name="P1093"><text:span text:style-name="T1094">location</text:span><text:span text:style-name="T1095">.</text:span><text:span text:style-name="T1096">reload</text:span><text:span text:style-name="T1097">();</text:span></text:p>
      <text:list text:style-name="LFO25" text:continue-numbering="true">
        <text:list-item>
          <text:p text:style-name="P1098"><text:span text:style-name="T1099">replace(url)</text:span><text:span text:style-name="T1100"><text:line-break/>Redirige a una nueva URL sin guardar la página actual en el historial del navegador.</text:span></text:p>
        </text:list-item>
      </text:list>
      <text:p text:style-name="P1101"><text:span text:style-name="T1102">location</text:span><text:span text:style-name="T1103">.</text:span><text:span text:style-name="T1104">replace</text:span><text:span text:style-name="T1105">(</text:span><text:span text:style-name="T1106">"https://example.com"</text:span><text:span text:style-name="T1107">);</text:span></text:p>
      <text:h text:style-name="Título3" text:outline-level="3"><text:span text:style-name="T1108">4.3. Métodos del objeto<text:s/></text:span><text:span text:style-name="T1109">history</text:span></text:h>
      <text:p text:style-name="Textbody"><text:span text:style-name="T1110">El objeto<text:s/></text:span><text:span text:style-name="T1111">history</text:span><text:span text:style-name="T1112"><text:s/>permite navegar por el historial del navegador.</text:span></text:p>
      <text:list text:style-name="LFO26" text:continue-numbering="true">
        <text:list-item>
          <text:p text:style-name="P1113"><text:span text:style-name="T1114">back()</text:span><text:span text:style-name="T1115"><text:line-break/>Va a la página anterior en el historial.</text:span></text:p>
        </text:list-item>
      </text:list>
      <text:p text:style-name="P1116"><text:span text:style-name="T1117">history</text:span><text:span text:style-name="T1118">.</text:span><text:span text:style-name="T1119">back</text:span><text:span text:style-name="T1120">();</text:span></text:p>
      <text:list text:style-name="LFO26" text:continue-numbering="true">
        <text:list-item>
          <text:p text:style-name="P1121"><text:span text:style-name="T1122">forward()</text:span><text:span text:style-name="T1123"><text:line-break/>Va a la siguiente página en el historial.</text:span></text:p>
        </text:list-item>
      </text:list>
      <text:p text:style-name="P1124"><text:span text:style-name="T1125">history</text:span><text:span text:style-name="T1126">.</text:span><text:span text:style-name="T1127">forward</text:span><text:span text:style-name="T1128">();</text:span></text:p>
      <text:list text:style-name="LFO26" text:continue-numbering="true">
        <text:list-item>
          <text:p text:style-name="P1129"><text:span text:style-name="T1130">go(n)</text:span><text:span text:style-name="T1131"><text:line-break/>Navega a una posición específica en el historial (</text:span><text:span text:style-name="T1132">n</text:span><text:span text:style-name="T1133"><text:s/>puede ser positivo o negativo).</text:span></text:p>
        </text:list-item>
      </text:list>
      <text:p text:style-name="P1134"><text:span text:style-name="T1135">history</text:span><text:span text:style-name="T1136">.</text:span><text:span text:style-name="T1137">go</text:span><text:span text:style-name="T1138">(</text:span><text:span text:style-name="T1139">-</text:span><text:span text:style-name="T1140">2</text:span><text:span text:style-name="T1141">);<text:s/></text:span><text:span text:style-name="T1142">// Retrocede 2 páginas</text:span></text:p>
      <text:p text:style-name="P1143"><text:span text:style-name="T1144">history</text:span><text:span text:style-name="T1145">.</text:span><text:span text:style-name="T1146">go</text:span><text:span text:style-name="T1147">(</text:span><text:span text:style-name="T1148">1</text:span><text:span text:style-name="T1149">); <text:s/></text:span><text:span text:style-name="T1150">// Avanza 1 página</text:span></text:p>
      <text:h text:style-name="Título3" text:outline-level="3"><text:span text:style-name="T1151">4.4. Métodos del objeto<text:s/></text:span><text:span text:style-name="T1152">navigator</text:span></text:h>
      <text:p text:style-name="Textbody"><text:span text:style-name="T1153">El objeto<text:s/></text:span><text:span text:style-name="T1154">navigator</text:span><text:span text:style-name="T1155"><text:s/>contiene información sobre el navegador y el sistema operativo.</text:span></text:p>
      <text:list text:style-name="LFO27" text:continue-numbering="true">
        <text:list-item>
          <text:p text:style-name="P1156"><text:span text:style-name="T1157">navigator.geolocation.getCurrentPosition(successCallback, errorCallback)</text:span><text:span text:style-name="T1158"><text:line-break/>Obtiene la ubicación actual del dispositivo.</text:span></text:p>
        </text:list-item>
      </text:list>
      <text:p text:style-name="P1159"><text:span text:style-name="T1160">navigator</text:span><text:span text:style-name="T1161">.</text:span><text:span text:style-name="T1162">geolocation</text:span><text:span text:style-name="T1163">.</text:span><text:span text:style-name="T1164">getCurrentPosition</text:span><text:span text:style-name="T1165">(</text:span></text:p>
      <text:p text:style-name="P1166"><text:span text:style-name="T1167"><text:s text:c="4"/>(</text:span><text:span text:style-name="T1168">position</text:span><text:span text:style-name="T1169">) =&gt; {</text:span></text:p>
      <text:p text:style-name="P1170"><text:span text:style-name="T1171"><text:s text:c="8"/></text:span><text:span text:style-name="T1172">console</text:span><text:span text:style-name="T1173">.</text:span><text:span text:style-name="T1174">log</text:span><text:span text:style-name="T1175">(</text:span><text:span text:style-name="T1176">"Latitud:"</text:span><text:span text:style-name="T1177">,<text:s/></text:span><text:span text:style-name="T1178">position</text:span><text:span text:style-name="T1179">.</text:span><text:span text:style-name="T1180">coords</text:span><text:span text:style-name="T1181">.</text:span><text:span text:style-name="T1182">latitude</text:span><text:span text:style-name="T1183">);</text:span></text:p>
      <text:p text:style-name="P1184"><text:span text:style-name="T1185"><text:s text:c="8"/></text:span><text:span text:style-name="T1186">console</text:span><text:span text:style-name="T1187">.</text:span><text:span text:style-name="T1188">log</text:span><text:span text:style-name="T1189">(</text:span><text:span text:style-name="T1190">"Longitud:"</text:span><text:span text:style-name="T1191">,<text:s/></text:span><text:span text:style-name="T1192">position</text:span><text:span text:style-name="T1193">.</text:span><text:span text:style-name="T1194">coords</text:span><text:span text:style-name="T1195">.</text:span><text:span text:style-name="T1196">longitude</text:span><text:span text:style-name="T1197">);</text:span></text:p>
      <text:p text:style-name="P1198"><text:span text:style-name="T1199"><text:s text:c="4"/>},</text:span></text:p>
      <text:p text:style-name="P1200"><text:span text:style-name="T1201"><text:s text:c="4"/>(</text:span><text:span text:style-name="T1202">error</text:span><text:span text:style-name="T1203">) =&gt; {</text:span></text:p>
      <text:p text:style-name="P1204"><text:span text:style-name="T1205"><text:s text:c="8"/></text:span><text:span text:style-name="T1206">console</text:span><text:span text:style-name="T1207">.</text:span><text:span text:style-name="T1208">error</text:span><text:span text:style-name="T1209">(</text:span><text:span text:style-name="T1210">"Error al obtener la ubicación:"</text:span><text:span text:style-name="T1211">,<text:s/></text:span><text:span text:style-name="T1212">error</text:span><text:span text:style-name="T1213">.</text:span><text:span text:style-name="T1214">message</text:span><text:span text:style-name="T1215">);</text:span></text:p>
      <text:p text:style-name="P1216"><text:span text:style-name="T1217"><text:s text:c="4"/>}</text:span></text:p>
      <text:p text:style-name="P1218"><text:span text:style-name="T1219">);</text:span></text:p>
      <text:list text:style-name="LFO27" text:continue-numbering="true">
        <text:list-item>
          <text:p text:style-name="P1220"><text:span text:style-name="T1221">navigator.geolocation.watchPosition(successCallback, errorCallback)</text:span><text:span text:style-name="T1222"><text:line-break/>Observa los cambios en la posición del dispositivo.</text:span></text:p>
        </text:list-item>
      </text:list>
      <text:p text:style-name="P1223"><text:span text:style-name="T1224">let</text:span><text:span text:style-name="T1225"><text:s/></text:span><text:span text:style-name="T1226">id</text:span><text:span text:style-name="T1227"><text:s/></text:span><text:span text:style-name="T1228">=</text:span><text:span text:style-name="T1229"><text:s/></text:span><text:span text:style-name="T1230">navigator</text:span><text:span text:style-name="T1231">.</text:span><text:span text:style-name="T1232">geolocation</text:span><text:span text:style-name="T1233">.</text:span><text:span text:style-name="T1234">watchPosition</text:span><text:span text:style-name="T1235">(</text:span></text:p>
      <text:p text:style-name="P1236"><text:span text:style-name="T1237"><text:s text:c="4"/>(</text:span><text:span text:style-name="T1238">position</text:span><text:span text:style-name="T1239">) =&gt; {</text:span></text:p>
      <text:p text:style-name="P1240"><text:span text:style-name="T1241"><text:s text:c="8"/></text:span><text:span text:style-name="T1242">console</text:span><text:span text:style-name="T1243">.</text:span><text:span text:style-name="T1244">log</text:span><text:span text:style-name="T1245">(</text:span><text:span text:style-name="T1246">"Nueva posición:"</text:span><text:span text:style-name="T1247">,<text:s/></text:span><text:span text:style-name="T1248">position</text:span><text:span text:style-name="T1249">.</text:span><text:span text:style-name="T1250">coords</text:span><text:span text:style-name="T1251">.</text:span><text:span text:style-name="T1252">latitude</text:span><text:span text:style-name="T1253">,<text:s/></text:span><text:span text:style-name="T1254">position</text:span><text:span text:style-name="T1255">.</text:span><text:span text:style-name="T1256">coords</text:span><text:span text:style-name="T1257">.</text:span><text:span text:style-name="T1258">longitude</text:span><text:span text:style-name="T1259">);</text:span></text:p>
      <text:p text:style-name="P1260"><text:span text:style-name="T1261"><text:s text:c="4"/>}</text:span></text:p>
      <text:p text:style-name="P1262"><text:span text:style-name="T1263">);</text:span></text:p>
      <text:p text:style-name="P1264"><text:span text:style-name="T1265">// Para detener la observación</text:span></text:p>
      <text:p text:style-name="P1266"><text:span text:style-name="T1267">navigator</text:span><text:span text:style-name="T1268">.</text:span><text:span text:style-name="T1269">geolocation</text:span><text:span text:style-name="T1270">.</text:span><text:span text:style-name="T1271">clearWatch</text:span><text:span text:style-name="T1272">(</text:span><text:span text:style-name="T1273">id</text:span><text:span text:style-name="T1274">);</text:span></text:p>
      <text:h text:style-name="Título3" text:outline-level="3"><text:span text:style-name="T1275">4.5. Métodos del objeto<text:s/></text:span><text:span text:style-name="T1276">screen</text:span></text:h>
      <text:p text:style-name="Textbody"><text:span text:style-name="T1277">El objeto<text:s/></text:span><text:span text:style-name="T1278">screen</text:span><text:span text:style-name="T1279"><text:s/>contiene información sobre la pantalla del dispositivo.</text:span></text:p>
      <text:list text:style-name="LFO28" text:continue-numbering="true">
        <text:list-item>
          <text:p text:style-name="P1280"><text:span text:style-name="T1281">screen.availWidth</text:span><text:span text:style-name="T1282"><text:s/>y<text:s/></text:span><text:span text:style-name="T1283">screen.availHeight</text:span><text:span text:style-name="T1284"><text:line-break/>Devuelven el ancho y la altura disponibles en la pantalla (excluyendo elementos como la barra de tareas).</text:span></text:p>
        </text:list-item>
      </text:list>
      <text:p text:style-name="P1285"><text:span text:style-name="T1286">console</text:span><text:span text:style-name="T1287">.</text:span><text:span text:style-name="T1288">log</text:span><text:span text:style-name="T1289">(</text:span><text:span text:style-name="T1290">"Ancho disponible:"</text:span><text:span text:style-name="T1291">,<text:s/></text:span><text:span text:style-name="T1292">screen</text:span><text:span text:style-name="T1293">.</text:span><text:span text:style-name="T1294">availWidth</text:span><text:span text:style-name="T1295">);</text:span></text:p>
      <text:p text:style-name="P1296"><text:span text:style-name="T1297">console</text:span><text:span text:style-name="T1298">.</text:span><text:span text:style-name="T1299">log</text:span><text:span text:style-name="T1300">(</text:span><text:span text:style-name="T1301">"Altura disponible:"</text:span><text:span text:style-name="T1302">,<text:s/></text:span><text:span text:style-name="T1303">screen</text:span><text:span text:style-name="T1304">.</text:span><text:span text:style-name="T1305">availHeight</text:span><text:span text:style-name="T1306">);</text:span></text:p>
      <text:h text:style-name="Título3" text:outline-level="3"><text:span text:style-name="T1307">Ejemplo combinado</text:span></text:h>
      <text:p text:style-name="P1308">Un ejemplo que utiliza varios métodos del BOM:</text:p>
      <text:p text:style-name="P1309"><text:span text:style-name="T1310">// Mostrar la dimensión de la ventana</text:span></text:p>
      <text:p text:style-name="P1311"><text:span text:style-name="T1312">alert</text:span><text:span text:style-name="T1313">(</text:span><text:span text:style-name="T1314">`Ancho: ${</text:span><text:span text:style-name="T1315">window.</text:span><text:span text:style-name="T1316">innerWidth</text:span><text:span text:style-name="T1317">}, Altura: ${</text:span><text:span text:style-name="T1318">window.</text:span><text:span text:style-name="T1319">innerHeight</text:span><text:span text:style-name="T1320">}`</text:span><text:span text:style-name="T1321">);</text:span></text:p>
      <text:p text:style-name="P1322"/>
      <text:p text:style-name="P1323"><text:span text:style-name="T1324">// Redirigir después de 5 segundos</text:span></text:p>
      <text:p text:style-name="P1325"><text:span text:style-name="T1326">setTimeout</text:span><text:span text:style-name="T1327">(() =&gt; {</text:span></text:p>
      <text:p text:style-name="P1328"><text:span text:style-name="T1329"><text:s text:c="4"/></text:span><text:span text:style-name="T1330">let</text:span><text:span text:style-name="T1331"><text:s/></text:span><text:span text:style-name="T1332">continuar</text:span><text:span text:style-name="T1333"><text:s/></text:span><text:span text:style-name="T1334">=</text:span><text:span text:style-name="T1335"><text:s/></text:span><text:span text:style-name="T1336">confirm</text:span><text:span text:style-name="T1337">(</text:span><text:span text:style-name="T1338">"¿Quieres ir a otra página?"</text:span><text:span text:style-name="T1339">);</text:span></text:p>
      <text:p text:style-name="P1340"><text:span text:style-name="T1341"><text:s text:c="4"/></text:span><text:span text:style-name="T1342">if</text:span><text:span text:style-name="T1343"><text:s/>(</text:span><text:span text:style-name="T1344">continuar</text:span><text:span text:style-name="T1345">) {</text:span></text:p>
      <text:p text:style-name="P1346"><text:span text:style-name="T1347"><text:s text:c="8"/></text:span><text:span text:style-name="T1348">location</text:span><text:span text:style-name="T1349">.</text:span><text:span text:style-name="T1350">assign</text:span><text:span text:style-name="T1351">(</text:span><text:span text:style-name="T1352">"https://example.com"</text:span><text:span text:style-name="T1353">);</text:span></text:p>
      <text:p text:style-name="P1354"><text:span text:style-name="T1355"><text:s text:c="4"/>}</text:span></text:p>
      <text:p text:style-name="P1356"><text:span text:style-name="T1357">},<text:s/></text:span><text:span text:style-name="T1358">5000</text:span><text:span text:style-name="T1359">);</text:span></text:p>
      <text:p text:style-name="P1360"/>
      <text:p text:style-name="P1361"><text:span text:style-name="T1362">// Verificar si se está desplazando</text:span></text:p>
      <text:p text:style-name="P1363"><text:span text:style-name="T1364">window.</text:span><text:span text:style-name="T1365">addEventListener</text:span><text:span text:style-name="T1366">(</text:span><text:span text:style-name="T1367">"scroll"</text:span><text:span text:style-name="T1368">, () =&gt; {</text:span></text:p>
      <text:p text:style-name="P1369"><text:span text:style-name="T1370"><text:s text:c="4"/></text:span><text:span text:style-name="T1371">console</text:span><text:span text:style-name="T1372">.</text:span><text:span text:style-name="T1373">log</text:span><text:span text:style-name="T1374">(</text:span><text:span text:style-name="T1375">"El usuario está desplazándose"</text:span><text:span text:style-name="T1376">);</text:span></text:p>
      <text:p text:style-name="P1377"><text:span text:style-name="T1378">});</text:span></text:p>
      <text:h text:style-name="P1379" text:outline-level="3">Resumen</text:h>
      <text:p text:style-name="P1380">Los métodos del BOM permiten controlar muchos aspectos del navegador, desde redirecciones y manipulaciones de URL hasta la interacción con el historial, la geolocalización y las dimensiones de la pantalla. Son herramientas fundamentales para desarrollar aplicaciones web interactivas.</text:p>
      <text:p text:style-name="P1381"/>
      <text:list text:style-name="LFO29" text:continue-numbering="true">
        <text:list-item>
          <text:p text:style-name="P1382">Interacción entre ventanas</text:p>
        </text:list-item>
      </text:list>
      <text:p text:style-name="P1383"><text:span text:style-name="T1384">En JavaScript, la interacción entre ventanas ocurre cuando dos o más ventanas del navegador (o pestañas) necesitan comunicarse entre sí. Esta comunicación puede suceder si una ventana abre otra usando<text:s/></text:span><text:span text:style-name="T1385">window.open()</text:span><text:span text:style-name="T1386"><text:s/>o si dos ventanas tienen acceso al mismo dominio.</text:span></text:p>
      <text:p text:style-name="Textbody"><text:span text:style-name="T1387">La interacción se basa principalmente en el uso de referencias al objeto<text:s/></text:span><text:span text:style-name="T1388">window</text:span><text:span text:style-name="T1389">.</text:span></text:p>
      <text:h text:style-name="Título3" text:outline-level="3"><text:span text:style-name="T1390">Abrir una ventana y obtener su referencia</text:span></text:h>
      <text:p text:style-name="Textbody"><text:span text:style-name="T1391">Cuando una ventana es abierta usando<text:s/></text:span><text:span text:style-name="T1392">window.open()</text:span><text:span text:style-name="T1393">, el código que la abrió puede interactuar con ella a través de la referencia devuelta por este método.</text:span></text:p>
      <text:p text:style-name="P1394"><text:span text:style-name="T1395">// Abrir una nueva ventana y guardar su referencia</text:span></text:p>
      <text:p text:style-name="P1396"><text:span text:style-name="T1397">let</text:span><text:span text:style-name="T1398"><text:s/></text:span><text:span text:style-name="T1399">nuevaVentana</text:span><text:span text:style-name="T1400"><text:s/></text:span><text:span text:style-name="T1401">=</text:span><text:span text:style-name="T1402"><text:s/>window.</text:span><text:span text:style-name="T1403">open</text:span><text:span text:style-name="T1404">(</text:span><text:span text:style-name="T1405">"https://example.com"</text:span><text:span text:style-name="T1406">,<text:s/></text:span><text:span text:style-name="T1407">"ventanaEjemplo"</text:span><text:span text:style-name="T1408">,<text:s/></text:span><text:span text:style-name="T1409">"width=400,height=400"</text:span><text:span text:style-name="T1410">);</text:span></text:p>
      <text:p text:style-name="P1411"/>
      <text:p text:style-name="P1412"><text:span text:style-name="T1413">// Modificar algo en la ventana abierta (si está permitido por la política de mismo origen)</text:span></text:p>
      <text:p text:style-name="P1414"><text:span text:style-name="T1415">if</text:span><text:span text:style-name="T1416"><text:s/>(</text:span><text:span text:style-name="T1417">nuevaVentana</text:span><text:span text:style-name="T1418">) {</text:span></text:p>
      <text:p text:style-name="P1419"><text:span text:style-name="T1420"><text:s text:c="4"/></text:span><text:span text:style-name="T1421">nuevaVentana</text:span><text:span text:style-name="T1422">.document.</text:span><text:span text:style-name="T1423">write</text:span><text:span text:style-name="T1424">(</text:span><text:span text:style-name="T1425">"&lt;h1&gt;¡Hola desde la ventana principal!&lt;/h1&gt;"</text:span><text:span text:style-name="T1426">);</text:span></text:p>
      <text:p text:style-name="P1427"><text:span text:style-name="T1428">}</text:span></text:p>
      <text:p text:style-name="P1429"/>
      <text:p text:style-name="P1430"><text:span text:style-name="T1431">// Cerrar la ventana después de 5 segundos</text:span></text:p>
      <text:p text:style-name="P1432"><text:span text:style-name="T1433">setTimeout</text:span><text:span text:style-name="T1434">(() =&gt; {</text:span></text:p>
      <text:p text:style-name="P1435"><text:span text:style-name="T1436"><text:s text:c="4"/></text:span><text:span text:style-name="T1437">if</text:span><text:span text:style-name="T1438"><text:s/>(</text:span><text:span text:style-name="T1439">nuevaVentana</text:span><text:span text:style-name="T1440">)<text:s/></text:span><text:span text:style-name="T1441">nuevaVentana</text:span><text:span text:style-name="T1442">.</text:span><text:span text:style-name="T1443">close</text:span><text:span text:style-name="T1444">();</text:span></text:p>
      <text:p text:style-name="P1445"><text:span text:style-name="T1446">},<text:s/></text:span><text:span text:style-name="T1447">5000</text:span><text:span text:style-name="T1448">);</text:span></text:p>
      <text:h text:style-name="Título3" text:outline-level="3"><text:span text:style-name="T1449">Propiedades clave para la interacción</text:span></text:h>
      <text:list text:style-name="LFO30" text:continue-numbering="true">
        <text:list-item>
          <text:p text:style-name="P1450"><text:span text:style-name="T1451">window.opener</text:span><text:span text:style-name="T1452"><text:line-break/>Una ventana abierta con<text:s/></text:span><text:span text:style-name="T1453">window.open()</text:span><text:span text:style-name="T1454"><text:s/>puede acceder a la ventana que la abrió mediante la propiedad<text:s/></text:span><text:span text:style-name="T1455">opener</text:span><text:span text:style-name="T1456">.</text:span></text:p>
        </text:list-item>
      </text:list>
      <text:p text:style-name="P1457"><text:span text:style-name="T1458">// En la ventana abierta</text:span></text:p>
      <text:p text:style-name="P1459"><text:span text:style-name="T1460">console</text:span><text:span text:style-name="T1461">.</text:span><text:span text:style-name="T1462">log</text:span><text:span text:style-name="T1463">(window.</text:span><text:span text:style-name="T1464">opener</text:span><text:span text:style-name="T1465">);<text:s/></text:span><text:span text:style-name="T1466">// Referencia a la ventana principal</text:span></text:p>
      <text:p text:style-name="P1467"><text:span text:style-name="T1468">window.</text:span><text:span text:style-name="T1469">opener</text:span><text:span text:style-name="T1470">.document.</text:span><text:span text:style-name="T1471">body</text:span><text:span text:style-name="T1472">.</text:span><text:span text:style-name="T1473">style</text:span><text:span text:style-name="T1474">.</text:span><text:span text:style-name="T1475">backgroundColor</text:span><text:span text:style-name="T1476"><text:s/></text:span><text:span text:style-name="T1477">=</text:span><text:span text:style-name="T1478"><text:s/></text:span><text:span text:style-name="T1479">"lightblue"</text:span><text:span text:style-name="T1480">;</text:span></text:p>
      <text:list text:style-name="LFO30" text:continue-numbering="true">
        <text:list-item>
          <text:p text:style-name="P1481"><text:span text:style-name="T1482">window.parent</text:span><text:span text:style-name="T1483"><text:line-break/>Si la ventana está dentro de un iframe,<text:s/></text:span><text:span text:style-name="T1484">window.parent</text:span><text:span text:style-name="T1485"><text:s/>devuelve la referencia a la ventana principal que contiene el iframe.</text:span></text:p>
        </text:list-item>
      </text:list>
      <text:p text:style-name="P1486"><text:span text:style-name="T1487">// En un iframe</text:span></text:p>
      <text:p text:style-name="P1488"><text:span text:style-name="T1489">console</text:span><text:span text:style-name="T1490">.</text:span><text:span text:style-name="T1491">log</text:span><text:span text:style-name="T1492">(window.</text:span><text:span text:style-name="T1493">parent</text:span><text:span text:style-name="T1494">);<text:s/></text:span><text:span text:style-name="T1495">// Referencia a la ventana principal</text:span></text:p>
      <text:list text:style-name="LFO30" text:continue-numbering="true">
        <text:list-item>
          <text:p text:style-name="P1496"><text:span text:style-name="T1497">window.top</text:span><text:span text:style-name="T1498"><text:line-break/>Si hay múltiples niveles de iframes,<text:s/></text:span><text:span text:style-name="T1499">window.top</text:span><text:span text:style-name="T1500"><text:s/>devuelve la ventana principal en el nivel más alto.</text:span></text:p>
        </text:list-item>
      </text:list>
      <text:p text:style-name="P1501"><text:span text:style-name="T1502">// En un iframe anidado</text:span></text:p>
      <text:p text:style-name="P1503"><text:span text:style-name="T1504">console</text:span><text:span text:style-name="T1505">.</text:span><text:span text:style-name="T1506">log</text:span><text:span text:style-name="T1507">(window.</text:span><text:span text:style-name="T1508">top</text:span><text:span text:style-name="T1509">);<text:s/></text:span><text:span text:style-name="T1510">// Referencia al nivel superior</text:span></text:p>
      <text:h text:style-name="Título3" text:outline-level="3"><text:span text:style-name="T1511">Comunicación entre ventanas</text:span></text:h>
      <text:h text:style-name="Título4" text:outline-level="4"><text:span text:style-name="T1512">1.<text:s/></text:span><text:span text:style-name="T1513">Comunicación básica usando<text:s/></text:span><text:span text:style-name="T1514">opener</text:span></text:h>
      <text:p text:style-name="P1515">La ventana secundaria puede invocar métodos o modificar elementos en la ventana principal.</text:p>
      <text:p text:style-name="Textbody"><text:span text:style-name="T1516">Ventana principal:</text:span></text:p>
      <text:p text:style-name="P1517"><text:span text:style-name="T1518">let</text:span><text:span text:style-name="T1519"><text:s/></text:span><text:span text:style-name="T1520">nuevaVentana</text:span><text:span text:style-name="T1521"><text:s/></text:span><text:span text:style-name="T1522">=</text:span><text:span text:style-name="T1523"><text:s/>window.</text:span><text:span text:style-name="T1524">open</text:span><text:span text:style-name="T1525">(</text:span><text:span text:style-name="T1526">"child.html"</text:span><text:span text:style-name="T1527">,<text:s/></text:span><text:span text:style-name="T1528">"ventanaSecundaria"</text:span><text:span text:style-name="T1529">,<text:s/></text:span><text:span text:style-name="T1530">"width=400,height=400"</text:span><text:span text:style-name="T1531">);</text:span></text:p>
      <text:p text:style-name="P1532"/>
      <text:p text:style-name="P1533"><text:span text:style-name="T1534">// Proveer una función para la ventana secundaria</text:span></text:p>
      <text:p text:style-name="P1535"><text:span text:style-name="T1536">function</text:span><text:span text:style-name="T1537"><text:s/></text:span><text:span text:style-name="T1538">recibirMensaje</text:span><text:span text:style-name="T1539">(</text:span><text:span text:style-name="T1540">desdeVentanaSecundaria</text:span><text:span text:style-name="T1541">) {</text:span></text:p>
      <text:p text:style-name="P1542"><text:span text:style-name="T1543"><text:s text:c="4"/></text:span><text:span text:style-name="T1544">console</text:span><text:span text:style-name="T1545">.</text:span><text:span text:style-name="T1546">log</text:span><text:span text:style-name="T1547">(</text:span><text:span text:style-name="T1548">"Mensaje recibido:"</text:span><text:span text:style-name="T1549">,<text:s/></text:span><text:span text:style-name="T1550">desdeVentanaSecundaria</text:span><text:span text:style-name="T1551">);</text:span></text:p>
      <text:p text:style-name="P1552"><text:span text:style-name="T1553">}</text:span></text:p>
      <text:p text:style-name="Textbody"><text:span text:style-name="T1554">Ventana secundaria (</text:span><text:span text:style-name="T1555">child.html</text:span><text:span text:style-name="T1556">):</text:span></text:p>
      <text:p text:style-name="P1557"><text:span text:style-name="T1558">// Enviar un mensaje a la ventana principal</text:span></text:p>
      <text:p text:style-name="P1559"><text:span text:style-name="T1560">if</text:span><text:span text:style-name="T1561"><text:s/>(window.</text:span><text:span text:style-name="T1562">opener</text:span><text:span text:style-name="T1563">) {</text:span></text:p>
      <text:p text:style-name="P1564"><text:span text:style-name="T1565"><text:s text:c="4"/>window.</text:span><text:span text:style-name="T1566">opener</text:span><text:span text:style-name="T1567">.</text:span><text:span text:style-name="T1568">recibirMensaje</text:span><text:span text:style-name="T1569">(</text:span><text:span text:style-name="T1570">"¡Hola desde la ventana secundaria!"</text:span><text:span text:style-name="T1571">);</text:span></text:p>
      <text:p text:style-name="P1572"><text:span text:style-name="T1573">}</text:span></text:p>
      <text:h text:style-name="Título4" text:outline-level="4"><text:span text:style-name="T1574">2.<text:s/></text:span><text:span text:style-name="T1575">Comunicación entre ventanas mediante<text:s/></text:span><text:span text:style-name="T1576">postMessage</text:span></text:h>
      <text:p text:style-name="Textbody"><text:span text:style-name="T1577">Para superar las limitaciones de la política de mismo origen, puedes usar el método<text:s/></text:span><text:span text:style-name="T1578">postMessage</text:span><text:span text:style-name="T1579">. Este método permite enviar mensajes entre ventanas, incluso si tienen orígenes diferentes.</text:span></text:p>
      <text:p text:style-name="Textbody"><text:span text:style-name="T1580">Ventana principal:</text:span></text:p>
      <text:p text:style-name="P1581"><text:span text:style-name="T1582">let</text:span><text:span text:style-name="T1583"><text:s/></text:span><text:span text:style-name="T1584">nuevaVentana</text:span><text:span text:style-name="T1585"><text:s/></text:span><text:span text:style-name="T1586">=</text:span><text:span text:style-name="T1587"><text:s/>window.</text:span><text:span text:style-name="T1588">open</text:span><text:span text:style-name="T1589">(</text:span><text:span text:style-name="T1590">"https://otherdomain.com"</text:span><text:span text:style-name="T1591">,<text:s/></text:span><text:span text:style-name="T1592">"ventanaExterna"</text:span><text:span text:style-name="T1593">);</text:span></text:p>
      <text:p text:style-name="P1594"/>
      <text:p text:style-name="P1595"><text:span text:style-name="T1596">// Escuchar mensajes de la ventana secundaria</text:span></text:p>
      <text:p text:style-name="P1597"><text:span text:style-name="T1598">window.</text:span><text:span text:style-name="T1599">addEventListener</text:span><text:span text:style-name="T1600">(</text:span><text:span text:style-name="T1601">"message"</text:span><text:span text:style-name="T1602">, (</text:span><text:span text:style-name="T1603">event</text:span><text:span text:style-name="T1604">) =&gt; {</text:span></text:p>
      <text:p text:style-name="P1605"><text:span text:style-name="T1606"><text:s text:c="4"/></text:span><text:span text:style-name="T1607">console</text:span><text:span text:style-name="T1608">.</text:span><text:span text:style-name="T1609">log</text:span><text:span text:style-name="T1610">(</text:span><text:span text:style-name="T1611">"Mensaje recibido:"</text:span><text:span text:style-name="T1612">,<text:s/></text:span><text:span text:style-name="T1613">event</text:span><text:span text:style-name="T1614">.</text:span><text:span text:style-name="T1615">data</text:span><text:span text:style-name="T1616">);</text:span></text:p>
      <text:p text:style-name="P1617"><text:span text:style-name="T1618"><text:s text:c="4"/></text:span><text:span text:style-name="T1619">// Validar el origen del mensaje</text:span></text:p>
      <text:p text:style-name="P1620"><text:span text:style-name="T1621"><text:s text:c="4"/></text:span><text:span text:style-name="T1622">if</text:span><text:span text:style-name="T1623"><text:s/>(</text:span><text:span text:style-name="T1624">event</text:span><text:span text:style-name="T1625">.</text:span><text:span text:style-name="T1626">origin</text:span><text:span text:style-name="T1627"><text:s/></text:span><text:span text:style-name="T1628">===</text:span><text:span text:style-name="T1629"><text:s/></text:span><text:span text:style-name="T1630">"https://otherdomain.com"</text:span><text:span text:style-name="T1631">) {</text:span></text:p>
      <text:p text:style-name="P1632"><text:span text:style-name="T1633"><text:s text:c="8"/></text:span><text:span text:style-name="T1634">console</text:span><text:span text:style-name="T1635">.</text:span><text:span text:style-name="T1636">log</text:span><text:span text:style-name="T1637">(</text:span><text:span text:style-name="T1638">"Mensaje seguro:"</text:span><text:span text:style-name="T1639">,<text:s/></text:span><text:span text:style-name="T1640">event</text:span><text:span text:style-name="T1641">.</text:span><text:span text:style-name="T1642">data</text:span><text:span text:style-name="T1643">);</text:span></text:p>
      <text:p text:style-name="P1644"><text:span text:style-name="T1645"><text:s text:c="4"/>}</text:span></text:p>
      <text:p text:style-name="P1646"><text:span text:style-name="T1647">});</text:span></text:p>
      <text:p text:style-name="Textbody"><text:span text:style-name="T1648">Ventana secundaria (</text:span><text:a xlink:href="https://otherdomain.com/" office:target-frame-name="_top" xlink:show="replace"><text:span text:style-name="T1649">https://otherdomain.com</text:span></text:a><text:span text:style-name="T1650">):</text:span></text:p>
      <text:p text:style-name="P1651"><text:span text:style-name="T1652">// Enviar un mensaje a la ventana principal</text:span></text:p>
      <text:p text:style-name="P1653"><text:span text:style-name="T1654">window.</text:span><text:span text:style-name="T1655">opener</text:span><text:span text:style-name="T1656">.</text:span><text:span text:style-name="T1657">postMessage</text:span><text:span text:style-name="T1658">(</text:span><text:span text:style-name="T1659">"Hola desde otro dominio"</text:span><text:span text:style-name="T1660">,<text:s/></text:span><text:span text:style-name="T1661">"https://tu-dominio.com"</text:span><text:span text:style-name="T1662">);</text:span></text:p>
      <text:h text:style-name="Título3" text:outline-level="3"/>
      <text:h text:style-name="Título3" text:outline-level="3"/>
      <text:h text:style-name="Título3" text:outline-level="3"><text:span text:style-name="T1663">Ejemplo completo: Interacción entre dos ventanas</text:span></text:h>
      <text:p text:style-name="Textbody"><text:span text:style-name="T1664">Ventana principal:</text:span></text:p>
      <text:p text:style-name="P1665"><text:span text:style-name="T1666">let</text:span><text:span text:style-name="T1667"><text:s/></text:span><text:span text:style-name="T1668">nuevaVentana</text:span><text:span text:style-name="T1669"><text:s/></text:span><text:span text:style-name="T1670">=</text:span><text:span text:style-name="T1671"><text:s/>window.</text:span><text:span text:style-name="T1672">open</text:span><text:span text:style-name="T1673">(</text:span><text:span text:style-name="T1674">"child.html"</text:span><text:span text:style-name="T1675">,<text:s/></text:span><text:span text:style-name="T1676">"ventanaSecundaria"</text:span><text:span text:style-name="T1677">,<text:s/></text:span><text:span text:style-name="T1678">"width=400,height=400"</text:span><text:span text:style-name="T1679">);</text:span></text:p>
      <text:p text:style-name="P1680"/>
      <text:p text:style-name="P1681"><text:span text:style-name="T1682">// Proveer datos y una función a la ventana secundaria</text:span></text:p>
      <text:p text:style-name="P1683"><text:span text:style-name="T1684">function</text:span><text:span text:style-name="T1685"><text:s/></text:span><text:span text:style-name="T1686">enviarDatos</text:span><text:span text:style-name="T1687">() {</text:span></text:p>
      <text:p text:style-name="P1688"><text:span text:style-name="T1689"><text:s text:c="4"/></text:span><text:span text:style-name="T1690">if</text:span><text:span text:style-name="T1691"><text:s/>(</text:span><text:span text:style-name="T1692">nuevaVentana</text:span><text:span text:style-name="T1693">) {</text:span></text:p>
      <text:p text:style-name="P1694"><text:span text:style-name="T1695"><text:s text:c="8"/></text:span><text:span text:style-name="T1696">nuevaVentana</text:span><text:span text:style-name="T1697">.</text:span><text:span text:style-name="T1698">miDato</text:span><text:span text:style-name="T1699"><text:s/></text:span><text:span text:style-name="T1700">=</text:span><text:span text:style-name="T1701"><text:s/></text:span><text:span text:style-name="T1702">"Dato desde la ventana principal"</text:span><text:span text:style-name="T1703">;</text:span></text:p>
      <text:p text:style-name="P1704"><text:span text:style-name="T1705"><text:s text:c="8"/></text:span><text:span text:style-name="T1706">nuevaVentana</text:span><text:span text:style-name="T1707">.</text:span><text:span text:style-name="T1708">recibirFuncion</text:span><text:span text:style-name="T1709">(() =&gt;<text:s/></text:span><text:span text:style-name="T1710">alert</text:span><text:span text:style-name="T1711">(</text:span><text:span text:style-name="T1712">"Esto vino de la principal"</text:span><text:span text:style-name="T1713">));</text:span></text:p>
      <text:p text:style-name="P1714"><text:span text:style-name="T1715"><text:s text:c="4"/>}</text:span></text:p>
      <text:p text:style-name="P1716"><text:span text:style-name="T1717">}</text:span></text:p>
      <text:p text:style-name="Textbody"><text:span text:style-name="T1718">Ventana secundaria (</text:span><text:span text:style-name="T1719">child.html</text:span><text:span text:style-name="T1720">):</text:span></text:p>
      <text:p text:style-name="P1721"><text:span text:style-name="T1722">// Acceder a datos y funciones de la ventana principal</text:span></text:p>
      <text:p text:style-name="P1723"><text:span text:style-name="T1724">if</text:span><text:span text:style-name="T1725"><text:s/>(window.</text:span><text:span text:style-name="T1726">opener</text:span><text:span text:style-name="T1727">) {</text:span></text:p>
      <text:p text:style-name="P1728"><text:span text:style-name="T1729"><text:s text:c="4"/></text:span><text:span text:style-name="T1730">console</text:span><text:span text:style-name="T1731">.</text:span><text:span text:style-name="T1732">log</text:span><text:span text:style-name="T1733">(</text:span><text:span text:style-name="T1734">"Dato recibido:"</text:span><text:span text:style-name="T1735">, window.</text:span><text:span text:style-name="T1736">opener</text:span><text:span text:style-name="T1737">.</text:span><text:span text:style-name="T1738">miDato</text:span><text:span text:style-name="T1739">);</text:span></text:p>
      <text:p text:style-name="P1740"><text:span text:style-name="T1741"><text:s text:c="4"/>window.</text:span><text:span text:style-name="T1742">opener</text:span><text:span text:style-name="T1743">.</text:span><text:span text:style-name="T1744">recibirFuncion</text:span><text:span text:style-name="T1745">();</text:span></text:p>
      <text:p text:style-name="P1746"><text:span text:style-name="T1747">}</text:span></text:p>
      <text:h text:style-name="Título3" text:outline-level="3"><text:span text:style-name="T1748">Consideraciones importantes</text:span></text:h>
      <text:list text:style-name="LFO31" text:continue-numbering="true">
        <text:list-item>
          <text:p text:style-name="P1749"><text:span text:style-name="T1750">Política de mismo origen</text:span><text:span text:style-name="T1751">:</text:span></text:p>
          <text:list text:continue-numbering="true">
            <text:list-item>
              <text:p text:style-name="P1752"><text:span text:style-name="T1753">La interacción completa (manipulación del DOM, llamadas a funciones, etc.) solo es posible si ambas ventanas tienen el mismo<text:s/></text:span><text:span text:style-name="T1754">origen</text:span><text:span text:style-name="T1755"><text:s/>(mismo protocolo, dominio y puerto).</text:span></text:p>
            </text:list-item>
            <text:list-item>
              <text:p text:style-name="P1756"><text:span text:style-name="T1757">Si no tienen el mismo origen, debes usar<text:s/></text:span><text:span text:style-name="T1758">postMessage</text:span><text:span text:style-name="T1759"><text:s/>para comunicarte de manera segura.</text:span></text:p>
            </text:list-item>
          </text:list>
        </text:list-item>
        <text:list-item>
          <text:p text:style-name="P1760"><text:span text:style-name="T1761">Control de ventanas</text:span><text:span text:style-name="T1762">:</text:span></text:p>
          <text:list text:continue-numbering="true">
            <text:list-item>
              <text:p text:style-name="P1763">Solo puedes manipular ventanas abiertas desde el mismo navegador y sesión.</text:p>
            </text:list-item>
            <text:list-item>
              <text:p text:style-name="P1764">El uso excesivo de ventanas emergentes puede ser bloqueado por navegadores modernos.</text:p>
            </text:list-item>
          </text:list>
        </text:list-item>
        <text:list-item>
          <text:p text:style-name="P1765"><text:span text:style-name="T1766">Cierre de ventanas</text:span><text:span text:style-name="T1767">:</text:span></text:p>
          <text:list text:continue-numbering="true">
            <text:list-item>
              <text:p text:style-name="P1768"><text:span text:style-name="T1769">Una ventana secundaria puede cerrarse con<text:s/></text:span><text:span text:style-name="T1770">window.close()</text:span><text:span text:style-name="T1771">, pero no puede cerrar la ventana principal.</text:span></text:p>
            </text:list-item>
          </text:list>
        </text:list-item>
      </text:list>
      <text:h text:style-name="P1772" text:outline-level="3">Resumen</text:h>
      <text:p text:style-name="Textbody"><text:span text:style-name="T1773">La interacción entre ventanas en JavaScript depende de referencias al objeto<text:s/></text:span><text:span text:style-name="T1774">window</text:span><text:span text:style-name="T1775"><text:s/>(</text:span><text:span text:style-name="T1776">opener</text:span><text:span text:style-name="T1777">,<text:s/></text:span><text:span text:style-name="T1778">parent</text:span><text:span text:style-name="T1779">,<text:s/></text:span><text:span text:style-name="T1780">top</text:span><text:span text:style-name="T1781">) y el uso de métodos como<text:s/></text:span><text:span text:style-name="T1782">postMessage</text:span><text:span text:style-name="T1783"><text:s/>para comunicar información de manera segura, especialmente en escenarios donde hay restricciones de origen.</text:span></text:p>
      <text:p text:style-name="P1784"/>
      <text:p text:style-name="P1785">Ejemplo más completo</text:p>
      <text:h text:style-name="Título3" text:outline-level="3"><text:span text:style-name="T1786">Descripción del ejemplo</text:span></text:h>
      <text:list text:style-name="LFO32" text:continue-numbering="true">
        <text:list-item>
          <text:p text:style-name="P1787"><text:span text:style-name="T1788">La<text:s/></text:span><text:span text:style-name="T1789">ventana principal</text:span><text:span text:style-name="T1790"><text:s/>abrirá una ventana secundaria.</text:span></text:p>
        </text:list-item>
        <text:list-item>
          <text:p text:style-name="P1791">La ventana principal enviará datos a la secundaria al abrirla.</text:p>
        </text:list-item>
        <text:list-item>
          <text:p text:style-name="P1792">La ventana secundaria podrá interactuar con el DOM de la ventana principal.</text:p>
        </text:list-item>
        <text:list-item>
          <text:p text:style-name="P1793"><text:span text:style-name="T1794">Ambas ventanas se comunicarán mediante<text:s/></text:span><text:span text:style-name="T1795">postMessage</text:span><text:span text:style-name="T1796"><text:s/>para garantizar compatibilidad y seguridad, incluso en orígenes diferentes.</text:span></text:p>
        </text:list-item>
      </text:list>
      <text:h text:style-name="Título3" text:outline-level="3"><text:span text:style-name="T1797">Ventana principal (</text:span><text:span text:style-name="T1798">principal.html</text:span><text:span text:style-name="T1799">)</text:span></text:h>
      <text:p text:style-name="P1800"><text:span text:style-name="T1801">&lt;!</text:span><text:span text:style-name="T1802">DOCTYPE</text:span><text:span text:style-name="T1803"><text:s/></text:span><text:span text:style-name="T1804">html</text:span><text:span text:style-name="T1805">&gt;</text:span></text:p>
      <text:p text:style-name="P1806"><text:span text:style-name="T1807">&lt;</text:span><text:span text:style-name="T1808">html</text:span><text:span text:style-name="T1809"><text:s/></text:span><text:span text:style-name="T1810">lang</text:span><text:span text:style-name="T1811">=</text:span><text:span text:style-name="T1812">"en"</text:span><text:span text:style-name="T1813">&gt;</text:span></text:p>
      <text:p text:style-name="P1814"><text:span text:style-name="T1815">&lt;</text:span><text:span text:style-name="T1816">head</text:span><text:span text:style-name="T1817">&gt;</text:span></text:p>
      <text:p text:style-name="P1818"><text:span text:style-name="T1819"><text:s text:c="4"/></text:span><text:span text:style-name="T1820">&lt;</text:span><text:span text:style-name="T1821">meta</text:span><text:span text:style-name="T1822"><text:s/></text:span><text:span text:style-name="T1823">charset</text:span><text:span text:style-name="T1824">=</text:span><text:span text:style-name="T1825">"UTF-8"</text:span><text:span text:style-name="T1826">&gt;</text:span></text:p>
      <text:p text:style-name="P1827"><text:span text:style-name="T1828"><text:s text:c="4"/></text:span><text:span text:style-name="T1829">&lt;</text:span><text:span text:style-name="T1830">meta</text:span><text:span text:style-name="T1831"><text:s/></text:span><text:span text:style-name="T1832">name</text:span><text:span text:style-name="T1833">=</text:span><text:span text:style-name="T1834">"viewport"</text:span><text:span text:style-name="T1835"><text:s/></text:span><text:span text:style-name="T1836">content</text:span><text:span text:style-name="T1837">=</text:span><text:span text:style-name="T1838">"width=device-width, initial-scale=1.0"</text:span><text:span text:style-name="T1839">&gt;</text:span></text:p>
      <text:p text:style-name="P1840"><text:span text:style-name="T1841"><text:s text:c="4"/></text:span><text:span text:style-name="T1842">&lt;</text:span><text:span text:style-name="T1843">title</text:span><text:span text:style-name="T1844">&gt;</text:span><text:span text:style-name="T1845">Ventana</text:span><text:span text:style-name="T1846"><text:s/></text:span><text:span text:style-name="T1847">Principal</text:span><text:span text:style-name="T1848">&lt;</text:span><text:span text:style-name="T1849">/title&gt;</text:span></text:p>
      <text:p text:style-name="P1850"><text:span text:style-name="T1851"><text:s text:c="4"/></text:span><text:span text:style-name="T1852">&lt;</text:span><text:span text:style-name="T1853">style</text:span><text:span text:style-name="T1854">&gt;</text:span></text:p>
      <text:p text:style-name="P1855"><text:span text:style-name="T1856"><text:s text:c="8"/></text:span><text:span text:style-name="T1857">body</text:span><text:span text:style-name="T1858"><text:s/>{<text:s/></text:span><text:span text:style-name="T1859">font</text:span><text:span text:style-name="T1860">-</text:span><text:span text:style-name="T1861">family</text:span><text:span text:style-name="T1862">:</text:span><text:span text:style-name="T1863"><text:s/></text:span><text:span text:style-name="T1864">Arial</text:span><text:span text:style-name="T1865">,<text:s/></text:span><text:span text:style-name="T1866">sans</text:span><text:span text:style-name="T1867">-</text:span><text:span text:style-name="T1868">serif</text:span><text:span text:style-name="T1869">; }</text:span></text:p>
      <text:p text:style-name="P1870"><text:span text:style-name="T1871"><text:s text:c="8"/></text:span><text:span text:style-name="T1872">#</text:span><text:span text:style-name="T1873">mensaje</text:span><text:span text:style-name="T1874"><text:s/>{<text:s/></text:span><text:span text:style-name="T1875">margin</text:span><text:span text:style-name="T1876">-</text:span><text:span text:style-name="T1877">top</text:span><text:span text:style-name="T1878">:</text:span><text:span text:style-name="T1879"><text:s/></text:span><text:span text:style-name="T1880">20</text:span><text:span text:style-name="T1881">px</text:span><text:span text:style-name="T1882">;<text:s/></text:span><text:span text:style-name="T1883">color</text:span><text:span text:style-name="T1884">:</text:span><text:span text:style-name="T1885"><text:s/></text:span><text:span text:style-name="T1886">green</text:span><text:span text:style-name="T1887">;<text:s/></text:span><text:span text:style-name="T1888">font</text:span><text:span text:style-name="T1889">-</text:span><text:span text:style-name="T1890">weight</text:span><text:span text:style-name="T1891">:</text:span><text:span text:style-name="T1892"><text:s/></text:span><text:span text:style-name="T1893">bold</text:span><text:span text:style-name="T1894">; }</text:span></text:p>
      <text:p text:style-name="P1895"><text:span text:style-name="T1896"><text:s text:c="4"/></text:span><text:span text:style-name="T1897">&lt;</text:span><text:span text:style-name="T1898">/style&gt;</text:span></text:p>
      <text:p text:style-name="P1899"><text:span text:style-name="T1900">&lt;</text:span><text:span text:style-name="T1901">/head&gt;</text:span></text:p>
      <text:p text:style-name="P1902"><text:span text:style-name="T1903">&lt;</text:span><text:span text:style-name="T1904">body</text:span><text:span text:style-name="T1905">&gt;</text:span></text:p>
      <text:p text:style-name="P1906"><text:span text:style-name="T1907"><text:s text:c="4"/></text:span><text:span text:style-name="T1908">&lt;</text:span><text:span text:style-name="T1909">h1</text:span><text:span text:style-name="T1910">&gt;</text:span><text:span text:style-name="T1911">Ventana</text:span><text:span text:style-name="T1912"><text:s/></text:span><text:span text:style-name="T1913">Principal</text:span><text:span text:style-name="T1914">&lt;</text:span><text:span text:style-name="T1915">/h1&gt;</text:span></text:p>
      <text:p text:style-name="P1916"><text:span text:style-name="T1917"><text:s text:c="4"/></text:span><text:span text:style-name="T1918">&lt;</text:span><text:span text:style-name="T1919">button</text:span><text:span text:style-name="T1920"><text:s/></text:span><text:span text:style-name="T1921">id</text:span><text:span text:style-name="T1922">=</text:span><text:span text:style-name="T1923">"abrirVentana"</text:span><text:span text:style-name="T1924">&gt;</text:span><text:span text:style-name="T1925">Abrir</text:span><text:span text:style-name="T1926"><text:s/></text:span><text:span text:style-name="T1927">ventana</text:span><text:span text:style-name="T1928"><text:s/></text:span><text:span text:style-name="T1929">secundaria</text:span><text:span text:style-name="T1930">&lt;</text:span><text:span text:style-name="T1931">/button&gt;</text:span></text:p>
      <text:p text:style-name="P1932"><text:span text:style-name="T1933"><text:s text:c="4"/></text:span><text:span text:style-name="T1934">&lt;</text:span><text:span text:style-name="T1935">button</text:span><text:span text:style-name="T1936"><text:s/></text:span><text:span text:style-name="T1937">id</text:span><text:span text:style-name="T1938">=</text:span><text:span text:style-name="T1939">"enviarDatos"</text:span><text:span text:style-name="T1940">&gt;</text:span><text:span text:style-name="T1941">Enviar</text:span><text:span text:style-name="T1942"><text:s/></text:span><text:span text:style-name="T1943">datos</text:span><text:span text:style-name="T1944"><text:s/></text:span><text:span text:style-name="T1945">a</text:span><text:span text:style-name="T1946"><text:s/></text:span><text:span text:style-name="T1947">la</text:span><text:span text:style-name="T1948"><text:s/></text:span><text:span text:style-name="T1949">secundaria</text:span><text:span text:style-name="T1950">&lt;</text:span><text:span text:style-name="T1951">/button&gt;</text:span></text:p>
      <text:p text:style-name="P1952"><text:span text:style-name="T1953"><text:s text:c="4"/></text:span><text:span text:style-name="T1954">&lt;</text:span><text:span text:style-name="T1955">button</text:span><text:span text:style-name="T1956"><text:s/></text:span><text:span text:style-name="T1957">id</text:span><text:span text:style-name="T1958">=</text:span><text:span text:style-name="T1959">"cerrarVentana"</text:span><text:span text:style-name="T1960">&gt;</text:span><text:span text:style-name="T1961">Cerrar</text:span><text:span text:style-name="T1962"><text:s/></text:span><text:span text:style-name="T1963">ventana</text:span><text:span text:style-name="T1964"><text:s/></text:span><text:span text:style-name="T1965">secundaria</text:span><text:span text:style-name="T1966">&lt;</text:span><text:span text:style-name="T1967">/button&gt;</text:span></text:p>
      <text:p text:style-name="P1968"><text:span text:style-name="T1969"><text:s text:c="4"/></text:span><text:span text:style-name="T1970">&lt;</text:span><text:span text:style-name="T1971">div</text:span><text:span text:style-name="T1972"><text:s/></text:span><text:span text:style-name="T1973">id</text:span><text:span text:style-name="T1974">=</text:span><text:span text:style-name="T1975">"mensaje"</text:span><text:span text:style-name="T1976">&gt;</text:span><text:span text:style-name="T1977">Esperando</text:span><text:span text:style-name="T1978"><text:s/></text:span><text:span text:style-name="T1979">mensajes</text:span><text:span text:style-name="T1980">...</text:span><text:span text:style-name="T1981">&lt;</text:span><text:span text:style-name="T1982">/div&gt;</text:span></text:p>
      <text:p text:style-name="P1983"/>
      <text:p text:style-name="P1984"><text:span text:style-name="T1985"><text:s text:c="4"/></text:span><text:span text:style-name="T1986">&lt;</text:span><text:span text:style-name="T1987">script</text:span><text:span text:style-name="T1988">&gt;</text:span></text:p>
      <text:p text:style-name="P1989"><text:span text:style-name="T1990"><text:s text:c="8"/></text:span><text:span text:style-name="T1991">let</text:span><text:span text:style-name="T1992"><text:s/></text:span><text:span text:style-name="T1993">ventanaSecundaria</text:span><text:span text:style-name="T1994">;</text:span></text:p>
      <text:p text:style-name="P1995"/>
      <text:p text:style-name="P1996"><text:span text:style-name="T1997"><text:s text:c="8"/></text:span><text:span text:style-name="T1998">// Abrir ventana secundaria</text:span></text:p>
      <text:p text:style-name="P1999"><text:span text:style-name="T2000"><text:s text:c="8"/>document.</text:span><text:span text:style-name="T2001">getElementById</text:span><text:span text:style-name="T2002">(</text:span><text:span text:style-name="T2003">"abrirVentana"</text:span><text:span text:style-name="T2004">).</text:span><text:span text:style-name="T2005">addEventListener</text:span><text:span text:style-name="T2006">(</text:span><text:span text:style-name="T2007">"click"</text:span><text:span text:style-name="T2008">, () =&gt; {</text:span></text:p>
      <text:p text:style-name="P2009"><text:span text:style-name="T2010"><text:s text:c="12"/></text:span><text:span text:style-name="T2011">ventanaSecundaria</text:span><text:span text:style-name="T2012"><text:s/></text:span><text:span text:style-name="T2013">=</text:span><text:span text:style-name="T2014"><text:s/>window.</text:span><text:span text:style-name="T2015">open</text:span><text:span text:style-name="T2016">(</text:span></text:p>
      <text:p text:style-name="P2017"><text:span text:style-name="T2018"><text:s text:c="16"/></text:span><text:span text:style-name="T2019">"secundaria.html"</text:span><text:span text:style-name="T2020">,</text:span></text:p>
      <text:p text:style-name="P2021"><text:span text:style-name="T2022"><text:s text:c="16"/></text:span><text:span text:style-name="T2023">"VentanaSecundaria"</text:span><text:span text:style-name="T2024">,</text:span></text:p>
      <text:p text:style-name="P2025"><text:span text:style-name="T2026"><text:s text:c="16"/></text:span><text:span text:style-name="T2027">"width=500,height=400"</text:span></text:p>
      <text:p text:style-name="P2028"><text:span text:style-name="T2029"><text:s text:c="12"/>);</text:span></text:p>
      <text:p text:style-name="P2030"/>
      <text:p text:style-name="P2031"><text:span text:style-name="T2032"><text:s text:c="12"/></text:span><text:span text:style-name="T2033">// Esperar a que cargue la ventana secundaria</text:span></text:p>
      <text:p text:style-name="P2034"><text:span text:style-name="T2035"><text:s text:c="12"/></text:span><text:span text:style-name="T2036">ventanaSecundaria</text:span><text:span text:style-name="T2037">.</text:span><text:span text:style-name="T2038">onload</text:span><text:span text:style-name="T2039"><text:s/></text:span><text:span text:style-name="T2040">=</text:span><text:span text:style-name="T2041"><text:s/>() =&gt; {</text:span></text:p>
      <text:p text:style-name="P2042"><text:span text:style-name="T2043"><text:s text:c="16"/></text:span><text:span text:style-name="T2044">// Enviar datos iniciales</text:span></text:p>
      <text:p text:style-name="P2045"><text:span text:style-name="T2046"><text:s text:c="16"/></text:span><text:span text:style-name="T2047">ventanaSecundaria</text:span><text:span text:style-name="T2048">.</text:span><text:span text:style-name="T2049">miDato</text:span><text:span text:style-name="T2050"><text:s/></text:span><text:span text:style-name="T2051">=</text:span><text:span text:style-name="T2052"><text:s/></text:span><text:span text:style-name="T2053">"Hola desde la ventana principal!"</text:span><text:span text:style-name="T2054">;</text:span></text:p>
      <text:p text:style-name="P2055"><text:span text:style-name="T2056"><text:s text:c="16"/></text:span><text:span text:style-name="T2057">ventanaSecundaria</text:span><text:span text:style-name="T2058">.</text:span><text:span text:style-name="T2059">actualizarDesdePrincipal</text:span><text:span text:style-name="T2060">();</text:span></text:p>
      <text:p text:style-name="P2061"><text:span text:style-name="T2062"><text:s text:c="12"/>};</text:span></text:p>
      <text:p text:style-name="P2063"><text:span text:style-name="T2064"><text:s text:c="8"/>});</text:span></text:p>
      <text:p text:style-name="P2065"/>
      <text:p text:style-name="P2066"><text:span text:style-name="T2067"><text:s text:c="8"/></text:span><text:span text:style-name="T2068">// Enviar datos dinámicos a la secundaria</text:span></text:p>
      <text:p text:style-name="P2069"><text:span text:style-name="T2070"><text:s text:c="8"/>document.</text:span><text:span text:style-name="T2071">getElementById</text:span><text:span text:style-name="T2072">(</text:span><text:span text:style-name="T2073">"enviarDatos"</text:span><text:span text:style-name="T2074">).</text:span><text:span text:style-name="T2075">addEventListener</text:span><text:span text:style-name="T2076">(</text:span><text:span text:style-name="T2077">"click"</text:span><text:span text:style-name="T2078">, () =&gt; {</text:span></text:p>
      <text:p text:style-name="P2079"><text:span text:style-name="T2080"><text:s text:c="12"/></text:span><text:span text:style-name="T2081">if</text:span><text:span text:style-name="T2082"><text:s/>(</text:span><text:span text:style-name="T2083">ventanaSecundaria</text:span><text:span text:style-name="T2084">) {</text:span></text:p>
      <text:p text:style-name="P2085"><text:span text:style-name="T2086"><text:s text:c="16"/></text:span><text:span text:style-name="T2087">ventanaSecundaria</text:span><text:span text:style-name="T2088">.</text:span><text:span text:style-name="T2089">recibirDatos</text:span><text:span text:style-name="T2090">(</text:span><text:span text:style-name="T2091">"Mensaje dinámico desde la ventana principal"</text:span><text:span text:style-name="T2092">);</text:span></text:p>
      <text:p text:style-name="P2093"><text:span text:style-name="T2094"><text:s text:c="12"/>}<text:s/></text:span><text:span text:style-name="T2095">else</text:span><text:span text:style-name="T2096"><text:s/>{</text:span></text:p>
      <text:p text:style-name="P2097"><text:span text:style-name="T2098"><text:s text:c="16"/></text:span><text:span text:style-name="T2099">alert</text:span><text:span text:style-name="T2100">(</text:span><text:span text:style-name="T2101">"La ventana secundaria no está abierta."</text:span><text:span text:style-name="T2102">);</text:span></text:p>
      <text:p text:style-name="P2103"><text:span text:style-name="T2104"><text:s text:c="12"/>}</text:span></text:p>
      <text:p text:style-name="P2105"><text:span text:style-name="T2106"><text:s text:c="8"/>});</text:span></text:p>
      <text:p text:style-name="P2107"/>
      <text:p text:style-name="P2108"><text:span text:style-name="T2109"><text:s text:c="8"/></text:span><text:span text:style-name="T2110">// Cerrar la ventana secundaria</text:span></text:p>
      <text:p text:style-name="P2111"><text:span text:style-name="T2112"><text:s text:c="8"/>document.</text:span><text:span text:style-name="T2113">getElementById</text:span><text:span text:style-name="T2114">(</text:span><text:span text:style-name="T2115">"cerrarVentana"</text:span><text:span text:style-name="T2116">).</text:span><text:span text:style-name="T2117">addEventListener</text:span><text:span text:style-name="T2118">(</text:span><text:span text:style-name="T2119">"click"</text:span><text:span text:style-name="T2120">, () =&gt; {</text:span></text:p>
      <text:p text:style-name="P2121"><text:span text:style-name="T2122"><text:s text:c="12"/></text:span><text:span text:style-name="T2123">if</text:span><text:span text:style-name="T2124"><text:s/>(</text:span><text:span text:style-name="T2125">ventanaSecundaria</text:span><text:span text:style-name="T2126">) {</text:span></text:p>
      <text:p text:style-name="P2127"><text:span text:style-name="T2128"><text:s text:c="16"/></text:span><text:span text:style-name="T2129">ventanaSecundaria</text:span><text:span text:style-name="T2130">.</text:span><text:span text:style-name="T2131">close</text:span><text:span text:style-name="T2132">();</text:span></text:p>
      <text:p text:style-name="P2133"><text:span text:style-name="T2134"><text:s text:c="16"/></text:span><text:span text:style-name="T2135">ventanaSecundaria</text:span><text:span text:style-name="T2136"><text:s/></text:span><text:span text:style-name="T2137">=</text:span><text:span text:style-name="T2138"><text:s/></text:span><text:span text:style-name="T2139">null</text:span><text:span text:style-name="T2140">;</text:span></text:p>
      <text:p text:style-name="P2141"><text:span text:style-name="T2142"><text:s text:c="12"/>}</text:span></text:p>
      <text:p text:style-name="P2143"><text:span text:style-name="T2144"><text:s text:c="8"/>});</text:span></text:p>
      <text:p text:style-name="P2145"/>
      <text:p text:style-name="P2146"><text:span text:style-name="T2147"><text:s text:c="8"/></text:span><text:span text:style-name="T2148">// Escuchar mensajes de la secundaria usando postMessage</text:span></text:p>
      <text:p text:style-name="P2149"><text:span text:style-name="T2150"><text:s text:c="8"/>window.</text:span><text:span text:style-name="T2151">addEventListener</text:span><text:span text:style-name="T2152">(</text:span><text:span text:style-name="T2153">"message"</text:span><text:span text:style-name="T2154">, (</text:span><text:span text:style-name="T2155">event</text:span><text:span text:style-name="T2156">) =&gt; {</text:span></text:p>
      <text:p text:style-name="P2157"><text:span text:style-name="T2158"><text:s text:c="12"/></text:span><text:span text:style-name="T2159">if</text:span><text:span text:style-name="T2160"><text:s/>(</text:span><text:span text:style-name="T2161">event</text:span><text:span text:style-name="T2162">.</text:span><text:span text:style-name="T2163">origin</text:span><text:span text:style-name="T2164"><text:s/></text:span><text:span text:style-name="T2165">===</text:span><text:span text:style-name="T2166"><text:s/>window.</text:span><text:span text:style-name="T2167">location</text:span><text:span text:style-name="T2168">.</text:span><text:span text:style-name="T2169">origin</text:span><text:span text:style-name="T2170">) {</text:span></text:p>
      <text:p text:style-name="P2171"><text:span text:style-name="T2172"><text:s text:c="16"/>document.</text:span><text:span text:style-name="T2173">getElementById</text:span><text:span text:style-name="T2174">(</text:span><text:span text:style-name="T2175">"mensaje"</text:span><text:span text:style-name="T2176">).</text:span><text:span text:style-name="T2177">innerText</text:span><text:span text:style-name="T2178"><text:s/></text:span><text:span text:style-name="T2179">=</text:span><text:span text:style-name="T2180"><text:s/></text:span><text:span text:style-name="T2181">`Mensaje recibido: ${</text:span><text:span text:style-name="T2182">event</text:span><text:span text:style-name="T2183">.</text:span><text:span text:style-name="T2184">data</text:span><text:span text:style-name="T2185">}`</text:span><text:span text:style-name="T2186">;</text:span></text:p>
      <text:p text:style-name="P2187"><text:span text:style-name="T2188"><text:s text:c="12"/>}</text:span></text:p>
      <text:p text:style-name="P2189"><text:span text:style-name="T2190"><text:s text:c="8"/>});</text:span></text:p>
      <text:p text:style-name="P2191"><text:span text:style-name="T2192"><text:s text:c="4"/></text:span><text:span text:style-name="T2193">&lt;</text:span><text:span text:style-name="T2194">/script&gt;</text:span></text:p>
      <text:p text:style-name="P2195"><text:span text:style-name="T2196">&lt;</text:span><text:span text:style-name="T2197">/body&gt;</text:span></text:p>
      <text:p text:style-name="P2198"><text:span text:style-name="T2199">&lt;</text:span><text:span text:style-name="T2200">/html&gt;</text:span></text:p>
      <text:h text:style-name="Título3" text:outline-level="3"><text:span text:style-name="T2201">Ventana secundaria (</text:span><text:span text:style-name="T2202">secundaria.html</text:span><text:span text:style-name="T2203">)</text:span></text:h>
      <text:p text:style-name="P2204"><text:span text:style-name="T2205">&lt;!</text:span><text:span text:style-name="T2206">DOCTYPE</text:span><text:span text:style-name="T2207"><text:s/></text:span><text:span text:style-name="T2208">html</text:span><text:span text:style-name="T2209">&gt;</text:span></text:p>
      <text:p text:style-name="P2210"><text:span text:style-name="T2211">&lt;</text:span><text:span text:style-name="T2212">html</text:span><text:span text:style-name="T2213"><text:s/></text:span><text:span text:style-name="T2214">lang</text:span><text:span text:style-name="T2215">=</text:span><text:span text:style-name="T2216">"en"</text:span><text:span text:style-name="T2217">&gt;</text:span></text:p>
      <text:p text:style-name="P2218"><text:span text:style-name="T2219">&lt;</text:span><text:span text:style-name="T2220">head</text:span><text:span text:style-name="T2221">&gt;</text:span></text:p>
      <text:p text:style-name="P2222"><text:span text:style-name="T2223"><text:s text:c="4"/></text:span><text:span text:style-name="T2224">&lt;</text:span><text:span text:style-name="T2225">meta</text:span><text:span text:style-name="T2226"><text:s/></text:span><text:span text:style-name="T2227">charset</text:span><text:span text:style-name="T2228">=</text:span><text:span text:style-name="T2229">"UTF-8"</text:span><text:span text:style-name="T2230">&gt;</text:span></text:p>
      <text:p text:style-name="P2231"><text:span text:style-name="T2232"><text:s text:c="4"/></text:span><text:span text:style-name="T2233">&lt;</text:span><text:span text:style-name="T2234">meta</text:span><text:span text:style-name="T2235"><text:s/></text:span><text:span text:style-name="T2236">name</text:span><text:span text:style-name="T2237">=</text:span><text:span text:style-name="T2238">"viewport"</text:span><text:span text:style-name="T2239"><text:s/></text:span><text:span text:style-name="T2240">content</text:span><text:span text:style-name="T2241">=</text:span><text:span text:style-name="T2242">"width=device-width, initial-scale=1.0"</text:span><text:span text:style-name="T2243">&gt;</text:span></text:p>
      <text:p text:style-name="P2244"><text:span text:style-name="T2245"><text:s text:c="4"/></text:span><text:span text:style-name="T2246">&lt;</text:span><text:span text:style-name="T2247">title</text:span><text:span text:style-name="T2248">&gt;</text:span><text:span text:style-name="T2249">Ventana</text:span><text:span text:style-name="T2250"><text:s/></text:span><text:span text:style-name="T2251">Secundaria</text:span><text:span text:style-name="T2252">&lt;</text:span><text:span text:style-name="T2253">/title&gt;</text:span></text:p>
      <text:p text:style-name="P2254"><text:span text:style-name="T2255"><text:s text:c="4"/></text:span><text:span text:style-name="T2256">&lt;</text:span><text:span text:style-name="T2257">style</text:span><text:span text:style-name="T2258">&gt;</text:span></text:p>
      <text:p text:style-name="P2259"><text:span text:style-name="T2260"><text:s text:c="8"/></text:span><text:span text:style-name="T2261">body</text:span><text:span text:style-name="T2262"><text:s/>{<text:s/></text:span><text:span text:style-name="T2263">font</text:span><text:span text:style-name="T2264">-</text:span><text:span text:style-name="T2265">family</text:span><text:span text:style-name="T2266">:</text:span><text:span text:style-name="T2267"><text:s/></text:span><text:span text:style-name="T2268">Arial</text:span><text:span text:style-name="T2269">,<text:s/></text:span><text:span text:style-name="T2270">sans</text:span><text:span text:style-name="T2271">-</text:span><text:span text:style-name="T2272">serif</text:span><text:span text:style-name="T2273">; }</text:span></text:p>
      <text:p text:style-name="P2274"><text:span text:style-name="T2275"><text:s text:c="8"/></text:span><text:span text:style-name="T2276">#</text:span><text:span text:style-name="T2277">principalMensaje</text:span><text:span text:style-name="T2278"><text:s/>{<text:s/></text:span><text:span text:style-name="T2279">margin</text:span><text:span text:style-name="T2280">-</text:span><text:span text:style-name="T2281">top</text:span><text:span text:style-name="T2282">:</text:span><text:span text:style-name="T2283"><text:s/></text:span><text:span text:style-name="T2284">20</text:span><text:span text:style-name="T2285">px</text:span><text:span text:style-name="T2286">;<text:s/></text:span><text:span text:style-name="T2287">color</text:span><text:span text:style-name="T2288">:</text:span><text:span text:style-name="T2289"><text:s/></text:span><text:span text:style-name="T2290">blue</text:span><text:span text:style-name="T2291">;<text:s/></text:span><text:span text:style-name="T2292">font</text:span><text:span text:style-name="T2293">-</text:span><text:span text:style-name="T2294">weight</text:span><text:span text:style-name="T2295">:</text:span><text:span text:style-name="T2296"><text:s/></text:span><text:span text:style-name="T2297">bold</text:span><text:span text:style-name="T2298">; }</text:span></text:p>
      <text:p text:style-name="P2299"><text:span text:style-name="T2300"><text:s text:c="4"/></text:span><text:span text:style-name="T2301">&lt;</text:span><text:span text:style-name="T2302">/style&gt;</text:span></text:p>
      <text:p text:style-name="P2303"><text:span text:style-name="T2304">&lt;</text:span><text:span text:style-name="T2305">/head&gt;</text:span></text:p>
      <text:p text:style-name="P2306"><text:span text:style-name="T2307">&lt;</text:span><text:span text:style-name="T2308">body</text:span><text:span text:style-name="T2309">&gt;</text:span></text:p>
      <text:p text:style-name="P2310"><text:span text:style-name="T2311"><text:s text:c="4"/></text:span><text:span text:style-name="T2312">&lt;</text:span><text:span text:style-name="T2313">h1</text:span><text:span text:style-name="T2314">&gt;</text:span><text:span text:style-name="T2315">Ventana</text:span><text:span text:style-name="T2316"><text:s/></text:span><text:span text:style-name="T2317">Secundaria</text:span><text:span text:style-name="T2318">&lt;</text:span><text:span text:style-name="T2319">/h1&gt;</text:span></text:p>
      <text:p text:style-name="P2320"><text:span text:style-name="T2321"><text:s text:c="4"/></text:span><text:span text:style-name="T2322">&lt;</text:span><text:span text:style-name="T2323">p</text:span><text:span text:style-name="T2324"><text:s/></text:span><text:span text:style-name="T2325">id</text:span><text:span text:style-name="T2326">=</text:span><text:span text:style-name="T2327">"principalMensaje"</text:span><text:span text:style-name="T2328">&gt;</text:span><text:span text:style-name="T2329">Esperando</text:span><text:span text:style-name="T2330"><text:s/></text:span><text:span text:style-name="T2331">mensaje</text:span><text:span text:style-name="T2332"><text:s/></text:span><text:span text:style-name="T2333">de</text:span><text:span text:style-name="T2334"><text:s/></text:span><text:span text:style-name="T2335">la</text:span><text:span text:style-name="T2336"><text:s/></text:span><text:span text:style-name="T2337">ventana</text:span><text:span text:style-name="T2338"><text:s/></text:span><text:span text:style-name="T2339">principal</text:span><text:span text:style-name="T2340">...</text:span><text:span text:style-name="T2341">&lt;</text:span><text:span text:style-name="T2342">/p&gt;</text:span></text:p>
      <text:p text:style-name="P2343"><text:span text:style-name="T2344"><text:s text:c="4"/></text:span><text:span text:style-name="T2345">&lt;</text:span><text:span text:style-name="T2346">button</text:span><text:span text:style-name="T2347"><text:s/></text:span><text:span text:style-name="T2348">id</text:span><text:span text:style-name="T2349">=</text:span><text:span text:style-name="T2350">"enviarAPrincipal"</text:span><text:span text:style-name="T2351">&gt;</text:span><text:span text:style-name="T2352">Enviar</text:span><text:span text:style-name="T2353"><text:s/></text:span><text:span text:style-name="T2354">mensaje</text:span><text:span text:style-name="T2355"><text:s/></text:span><text:span text:style-name="T2356">a</text:span><text:span text:style-name="T2357"><text:s/></text:span><text:span text:style-name="T2358">la</text:span><text:span text:style-name="T2359"><text:s/></text:span><text:span text:style-name="T2360">ventana</text:span><text:span text:style-name="T2361"><text:s/></text:span><text:span text:style-name="T2362">principal</text:span><text:span text:style-name="T2363">&lt;</text:span><text:span text:style-name="T2364">/button&gt;</text:span></text:p>
      <text:p text:style-name="P2365"><text:span text:style-name="T2366"><text:s text:c="4"/></text:span><text:span text:style-name="T2367">&lt;</text:span><text:span text:style-name="T2368">button</text:span><text:span text:style-name="T2369"><text:s/></text:span><text:span text:style-name="T2370">id</text:span><text:span text:style-name="T2371">=</text:span><text:span text:style-name="T2372">"cambiarDOMPrincipal"</text:span><text:span text:style-name="T2373">&gt;</text:span><text:span text:style-name="T2374">Cambiar</text:span><text:span text:style-name="T2375"><text:s/></text:span><text:span text:style-name="T2376">DOM</text:span><text:span text:style-name="T2377"><text:s/></text:span><text:span text:style-name="T2378">de</text:span><text:span text:style-name="T2379"><text:s/></text:span><text:span text:style-name="T2380">la</text:span><text:span text:style-name="T2381"><text:s/></text:span><text:span text:style-name="T2382">ventana</text:span><text:span text:style-name="T2383"><text:s/></text:span><text:span text:style-name="T2384">principal</text:span><text:span text:style-name="T2385">&lt;</text:span><text:span text:style-name="T2386">/button&gt;</text:span></text:p>
      <text:p text:style-name="P2387"/>
      <text:p text:style-name="P2388"><text:span text:style-name="T2389"><text:s text:c="4"/></text:span><text:span text:style-name="T2390">&lt;</text:span><text:span text:style-name="T2391">script</text:span><text:span text:style-name="T2392">&gt;</text:span></text:p>
      <text:p text:style-name="P2393"><text:span text:style-name="T2394"><text:s text:c="8"/></text:span><text:span text:style-name="T2395">// Actualizar mensaje inicial desde la ventana principal</text:span></text:p>
      <text:p text:style-name="P2396"><text:span text:style-name="T2397"><text:s text:c="8"/></text:span><text:span text:style-name="T2398">function</text:span><text:span text:style-name="T2399"><text:s/></text:span><text:span text:style-name="T2400">actualizarDesdePrincipal</text:span><text:span text:style-name="T2401">() {</text:span></text:p>
      <text:p text:style-name="P2402"><text:span text:style-name="T2403"><text:s text:c="12"/></text:span><text:span text:style-name="T2404">const</text:span><text:span text:style-name="T2405"><text:s/></text:span><text:span text:style-name="T2406">mensaje</text:span><text:span text:style-name="T2407"><text:s/></text:span><text:span text:style-name="T2408">=</text:span><text:span text:style-name="T2409"><text:s/>window.</text:span><text:span text:style-name="T2410">miDato</text:span><text:span text:style-name="T2411"><text:s/></text:span><text:span text:style-name="T2412">||</text:span><text:span text:style-name="T2413"><text:s/></text:span><text:span text:style-name="T2414">"Sin datos iniciales"</text:span><text:span text:style-name="T2415">;</text:span></text:p>
      <text:p text:style-name="P2416"><text:span text:style-name="T2417"><text:s text:c="12"/>document.</text:span><text:span text:style-name="T2418">getElementById</text:span><text:span text:style-name="T2419">(</text:span><text:span text:style-name="T2420">"principalMensaje"</text:span><text:span text:style-name="T2421">).</text:span><text:span text:style-name="T2422">innerText</text:span><text:span text:style-name="T2423"><text:s/></text:span><text:span text:style-name="T2424">=</text:span><text:span text:style-name="T2425"><text:s/></text:span><text:span text:style-name="T2426">mensaje</text:span><text:span text:style-name="T2427">;</text:span></text:p>
      <text:p text:style-name="P2428"><text:span text:style-name="T2429"><text:s text:c="8"/>}</text:span></text:p>
      <text:p text:style-name="P2430"/>
      <text:p text:style-name="P2431"><text:span text:style-name="T2432"><text:s text:c="8"/></text:span><text:span text:style-name="T2433">// Recibir datos desde la ventana principal</text:span></text:p>
      <text:p text:style-name="P2434"><text:span text:style-name="T2435"><text:s text:c="8"/></text:span><text:span text:style-name="T2436">function</text:span><text:span text:style-name="T2437"><text:s/></text:span><text:span text:style-name="T2438">recibirDatos</text:span><text:span text:style-name="T2439">(</text:span><text:span text:style-name="T2440">mensaje</text:span><text:span text:style-name="T2441">) {</text:span></text:p>
      <text:p text:style-name="P2442"><text:span text:style-name="T2443"><text:s text:c="12"/>document.</text:span><text:span text:style-name="T2444">getElementById</text:span><text:span text:style-name="T2445">(</text:span><text:span text:style-name="T2446">"principalMensaje"</text:span><text:span text:style-name="T2447">).</text:span><text:span text:style-name="T2448">innerText</text:span><text:span text:style-name="T2449"><text:s/></text:span><text:span text:style-name="T2450">=</text:span><text:span text:style-name="T2451"><text:s/></text:span><text:span text:style-name="T2452">mensaje</text:span><text:span text:style-name="T2453">;</text:span></text:p>
      <text:p text:style-name="P2454"><text:span text:style-name="T2455"><text:s text:c="8"/>}</text:span></text:p>
      <text:p text:style-name="P2456"/>
      <text:p text:style-name="P2457"><text:span text:style-name="T2458"><text:s text:c="8"/></text:span><text:span text:style-name="T2459">// Enviar mensaje a la ventana principal mediante postMessage</text:span></text:p>
      <text:p text:style-name="P2460"><text:span text:style-name="T2461"><text:s text:c="8"/>document.</text:span><text:span text:style-name="T2462">getElementById</text:span><text:span text:style-name="T2463">(</text:span><text:span text:style-name="T2464">"enviarAPrincipal"</text:span><text:span text:style-name="T2465">).</text:span><text:span text:style-name="T2466">addEventListener</text:span><text:span text:style-name="T2467">(</text:span><text:span text:style-name="T2468">"click"</text:span><text:span text:style-name="T2469">, () =&gt; {</text:span></text:p>
      <text:p text:style-name="P2470"><text:span text:style-name="T2471"><text:s text:c="12"/></text:span><text:span text:style-name="T2472">if</text:span><text:span text:style-name="T2473"><text:s/>(window.</text:span><text:span text:style-name="T2474">opener</text:span><text:span text:style-name="T2475">) {</text:span></text:p>
      <text:p text:style-name="P2476"><text:span text:style-name="T2477"><text:s text:c="16"/>window.</text:span><text:span text:style-name="T2478">opener</text:span><text:span text:style-name="T2479">.</text:span><text:span text:style-name="T2480">postMessage</text:span><text:span text:style-name="T2481">(</text:span><text:span text:style-name="T2482">"¡Hola desde la ventana secundaria!"</text:span><text:span text:style-name="T2483">, window.</text:span><text:span text:style-name="T2484">location</text:span><text:span text:style-name="T2485">.</text:span><text:span text:style-name="T2486">origin</text:span><text:span text:style-name="T2487">);</text:span></text:p>
      <text:p text:style-name="P2488"><text:span text:style-name="T2489"><text:s text:c="12"/>}</text:span></text:p>
      <text:p text:style-name="P2490"><text:span text:style-name="T2491"><text:s text:c="8"/>});</text:span></text:p>
      <text:p text:style-name="P2492"/>
      <text:p text:style-name="P2493"><text:span text:style-name="T2494"><text:s text:c="8"/></text:span><text:span text:style-name="T2495">// Cambiar el DOM de la ventana principal</text:span></text:p>
      <text:p text:style-name="P2496"><text:span text:style-name="T2497"><text:s text:c="8"/>document.</text:span><text:span text:style-name="T2498">getElementById</text:span><text:span text:style-name="T2499">(</text:span><text:span text:style-name="T2500">"cambiarDOMPrincipal"</text:span><text:span text:style-name="T2501">).</text:span><text:span text:style-name="T2502">addEventListener</text:span><text:span text:style-name="T2503">(</text:span><text:span text:style-name="T2504">"click"</text:span><text:span text:style-name="T2505">, () =&gt; {</text:span></text:p>
      <text:p text:style-name="P2506"><text:span text:style-name="T2507"><text:s text:c="12"/></text:span><text:span text:style-name="T2508">if</text:span><text:span text:style-name="T2509"><text:s/>(window.</text:span><text:span text:style-name="T2510">opener</text:span><text:span text:style-name="T2511">) {</text:span></text:p>
      <text:p text:style-name="P2512"><text:span text:style-name="T2513"><text:s text:c="16"/>window.</text:span><text:span text:style-name="T2514">opener</text:span><text:span text:style-name="T2515">.document.</text:span><text:span text:style-name="T2516">body</text:span><text:span text:style-name="T2517">.</text:span><text:span text:style-name="T2518">style</text:span><text:span text:style-name="T2519">.</text:span><text:span text:style-name="T2520">backgroundColor</text:span><text:span text:style-name="T2521"><text:s/></text:span><text:span text:style-name="T2522">=</text:span><text:span text:style-name="T2523"><text:s/></text:span><text:span text:style-name="T2524">"lightyellow"</text:span><text:span text:style-name="T2525">;</text:span></text:p>
      <text:p text:style-name="P2526"><text:span text:style-name="T2527"><text:s text:c="16"/>window.</text:span><text:span text:style-name="T2528">opener</text:span><text:span text:style-name="T2529">.document.</text:span><text:span text:style-name="T2530">getElementById</text:span><text:span text:style-name="T2531">(</text:span><text:span text:style-name="T2532">"mensaje"</text:span><text:span text:style-name="T2533">).</text:span><text:span text:style-name="T2534">innerText</text:span><text:span text:style-name="T2535"><text:s/></text:span><text:span text:style-name="T2536">=</text:span><text:span text:style-name="T2537"><text:s/></text:span><text:span text:style-name="T2538">"El DOM fue modificado desde la ventana secundaria"</text:span><text:span text:style-name="T2539">;</text:span></text:p>
      <text:p text:style-name="P2540"><text:span text:style-name="T2541"><text:s text:c="12"/>}</text:span></text:p>
      <text:p text:style-name="P2542"><text:span text:style-name="T2543"><text:s text:c="8"/>});</text:span></text:p>
      <text:p text:style-name="P2544"><text:span text:style-name="T2545"><text:s text:c="4"/></text:span><text:span text:style-name="T2546">&lt;</text:span><text:span text:style-name="T2547">/script&gt;</text:span></text:p>
      <text:p text:style-name="P2548"><text:span text:style-name="T2549">&lt;</text:span><text:span text:style-name="T2550">/body&gt;</text:span></text:p>
      <text:p text:style-name="P2551"><text:span text:style-name="T2552">&lt;</text:span><text:span text:style-name="T2553">/html&gt;</text:span></text:p>
      <text:h text:style-name="Título3" text:outline-level="3"><text:span text:style-name="T2554">Cómo funciona este ejemplo</text:span></text:h>
      <text:list text:style-name="LFO33" text:continue-numbering="true">
        <text:list-item>
          <text:p text:style-name="P2555"><text:span text:style-name="T2556">Abrir y enviar datos iniciales</text:span><text:span text:style-name="T2557">:</text:span></text:p>
          <text:list text:continue-numbering="true">
            <text:list-item>
              <text:p text:style-name="P2558"><text:span text:style-name="T2559">La ventana principal abre la secundaria con<text:s/></text:span><text:span text:style-name="T2560">window.open()</text:span><text:span text:style-name="T2561">.</text:span></text:p>
            </text:list-item>
            <text:list-item>
              <text:p text:style-name="P2562"><text:span text:style-name="T2563">Después de cargar, la ventana secundaria recibe datos iniciales mediante una referencia global (</text:span><text:span text:style-name="T2564">miDato</text:span><text:span text:style-name="T2565">) y ejecuta una función (</text:span><text:span text:style-name="T2566">actualizarDesdePrincipal</text:span><text:span text:style-name="T2567">).</text:span></text:p>
            </text:list-item>
          </text:list>
        </text:list-item>
        <text:list-item>
          <text:p text:style-name="P2568"><text:span text:style-name="T2569">Comunicación dinámica</text:span><text:span text:style-name="T2570">:</text:span></text:p>
          <text:list text:continue-numbering="true">
            <text:list-item>
              <text:p text:style-name="P2571">La ventana principal puede llamar directamente a funciones en la secundaria usando su referencia.</text:p>
            </text:list-item>
            <text:list-item>
              <text:p text:style-name="P2572">La secundaria puede recibir datos dinámicos y actualizarlos en su DOM.</text:p>
            </text:list-item>
          </text:list>
        </text:list-item>
        <text:list-item>
          <text:p text:style-name="P2573"><text:span text:style-name="T2574">Comunicación bidireccional</text:span><text:span text:style-name="T2575">:</text:span></text:p>
          <text:list text:continue-numbering="true">
            <text:list-item>
              <text:p text:style-name="P2576"><text:span text:style-name="T2577">La ventana secundaria utiliza<text:s/></text:span><text:span text:style-name="T2578">postMessage</text:span><text:span text:style-name="T2579"><text:s/>para enviar un mensaje a la principal.</text:span></text:p>
            </text:list-item>
            <text:list-item>
              <text:p text:style-name="P2580"><text:span text:style-name="T2581">La ventana principal escucha el mensaje con un evento<text:s/></text:span><text:span text:style-name="T2582">message</text:span><text:span text:style-name="T2583"><text:s/>y lo muestra en su DOM.</text:span></text:p>
            </text:list-item>
          </text:list>
        </text:list-item>
        <text:list-item>
          <text:p text:style-name="P2584"><text:span text:style-name="T2585">Interacción con el DOM</text:span><text:span text:style-name="T2586">:</text:span></text:p>
          <text:list text:continue-numbering="true">
            <text:list-item>
              <text:p text:style-name="P2587">La ventana secundaria puede modificar el DOM de la principal si ambas están en el mismo origen (como cambiar el fondo o un texto).</text:p>
            </text:list-item>
          </text:list>
        </text:list-item>
      </text:list>
      <text:h text:style-name="Título3" text:outline-level="3"><text:span text:style-name="T2588">Prueba el ejemplo</text:span></text:h>
      <text:list text:style-name="LFO34" text:continue-numbering="true">
        <text:list-item>
          <text:p text:style-name="P2589"><text:span text:style-name="T2590">Guarda ambos archivos (</text:span><text:span text:style-name="T2591">principal.html</text:span><text:span text:style-name="T2592"><text:s/>y<text:s/></text:span><text:span text:style-name="T2593">secundaria.html</text:span><text:span text:style-name="T2594">) en la misma carpeta.</text:span></text:p>
        </text:list-item>
        <text:list-item>
          <text:p text:style-name="P2595"><text:span text:style-name="T2596">Abre<text:s/></text:span><text:span text:style-name="T2597">principal.html</text:span><text:span text:style-name="T2598"><text:s/>en el navegador.</text:span></text:p>
        </text:list-item>
        <text:list-item>
          <text:p text:style-name="P2599">Interactúa con los botones para ver las diversas formas de comunicación.</text:p>
        </text:list-item>
      </text:list>
      <text:p text:style-name="P2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text-properties fo:font-weight="bold" style:font-weight-asian="bold" style:font-weight-complex="bold" fo:color="#355269"/>
    </style:style>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fo:font-weight="bold" style:font-weight-asian="bold" style:font-weight-complex="bold" fo:color="#355269"/>
    </style:style>
    <style:style style:name="WW_CharLFO1LVL2" style:family="text">
      <style:text-properties fo:font-weight="bold" style:font-weight-asian="bold" style:font-weight-complex="bold" fo:color="#355269"/>
    </style:style>
    <style:style style:name="WW_CharLFO1LVL3" style:family="text">
      <style:text-properties fo:font-weight="bold" style:font-weight-asian="bold" style:font-weight-complex="bold" fo:color="#355269"/>
    </style:style>
    <style:style style:name="WW_CharLFO1LVL4" style:family="text">
      <style:text-properties fo:font-weight="bold" style:font-weight-asian="bold" style:font-weight-complex="bold" fo:color="#355269"/>
    </style:style>
    <style:style style:name="WW_CharLFO1LVL5" style:family="text">
      <style:text-properties fo:font-weight="bold" style:font-weight-asian="bold" style:font-weight-complex="bold" fo:color="#355269"/>
    </style:style>
    <style:style style:name="WW_CharLFO1LVL6" style:family="text">
      <style:text-properties fo:font-weight="bold" style:font-weight-asian="bold" style:font-weight-complex="bold" fo:color="#355269"/>
    </style:style>
    <style:style style:name="WW_CharLFO1LVL7" style:family="text">
      <style:text-properties fo:font-weight="bold" style:font-weight-asian="bold" style:font-weight-complex="bold" fo:color="#355269"/>
    </style:style>
    <style:style style:name="WW_CharLFO1LVL8" style:family="text">
      <style:text-properties fo:font-weight="bold" style:font-weight-asian="bold" style:font-weight-complex="bold" fo:color="#355269"/>
    </style:style>
    <style:style style:name="WW_CharLFO1LVL9" style:family="text">
      <style:text-properties fo:font-weight="bold" style:font-weight-asian="bold" style:font-weight-complex="bold" fo:color="#355269"/>
    </style:style>
    <style:style style:name="WW_CharLFO2LVL1" style:family="text">
      <style:text-properties fo:font-weight="bold" style:font-weight-asian="bold" style:font-weight-complex="bold" fo:color="#355269"/>
    </style:style>
    <style:style style:name="WW_CharLFO2LVL2" style:family="text">
      <style:text-properties fo:font-weight="bold" style:font-weight-asian="bold" style:font-weight-complex="bold" fo:color="#355269"/>
    </style:style>
    <style:style style:name="WW_CharLFO2LVL3" style:family="text">
      <style:text-properties fo:font-weight="bold" style:font-weight-asian="bold" style:font-weight-complex="bold" fo:color="#355269"/>
    </style:style>
    <style:style style:name="WW_CharLFO2LVL4" style:family="text">
      <style:text-properties fo:font-weight="bold" style:font-weight-asian="bold" style:font-weight-complex="bold" fo:color="#355269"/>
    </style:style>
    <style:style style:name="WW_CharLFO2LVL5" style:family="text">
      <style:text-properties fo:font-weight="bold" style:font-weight-asian="bold" style:font-weight-complex="bold" fo:color="#355269"/>
    </style:style>
    <style:style style:name="WW_CharLFO2LVL6" style:family="text">
      <style:text-properties fo:font-weight="bold" style:font-weight-asian="bold" style:font-weight-complex="bold" fo:color="#355269"/>
    </style:style>
    <style:style style:name="WW_CharLFO2LVL7" style:family="text">
      <style:text-properties fo:font-weight="bold" style:font-weight-asian="bold" style:font-weight-complex="bold" fo:color="#355269"/>
    </style:style>
    <style:style style:name="WW_CharLFO2LVL8" style:family="text">
      <style:text-properties fo:font-weight="bold" style:font-weight-asian="bold" style:font-weight-complex="bold" fo:color="#355269"/>
    </style:style>
    <style:style style:name="WW_CharLFO2LVL9" style:family="text">
      <style:text-properties fo:font-weight="bold" style:font-weight-asian="bold" style:font-weight-complex="bold" fo:color="#355269"/>
    </style:style>
    <style:style style:name="WW_CharLFO3LVL1" style:family="text">
      <style:text-properties fo:font-weight="bold" style:font-weight-asian="bold" style:font-weight-complex="bold" fo:color="#355269"/>
    </style:style>
    <style:style style:name="WW_CharLFO3LVL2" style:family="text">
      <style:text-properties fo:font-weight="bold" style:font-weight-asian="bold" style:font-weight-complex="bold" fo:color="#355269"/>
    </style:style>
    <style:style style:name="WW_CharLFO3LVL3" style:family="text">
      <style:text-properties fo:font-weight="bold" style:font-weight-asian="bold" style:font-weight-complex="bold" fo:color="#355269"/>
    </style:style>
    <style:style style:name="WW_CharLFO3LVL4" style:family="text">
      <style:text-properties fo:font-weight="bold" style:font-weight-asian="bold" style:font-weight-complex="bold" fo:color="#355269"/>
    </style:style>
    <style:style style:name="WW_CharLFO3LVL5" style:family="text">
      <style:text-properties fo:font-weight="bold" style:font-weight-asian="bold" style:font-weight-complex="bold" fo:color="#355269"/>
    </style:style>
    <style:style style:name="WW_CharLFO3LVL6" style:family="text">
      <style:text-properties fo:font-weight="bold" style:font-weight-asian="bold" style:font-weight-complex="bold" fo:color="#355269"/>
    </style:style>
    <style:style style:name="WW_CharLFO3LVL7" style:family="text">
      <style:text-properties fo:font-weight="bold" style:font-weight-asian="bold" style:font-weight-complex="bold" fo:color="#355269"/>
    </style:style>
    <style:style style:name="WW_CharLFO3LVL8" style:family="text">
      <style:text-properties fo:font-weight="bold" style:font-weight-asian="bold" style:font-weight-complex="bold" fo:color="#355269"/>
    </style:style>
    <style:style style:name="WW_CharLFO3LVL9" style:family="text">
      <style:text-properties fo:font-weight="bold" style:font-weight-asian="bold" style:font-weight-complex="bold" fo:color="#355269"/>
    </style:style>
    <style:style style:name="WW_CharLFO4LVL1" style:family="text">
      <style:text-properties fo:font-weight="bold" style:font-weight-asian="bold" style:font-weight-complex="bold" fo:color="#355269"/>
    </style:style>
    <style:style style:name="WW_CharLFO4LVL2" style:family="text">
      <style:text-properties fo:font-weight="bold" style:font-weight-asian="bold" style:font-weight-complex="bold" fo:color="#355269"/>
    </style:style>
    <style:style style:name="WW_CharLFO4LVL3" style:family="text">
      <style:text-properties fo:font-weight="bold" style:font-weight-asian="bold" style:font-weight-complex="bold" fo:color="#355269"/>
    </style:style>
    <style:style style:name="WW_CharLFO4LVL4" style:family="text">
      <style:text-properties fo:font-weight="bold" style:font-weight-asian="bold" style:font-weight-complex="bold" fo:color="#355269"/>
    </style:style>
    <style:style style:name="WW_CharLFO4LVL5" style:family="text">
      <style:text-properties fo:font-weight="bold" style:font-weight-asian="bold" style:font-weight-complex="bold" fo:color="#355269"/>
    </style:style>
    <style:style style:name="WW_CharLFO4LVL6" style:family="text">
      <style:text-properties fo:font-weight="bold" style:font-weight-asian="bold" style:font-weight-complex="bold" fo:color="#355269"/>
    </style:style>
    <style:style style:name="WW_CharLFO4LVL7" style:family="text">
      <style:text-properties fo:font-weight="bold" style:font-weight-asian="bold" style:font-weight-complex="bold" fo:color="#355269"/>
    </style:style>
    <style:style style:name="WW_CharLFO4LVL8" style:family="text">
      <style:text-properties fo:font-weight="bold" style:font-weight-asian="bold" style:font-weight-complex="bold" fo:color="#355269"/>
    </style:style>
    <style:style style:name="WW_CharLFO4LVL9" style:family="text">
      <style:text-properties fo:font-weight="bold" style:font-weight-asian="bold" style:font-weight-complex="bold" fo:color="#355269"/>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fo:font-weight="bold" style:font-weight-asian="bold" style:font-weight-complex="bold" fo:color="#355269"/>
    </style:style>
    <style:style style:name="WW_CharLFO6LVL2" style:family="text">
      <style:text-properties fo:font-weight="bold" style:font-weight-asian="bold" style:font-weight-complex="bold" fo:color="#355269"/>
    </style:style>
    <style:style style:name="WW_CharLFO6LVL3" style:family="text">
      <style:text-properties fo:font-weight="bold" style:font-weight-asian="bold" style:font-weight-complex="bold" fo:color="#355269"/>
    </style:style>
    <style:style style:name="WW_CharLFO6LVL4" style:family="text">
      <style:text-properties fo:font-weight="bold" style:font-weight-asian="bold" style:font-weight-complex="bold" fo:color="#355269"/>
    </style:style>
    <style:style style:name="WW_CharLFO6LVL5" style:family="text">
      <style:text-properties fo:font-weight="bold" style:font-weight-asian="bold" style:font-weight-complex="bold" fo:color="#355269"/>
    </style:style>
    <style:style style:name="WW_CharLFO6LVL6" style:family="text">
      <style:text-properties fo:font-weight="bold" style:font-weight-asian="bold" style:font-weight-complex="bold" fo:color="#355269"/>
    </style:style>
    <style:style style:name="WW_CharLFO6LVL7" style:family="text">
      <style:text-properties fo:font-weight="bold" style:font-weight-asian="bold" style:font-weight-complex="bold" fo:color="#355269"/>
    </style:style>
    <style:style style:name="WW_CharLFO6LVL8" style:family="text">
      <style:text-properties fo:font-weight="bold" style:font-weight-asian="bold" style:font-weight-complex="bold" fo:color="#355269"/>
    </style:style>
    <style:style style:name="WW_CharLFO6LVL9" style:family="text">
      <style:text-properties fo:font-weight="bold" style:font-weight-asian="bold" style:font-weight-complex="bold" fo:color="#355269"/>
    </style:style>
    <style:style style:name="WW_CharLFO7LVL1" style:family="text">
      <style:text-properties fo:font-weight="bold" style:font-weight-asian="bold" style:font-weight-complex="bold" fo:color="#355269"/>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fo:font-weight="bold" style:font-weight-asian="bold" style:font-weight-complex="bold" fo:color="#355269"/>
    </style:style>
    <style:style style:name="WW_CharLFO11LVL2" style:family="text">
      <style:text-properties fo:font-weight="bold" style:font-weight-asian="bold" style:font-weight-complex="bold" fo:color="#355269"/>
    </style:style>
    <style:style style:name="WW_CharLFO11LVL3" style:family="text">
      <style:text-properties fo:font-weight="bold" style:font-weight-asian="bold" style:font-weight-complex="bold" fo:color="#355269"/>
    </style:style>
    <style:style style:name="WW_CharLFO11LVL4" style:family="text">
      <style:text-properties fo:font-weight="bold" style:font-weight-asian="bold" style:font-weight-complex="bold" fo:color="#355269"/>
    </style:style>
    <style:style style:name="WW_CharLFO11LVL5" style:family="text">
      <style:text-properties fo:font-weight="bold" style:font-weight-asian="bold" style:font-weight-complex="bold" fo:color="#355269"/>
    </style:style>
    <style:style style:name="WW_CharLFO11LVL6" style:family="text">
      <style:text-properties fo:font-weight="bold" style:font-weight-asian="bold" style:font-weight-complex="bold" fo:color="#355269"/>
    </style:style>
    <style:style style:name="WW_CharLFO11LVL7" style:family="text">
      <style:text-properties fo:font-weight="bold" style:font-weight-asian="bold" style:font-weight-complex="bold" fo:color="#355269"/>
    </style:style>
    <style:style style:name="WW_CharLFO11LVL8" style:family="text">
      <style:text-properties fo:font-weight="bold" style:font-weight-asian="bold" style:font-weight-complex="bold" fo:color="#355269"/>
    </style:style>
    <style:style style:name="WW_CharLFO11LVL9" style:family="text">
      <style:text-properties fo:font-weight="bold" style:font-weight-asian="bold" style:font-weight-complex="bold" fo:color="#355269"/>
    </style:style>
    <style:style style:name="WW_CharLFO12LVL1" style:family="text">
      <style:text-properties fo:font-weight="bold" style:font-weight-asian="bold" style:font-weight-complex="bold" fo:color="#355269"/>
    </style:style>
    <style:style style:name="WW_CharLFO12LVL2" style:family="text">
      <style:text-properties fo:font-weight="bold" style:font-weight-asian="bold" style:font-weight-complex="bold" fo:color="#355269"/>
    </style:style>
    <style:style style:name="WW_CharLFO12LVL3" style:family="text">
      <style:text-properties fo:font-weight="bold" style:font-weight-asian="bold" style:font-weight-complex="bold" fo:color="#355269"/>
    </style:style>
    <style:style style:name="WW_CharLFO12LVL4" style:family="text">
      <style:text-properties fo:font-weight="bold" style:font-weight-asian="bold" style:font-weight-complex="bold" fo:color="#355269"/>
    </style:style>
    <style:style style:name="WW_CharLFO12LVL5" style:family="text">
      <style:text-properties fo:font-weight="bold" style:font-weight-asian="bold" style:font-weight-complex="bold" fo:color="#355269"/>
    </style:style>
    <style:style style:name="WW_CharLFO12LVL6" style:family="text">
      <style:text-properties fo:font-weight="bold" style:font-weight-asian="bold" style:font-weight-complex="bold" fo:color="#355269"/>
    </style:style>
    <style:style style:name="WW_CharLFO12LVL7" style:family="text">
      <style:text-properties fo:font-weight="bold" style:font-weight-asian="bold" style:font-weight-complex="bold" fo:color="#355269"/>
    </style:style>
    <style:style style:name="WW_CharLFO12LVL8" style:family="text">
      <style:text-properties fo:font-weight="bold" style:font-weight-asian="bold" style:font-weight-complex="bold" fo:color="#355269"/>
    </style:style>
    <style:style style:name="WW_CharLFO12LVL9" style:family="text">
      <style:text-properties fo:font-weight="bold" style:font-weight-asian="bold" style:font-weight-complex="bold" fo:color="#355269"/>
    </style:style>
    <style:style style:name="WW_CharLFO13LVL1" style:family="text">
      <style:text-properties fo:font-weight="bold" style:font-weight-asian="bold" style:font-weight-complex="bold" fo:color="#355269"/>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fo:font-weight="bold" style:font-weight-asian="bold" style:font-weight-complex="bold" fo:color="#355269"/>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fo:font-weight="bold" style:font-weight-asian="bold" style:font-weight-complex="bold" fo:color="#355269"/>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fo:font-weight="bold" style:font-weight-asian="bold" style:font-weight-complex="bold" fo:color="#355269"/>
    </style:style>
    <style:style style:name="WW_CharLFO17LVL2" style:family="text">
      <style:text-properties fo:font-weight="bold" style:font-weight-asian="bold" style:font-weight-complex="bold" fo:color="#355269"/>
    </style:style>
    <style:style style:name="WW_CharLFO17LVL3" style:family="text">
      <style:text-properties fo:font-weight="bold" style:font-weight-asian="bold" style:font-weight-complex="bold" fo:color="#355269"/>
    </style:style>
    <style:style style:name="WW_CharLFO17LVL4" style:family="text">
      <style:text-properties fo:font-weight="bold" style:font-weight-asian="bold" style:font-weight-complex="bold" fo:color="#355269"/>
    </style:style>
    <style:style style:name="WW_CharLFO17LVL5" style:family="text">
      <style:text-properties fo:font-weight="bold" style:font-weight-asian="bold" style:font-weight-complex="bold" fo:color="#355269"/>
    </style:style>
    <style:style style:name="WW_CharLFO17LVL6" style:family="text">
      <style:text-properties fo:font-weight="bold" style:font-weight-asian="bold" style:font-weight-complex="bold" fo:color="#355269"/>
    </style:style>
    <style:style style:name="WW_CharLFO17LVL7" style:family="text">
      <style:text-properties fo:font-weight="bold" style:font-weight-asian="bold" style:font-weight-complex="bold" fo:color="#355269"/>
    </style:style>
    <style:style style:name="WW_CharLFO17LVL8" style:family="text">
      <style:text-properties fo:font-weight="bold" style:font-weight-asian="bold" style:font-weight-complex="bold" fo:color="#355269"/>
    </style:style>
    <style:style style:name="WW_CharLFO17LVL9" style:family="text">
      <style:text-properties fo:font-weight="bold" style:font-weight-asian="bold" style:font-weight-complex="bold" fo:color="#355269"/>
    </style:style>
    <style:style style:name="WW_CharLFO18LVL1" style:family="text">
      <style:text-properties fo:font-weight="bold" style:font-weight-asian="bold" style:font-weight-complex="bold" fo:color="#355269"/>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fo:font-weight="bold" style:font-weight-asian="bold" style:font-weight-complex="bold" fo:color="#355269"/>
    </style:style>
    <style:style style:name="WW_CharLFO23LVL2" style:family="text">
      <style:text-properties fo:font-weight="bold" style:font-weight-asian="bold" style:font-weight-complex="bold" fo:color="#355269"/>
    </style:style>
    <style:style style:name="WW_CharLFO23LVL3" style:family="text">
      <style:text-properties fo:font-weight="bold" style:font-weight-asian="bold" style:font-weight-complex="bold" fo:color="#355269"/>
    </style:style>
    <style:style style:name="WW_CharLFO23LVL4" style:family="text">
      <style:text-properties fo:font-weight="bold" style:font-weight-asian="bold" style:font-weight-complex="bold" fo:color="#355269"/>
    </style:style>
    <style:style style:name="WW_CharLFO23LVL5" style:family="text">
      <style:text-properties fo:font-weight="bold" style:font-weight-asian="bold" style:font-weight-complex="bold" fo:color="#355269"/>
    </style:style>
    <style:style style:name="WW_CharLFO23LVL6" style:family="text">
      <style:text-properties fo:font-weight="bold" style:font-weight-asian="bold" style:font-weight-complex="bold" fo:color="#355269"/>
    </style:style>
    <style:style style:name="WW_CharLFO23LVL7" style:family="text">
      <style:text-properties fo:font-weight="bold" style:font-weight-asian="bold" style:font-weight-complex="bold" fo:color="#355269"/>
    </style:style>
    <style:style style:name="WW_CharLFO23LVL8" style:family="text">
      <style:text-properties fo:font-weight="bold" style:font-weight-asian="bold" style:font-weight-complex="bold" fo:color="#355269"/>
    </style:style>
    <style:style style:name="WW_CharLFO23LVL9" style:family="text">
      <style:text-properties fo:font-weight="bold" style:font-weight-asian="bold" style:font-weight-complex="bold" fo:color="#355269"/>
    </style:style>
    <style:style style:name="WW_CharLFO24LVL1" style:family="text">
      <style:text-properties fo:font-weight="bold" style:font-weight-asian="bold" style:font-weight-complex="bold" fo:color="#355269"/>
    </style:style>
    <style:style style:name="WW_CharLFO24LVL2" style:family="text">
      <style:text-properties fo:font-weight="bold" style:font-weight-asian="bold" style:font-weight-complex="bold" fo:color="#355269"/>
    </style:style>
    <style:style style:name="WW_CharLFO24LVL3" style:family="text">
      <style:text-properties fo:font-weight="bold" style:font-weight-asian="bold" style:font-weight-complex="bold" fo:color="#355269"/>
    </style:style>
    <style:style style:name="WW_CharLFO24LVL4" style:family="text">
      <style:text-properties fo:font-weight="bold" style:font-weight-asian="bold" style:font-weight-complex="bold" fo:color="#355269"/>
    </style:style>
    <style:style style:name="WW_CharLFO24LVL5" style:family="text">
      <style:text-properties fo:font-weight="bold" style:font-weight-asian="bold" style:font-weight-complex="bold" fo:color="#355269"/>
    </style:style>
    <style:style style:name="WW_CharLFO24LVL6" style:family="text">
      <style:text-properties fo:font-weight="bold" style:font-weight-asian="bold" style:font-weight-complex="bold" fo:color="#355269"/>
    </style:style>
    <style:style style:name="WW_CharLFO24LVL7" style:family="text">
      <style:text-properties fo:font-weight="bold" style:font-weight-asian="bold" style:font-weight-complex="bold" fo:color="#355269"/>
    </style:style>
    <style:style style:name="WW_CharLFO24LVL8" style:family="text">
      <style:text-properties fo:font-weight="bold" style:font-weight-asian="bold" style:font-weight-complex="bold" fo:color="#355269"/>
    </style:style>
    <style:style style:name="WW_CharLFO24LVL9" style:family="text">
      <style:text-properties fo:font-weight="bold" style:font-weight-asian="bold" style:font-weight-complex="bold" fo:color="#355269"/>
    </style:style>
    <style:style style:name="WW_CharLFO25LVL1" style:family="text">
      <style:text-properties fo:font-weight="bold" style:font-weight-asian="bold" style:font-weight-complex="bold" fo:color="#355269"/>
    </style:style>
    <style:style style:name="WW_CharLFO25LVL2" style:family="text">
      <style:text-properties fo:font-weight="bold" style:font-weight-asian="bold" style:font-weight-complex="bold" fo:color="#355269"/>
    </style:style>
    <style:style style:name="WW_CharLFO25LVL3" style:family="text">
      <style:text-properties fo:font-weight="bold" style:font-weight-asian="bold" style:font-weight-complex="bold" fo:color="#355269"/>
    </style:style>
    <style:style style:name="WW_CharLFO25LVL4" style:family="text">
      <style:text-properties fo:font-weight="bold" style:font-weight-asian="bold" style:font-weight-complex="bold" fo:color="#355269"/>
    </style:style>
    <style:style style:name="WW_CharLFO25LVL5" style:family="text">
      <style:text-properties fo:font-weight="bold" style:font-weight-asian="bold" style:font-weight-complex="bold" fo:color="#355269"/>
    </style:style>
    <style:style style:name="WW_CharLFO25LVL6" style:family="text">
      <style:text-properties fo:font-weight="bold" style:font-weight-asian="bold" style:font-weight-complex="bold" fo:color="#355269"/>
    </style:style>
    <style:style style:name="WW_CharLFO25LVL7" style:family="text">
      <style:text-properties fo:font-weight="bold" style:font-weight-asian="bold" style:font-weight-complex="bold" fo:color="#355269"/>
    </style:style>
    <style:style style:name="WW_CharLFO25LVL8" style:family="text">
      <style:text-properties fo:font-weight="bold" style:font-weight-asian="bold" style:font-weight-complex="bold" fo:color="#355269"/>
    </style:style>
    <style:style style:name="WW_CharLFO25LVL9" style:family="text">
      <style:text-properties fo:font-weight="bold" style:font-weight-asian="bold" style:font-weight-complex="bold" fo:color="#355269"/>
    </style:style>
    <style:style style:name="WW_CharLFO26LVL1" style:family="text">
      <style:text-properties fo:font-weight="bold" style:font-weight-asian="bold" style:font-weight-complex="bold" fo:color="#355269"/>
    </style:style>
    <style:style style:name="WW_CharLFO26LVL2" style:family="text">
      <style:text-properties fo:font-weight="bold" style:font-weight-asian="bold" style:font-weight-complex="bold" fo:color="#355269"/>
    </style:style>
    <style:style style:name="WW_CharLFO26LVL3" style:family="text">
      <style:text-properties fo:font-weight="bold" style:font-weight-asian="bold" style:font-weight-complex="bold" fo:color="#355269"/>
    </style:style>
    <style:style style:name="WW_CharLFO26LVL4" style:family="text">
      <style:text-properties fo:font-weight="bold" style:font-weight-asian="bold" style:font-weight-complex="bold" fo:color="#355269"/>
    </style:style>
    <style:style style:name="WW_CharLFO26LVL5" style:family="text">
      <style:text-properties fo:font-weight="bold" style:font-weight-asian="bold" style:font-weight-complex="bold" fo:color="#355269"/>
    </style:style>
    <style:style style:name="WW_CharLFO26LVL6" style:family="text">
      <style:text-properties fo:font-weight="bold" style:font-weight-asian="bold" style:font-weight-complex="bold" fo:color="#355269"/>
    </style:style>
    <style:style style:name="WW_CharLFO26LVL7" style:family="text">
      <style:text-properties fo:font-weight="bold" style:font-weight-asian="bold" style:font-weight-complex="bold" fo:color="#355269"/>
    </style:style>
    <style:style style:name="WW_CharLFO26LVL8" style:family="text">
      <style:text-properties fo:font-weight="bold" style:font-weight-asian="bold" style:font-weight-complex="bold" fo:color="#355269"/>
    </style:style>
    <style:style style:name="WW_CharLFO26LVL9" style:family="text">
      <style:text-properties fo:font-weight="bold" style:font-weight-asian="bold" style:font-weight-complex="bold" fo:color="#355269"/>
    </style:style>
    <style:style style:name="WW_CharLFO27LVL1" style:family="text">
      <style:text-properties fo:font-weight="bold" style:font-weight-asian="bold" style:font-weight-complex="bold" fo:color="#355269"/>
    </style:style>
    <style:style style:name="WW_CharLFO27LVL2" style:family="text">
      <style:text-properties fo:font-weight="bold" style:font-weight-asian="bold" style:font-weight-complex="bold" fo:color="#355269"/>
    </style:style>
    <style:style style:name="WW_CharLFO27LVL3" style:family="text">
      <style:text-properties fo:font-weight="bold" style:font-weight-asian="bold" style:font-weight-complex="bold" fo:color="#355269"/>
    </style:style>
    <style:style style:name="WW_CharLFO27LVL4" style:family="text">
      <style:text-properties fo:font-weight="bold" style:font-weight-asian="bold" style:font-weight-complex="bold" fo:color="#355269"/>
    </style:style>
    <style:style style:name="WW_CharLFO27LVL5" style:family="text">
      <style:text-properties fo:font-weight="bold" style:font-weight-asian="bold" style:font-weight-complex="bold" fo:color="#355269"/>
    </style:style>
    <style:style style:name="WW_CharLFO27LVL6" style:family="text">
      <style:text-properties fo:font-weight="bold" style:font-weight-asian="bold" style:font-weight-complex="bold" fo:color="#355269"/>
    </style:style>
    <style:style style:name="WW_CharLFO27LVL7" style:family="text">
      <style:text-properties fo:font-weight="bold" style:font-weight-asian="bold" style:font-weight-complex="bold" fo:color="#355269"/>
    </style:style>
    <style:style style:name="WW_CharLFO27LVL8" style:family="text">
      <style:text-properties fo:font-weight="bold" style:font-weight-asian="bold" style:font-weight-complex="bold" fo:color="#355269"/>
    </style:style>
    <style:style style:name="WW_CharLFO27LVL9" style:family="text">
      <style:text-properties fo:font-weight="bold" style:font-weight-asian="bold" style:font-weight-complex="bold" fo:color="#355269"/>
    </style:style>
    <style:style style:name="WW_CharLFO28LVL1" style:family="text">
      <style:text-properties fo:font-weight="bold" style:font-weight-asian="bold" style:font-weight-complex="bold" fo:color="#355269"/>
    </style:style>
    <style:style style:name="WW_CharLFO28LVL2" style:family="text">
      <style:text-properties fo:font-weight="bold" style:font-weight-asian="bold" style:font-weight-complex="bold" fo:color="#355269"/>
    </style:style>
    <style:style style:name="WW_CharLFO28LVL3" style:family="text">
      <style:text-properties fo:font-weight="bold" style:font-weight-asian="bold" style:font-weight-complex="bold" fo:color="#355269"/>
    </style:style>
    <style:style style:name="WW_CharLFO28LVL4" style:family="text">
      <style:text-properties fo:font-weight="bold" style:font-weight-asian="bold" style:font-weight-complex="bold" fo:color="#355269"/>
    </style:style>
    <style:style style:name="WW_CharLFO28LVL5" style:family="text">
      <style:text-properties fo:font-weight="bold" style:font-weight-asian="bold" style:font-weight-complex="bold" fo:color="#355269"/>
    </style:style>
    <style:style style:name="WW_CharLFO28LVL6" style:family="text">
      <style:text-properties fo:font-weight="bold" style:font-weight-asian="bold" style:font-weight-complex="bold" fo:color="#355269"/>
    </style:style>
    <style:style style:name="WW_CharLFO28LVL7" style:family="text">
      <style:text-properties fo:font-weight="bold" style:font-weight-asian="bold" style:font-weight-complex="bold" fo:color="#355269"/>
    </style:style>
    <style:style style:name="WW_CharLFO28LVL8" style:family="text">
      <style:text-properties fo:font-weight="bold" style:font-weight-asian="bold" style:font-weight-complex="bold" fo:color="#355269"/>
    </style:style>
    <style:style style:name="WW_CharLFO28LVL9" style:family="text">
      <style:text-properties fo:font-weight="bold" style:font-weight-asian="bold" style:font-weight-complex="bold" fo:color="#355269"/>
    </style:style>
    <style:style style:name="WW_CharLFO29LVL1" style:family="text">
      <style:text-properties fo:font-weight="bold" style:font-weight-asian="bold" style:font-weight-complex="bold" fo:color="#355269"/>
    </style:style>
    <style:style style:name="WW_CharLFO29LVL2" style:family="text">
      <style:text-properties fo:font-weight="bold" style:font-weight-asian="bold" style:font-weight-complex="bold" fo:color="#355269"/>
    </style:style>
    <style:style style:name="WW_CharLFO29LVL3" style:family="text">
      <style:text-properties fo:font-weight="bold" style:font-weight-asian="bold" style:font-weight-complex="bold" fo:color="#355269"/>
    </style:style>
    <style:style style:name="WW_CharLFO29LVL4" style:family="text">
      <style:text-properties fo:font-weight="bold" style:font-weight-asian="bold" style:font-weight-complex="bold" fo:color="#355269"/>
    </style:style>
    <style:style style:name="WW_CharLFO29LVL5" style:family="text">
      <style:text-properties fo:font-weight="bold" style:font-weight-asian="bold" style:font-weight-complex="bold" fo:color="#355269"/>
    </style:style>
    <style:style style:name="WW_CharLFO29LVL6" style:family="text">
      <style:text-properties fo:font-weight="bold" style:font-weight-asian="bold" style:font-weight-complex="bold" fo:color="#355269"/>
    </style:style>
    <style:style style:name="WW_CharLFO29LVL7" style:family="text">
      <style:text-properties fo:font-weight="bold" style:font-weight-asian="bold" style:font-weight-complex="bold" fo:color="#355269"/>
    </style:style>
    <style:style style:name="WW_CharLFO29LVL8" style:family="text">
      <style:text-properties fo:font-weight="bold" style:font-weight-asian="bold" style:font-weight-complex="bold" fo:color="#355269"/>
    </style:style>
    <style:style style:name="WW_CharLFO29LVL9" style:family="text">
      <style:text-properties fo:font-weight="bold" style:font-weight-asian="bold" style:font-weight-complex="bold" fo:color="#355269"/>
    </style:style>
    <style:style style:name="WW_CharLFO30LVL1" style:family="text">
      <style:text-properties fo:font-weight="bold" style:font-weight-asian="bold" style:font-weight-complex="bold" fo:color="#355269"/>
    </style:style>
    <style:style style:name="WW_CharLFO30LVL2" style:family="text">
      <style:text-properties fo:font-weight="bold" style:font-weight-asian="bold" style:font-weight-complex="bold" fo:color="#355269"/>
    </style:style>
    <style:style style:name="WW_CharLFO30LVL3" style:family="text">
      <style:text-properties fo:font-weight="bold" style:font-weight-asian="bold" style:font-weight-complex="bold" fo:color="#355269"/>
    </style:style>
    <style:style style:name="WW_CharLFO30LVL4" style:family="text">
      <style:text-properties fo:font-weight="bold" style:font-weight-asian="bold" style:font-weight-complex="bold" fo:color="#355269"/>
    </style:style>
    <style:style style:name="WW_CharLFO30LVL5" style:family="text">
      <style:text-properties fo:font-weight="bold" style:font-weight-asian="bold" style:font-weight-complex="bold" fo:color="#355269"/>
    </style:style>
    <style:style style:name="WW_CharLFO30LVL6" style:family="text">
      <style:text-properties fo:font-weight="bold" style:font-weight-asian="bold" style:font-weight-complex="bold" fo:color="#355269"/>
    </style:style>
    <style:style style:name="WW_CharLFO30LVL7" style:family="text">
      <style:text-properties fo:font-weight="bold" style:font-weight-asian="bold" style:font-weight-complex="bold" fo:color="#355269"/>
    </style:style>
    <style:style style:name="WW_CharLFO30LVL8" style:family="text">
      <style:text-properties fo:font-weight="bold" style:font-weight-asian="bold" style:font-weight-complex="bold" fo:color="#355269"/>
    </style:style>
    <style:style style:name="WW_CharLFO30LVL9" style:family="text">
      <style:text-properties fo:font-weight="bold" style:font-weight-asian="bold" style:font-weight-complex="bold" fo:color="#355269"/>
    </style:style>
    <style:style style:name="WW_CharLFO31LVL1" style:family="text">
      <style:text-properties fo:font-weight="bold" style:font-weight-asian="bold" style:font-weight-complex="bold" fo:color="#355269"/>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fo:font-weight="bold" style:font-weight-asian="bold" style:font-weight-complex="bold" fo:color="#355269"/>
    </style:style>
    <style:style style:name="WW_CharLFO32LVL2" style:family="text">
      <style:text-properties fo:font-weight="bold" style:font-weight-asian="bold" style:font-weight-complex="bold" fo:color="#355269"/>
    </style:style>
    <style:style style:name="WW_CharLFO32LVL3" style:family="text">
      <style:text-properties fo:font-weight="bold" style:font-weight-asian="bold" style:font-weight-complex="bold" fo:color="#355269"/>
    </style:style>
    <style:style style:name="WW_CharLFO32LVL4" style:family="text">
      <style:text-properties fo:font-weight="bold" style:font-weight-asian="bold" style:font-weight-complex="bold" fo:color="#355269"/>
    </style:style>
    <style:style style:name="WW_CharLFO32LVL5" style:family="text">
      <style:text-properties fo:font-weight="bold" style:font-weight-asian="bold" style:font-weight-complex="bold" fo:color="#355269"/>
    </style:style>
    <style:style style:name="WW_CharLFO32LVL6" style:family="text">
      <style:text-properties fo:font-weight="bold" style:font-weight-asian="bold" style:font-weight-complex="bold" fo:color="#355269"/>
    </style:style>
    <style:style style:name="WW_CharLFO32LVL7" style:family="text">
      <style:text-properties fo:font-weight="bold" style:font-weight-asian="bold" style:font-weight-complex="bold" fo:color="#355269"/>
    </style:style>
    <style:style style:name="WW_CharLFO32LVL8" style:family="text">
      <style:text-properties fo:font-weight="bold" style:font-weight-asian="bold" style:font-weight-complex="bold" fo:color="#355269"/>
    </style:style>
    <style:style style:name="WW_CharLFO32LVL9" style:family="text">
      <style:text-properties fo:font-weight="bold" style:font-weight-asian="bold" style:font-weight-complex="bold" fo:color="#355269"/>
    </style:style>
    <style:style style:name="WW_CharLFO33LVL1" style:family="text">
      <style:text-properties fo:font-weight="bold" style:font-weight-asian="bold" style:font-weight-complex="bold" fo:color="#355269"/>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fo:font-weight="bold" style:font-weight-asian="bold" style:font-weight-complex="bold" fo:color="#355269"/>
    </style:style>
    <style:style style:name="WW_CharLFO34LVL2" style:family="text">
      <style:text-properties fo:font-weight="bold" style:font-weight-asian="bold" style:font-weight-complex="bold" fo:color="#355269"/>
    </style:style>
    <style:style style:name="WW_CharLFO34LVL3" style:family="text">
      <style:text-properties fo:font-weight="bold" style:font-weight-asian="bold" style:font-weight-complex="bold" fo:color="#355269"/>
    </style:style>
    <style:style style:name="WW_CharLFO34LVL4" style:family="text">
      <style:text-properties fo:font-weight="bold" style:font-weight-asian="bold" style:font-weight-complex="bold" fo:color="#355269"/>
    </style:style>
    <style:style style:name="WW_CharLFO34LVL5" style:family="text">
      <style:text-properties fo:font-weight="bold" style:font-weight-asian="bold" style:font-weight-complex="bold" fo:color="#355269"/>
    </style:style>
    <style:style style:name="WW_CharLFO34LVL6" style:family="text">
      <style:text-properties fo:font-weight="bold" style:font-weight-asian="bold" style:font-weight-complex="bold" fo:color="#355269"/>
    </style:style>
    <style:style style:name="WW_CharLFO34LVL7" style:family="text">
      <style:text-properties fo:font-weight="bold" style:font-weight-asian="bold" style:font-weight-complex="bold" fo:color="#355269"/>
    </style:style>
    <style:style style:name="WW_CharLFO34LVL8" style:family="text">
      <style:text-properties fo:font-weight="bold" style:font-weight-asian="bold" style:font-weight-complex="bold" fo:color="#355269"/>
    </style:style>
    <style:style style:name="WW_CharLFO34LVL9" style:family="text">
      <style:text-properties fo:font-weight="bold" style:font-weight-asian="bold" style:font-weight-complex="bold" fo:color="#355269"/>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text:style-name="WW_CharLFO3LV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text:style-name="WW_CharLFO6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6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6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6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6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6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6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6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6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text:style-name="WW_CharLFO7LV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text:style-name="WW_CharLFO11LV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text:style-name="WW_CharLFO11LV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text:style-name="WW_CharLFO11LV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text:style-name="WW_CharLFO11LV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text:style-name="WW_CharLFO11LV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text:style-name="WW_CharLFO11LV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text:style-name="WW_CharLFO11LV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text:style-name="WW_CharLFO11LV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text:style-name="WW_CharLFO11LV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2">
      <text:list-level-style-number text:level="1" text:style-name="WW_CharLFO1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1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number text:level="1" text:style-name="WW_CharLFO13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text:style-name="WW_CharLFO14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text:style-name="WW_CharLFO15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number text:level="1" text:style-name="WW_CharLFO17LV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7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7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7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7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7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7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7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text:style-name="WW_CharLFO18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number text:level="1" text:style-name="WW_CharLFO23LV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text:style-name="WW_CharLFO2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number text:level="1" text:style-name="WW_CharLFO25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5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5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5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5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5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5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5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5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6">
      <text:list-level-style-number text:level="1" text:style-name="WW_CharLFO26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6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6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6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6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6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6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6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6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text:style-name="WW_CharLFO27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7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7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7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7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7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7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7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7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number text:level="1" text:style-name="WW_CharLFO28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28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28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28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28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28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28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28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28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9">
      <text:list-level-style-number text:level="1" text:style-name="WW_CharLFO29LV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9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9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9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9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9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9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9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9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text:style-name="WW_CharLFO30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0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0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0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0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0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0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0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0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1">
      <text:list-level-style-number text:level="1" text:style-name="WW_CharLFO31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number text:level="1" text:style-name="WW_CharLFO32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2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2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2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2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2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2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2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2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3">
      <text:list-level-style-number text:level="1" text:style-name="WW_CharLFO33LVL1" style:num-suffix="." style:num-list-format-name="NLF1"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4">
      <text:list-level-style-number text:level="1" text:style-name="WW_CharLFO34LVL1" style:num-suffix="." style:num-list-format-name="NLF0"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34LVL2" style:num-suffix="." style:num-list-format-name="NLF0"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34LVL3" style:num-suffix="." style:num-list-format-name="NLF0"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34LVL4" style:num-suffix="." style:num-list-format-name="NLF0"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34LVL5" style:num-suffix="." style:num-list-format-name="NLF0"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34LVL6" style:num-suffix="." style:num-list-format-name="NLF0"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34LVL7" style:num-suffix="." style:num-list-format-name="NLF0"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34LVL8" style:num-suffix="." style:num-list-format-name="NLF0"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34LVL9" style:num-suffix="." style:num-list-format-name="NLF0"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Ángel Muñoz del Amo</dc:creator>
    <meta:creation-date>2024-12-05T17:52:00Z</meta:creation-date>
    <dc:date>2024-12-05T17:52:00Z</dc:date>
    <meta:template xlink:href="Normal.dotm" xlink:type="simple"/>
    <meta:editing-cycles>37</meta:editing-cycles>
    <meta:editing-duration>PT0S</meta:editing-duration>
    <meta:document-statistic meta:page-count="1" meta:paragraph-count="56" meta:word-count="4372" meta:character-count="28366" meta:row-count="200" meta:non-whitespace-character-count="24050"/>
  </office:meta>
</office:document-meta>
</file>